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entury Schoolbook L" svg:font-family="'Century Schoolbook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entury Schoolbook L" fo:font-size="14pt" officeooo:rsid="00072ca6" officeooo:paragraph-rsid="003d113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.1000003814697pt" fo:font-weight="normal" officeooo:rsid="00072ca6" officeooo:paragraph-rsid="00072ca6" style:font-size-asian="10.1000003814697pt" style:font-weight-asian="normal" style:font-size-complex="10.100000381469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.1000003814697pt" fo:language="zxx" fo:country="none" fo:font-weight="normal" officeooo:rsid="00072ca6" officeooo:paragraph-rsid="00072ca6" style:font-size-asian="10.1000003814697pt" style:language-asian="zxx" style:country-asian="none" style:font-weight-asian="normal" style:font-size-complex="10.1000003814697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.1000003814697pt" fo:font-weight="normal" officeooo:rsid="029d3cab" officeooo:paragraph-rsid="029d3cab" style:font-size-asian="10.1000003814697pt" style:font-weight-asian="normal" style:font-size-complex="10.1000003814697pt" style:font-weight-complex="normal"/>
    </style:style>
    <style:style style:name="P5" style:family="paragraph" style:parent-style-name="Standard" style:master-page-name="">
      <style:paragraph-properties fo:margin-left="0.3626in" fo:margin-right="0.3626in" fo:text-align="justify" style:justify-single-word="false" fo:text-indent="0in" style:auto-text-indent="false" style:page-number="auto"/>
      <style:text-properties style:font-name="Times New Roman" fo:font-size="10.1000003814697pt" fo:font-weight="normal" officeooo:paragraph-rsid="014c5424" style:font-size-asian="10.1000003814697pt" style:font-weight-asian="normal" style:font-size-complex="10.1000003814697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7ca00" officeooo:paragraph-rsid="00072ca6" style:font-size-asian="10.1000003814697pt" style:font-weight-asian="normal" style:font-size-complex="10.1000003814697pt" style:font-weight-complex="normal"/>
    </style:style>
    <style:style style:name="P7" style:family="paragraph" style:parent-style-name="Heading_20_2">
      <style:text-properties style:font-name="Century Schoolbook L" fo:font-size="12pt" fo:font-style="normal" fo:font-weight="bold" officeooo:rsid="0007ca0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7ca00" officeooo:paragraph-rsid="023c9826" style:font-size-asian="10.1000003814697pt" style:font-weight-asian="normal" style:font-size-complex="10.1000003814697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7ca00" officeooo:paragraph-rsid="00ab2fd6" style:font-size-asian="10.1000003814697pt" style:font-weight-asian="normal" style:font-size-complex="10.1000003814697pt" style:font-weight-complex="normal"/>
    </style:style>
    <style:style style:name="P10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Century Schoolbook L" fo:font-size="12pt" fo:font-style="normal" fo:font-weight="bold" officeooo:rsid="0007ca00" officeooo:paragraph-rsid="0007ca0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7ca00" officeooo:paragraph-rsid="0007ca00" style:font-size-asian="10.1000003814697pt" style:font-weight-asian="normal" style:font-size-complex="10.1000003814697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9" style:family="paragraph" style:parent-style-name="Standard" style:list-style-name="L1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8feb4" officeooo:paragraph-rsid="00568f4c" style:font-size-asian="10.1000003814697pt" style:font-weight-asian="normal" style:font-size-complex="10.1000003814697pt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8feb4" officeooo:paragraph-rsid="0161a64c" style:font-size-asian="10.1000003814697pt" style:font-weight-asian="normal" style:font-size-complex="10.1000003814697pt" style:font-weight-complex="normal"/>
    </style:style>
    <style:style style:name="P21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paragraph-rsid="0008feb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8feb4" officeooo:paragraph-rsid="023cfde9" style:font-size-asian="10.1000003814697pt" style:font-weight-asian="normal" style:font-size-complex="10.1000003814697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8feb4" officeooo:paragraph-rsid="023f3658" style:font-size-asian="10.1000003814697pt" style:font-weight-asian="normal" style:font-size-complex="10.1000003814697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8feb4" officeooo:paragraph-rsid="008c9824" style:font-size-asian="10.1000003814697pt" style:font-weight-asian="normal" style:font-size-complex="10.1000003814697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8feb4" officeooo:paragraph-rsid="00c785e5" style:font-size-asian="10.1000003814697pt" style:font-weight-asian="normal" style:font-size-complex="10.1000003814697pt" style:font-weight-complex="normal"/>
    </style:style>
    <style:style style:name="P29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paragraph-rsid="0009e72d" style:font-size-asian="12pt" style:font-weight-asian="normal" style:font-size-complex="12pt" style:font-weight-complex="normal"/>
    </style:style>
    <style:style style:name="P30" style:family="paragraph" style:parent-style-name="Comment">
      <style:paragraph-properties fo:margin-left="0in" fo:margin-right="0in" style:line-height-at-least="0.0693in" fo:text-indent="0in" style:auto-text-indent="false" style:writing-mode="lr-tb"/>
    </style:style>
    <style:style style:name="P31" style:family="paragraph" style:parent-style-name="Standard" style:list-style-name="Numbering_20_1">
      <style:paragraph-properties fo:margin-left="0.3937in" fo:margin-right="0in" fo:text-align="justify" style:justify-single-word="false" fo:text-indent="-0.1965in" style:auto-text-indent="false">
        <style:tab-stops/>
      </style:paragraph-properties>
      <style:text-properties style:font-name="Times New Roman" fo:font-size="10.1000003814697pt" fo:font-weight="normal" officeooo:rsid="0008feb4" officeooo:paragraph-rsid="0009e72d" style:font-size-asian="10.1000003814697pt" style:font-weight-asian="normal" style:font-size-complex="10.1000003814697pt" style:font-weight-complex="normal"/>
    </style:style>
    <style:style style:name="P32" style:family="paragraph" style:parent-style-name="Standard" style:list-style-name="Numbering_20_1">
      <style:paragraph-properties fo:margin-left="0.3937in" fo:margin-right="0in" fo:text-align="justify" style:justify-single-word="false" fo:text-indent="-0.1965in" style:auto-text-indent="false">
        <style:tab-stops/>
      </style:paragraph-properties>
      <style:text-properties officeooo:rsid="0010ffc7" officeooo:paragraph-rsid="0010ffc7"/>
    </style:style>
    <style:style style:name="P33" style:family="paragraph" style:parent-style-name="Standard" style:list-style-name="Numbering_20_1">
      <style:paragraph-properties fo:margin-left="0.3937in" fo:margin-right="0in" fo:text-align="justify" style:justify-single-word="false" fo:text-indent="-0.1965in" style:auto-text-indent="false">
        <style:tab-stops/>
      </style:paragraph-properties>
      <style:text-properties officeooo:rsid="00b7118e" officeooo:paragraph-rsid="0010ffc7"/>
    </style:style>
    <style:style style:name="P34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8feb4" officeooo:paragraph-rsid="0243cc5c" style:font-size-asian="10.1000003814697pt" style:font-weight-asian="normal" style:font-size-complex="10.1000003814697pt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9e72d" officeooo:paragraph-rsid="0009e72d" style:font-size-asian="10.1000003814697pt" style:font-weight-asian="normal" style:font-size-complex="10.1000003814697pt" style:font-weight-complex="normal"/>
    </style:style>
    <style:style style:name="P36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paragraph-rsid="000b81c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81c5" officeooo:paragraph-rsid="0249655e" style:font-size-asian="10.1000003814697pt" style:font-weight-asian="normal" style:font-size-complex="10.1000003814697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81c5" officeooo:paragraph-rsid="026d264c" style:font-size-asian="10.1000003814697pt" style:font-weight-asian="normal" style:font-size-complex="10.1000003814697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81c5" officeooo:paragraph-rsid="00de6734" style:font-size-asian="10.1000003814697pt" style:font-weight-asian="normal" style:font-size-complex="10.1000003814697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81c5" officeooo:paragraph-rsid="024d92a5" style:font-size-asian="10.1000003814697pt" style:font-weight-asian="normal" style:font-size-complex="10.1000003814697pt" style:font-weight-complex="normal"/>
    </style:style>
    <style:style style:name="P45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0b81c5" officeooo:paragraph-rsid="000bda2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24e9175" style:font-size-asian="10.1000003814697pt" style:font-weight-asian="normal" style:font-size-complex="10.1000003814697pt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072fa60" style:font-size-asian="10.1000003814697pt" style:font-weight-asian="normal" style:font-size-complex="10.1000003814697pt" style:font-weight-complex="normal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08100ba" style:font-size-asian="10.1000003814697pt" style:font-weight-asian="normal" style:font-size-complex="10.1000003814697pt" style:font-weight-complex="normal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52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fo:font-size="12pt" officeooo:paragraph-rsid="000bda2f" style:font-size-asian="12pt" style:font-size-complex="12pt"/>
    </style:style>
    <style:style style:name="P53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0e49860" style:font-size-asian="10.1000003814697pt" style:font-weight-asian="normal" style:font-size-complex="10.1000003814697pt" style:font-weight-complex="normal"/>
    </style:style>
    <style:style style:name="P54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10c6bdb" style:font-size-asian="10.1000003814697pt" style:font-weight-asian="normal" style:font-size-complex="10.1000003814697pt" style:font-weight-complex="normal"/>
    </style:style>
    <style:style style:name="P55" style:family="paragraph" style:parent-style-name="Standard">
      <style:paragraph-properties fo:margin-left="0.2362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56" style:family="paragraph">
      <style:paragraph-properties fo:text-align="start" style:writing-mode="lr-tb"/>
    </style:style>
    <style:style style:name="P57" style:family="paragraph">
      <loext:graphic-properties draw:fill="none"/>
      <style:paragraph-properties fo:text-align="start"/>
      <style:text-properties fo:font-size="24pt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11260e7" style:font-size-asian="10.1000003814697pt" style:font-weight-asian="normal" style:font-size-complex="10.1000003814697pt" style:font-weight-complex="normal"/>
    </style:style>
    <style:style style:name="P59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111b340" style:font-size-asian="10.1000003814697pt" style:font-weight-asian="normal" style:font-size-complex="10.1000003814697pt" style:font-weight-complex="normal"/>
    </style:style>
    <style:style style:name="P60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25631ba" style:font-size-asian="10.1000003814697pt" style:font-weight-asian="normal" style:font-size-complex="10.1000003814697pt" style:font-weight-complex="normal"/>
    </style:style>
    <style:style style:name="P61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0.1000003814697pt" fo:font-weight="normal" officeooo:rsid="000bda2f" officeooo:paragraph-rsid="011564f6" style:font-size-asian="10.1000003814697pt" style:font-weight-asian="normal" style:font-size-complex="10.1000003814697pt" style:font-weight-complex="normal"/>
    </style:style>
    <style:style style:name="P6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63" style:family="paragraph">
      <loext:graphic-properties draw:fill="none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penSymbol" fo:font-size="11pt" fo:letter-spacing="normal" fo:language="fo" fo:country="F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1pt" style:language-asian="zh" style:country-asian="CN" style:font-style-asian="normal" style:font-weight-asian="normal" style:font-name-complex="OpenSymbo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4" style:family="paragraph">
      <loext:graphic-properties draw:fill="none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fo" fo:country="FO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1pt" style:language-asian="zh" style:country-asian="CN" style:font-style-asian="normal" style:font-weight-asian="normal" style:font-family-complex="'Times New Roman'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5" style:family="paragraph">
      <loext:graphic-properties draw:fill="solid" draw:fill-color="#000000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da2f" officeooo:paragraph-rsid="0124f39a" style:font-size-asian="10.1000003814697pt" style:font-weight-asian="normal" style:font-size-complex="10.1000003814697pt" style:font-weight-complex="normal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68" style:family="paragraph" style:parent-style-name="Standard">
      <style:paragraph-properties fo:margin-left="0.2362in" fo:margin-right="0in" fo:text-align="justify" style:justify-single-word="false" fo:text-indent="0in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69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0b81c5" officeooo:paragraph-rsid="000cd2b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.1000003814697pt" fo:font-weight="normal" officeooo:rsid="000cd2bd" officeooo:paragraph-rsid="0258de62" style:font-size-asian="10.1000003814697pt" style:font-weight-asian="normal" style:font-size-complex="10.1000003814697pt" style:font-weight-complex="normal"/>
    </style:style>
    <style:style style:name="P71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style:font-name="Century Schoolbook L" fo:font-size="12pt" fo:font-style="normal" fo:font-weight="bold" officeooo:rsid="02a36219" officeooo:paragraph-rsid="02a3621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2" style:family="paragraph" style:parent-style-name="Standard" style:list-style-name="Numbering_20_2">
      <style:paragraph-properties fo:margin-left="0.3543in" fo:margin-right="0in" fo:margin-top="0.0398in" fo:margin-bottom="0.0398in" style:contextual-spacing="false" fo:text-align="start" style:justify-single-word="false" fo:text-indent="-0.1965in" style:auto-text-indent="false">
        <style:tab-stops/>
      </style:paragraph-properties>
      <style:text-properties style:font-name="Times New Roman" fo:font-size="9pt" fo:language="zxx" fo:country="none" fo:font-weight="normal" officeooo:rsid="000cd2bd" officeooo:paragraph-rsid="0130843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3" style:family="paragraph" style:parent-style-name="Standard" style:list-style-name="Numbering_20_2">
      <style:paragraph-properties fo:margin-left="0.3543in" fo:margin-right="0in" fo:margin-top="0.0398in" fo:margin-bottom="0.0398in" style:contextual-spacing="false" fo:text-align="start" style:justify-single-word="false" fo:text-indent="-0.1965in" style:auto-text-indent="false">
        <style:tab-stops/>
      </style:paragraph-properties>
      <style:text-properties fo:font-size="9pt" fo:language="zxx" fo:country="none" officeooo:paragraph-rsid="01308439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 style:list-style-name="Numbering_20_2">
      <style:paragraph-properties fo:margin-left="0.3543in" fo:margin-right="0in" fo:margin-top="0.0398in" fo:margin-bottom="0.0398in" style:contextual-spacing="false" fo:text-align="start" style:justify-single-word="false" fo:text-indent="-0.1965in" style:auto-text-indent="false">
        <style:tab-stops/>
      </style:paragraph-properties>
      <style:text-properties style:font-name="Times New Roman" fo:font-size="9pt" fo:language="zxx" fo:country="none" fo:font-weight="normal" officeooo:rsid="00137820" officeooo:paragraph-rsid="0130843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5" style:family="paragraph" style:parent-style-name="Heading_20_2">
      <style:paragraph-properties fo:margin-left="0in" fo:margin-right="0in" fo:text-align="justify" style:justify-single-word="false" fo:text-indent="0in" style:auto-text-indent="false" fo:break-before="page"/>
      <style:text-properties style:font-name="Century Schoolbook L" fo:font-size="12pt" fo:font-style="normal" fo:font-weight="bold" officeooo:rsid="01308439" officeooo:paragraph-rsid="0130843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indent="0in" style:auto-text-indent="false"/>
      <style:text-properties officeooo:paragraph-rsid="028c47be"/>
    </style:style>
    <style:style style:name="P77" style:family="paragraph" style:parent-style-name="Heading_20_3">
      <style:text-properties officeooo:rsid="0189b64d" officeooo:paragraph-rsid="0189f061"/>
    </style:style>
    <style:style style:name="P78" style:family="paragraph" style:parent-style-name="Text_20_body">
      <style:paragraph-properties fo:text-indent="0in" style:auto-text-indent="false"/>
      <style:text-properties officeooo:paragraph-rsid="02100546"/>
    </style:style>
    <style:style style:name="P79" style:family="paragraph" style:parent-style-name="Heading_20_3">
      <style:text-properties officeooo:paragraph-rsid="0189f061"/>
    </style:style>
    <style:style style:name="P80" style:family="paragraph" style:parent-style-name="Text_20_body">
      <style:paragraph-properties fo:text-indent="0in" style:auto-text-indent="false"/>
      <style:text-properties officeooo:paragraph-rsid="02bd876d"/>
    </style:style>
    <style:style style:name="P81" style:family="paragraph" style:parent-style-name="Heading_20_3">
      <style:paragraph-properties fo:margin-top="0.0791in" fo:margin-bottom="0.0791in" style:contextual-spacing="false"/>
      <style:text-properties fo:font-size="11pt" officeooo:paragraph-rsid="0189f061" style:font-size-asian="11pt" style:font-size-complex="11pt"/>
    </style:style>
    <style:style style:name="P82" style:family="paragraph" style:parent-style-name="Text_20_body">
      <style:paragraph-properties fo:text-indent="0in" style:auto-text-indent="false"/>
      <style:text-properties officeooo:paragraph-rsid="02bdfb98"/>
    </style:style>
    <style:style style:name="P83" style:family="paragraph" style:parent-style-name="Heading_20_3">
      <style:paragraph-properties fo:margin-top="0.0791in" fo:margin-bottom="0.0791in" style:contextual-spacing="false"/>
      <style:text-properties fo:font-size="11pt" officeooo:rsid="0132249b" officeooo:paragraph-rsid="018a74a9" style:font-size-asian="11pt" style:font-size-complex="11pt"/>
    </style:style>
    <style:style style:name="P84" style:family="paragraph" style:parent-style-name="Text_20_body">
      <style:paragraph-properties fo:margin-top="0in" fo:margin-bottom="0in" style:contextual-spacing="false" fo:line-height="100%" fo:text-indent="0in" style:auto-text-indent="false"/>
      <style:text-properties officeooo:paragraph-rsid="0191f6ad"/>
    </style:style>
    <style:style style:name="P85" style:family="paragraph" style:parent-style-name="Text_20_body">
      <style:paragraph-properties fo:margin-top="0in" fo:margin-bottom="0in" style:contextual-spacing="false" fo:line-height="100%"/>
      <style:text-properties officeooo:paragraph-rsid="02be2f66"/>
    </style:style>
    <style:style style:name="P86" style:family="paragraph" style:parent-style-name="Heading_20_3">
      <style:paragraph-properties fo:margin-top="0.0791in" fo:margin-bottom="0.0791in" style:contextual-spacing="false"/>
      <style:text-properties fo:font-size="11pt" officeooo:rsid="01343d4a" officeooo:paragraph-rsid="01343d4a" style:font-size-asian="11pt" style:font-size-complex="11pt"/>
    </style:style>
    <style:style style:name="P87" style:family="paragraph" style:parent-style-name="Text_20_body">
      <style:paragraph-properties fo:margin-top="0in" fo:margin-bottom="0in" style:contextual-spacing="false" fo:text-indent="0in" style:auto-text-indent="false"/>
      <style:text-properties officeooo:paragraph-rsid="01ab539a"/>
    </style:style>
    <style:style style:name="P88" style:family="paragraph" style:parent-style-name="Text_20_body">
      <style:paragraph-properties fo:margin-top="0in" fo:margin-bottom="0in" style:contextual-spacing="false"/>
      <style:text-properties officeooo:paragraph-rsid="02cc1742"/>
    </style:style>
    <style:style style:name="P89" style:family="paragraph" style:parent-style-name="Text_20_body">
      <style:paragraph-properties fo:margin-top="0in" fo:margin-bottom="0in" style:contextual-spacing="false"/>
      <style:text-properties officeooo:rsid="02ca7047" officeooo:paragraph-rsid="02ca7047"/>
    </style:style>
    <style:style style:name="P90" style:family="paragraph" style:parent-style-name="Heading_20_3">
      <style:paragraph-properties fo:margin-top="0.0791in" fo:margin-bottom="0.0791in" style:contextual-spacing="false"/>
      <style:text-properties fo:font-size="11pt" officeooo:rsid="013618a3" officeooo:paragraph-rsid="018a74a9" style:font-size-asian="11pt" style:font-size-complex="11pt"/>
    </style:style>
    <style:style style:name="P91" style:family="paragraph" style:parent-style-name="Text_20_body">
      <style:paragraph-properties fo:margin-top="0in" fo:margin-bottom="0in" style:contextual-spacing="false" fo:text-indent="0in" style:auto-text-indent="false"/>
      <style:text-properties officeooo:paragraph-rsid="0286c326"/>
    </style:style>
    <style:style style:name="P92" style:family="paragraph" style:parent-style-name="Heading_20_3">
      <style:paragraph-properties fo:margin-top="0.0791in" fo:margin-bottom="0.0791in" style:contextual-spacing="false"/>
      <style:text-properties officeooo:paragraph-rsid="018a74a9"/>
    </style:style>
    <style:style style:name="P93" style:family="paragraph" style:parent-style-name="Text_20_body">
      <style:paragraph-properties fo:margin-top="0in" fo:margin-bottom="0in" style:contextual-spacing="false" fo:text-indent="0in" style:auto-text-indent="false"/>
      <style:text-properties officeooo:rsid="01377459" officeooo:paragraph-rsid="028a2dd7"/>
    </style:style>
    <style:style style:name="P94" style:family="paragraph" style:parent-style-name="Heading_20_3">
      <style:paragraph-properties fo:margin-top="0.0791in" fo:margin-bottom="0.0791in" style:contextual-spacing="false"/>
      <style:text-properties officeooo:rsid="01386289" officeooo:paragraph-rsid="01386289"/>
    </style:style>
    <style:style style:name="P95" style:family="paragraph" style:parent-style-name="Text_20_body">
      <style:paragraph-properties fo:margin-top="0in" fo:margin-bottom="0in" style:contextual-spacing="false" fo:text-indent="0in" style:auto-text-indent="false"/>
      <style:text-properties officeooo:rsid="01386289" officeooo:paragraph-rsid="01386289"/>
    </style:style>
    <style:style style:name="P96" style:family="paragraph" style:parent-style-name="Heading_20_3">
      <style:paragraph-properties fo:margin-top="0.0791in" fo:margin-bottom="0.0791in" style:contextual-spacing="false"/>
    </style:style>
    <style:style style:name="P97" style:family="paragraph" style:parent-style-name="Text_20_body">
      <style:paragraph-properties fo:margin-top="0in" fo:margin-bottom="0in" style:contextual-spacing="false" fo:text-indent="0in" style:auto-text-indent="false"/>
      <style:text-properties officeooo:rsid="013a3240" officeooo:paragraph-rsid="013a3240"/>
    </style:style>
    <style:style style:name="P98" style:family="paragraph" style:parent-style-name="Heading_20_3">
      <style:paragraph-properties fo:margin-top="0.0791in" fo:margin-bottom="0.0791in" style:contextual-spacing="false"/>
      <style:text-properties officeooo:rsid="013cd8b4" officeooo:paragraph-rsid="013cd8b4"/>
    </style:style>
    <style:style style:name="P99" style:family="paragraph" style:parent-style-name="Text_20_body">
      <style:paragraph-properties fo:margin-top="0in" fo:margin-bottom="0in" style:contextual-spacing="false" fo:text-indent="0in" style:auto-text-indent="false"/>
      <style:text-properties officeooo:rsid="013cd8b4" officeooo:paragraph-rsid="01a247a3"/>
    </style:style>
    <style:style style:name="P100" style:family="paragraph" style:parent-style-name="Heading_20_3">
      <style:paragraph-properties fo:margin-top="0.0791in" fo:margin-bottom="0.0791in" style:contextual-spacing="false"/>
      <style:text-properties officeooo:rsid="013dfd62" officeooo:paragraph-rsid="018a74a9"/>
    </style:style>
    <style:style style:name="P101" style:family="paragraph" style:parent-style-name="Text_20_body">
      <style:paragraph-properties fo:margin-top="0in" fo:margin-bottom="0in" style:contextual-spacing="false" fo:text-indent="0in" style:auto-text-indent="false"/>
      <style:text-properties officeooo:rsid="013dfd62" officeooo:paragraph-rsid="013dfd62"/>
    </style:style>
    <style:style style:name="P102" style:family="paragraph" style:parent-style-name="Heading_20_3">
      <style:paragraph-properties fo:margin-top="0.0791in" fo:margin-bottom="0.0791in" style:contextual-spacing="false"/>
      <style:text-properties officeooo:rsid="01404a74" officeooo:paragraph-rsid="01404a74"/>
    </style:style>
    <style:style style:name="P103" style:family="paragraph" style:parent-style-name="Text_20_body">
      <style:paragraph-properties fo:margin-top="0in" fo:margin-bottom="0in" style:contextual-spacing="false" fo:text-indent="0in" style:auto-text-indent="false"/>
      <style:text-properties officeooo:rsid="01404a74" officeooo:paragraph-rsid="01404a74"/>
    </style:style>
    <style:style style:name="P104" style:family="paragraph" style:parent-style-name="Heading_20_3">
      <style:paragraph-properties fo:margin-top="0.0791in" fo:margin-bottom="0.0791in" style:contextual-spacing="false"/>
      <style:text-properties officeooo:rsid="01412d1c" officeooo:paragraph-rsid="01412d1c"/>
    </style:style>
    <style:style style:name="P105" style:family="paragraph" style:parent-style-name="Text_20_body">
      <style:paragraph-properties fo:margin-top="0in" fo:margin-bottom="0in" style:contextual-spacing="false" fo:text-indent="0in" style:auto-text-indent="false"/>
      <style:text-properties officeooo:rsid="01412d1c" officeooo:paragraph-rsid="01412d1c"/>
    </style:style>
    <style:style style:name="T1" style:family="text">
      <style:text-properties officeooo:rsid="003fa171"/>
    </style:style>
    <style:style style:name="T2" style:family="text">
      <style:text-properties officeooo:rsid="01d3b474"/>
    </style:style>
    <style:style style:name="T3" style:family="text">
      <style:text-properties officeooo:rsid="02cc1742"/>
    </style:style>
    <style:style style:name="T4" style:family="text">
      <style:text-properties fo:font-weight="bold" officeooo:rsid="00072ca6" style:font-weight-asian="bold" style:font-weight-complex="bold"/>
    </style:style>
    <style:style style:name="T5" style:family="text">
      <style:text-properties officeooo:rsid="003a22ed"/>
    </style:style>
    <style:style style:name="T6" style:family="text">
      <style:text-properties officeooo:rsid="014c5424"/>
    </style:style>
    <style:style style:name="T7" style:family="text">
      <style:text-properties officeooo:rsid="01c0bf2b"/>
    </style:style>
    <style:style style:name="T8" style:family="text">
      <style:text-properties officeooo:rsid="0098b103"/>
    </style:style>
    <style:style style:name="T9" style:family="text">
      <style:text-properties officeooo:rsid="02ab04cf"/>
    </style:style>
    <style:style style:name="T10" style:family="text">
      <style:text-properties officeooo:rsid="00072ca6"/>
    </style:style>
    <style:style style:name="T11" style:family="text">
      <style:text-properties officeooo:rsid="003b6dc7"/>
    </style:style>
    <style:style style:name="T12" style:family="text">
      <style:text-properties officeooo:rsid="009a089c"/>
    </style:style>
    <style:style style:name="T13" style:family="text">
      <style:text-properties officeooo:rsid="02a9baf2"/>
    </style:style>
    <style:style style:name="T14" style:family="text">
      <style:text-properties officeooo:rsid="027d1ce9"/>
    </style:style>
    <style:style style:name="T15" style:family="text">
      <style:text-properties officeooo:rsid="025f56d5"/>
    </style:style>
    <style:style style:name="T16" style:family="text">
      <style:text-properties officeooo:rsid="003d113a"/>
    </style:style>
    <style:style style:name="T17" style:family="text">
      <style:text-properties officeooo:rsid="00556300"/>
    </style:style>
    <style:style style:name="T18" style:family="text">
      <style:text-properties officeooo:rsid="02acc02b"/>
    </style:style>
    <style:style style:name="T19" style:family="text">
      <style:text-properties officeooo:rsid="027eae7d"/>
    </style:style>
    <style:style style:name="T20" style:family="text">
      <style:text-properties officeooo:rsid="014f0e63"/>
    </style:style>
    <style:style style:name="T21" style:family="text">
      <style:text-properties officeooo:rsid="00955331"/>
    </style:style>
    <style:style style:name="T22" style:family="text">
      <style:text-properties officeooo:rsid="02078af4"/>
    </style:style>
    <style:style style:name="T23" style:family="text">
      <style:text-properties officeooo:rsid="0150576d"/>
    </style:style>
    <style:style style:name="T24" style:family="text">
      <style:text-properties officeooo:rsid="0095f9a3"/>
    </style:style>
    <style:style style:name="T25" style:family="text">
      <style:text-properties officeooo:rsid="00b1e5df"/>
    </style:style>
    <style:style style:name="T26" style:family="text">
      <style:text-properties officeooo:rsid="00c6b2bb"/>
    </style:style>
    <style:style style:name="T27" style:family="text">
      <style:text-properties officeooo:rsid="0098bbd3"/>
    </style:style>
    <style:style style:name="T28" style:family="text">
      <style:text-properties officeooo:rsid="003d8d3b"/>
    </style:style>
    <style:style style:name="T29" style:family="text">
      <style:text-properties officeooo:rsid="0042fbdc"/>
    </style:style>
    <style:style style:name="T30" style:family="text">
      <style:text-properties officeooo:rsid="009444ac"/>
    </style:style>
    <style:style style:name="T31" style:family="text">
      <style:text-properties officeooo:rsid="02341281"/>
    </style:style>
    <style:style style:name="T32" style:family="text">
      <style:text-properties officeooo:rsid="003e0543"/>
    </style:style>
    <style:style style:name="T33" style:family="text">
      <style:text-properties officeooo:rsid="009ab35a"/>
    </style:style>
    <style:style style:name="T34" style:family="text">
      <style:text-properties officeooo:rsid="02359fbb"/>
    </style:style>
    <style:style style:name="T35" style:family="text">
      <style:text-properties officeooo:rsid="0093636b"/>
    </style:style>
    <style:style style:name="T36" style:family="text">
      <style:text-properties officeooo:rsid="0201889a"/>
    </style:style>
    <style:style style:name="T37" style:family="text">
      <style:text-properties officeooo:rsid="00442ba4"/>
    </style:style>
    <style:style style:name="T38" style:family="text">
      <style:text-properties officeooo:rsid="0045dc4f"/>
    </style:style>
    <style:style style:name="T39" style:family="text">
      <style:text-properties officeooo:rsid="00a93a6d"/>
    </style:style>
    <style:style style:name="T40" style:family="text">
      <style:text-properties officeooo:rsid="014e2618"/>
    </style:style>
    <style:style style:name="T41" style:family="text">
      <style:text-properties officeooo:rsid="0236bc28"/>
    </style:style>
    <style:style style:name="T42" style:family="text">
      <style:text-properties officeooo:rsid="0046c080"/>
    </style:style>
    <style:style style:name="T43" style:family="text">
      <style:text-properties officeooo:rsid="009db7a0"/>
    </style:style>
    <style:style style:name="T44" style:family="text">
      <style:text-properties officeooo:rsid="00a3856a"/>
    </style:style>
    <style:style style:name="T45" style:family="text">
      <style:text-properties officeooo:rsid="02ae8ecb"/>
    </style:style>
    <style:style style:name="T46" style:family="text">
      <style:text-properties officeooo:rsid="009f330b"/>
    </style:style>
    <style:style style:name="T47" style:family="text">
      <style:text-properties officeooo:rsid="01c193da"/>
    </style:style>
    <style:style style:name="T48" style:family="text">
      <style:text-properties officeooo:rsid="009fa08c"/>
    </style:style>
    <style:style style:name="T49" style:family="text">
      <style:text-properties officeooo:rsid="020aca3c"/>
    </style:style>
    <style:style style:name="T50" style:family="text">
      <style:text-properties officeooo:rsid="00a13bac"/>
    </style:style>
    <style:style style:name="T51" style:family="text">
      <style:text-properties officeooo:rsid="00a17a31"/>
    </style:style>
    <style:style style:name="T52" style:family="text">
      <style:text-properties officeooo:rsid="00a2a6cc"/>
    </style:style>
    <style:style style:name="T53" style:family="text">
      <style:text-properties officeooo:rsid="01c1a90f"/>
    </style:style>
    <style:style style:name="T54" style:family="text">
      <style:text-properties officeooo:rsid="023793a9"/>
    </style:style>
    <style:style style:name="T55" style:family="text">
      <style:text-properties officeooo:rsid="00a3996d"/>
    </style:style>
    <style:style style:name="T56" style:family="text">
      <style:text-properties officeooo:rsid="00a510dc"/>
    </style:style>
    <style:style style:name="T57" style:family="text">
      <style:text-properties officeooo:rsid="00a654cb"/>
    </style:style>
    <style:style style:name="T58" style:family="text">
      <style:text-properties officeooo:rsid="01a70484"/>
    </style:style>
    <style:style style:name="T59" style:family="text">
      <style:text-properties officeooo:rsid="01516411"/>
    </style:style>
    <style:style style:name="T60" style:family="text">
      <style:text-properties officeooo:rsid="00a77ba6"/>
    </style:style>
    <style:style style:name="T61" style:family="text">
      <style:text-properties officeooo:rsid="00a796ee"/>
    </style:style>
    <style:style style:name="T62" style:family="text">
      <style:text-properties officeooo:rsid="023c9826"/>
    </style:style>
    <style:style style:name="T63" style:family="text">
      <style:text-properties officeooo:rsid="0049f206"/>
    </style:style>
    <style:style style:name="T64" style:family="text">
      <style:text-properties officeooo:rsid="004bf005"/>
    </style:style>
    <style:style style:name="T65" style:family="text">
      <style:text-properties officeooo:rsid="0149799c"/>
    </style:style>
    <style:style style:name="T66" style:family="text">
      <style:text-properties officeooo:rsid="00a7e3c7"/>
    </style:style>
    <style:style style:name="T67" style:family="text">
      <style:text-properties officeooo:rsid="004d298b"/>
    </style:style>
    <style:style style:name="T68" style:family="text">
      <style:text-properties officeooo:rsid="004d571e"/>
    </style:style>
    <style:style style:name="T69" style:family="text">
      <style:text-properties officeooo:rsid="01eb1001"/>
    </style:style>
    <style:style style:name="T70" style:family="text">
      <style:text-properties officeooo:rsid="005a90cb"/>
    </style:style>
    <style:style style:name="T71" style:family="text">
      <style:text-properties officeooo:rsid="004f63bb"/>
    </style:style>
    <style:style style:name="T72" style:family="text">
      <style:text-properties officeooo:rsid="00510d4b"/>
    </style:style>
    <style:style style:name="T73" style:family="text">
      <style:text-properties officeooo:rsid="01e30b92"/>
    </style:style>
    <style:style style:name="T74" style:family="text">
      <style:text-properties officeooo:rsid="01d8d6fc"/>
    </style:style>
    <style:style style:name="T75" style:family="text">
      <style:text-properties officeooo:rsid="0052a81d"/>
    </style:style>
    <style:style style:name="T76" style:family="text">
      <style:text-properties officeooo:rsid="01eceb9e"/>
    </style:style>
    <style:style style:name="T77" style:family="text">
      <style:text-properties officeooo:rsid="0152a172"/>
    </style:style>
    <style:style style:name="T78" style:family="text">
      <style:text-properties officeooo:rsid="02af54d1"/>
    </style:style>
    <style:style style:name="T79" style:family="text">
      <style:text-properties officeooo:rsid="00ab2fd6"/>
    </style:style>
    <style:style style:name="T80" style:family="text">
      <style:text-properties officeooo:rsid="0238c335"/>
    </style:style>
    <style:style style:name="T81" style:family="text">
      <style:text-properties officeooo:rsid="0053946a"/>
    </style:style>
    <style:style style:name="T82" style:family="text">
      <style:text-properties officeooo:rsid="0269fc39"/>
    </style:style>
    <style:style style:name="T83" style:family="text">
      <style:text-properties officeooo:rsid="0031b378"/>
    </style:style>
    <style:style style:name="T84" style:family="text">
      <style:text-properties officeooo:rsid="005c5e20"/>
    </style:style>
    <style:style style:name="T85" style:family="text">
      <style:text-properties officeooo:rsid="01c3c9b9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fo:font-family="Arial" fo:font-size="7pt" fo:font-style="normal" fo:text-shadow="none" style:text-underline-style="none" fo:font-weight="normal" style:letter-kerning="true" style:font-family-asian="'Noto Sans CJK SC'" style:font-family-generic-asian="system" style:font-pitch-asian="variable" style:font-size-asian="7pt" style:font-style-asian="normal" style:font-weight-asian="normal" style:font-family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fo:font-family="Arial" fo:font-size="6pt" fo:font-style="normal" fo:text-shadow="none" style:text-underline-style="none" fo:font-weight="normal" style:letter-kerning="true" style:font-family-asian="'Noto Sans CJK SC'" style:font-family-generic-asian="system" style:font-pitch-asian="variable" style:font-size-asian="6pt" style:font-style-asian="normal" style:font-weight-asian="normal" style:font-family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officeooo:rsid="0033c662"/>
    </style:style>
    <style:style style:name="T89" style:family="text">
      <style:text-properties officeooo:rsid="00585e67"/>
    </style:style>
    <style:style style:name="T90" style:family="text">
      <style:text-properties officeooo:rsid="01f98d41"/>
    </style:style>
    <style:style style:name="T91" style:family="text">
      <style:text-properties officeooo:rsid="00568e32"/>
    </style:style>
    <style:style style:name="T92" style:family="text">
      <style:text-properties officeooo:rsid="01ef22b5"/>
    </style:style>
    <style:style style:name="T93" style:family="text">
      <style:text-properties officeooo:rsid="023a43e5"/>
    </style:style>
    <style:style style:name="T94" style:family="text">
      <style:text-properties officeooo:rsid="00568f4c"/>
    </style:style>
    <style:style style:name="T95" style:family="text">
      <style:text-properties officeooo:rsid="02b061e9"/>
    </style:style>
    <style:style style:name="T96" style:family="text">
      <style:text-properties officeooo:rsid="0153baf1"/>
    </style:style>
    <style:style style:name="T97" style:family="text">
      <style:text-properties officeooo:rsid="02b13ebc"/>
    </style:style>
    <style:style style:name="T98" style:family="text">
      <style:text-properties officeooo:rsid="02080746"/>
    </style:style>
    <style:style style:name="T99" style:family="text">
      <style:text-properties officeooo:rsid="003531dd"/>
    </style:style>
    <style:style style:name="T100" style:family="text">
      <style:text-properties officeooo:rsid="00aba331"/>
    </style:style>
    <style:style style:name="T101" style:family="text">
      <style:text-properties officeooo:rsid="0153e865"/>
    </style:style>
    <style:style style:name="T102" style:family="text">
      <style:text-properties officeooo:rsid="0161a64c"/>
    </style:style>
    <style:style style:name="T103" style:family="text">
      <style:text-properties officeooo:rsid="023ac3e8"/>
    </style:style>
    <style:style style:name="T104" style:family="text">
      <style:text-properties officeooo:rsid="01f0963e"/>
    </style:style>
    <style:style style:name="T105" style:family="text">
      <style:text-properties officeooo:rsid="005872db"/>
    </style:style>
    <style:style style:name="T106" style:family="text">
      <style:text-properties officeooo:rsid="023af139"/>
    </style:style>
    <style:style style:name="T107" style:family="text">
      <style:text-properties officeooo:rsid="01b3621d"/>
    </style:style>
    <style:style style:name="T108" style:family="text">
      <style:text-properties officeooo:rsid="023cfde9"/>
    </style:style>
    <style:style style:name="T109" style:family="text">
      <style:text-properties officeooo:rsid="00594308"/>
    </style:style>
    <style:style style:name="T110" style:family="text">
      <style:text-properties officeooo:rsid="02071425"/>
    </style:style>
    <style:style style:name="T111" style:family="text">
      <style:text-properties officeooo:rsid="02d27571"/>
    </style:style>
    <style:style style:name="T112" style:family="text">
      <style:text-properties officeooo:rsid="02d1a7d1"/>
    </style:style>
    <style:style style:name="T113" style:family="text">
      <style:text-properties style:font-name="Century Schoolbook L" fo:font-style="normal" fo:font-weight="bold" officeooo:rsid="0008feb4" style:font-style-asian="normal" style:font-weight-asian="bold" style:font-style-complex="normal" style:font-weight-complex="bold"/>
    </style:style>
    <style:style style:name="T114" style:family="text">
      <style:text-properties style:font-name="Century Schoolbook L" fo:font-style="normal" fo:font-weight="bold" officeooo:rsid="0007ca00" style:font-style-asian="normal" style:font-weight-asian="bold" style:font-style-complex="normal" style:font-weight-complex="bold"/>
    </style:style>
    <style:style style:name="T115" style:family="text">
      <style:text-properties style:font-name="Century Schoolbook L" fo:font-style="normal" fo:font-weight="bold" officeooo:rsid="0053946a" style:font-style-asian="normal" style:font-weight-asian="bold" style:font-style-complex="normal" style:font-weight-complex="bold"/>
    </style:style>
    <style:style style:name="T116" style:family="text">
      <style:text-properties style:font-name="Century Schoolbook L" fo:font-style="normal" fo:font-weight="bold" officeooo:rsid="01d8d6fc" style:font-style-asian="normal" style:font-weight-asian="bold" style:font-style-complex="normal" style:font-weight-complex="bold"/>
    </style:style>
    <style:style style:name="T117" style:family="text">
      <style:text-properties officeooo:rsid="008fd597"/>
    </style:style>
    <style:style style:name="T118" style:family="text">
      <style:text-properties officeooo:rsid="00aebb6d"/>
    </style:style>
    <style:style style:name="T119" style:family="text">
      <style:text-properties officeooo:rsid="00b2c35a"/>
    </style:style>
    <style:style style:name="T120" style:family="text">
      <style:text-properties officeooo:rsid="01427565"/>
    </style:style>
    <style:style style:name="T121" style:family="text">
      <style:text-properties officeooo:rsid="01c3ee94"/>
    </style:style>
    <style:style style:name="T122" style:family="text">
      <style:text-properties officeooo:rsid="00af490f"/>
    </style:style>
    <style:style style:name="T123" style:family="text">
      <style:text-properties officeooo:rsid="00b0c37b"/>
    </style:style>
    <style:style style:name="T124" style:family="text">
      <style:text-properties officeooo:rsid="01b50a5a"/>
    </style:style>
    <style:style style:name="T125" style:family="text">
      <style:text-properties officeooo:rsid="00b18b8d"/>
    </style:style>
    <style:style style:name="T126" style:family="text">
      <style:text-properties officeooo:rsid="01b0ceef"/>
    </style:style>
    <style:style style:name="T127" style:family="text">
      <style:text-properties officeooo:rsid="00b3b692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fo:font-family="Arial" fo:font-size="7.19999980926514pt" fo:font-style="normal" fo:text-shadow="none" style:text-underline-style="none" fo:font-weight="normal" style:letter-kerning="true" style:font-family-asian="'Noto Sans CJK SC'" style:font-family-generic-asian="system" style:font-pitch-asian="variable" style:font-size-asian="7.19999980926514pt" style:font-style-asian="normal" style:font-weight-asian="normal" style:font-family-complex="Arial" style:font-size-complex="7.19999980926514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Century Schoolbook L" fo:font-style="normal" fo:font-weight="bold" officeooo:rsid="00918f85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1c0bf2b" style:font-style-asian="normal" style:font-weight-asian="bold" style:font-style-complex="normal" style:font-weight-complex="bold"/>
    </style:style>
    <style:style style:name="T132" style:family="text">
      <style:text-properties fo:font-style="italic" fo:font-weight="bold" officeooo:rsid="01c0bf2b" style:font-style-asian="italic" style:font-weight-asian="bold" style:font-style-complex="italic" style:font-weight-complex="bold"/>
    </style:style>
    <style:style style:name="T133" style:family="text">
      <style:text-properties officeooo:rsid="00bc3abc"/>
    </style:style>
    <style:style style:name="T134" style:family="text">
      <style:text-properties officeooo:rsid="01628716"/>
    </style:style>
    <style:style style:name="T135" style:family="text">
      <style:text-properties officeooo:rsid="00c9ad6b"/>
    </style:style>
    <style:style style:name="T136" style:family="text">
      <style:text-properties officeooo:rsid="0221afca"/>
    </style:style>
    <style:style style:name="T137" style:family="text">
      <style:text-properties officeooo:rsid="00c8e41d"/>
    </style:style>
    <style:style style:name="T138" style:family="text">
      <style:text-properties officeooo:rsid="00cb43f7"/>
    </style:style>
    <style:style style:name="T139" style:family="text">
      <style:text-properties officeooo:rsid="00bce08e"/>
    </style:style>
    <style:style style:name="T140" style:family="text">
      <style:text-properties officeooo:rsid="02d2f6ed"/>
    </style:style>
    <style:style style:name="T141" style:family="text">
      <style:text-properties officeooo:rsid="01b65fbb"/>
    </style:style>
    <style:style style:name="T142" style:family="text">
      <style:text-properties officeooo:rsid="00becf4b"/>
    </style:style>
    <style:style style:name="T143" style:family="text">
      <style:text-properties officeooo:rsid="02b5e42a"/>
    </style:style>
    <style:style style:name="T144" style:family="text">
      <style:text-properties officeooo:rsid="00c2cddf"/>
    </style:style>
    <style:style style:name="T145" style:family="text">
      <style:text-properties officeooo:rsid="00c440a0"/>
    </style:style>
    <style:style style:name="T146" style:family="text">
      <style:text-properties officeooo:rsid="01b7b15f"/>
    </style:style>
    <style:style style:name="T147" style:family="text">
      <style:text-properties officeooo:rsid="00e22d0f"/>
    </style:style>
    <style:style style:name="T148" style:family="text">
      <style:text-properties officeooo:rsid="00c505e8"/>
    </style:style>
    <style:style style:name="T149" style:family="text">
      <style:text-properties officeooo:rsid="00c44665"/>
    </style:style>
    <style:style style:name="T150" style:family="text">
      <style:text-properties officeooo:rsid="00b9ed8a"/>
    </style:style>
    <style:style style:name="T151" style:family="text">
      <style:text-properties officeooo:rsid="023f3658"/>
    </style:style>
    <style:style style:name="T152" style:family="text">
      <style:text-properties officeooo:rsid="01b8f69f"/>
    </style:style>
    <style:style style:name="T153" style:family="text">
      <style:text-properties officeooo:rsid="01642085"/>
    </style:style>
    <style:style style:name="T154" style:family="text">
      <style:text-properties officeooo:rsid="02c7c610"/>
    </style:style>
    <style:style style:name="T155" style:family="text">
      <style:text-properties officeooo:rsid="00bb90a5"/>
    </style:style>
    <style:style style:name="T156" style:family="text">
      <style:text-properties officeooo:rsid="00c57d36"/>
    </style:style>
    <style:style style:name="T157" style:family="text">
      <style:text-properties officeooo:rsid="02411d0e"/>
    </style:style>
    <style:style style:name="T158" style:family="text">
      <style:text-properties officeooo:rsid="008e8048"/>
    </style:style>
    <style:style style:name="T159" style:family="text">
      <style:text-properties officeooo:rsid="008d9bf1"/>
    </style:style>
    <style:style style:name="T160" style:family="text">
      <style:text-properties officeooo:rsid="02d34d11"/>
    </style:style>
    <style:style style:name="T161" style:family="text">
      <style:text-properties officeooo:rsid="00c67c18"/>
    </style:style>
    <style:style style:name="T162" style:family="text">
      <style:text-properties officeooo:rsid="01c55d94"/>
    </style:style>
    <style:style style:name="T163" style:family="text">
      <style:text-properties officeooo:rsid="008c9824"/>
    </style:style>
    <style:style style:name="T164" style:family="text">
      <style:text-properties officeooo:rsid="00a0d2f4"/>
    </style:style>
    <style:style style:name="T165" style:family="text">
      <style:text-properties officeooo:rsid="0225a001"/>
    </style:style>
    <style:style style:name="T166" style:family="text">
      <style:text-properties officeooo:rsid="01b96cb6"/>
    </style:style>
    <style:style style:name="T167" style:family="text">
      <style:text-properties officeooo:rsid="02423026"/>
    </style:style>
    <style:style style:name="T168" style:family="text">
      <style:text-properties officeooo:rsid="00c6a1ad"/>
    </style:style>
    <style:style style:name="T169" style:family="text">
      <style:text-properties officeooo:rsid="008b8a8d"/>
    </style:style>
    <style:style style:name="T170" style:family="text">
      <style:text-properties officeooo:rsid="00c71393"/>
    </style:style>
    <style:style style:name="T171" style:family="text">
      <style:text-properties officeooo:rsid="0165d2e7"/>
    </style:style>
    <style:style style:name="T172" style:family="text">
      <style:text-properties officeooo:rsid="00c785e5"/>
    </style:style>
    <style:style style:name="T173" style:family="text">
      <style:text-properties officeooo:rsid="0166f269"/>
    </style:style>
    <style:style style:name="T174" style:family="text">
      <style:text-properties officeooo:rsid="01ba873a"/>
    </style:style>
    <style:style style:name="T175" style:family="text">
      <style:text-properties style:font-name="Century Schoolbook L" fo:font-style="normal" fo:font-weight="bold" officeooo:rsid="0009e72d" style:font-style-asian="normal" style:font-weight-asian="bold" style:font-style-complex="normal" style:font-weight-complex="bold"/>
    </style:style>
    <style:style style:name="T176" style:family="text">
      <style:text-properties style:font-name="Times New Roman" fo:font-weight="normal" style:letter-kerning="true" style:font-weight-asian="normal"/>
    </style:style>
    <style:style style:name="T177" style:family="text">
      <style:text-properties style:font-name="Times New Roman" fo:font-size="10.1000003814697pt" fo:font-style="normal" fo:font-weight="normal" officeooo:rsid="029a38b5" style:letter-kerning="true" style:font-size-asian="10.1000003814697pt" style:font-style-asian="normal" style:font-weight-asian="normal" style:font-size-complex="10.1000003814697pt" style:font-weight-complex="normal"/>
    </style:style>
    <style:style style:name="T178" style:family="text">
      <style:text-properties style:font-name="Times New Roman" fo:font-size="10.1000003814697pt" fo:font-weight="normal" officeooo:rsid="0165d2e7" style:font-size-asian="10.1000003814697pt" style:font-weight-asian="normal" style:font-size-complex="10.1000003814697pt" style:font-weight-complex="normal"/>
    </style:style>
    <style:style style:name="T179" style:family="text">
      <style:text-properties style:font-name="Times New Roman" fo:font-size="10.1000003814697pt" fo:font-weight="normal" officeooo:rsid="0035b3b3" style:font-size-asian="10.1000003814697pt" style:font-weight-asian="normal" style:font-size-complex="10.1000003814697pt" style:font-weight-complex="normal"/>
    </style:style>
    <style:style style:name="T180" style:family="text">
      <style:text-properties style:font-name="Times New Roman" fo:font-size="10.1000003814697pt" fo:font-weight="normal" officeooo:rsid="0008feb4" style:font-size-asian="10.1000003814697pt" style:font-weight-asian="normal" style:font-size-complex="10.1000003814697pt" style:font-weight-complex="normal"/>
    </style:style>
    <style:style style:name="T181" style:family="text">
      <style:text-properties officeooo:rsid="0035b3b3"/>
    </style:style>
    <style:style style:name="T182" style:family="text">
      <style:text-properties officeooo:rsid="00b7118e"/>
    </style:style>
    <style:style style:name="T183" style:family="text">
      <style:text-properties officeooo:rsid="00d3a970"/>
    </style:style>
    <style:style style:name="T184" style:family="text">
      <style:text-properties officeooo:rsid="00b4900a"/>
    </style:style>
    <style:style style:name="T185" style:family="text">
      <style:text-properties officeooo:rsid="01bb99fc"/>
    </style:style>
    <style:style style:name="T186" style:family="text">
      <style:text-properties officeooo:rsid="00d0eb1d"/>
    </style:style>
    <style:style style:name="T187" style:family="text">
      <style:text-properties officeooo:rsid="02726ff6"/>
    </style:style>
    <style:style style:name="T188" style:family="text">
      <style:text-properties officeooo:rsid="01bc57d3"/>
    </style:style>
    <style:style style:name="T189" style:family="text">
      <style:text-properties officeooo:rsid="00ccc66c"/>
    </style:style>
    <style:style style:name="T190" style:family="text">
      <style:text-properties officeooo:rsid="00cda885"/>
    </style:style>
    <style:style style:name="T191" style:family="text">
      <style:text-properties officeooo:rsid="00d55cc1"/>
    </style:style>
    <style:style style:name="T192" style:family="text">
      <style:text-properties officeooo:rsid="0243cc5c"/>
    </style:style>
    <style:style style:name="T193" style:family="text">
      <style:text-properties officeooo:rsid="00ce0f5e"/>
    </style:style>
    <style:style style:name="T194" style:family="text">
      <style:text-properties officeooo:rsid="02450f42"/>
    </style:style>
    <style:style style:name="T195" style:family="text">
      <style:text-properties officeooo:rsid="00cea4ce"/>
    </style:style>
    <style:style style:name="T196" style:family="text">
      <style:text-properties fo:font-style="normal" officeooo:rsid="0035b3b3" style:font-style-asian="normal" style:font-style-complex="normal"/>
    </style:style>
    <style:style style:name="T197" style:family="text">
      <style:text-properties officeooo:rsid="00cec1b5"/>
    </style:style>
    <style:style style:name="T198" style:family="text">
      <style:text-properties fo:font-style="normal" officeooo:rsid="0160d213" style:font-style-asian="normal" style:font-style-complex="normal"/>
    </style:style>
    <style:style style:name="T199" style:family="text">
      <style:text-properties officeooo:rsid="00d1f89d"/>
    </style:style>
    <style:style style:name="T200" style:family="text">
      <style:text-properties officeooo:rsid="00d0496f"/>
    </style:style>
    <style:style style:name="T201" style:family="text">
      <style:text-properties officeooo:rsid="02d40051"/>
    </style:style>
    <style:style style:name="T202" style:family="text">
      <style:text-properties style:font-name="Century Schoolbook L" fo:font-style="normal" fo:font-weight="bold" officeooo:rsid="000b81c5" style:font-style-asian="normal" style:font-weight-asian="bold" style:font-style-complex="normal" style:font-weight-complex="bold"/>
    </style:style>
    <style:style style:name="T203" style:family="text">
      <style:text-properties style:font-name="Century Schoolbook L" fo:font-style="normal" fo:font-weight="bold" officeooo:rsid="026c41d3" style:font-style-asian="normal" style:font-weight-asian="bold" style:font-style-complex="normal" style:font-weight-complex="bold"/>
    </style:style>
    <style:style style:name="T204" style:family="text">
      <style:text-properties officeooo:rsid="016917e9"/>
    </style:style>
    <style:style style:name="T205" style:family="text">
      <style:text-properties officeooo:rsid="005fa3e0"/>
    </style:style>
    <style:style style:name="T206" style:family="text">
      <style:text-properties officeooo:rsid="00613bbb"/>
    </style:style>
    <style:style style:name="T207" style:family="text">
      <style:text-properties officeooo:rsid="016b0b8c"/>
    </style:style>
    <style:style style:name="T208" style:family="text">
      <style:text-properties officeooo:rsid="006152a4"/>
    </style:style>
    <style:style style:name="T209" style:family="text">
      <style:text-properties officeooo:rsid="016b61a7"/>
    </style:style>
    <style:style style:name="T210" style:family="text">
      <style:text-properties officeooo:rsid="005df1ca"/>
    </style:style>
    <style:style style:name="T211" style:family="text">
      <style:text-properties officeooo:rsid="0061c9a2"/>
    </style:style>
    <style:style style:name="T212" style:family="text">
      <style:text-properties officeooo:rsid="0249655e"/>
    </style:style>
    <style:style style:name="T213" style:family="text">
      <style:text-properties officeooo:rsid="026c41d3"/>
    </style:style>
    <style:style style:name="T214" style:family="text">
      <style:text-properties officeooo:rsid="01f4dbc4"/>
    </style:style>
    <style:style style:name="T215" style:family="text">
      <style:text-properties officeooo:rsid="020b08e8"/>
    </style:style>
    <style:style style:name="T216" style:family="text">
      <style:text-properties officeooo:rsid="02084226"/>
    </style:style>
    <style:style style:name="T217" style:family="text">
      <style:text-properties officeooo:rsid="0064785f"/>
    </style:style>
    <style:style style:name="T218" style:family="text">
      <style:text-properties officeooo:rsid="019a0521"/>
    </style:style>
    <style:style style:name="T219" style:family="text">
      <style:text-properties officeooo:rsid="006637e1"/>
    </style:style>
    <style:style style:name="T220" style:family="text">
      <style:text-properties officeooo:rsid="026d264c"/>
    </style:style>
    <style:style style:name="T221" style:family="text">
      <style:text-properties officeooo:rsid="006697e6"/>
    </style:style>
    <style:style style:name="T222" style:family="text">
      <style:text-properties officeooo:rsid="00687f5e"/>
    </style:style>
    <style:style style:name="T223" style:family="text">
      <style:text-properties officeooo:rsid="006a5289"/>
    </style:style>
    <style:style style:name="T224" style:family="text">
      <style:text-properties officeooo:rsid="0068de80"/>
    </style:style>
    <style:style style:name="T225" style:family="text">
      <style:text-properties officeooo:rsid="006d404d"/>
    </style:style>
    <style:style style:name="T226" style:family="text">
      <style:text-properties officeooo:rsid="016baa26"/>
    </style:style>
    <style:style style:name="T227" style:family="text">
      <style:text-properties officeooo:rsid="006a9fe7"/>
    </style:style>
    <style:style style:name="T228" style:family="text">
      <style:text-properties officeooo:rsid="02d46471"/>
    </style:style>
    <style:style style:name="T229" style:family="text">
      <style:text-properties officeooo:rsid="006ba965"/>
    </style:style>
    <style:style style:name="T230" style:family="text">
      <style:text-properties officeooo:rsid="006c299f"/>
    </style:style>
    <style:style style:name="T231" style:family="text">
      <style:text-properties style:font-name="Century Schoolbook L" fo:font-style="normal" fo:font-weight="bold" officeooo:rsid="00d55cc1" style:font-style-asian="normal" style:font-weight-asian="bold" style:font-style-complex="normal" style:font-weight-complex="bold"/>
    </style:style>
    <style:style style:name="T232" style:family="text">
      <style:text-properties style:font-name="Century Schoolbook L" fo:font-style="normal" fo:font-weight="bold" officeooo:rsid="00d7375e" style:font-style-asian="normal" style:font-weight-asian="bold" style:font-style-complex="normal" style:font-weight-complex="bold"/>
    </style:style>
    <style:style style:name="T233" style:family="text">
      <style:text-properties style:font-name="Century Schoolbook L" fo:font-style="normal" fo:font-weight="bold" officeooo:rsid="02a22c1d" style:font-style-asian="normal" style:font-weight-asian="bold" style:font-style-complex="normal" style:font-weight-complex="bold"/>
    </style:style>
    <style:style style:name="T234" style:family="text">
      <style:text-properties officeooo:rsid="00d7375e"/>
    </style:style>
    <style:style style:name="T235" style:family="text">
      <style:text-properties officeooo:rsid="024a4e57"/>
    </style:style>
    <style:style style:name="T236" style:family="text">
      <style:text-properties officeooo:rsid="01f197de"/>
    </style:style>
    <style:style style:name="T237" style:family="text">
      <style:text-properties officeooo:rsid="00de6734"/>
    </style:style>
    <style:style style:name="T238" style:family="text">
      <style:text-properties officeooo:rsid="00e0dd29"/>
    </style:style>
    <style:style style:name="T239" style:family="text">
      <style:text-properties officeooo:rsid="016d63fb"/>
    </style:style>
    <style:style style:name="T240" style:family="text">
      <style:text-properties officeooo:rsid="024d92a5"/>
    </style:style>
    <style:style style:name="T241" style:family="text">
      <style:text-properties officeooo:rsid="00d866a2"/>
    </style:style>
    <style:style style:name="T242" style:family="text">
      <style:text-properties officeooo:rsid="00d9320f"/>
    </style:style>
    <style:style style:name="T243" style:family="text">
      <style:text-properties fo:font-variant="normal" fo:text-transform="none" fo:color="#000000" loext:opacity="100%" style:text-outline="false" style:text-line-through-style="none" style:text-line-through-type="none" fo:font-family="Arial" fo:font-size="6.90000009536743pt" fo:font-style="normal" fo:text-shadow="none" style:text-underline-style="none" fo:font-weight="normal" style:letter-kerning="true" style:font-family-asian="'Noto Sans CJK SC'" style:font-family-generic-asian="system" style:font-pitch-asian="variable" style:font-size-asian="6.90000009536743pt" style:font-style-asian="normal" style:font-weight-asian="normal" style:font-family-complex="Arial" style:font-size-complex="6.90000009536743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officeooo:rsid="003781f8"/>
    </style:style>
    <style:style style:name="T245" style:family="text">
      <style:text-properties officeooo:rsid="00dd9971"/>
    </style:style>
    <style:style style:name="T246" style:family="text">
      <style:text-properties officeooo:rsid="00dc45b2"/>
    </style:style>
    <style:style style:name="T247" style:family="text">
      <style:text-properties officeooo:rsid="02a36219"/>
    </style:style>
    <style:style style:name="T248" style:family="text">
      <style:text-properties officeooo:rsid="02035d05"/>
    </style:style>
    <style:style style:name="T249" style:family="text">
      <style:text-properties officeooo:rsid="01be7c23"/>
    </style:style>
    <style:style style:name="T250" style:family="text">
      <style:text-properties officeooo:rsid="0218281e"/>
    </style:style>
    <style:style style:name="T251" style:family="text">
      <style:text-properties style:font-name="Century Schoolbook L" fo:font-style="normal" fo:font-weight="bold" officeooo:rsid="000bda2f" style:font-style-asian="normal" style:font-weight-asian="bold" style:font-style-complex="normal" style:font-weight-complex="bold"/>
    </style:style>
    <style:style style:name="T252" style:family="text">
      <style:text-properties style:font-name="Century Schoolbook L" fo:font-style="normal" fo:font-weight="bold" officeooo:rsid="00e3bafc" style:font-style-asian="normal" style:font-weight-asian="bold" style:font-style-complex="normal" style:font-weight-complex="bold"/>
    </style:style>
    <style:style style:name="T253" style:family="text">
      <style:text-properties style:font-name="Century Schoolbook L" fo:font-style="normal" fo:font-weight="bold" officeooo:rsid="01f197de" style:font-style-asian="normal" style:font-weight-asian="bold" style:font-style-complex="normal" style:font-weight-complex="bold"/>
    </style:style>
    <style:style style:name="T254" style:family="text">
      <style:text-properties officeooo:rsid="00e2b5b6"/>
    </style:style>
    <style:style style:name="T255" style:family="text">
      <style:text-properties officeooo:rsid="00e49860"/>
    </style:style>
    <style:style style:name="T256" style:family="text">
      <style:text-properties officeooo:rsid="00fa2db7"/>
    </style:style>
    <style:style style:name="T257" style:family="text">
      <style:text-properties officeooo:rsid="02a735b2"/>
    </style:style>
    <style:style style:name="T258" style:family="text">
      <style:text-properties officeooo:rsid="00fc7802"/>
    </style:style>
    <style:style style:name="T259" style:family="text">
      <style:text-properties officeooo:rsid="01044671"/>
    </style:style>
    <style:style style:name="T260" style:family="text">
      <style:text-properties officeooo:rsid="01f1b860"/>
    </style:style>
    <style:style style:name="T261" style:family="text">
      <style:text-properties officeooo:rsid="00fb9a27"/>
    </style:style>
    <style:style style:name="T262" style:family="text">
      <style:text-properties officeooo:rsid="00fb8f9e"/>
    </style:style>
    <style:style style:name="T263" style:family="text">
      <style:text-properties officeooo:rsid="024e9175"/>
    </style:style>
    <style:style style:name="T264" style:family="text">
      <style:text-properties officeooo:rsid="00f8dcbb"/>
    </style:style>
    <style:style style:name="T265" style:family="text">
      <style:text-properties fo:font-variant="normal" fo:text-transform="none" fo:color="#000000" loext:opacity="100%" style:text-outline="false" style:text-line-through-style="none" style:text-line-through-type="none" fo:font-family="Arial" fo:font-size="7.09999990463257pt" fo:font-style="normal" fo:text-shadow="none" style:text-underline-style="none" fo:font-weight="normal" style:letter-kerning="true" style:font-family-asian="'Noto Sans CJK SC'" style:font-family-generic-asian="system" style:font-pitch-asian="variable" style:font-size-asian="7.09999990463257pt" style:font-style-asian="normal" style:font-weight-asian="normal" style:font-family-complex="Arial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officeooo:rsid="00fddee1"/>
    </style:style>
    <style:style style:name="T267" style:family="text">
      <style:text-properties officeooo:rsid="00ff898f"/>
    </style:style>
    <style:style style:name="T268" style:family="text">
      <style:text-properties officeooo:rsid="011a36ac"/>
    </style:style>
    <style:style style:name="T269" style:family="text">
      <style:text-properties officeooo:rsid="02500138"/>
    </style:style>
    <style:style style:name="T270" style:family="text">
      <style:text-properties officeooo:rsid="01006302"/>
    </style:style>
    <style:style style:name="T271" style:family="text">
      <style:text-properties officeooo:rsid="0100cb26"/>
    </style:style>
    <style:style style:name="T272" style:family="text">
      <style:text-properties officeooo:rsid="0101451d"/>
    </style:style>
    <style:style style:name="T273" style:family="text">
      <style:text-properties officeooo:rsid="01051348"/>
    </style:style>
    <style:style style:name="T274" style:family="text">
      <style:text-properties officeooo:rsid="0103042d"/>
    </style:style>
    <style:style style:name="T275" style:family="text">
      <style:text-properties officeooo:rsid="00e3bafc"/>
    </style:style>
    <style:style style:name="T276" style:family="text">
      <style:text-properties style:font-name="Century Schoolbook L" fo:font-style="normal" fo:font-weight="bold" officeooo:rsid="01cb8fc7" style:font-style-asian="normal" style:font-weight-asian="bold" style:font-style-complex="normal" style:font-weight-complex="bold"/>
    </style:style>
    <style:style style:name="T277" style:family="text">
      <style:text-properties style:font-name="Century Schoolbook L" fo:font-style="normal" fo:font-weight="bold" officeooo:rsid="006e3cef" style:font-style-asian="normal" style:font-weight-asian="bold" style:font-style-complex="normal" style:font-weight-complex="bold"/>
    </style:style>
    <style:style style:name="T278" style:family="text">
      <style:text-properties officeooo:rsid="0071bd3c"/>
    </style:style>
    <style:style style:name="T279" style:family="text">
      <style:text-properties officeooo:rsid="01719635"/>
    </style:style>
    <style:style style:name="T280" style:family="text">
      <style:text-properties officeooo:rsid="0075eb84"/>
    </style:style>
    <style:style style:name="T281" style:family="text">
      <style:text-properties officeooo:rsid="0075fc49"/>
    </style:style>
    <style:style style:name="T282" style:family="text">
      <style:text-properties officeooo:rsid="0209fa4f"/>
    </style:style>
    <style:style style:name="T283" style:family="text">
      <style:text-properties officeooo:rsid="02500288"/>
    </style:style>
    <style:style style:name="T284" style:family="text">
      <style:text-properties officeooo:rsid="0072fa60"/>
    </style:style>
    <style:style style:name="T285" style:family="text">
      <style:text-properties officeooo:rsid="01cb8fc7"/>
    </style:style>
    <style:style style:name="T286" style:family="text">
      <style:text-properties officeooo:rsid="007320e5"/>
    </style:style>
    <style:style style:name="T287" style:family="text">
      <style:text-properties officeooo:rsid="01cd40a5"/>
    </style:style>
    <style:style style:name="T288" style:family="text">
      <style:text-properties officeooo:rsid="00740269"/>
    </style:style>
    <style:style style:name="T289" style:family="text">
      <style:text-properties officeooo:rsid="0077618d"/>
    </style:style>
    <style:style style:name="T290" style:family="text">
      <style:text-properties officeooo:rsid="01c07986"/>
    </style:style>
    <style:style style:name="T291" style:family="text">
      <style:text-properties officeooo:rsid="0078ce69"/>
    </style:style>
    <style:style style:name="T292" style:family="text">
      <style:text-properties officeooo:rsid="01f2cf1b"/>
    </style:style>
    <style:style style:name="T293" style:family="text">
      <style:text-properties style:font-name="Century Schoolbook L" fo:font-style="normal" fo:font-weight="bold" officeooo:rsid="007c5f0b" style:font-style-asian="normal" style:font-weight-asian="bold" style:font-style-complex="normal" style:font-weight-complex="bold"/>
    </style:style>
    <style:style style:name="T294" style:family="text">
      <style:text-properties officeooo:rsid="007d049e"/>
    </style:style>
    <style:style style:name="T295" style:family="text">
      <style:text-properties officeooo:rsid="0283f7c2"/>
    </style:style>
    <style:style style:name="T296" style:family="text">
      <style:text-properties officeooo:rsid="011469f0"/>
    </style:style>
    <style:style style:name="T297" style:family="text">
      <style:text-properties officeooo:rsid="0250d13c"/>
    </style:style>
    <style:style style:name="T298" style:family="text">
      <style:text-properties officeooo:rsid="007dcd05"/>
    </style:style>
    <style:style style:name="T299" style:family="text">
      <style:text-properties officeooo:rsid="008100ba"/>
    </style:style>
    <style:style style:name="T300" style:family="text">
      <style:text-properties officeooo:rsid="00893c46"/>
    </style:style>
    <style:style style:name="T301" style:family="text">
      <style:text-properties officeooo:rsid="007fb7f3"/>
    </style:style>
    <style:style style:name="T302" style:family="text">
      <style:text-properties officeooo:rsid="0089a607"/>
    </style:style>
    <style:style style:name="T303" style:family="text">
      <style:text-properties officeooo:rsid="022c1584"/>
    </style:style>
    <style:style style:name="T304" style:family="text">
      <style:text-properties officeooo:rsid="0251c0fa"/>
    </style:style>
    <style:style style:name="T305" style:family="text">
      <style:text-properties officeooo:rsid="0148cf20"/>
    </style:style>
    <style:style style:name="T306" style:family="text">
      <style:text-properties officeooo:rsid="0082d95b"/>
    </style:style>
    <style:style style:name="T307" style:family="text">
      <style:text-properties fo:font-variant="normal" fo:text-transform="none" fo:color="#000000" loext:opacity="100%" style:text-outline="false" style:text-line-through-style="none" style:text-line-through-type="none" fo:font-family="Arial" fo:font-size="6.09999990463257pt" fo:font-style="normal" fo:text-shadow="none" style:text-underline-style="none" fo:font-weight="normal" style:letter-kerning="true" style:font-family-asian="'Noto Sans CJK SC'" style:font-family-generic-asian="system" style:font-pitch-asian="variable" style:font-size-asian="6.09999990463257pt" style:font-style-asian="normal" style:font-weight-asian="normal" style:font-family-complex="Arial" style:font-size-complex="6.09999990463257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officeooo:rsid="0086444c"/>
    </style:style>
    <style:style style:name="T309" style:family="text">
      <style:text-properties officeooo:rsid="020ab0a5"/>
    </style:style>
    <style:style style:name="T310" style:family="text">
      <style:text-properties officeooo:rsid="01cecd85"/>
    </style:style>
    <style:style style:name="T311" style:family="text">
      <style:text-properties officeooo:rsid="00875569"/>
    </style:style>
    <style:style style:name="T312" style:family="text">
      <style:text-properties style:font-name="Century Schoolbook L" fo:font-style="normal" fo:font-weight="bold" officeooo:rsid="003a22ed" style:font-style-asian="normal" style:font-weight-asian="bold" style:font-style-complex="normal" style:font-weight-complex="bold"/>
    </style:style>
    <style:style style:name="T313" style:family="text">
      <style:text-properties officeooo:rsid="0107f89f"/>
    </style:style>
    <style:style style:name="T314" style:family="text">
      <style:text-properties officeooo:rsid="01088dfc"/>
    </style:style>
    <style:style style:name="T315" style:family="text">
      <style:text-properties officeooo:rsid="01c0b04b"/>
    </style:style>
    <style:style style:name="T316" style:family="text">
      <style:text-properties officeooo:rsid="01722a9d"/>
    </style:style>
    <style:style style:name="T317" style:family="text">
      <style:text-properties officeooo:rsid="02b81c71"/>
    </style:style>
    <style:style style:name="T318" style:family="text">
      <style:text-properties officeooo:rsid="00e7b8ec"/>
    </style:style>
    <style:style style:name="T319" style:family="text">
      <style:text-properties officeooo:rsid="010a7898"/>
    </style:style>
    <style:style style:name="T320" style:family="text">
      <style:text-properties officeooo:rsid="00e603a6"/>
    </style:style>
    <style:style style:name="T321" style:family="text">
      <style:text-properties officeooo:rsid="011564f6"/>
    </style:style>
    <style:style style:name="T322" style:family="text">
      <style:text-properties officeooo:rsid="010c09c5"/>
    </style:style>
    <style:style style:name="T323" style:family="text">
      <style:text-properties officeooo:rsid="010c11f2"/>
    </style:style>
    <style:style style:name="T324" style:family="text">
      <style:text-properties officeooo:rsid="01730e1f"/>
    </style:style>
    <style:style style:name="T325" style:family="text">
      <style:text-properties officeooo:rsid="019da51b"/>
    </style:style>
    <style:style style:name="T326" style:family="text">
      <style:text-properties officeooo:rsid="010d323a"/>
    </style:style>
    <style:style style:name="T327" style:family="text">
      <style:text-properties officeooo:rsid="019b16f9"/>
    </style:style>
    <style:style style:name="T328" style:family="text">
      <style:text-properties officeooo:rsid="010e0536"/>
    </style:style>
    <style:style style:name="T329" style:family="text">
      <style:text-properties officeooo:rsid="0254d1b0"/>
    </style:style>
    <style:style style:name="T330" style:family="text">
      <style:text-properties officeooo:rsid="010c6bdb"/>
    </style:style>
    <style:style style:name="T331" style:family="text">
      <style:text-properties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332" style:family="text">
      <style:text-properties officeooo:rsid="007a6144"/>
    </style:style>
    <style:style style:name="T33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34" style:family="text">
      <style:text-properties fo:font-size="6pt" fo:language="zxx" fo:country="none" fo:font-style="italic" officeooo:rsid="002916a5" style:font-size-asian="6pt" style:language-asian="zxx" style:country-asian="none" style:font-style-asian="italic" style:font-size-complex="6pt" style:language-complex="zxx" style:country-complex="none" style:font-style-complex="italic"/>
    </style:style>
    <style:style style:name="T335" style:family="text">
      <style:text-properties fo:font-style="italic" officeooo:rsid="007a6144" style:font-style-asian="italic" style:font-style-complex="italic"/>
    </style:style>
    <style:style style:name="T336" style:family="text">
      <style:text-properties fo:color="#000000" loext:opacity="100%" fo:font-family="'Times New Roman'" fo:font-size="11pt" fo:font-style="italic" style:font-size-asian="11pt" style:font-family-complex="'Times New Roman'" style:font-size-complex="11pt" style:font-style-complex="italic"/>
    </style:style>
    <style:style style:name="T337" style:family="text">
      <style:text-properties fo:color="#000000" loext:opacity="100%" fo:font-family="'Times New Roman'" fo:font-size="6.59999990463257pt" fo:font-style="italic" style:font-size-asian="6.59999990463257pt" style:font-family-complex="'Times New Roman'" style:font-size-complex="6.59999990463257pt" style:font-style-complex="italic"/>
    </style:style>
    <style:style style:name="T338" style:family="text">
      <style:text-properties fo:color="#000000" loext:opacity="100%" style:font-name="OpenSymbol" fo:font-size="11pt" style:font-size-asian="11pt" style:font-name-complex="OpenSymbol" style:font-size-complex="11pt"/>
    </style:style>
    <style:style style:name="T339" style:family="text">
      <style:text-properties fo:color="#000000" loext:opacity="100%" style:font-name="OpenSymbol" fo:font-size="29.8999996185303pt" style:font-size-asian="29.8999996185303pt" style:font-name-complex="OpenSymbol" style:font-size-complex="29.8999996185303pt"/>
    </style:style>
    <style:style style:name="T340" style:family="text">
      <style:text-properties fo:color="#000000" loext:opacity="100%" fo:font-family="'Times New Roman'" fo:font-size="11pt" style:font-size-asian="11pt" style:font-family-complex="'Times New Roman'" style:font-size-complex="11pt"/>
    </style:style>
    <style:style style:name="T341" style:family="text">
      <style:text-properties officeooo:rsid="011260e7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officeooo:rsid="0174ba11"/>
    </style:style>
    <style:style style:name="T344" style:family="text">
      <style:text-properties officeooo:rsid="01137cab"/>
    </style:style>
    <style:style style:name="T345" style:family="text">
      <style:text-properties officeooo:rsid="02b98886"/>
    </style:style>
    <style:style style:name="T346" style:family="text">
      <style:text-properties officeooo:rsid="01f30e38"/>
    </style:style>
    <style:style style:name="T347" style:family="text">
      <style:text-properties officeooo:rsid="0110f3b8"/>
    </style:style>
    <style:style style:name="T348" style:family="text">
      <style:text-properties officeooo:rsid="0111b340"/>
    </style:style>
    <style:style style:name="T349" style:family="text">
      <style:text-properties officeooo:rsid="02b9f40f"/>
    </style:style>
    <style:style style:name="T350" style:family="text">
      <style:text-properties officeooo:rsid="011a3f63"/>
    </style:style>
    <style:style style:name="T351" style:family="text">
      <style:text-properties officeooo:rsid="01d15f6a"/>
    </style:style>
    <style:style style:name="T352" style:family="text">
      <style:text-properties officeooo:rsid="011def14"/>
    </style:style>
    <style:style style:name="T353" style:family="text">
      <style:text-properties officeooo:rsid="0175bc00"/>
    </style:style>
    <style:style style:name="T354" style:family="text">
      <style:text-properties officeooo:rsid="025631ba"/>
    </style:style>
    <style:style style:name="T355" style:family="text">
      <style:text-properties officeooo:rsid="01175614"/>
    </style:style>
    <style:style style:name="T356" style:family="text">
      <style:text-properties officeooo:rsid="011eb438"/>
    </style:style>
    <style:style style:name="T357" style:family="text">
      <style:text-properties officeooo:rsid="02576747"/>
    </style:style>
    <style:style style:name="T358" style:family="text">
      <style:text-properties officeooo:rsid="01201a71"/>
    </style:style>
    <style:style style:name="T359" style:family="text">
      <style:text-properties officeooo:rsid="0120d9b2"/>
    </style:style>
    <style:style style:name="T360" style:family="text">
      <style:text-properties officeooo:rsid="01234001"/>
    </style:style>
    <style:style style:name="T3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" fo:font-size="11pt" fo:letter-spacing="normal" fo:language="fo" fo:country="F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1pt" style:language-asian="zh" style:country-asian="CN" style:font-style-asian="normal" style:font-weight-asian="normal" style:font-name-complex="OpenSymbo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fo" fo:country="FO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1pt" style:language-asian="zh" style:country-asian="CN" style:font-style-asian="normal" style:font-weight-asian="normal" style:font-family-complex="'Times New Roman'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63" style:family="text">
      <style:text-properties officeooo:rsid="01234eb3"/>
    </style:style>
    <style:style style:name="T364" style:family="text">
      <style:text-properties officeooo:rsid="01241027"/>
    </style:style>
    <style:style style:name="T365" style:family="text">
      <style:text-properties officeooo:rsid="0124f39a"/>
    </style:style>
    <style:style style:name="T366" style:family="text">
      <style:text-properties fo:color="#000000" loext:opacity="100%" style:font-name="OpenSymbol" fo:font-size="16pt" style:font-size-asian="16pt" style:font-name-complex="OpenSymbol" style:font-size-complex="16pt"/>
    </style:style>
    <style:style style:name="T367" style:family="text">
      <style:text-properties fo:color="#000000" loext:opacity="100%" style:font-name="OpenSymbol" fo:font-size="6.59999990463257pt" style:font-size-asian="6.59999990463257pt" style:font-name-complex="OpenSymbol" style:font-size-complex="6.59999990463257pt"/>
    </style:style>
    <style:style style:name="T368" style:family="text">
      <style:text-properties fo:color="#000000" loext:opacity="100%" fo:font-family="'Times New Roman'" fo:font-size="6.59999990463257pt" style:font-size-asian="6.59999990463257pt" style:font-family-complex="'Times New Roman'" style:font-size-complex="6.59999990463257pt"/>
    </style:style>
    <style:style style:name="T369" style:family="text">
      <style:text-properties officeooo:rsid="01280593"/>
    </style:style>
    <style:style style:name="T370" style:family="text">
      <style:text-properties officeooo:rsid="01d19fc5"/>
    </style:style>
    <style:style style:name="T371" style:family="text">
      <style:text-properties officeooo:rsid="0257b89d"/>
    </style:style>
    <style:style style:name="T372" style:family="text">
      <style:text-properties officeooo:rsid="012f578e"/>
    </style:style>
    <style:style style:name="T373" style:family="text">
      <style:text-properties officeooo:rsid="0128ec42"/>
    </style:style>
    <style:style style:name="T374" style:family="text">
      <style:text-properties fo:color="#000000" loext:opacity="100%" style:font-name="OpenSymbol" fo:font-size="14.6000003814697pt" style:font-size-asian="14.6000003814697pt" style:font-name-complex="OpenSymbol" style:font-size-complex="14.6000003814697pt"/>
    </style:style>
    <style:style style:name="T375" style:family="text">
      <style:text-properties officeooo:rsid="0227b7cc"/>
    </style:style>
    <style:style style:name="T376" style:family="text">
      <style:text-properties fo:color="#000000" loext:opacity="100%" fo:font-family="'Courier New'" fo:font-size="8pt" style:font-size-asian="8pt" style:font-family-complex="'Courier New'" style:font-size-complex="8pt"/>
    </style:style>
    <style:style style:name="T377" style:family="text">
      <style:text-properties officeooo:rsid="010fff49"/>
    </style:style>
    <style:style style:name="T378" style:family="text">
      <style:text-properties fo:font-style="italic" officeooo:rsid="010fff49" style:font-style-asian="italic" style:font-style-complex="italic"/>
    </style:style>
    <style:style style:name="T379" style:family="text">
      <style:text-properties style:font-name="Century Schoolbook L" fo:font-style="normal" fo:font-weight="bold" officeooo:rsid="000cd2bd" style:font-style-asian="normal" style:font-weight-asian="bold" style:font-style-complex="normal" style:font-weight-complex="bold"/>
    </style:style>
    <style:style style:name="T380" style:family="text">
      <style:text-properties officeooo:rsid="00e8c0ea"/>
    </style:style>
    <style:style style:name="T381" style:family="text">
      <style:text-properties officeooo:rsid="00ee61e0"/>
    </style:style>
    <style:style style:name="T382" style:family="text">
      <style:text-properties officeooo:rsid="00ef3c12"/>
    </style:style>
    <style:style style:name="T383" style:family="text">
      <style:text-properties officeooo:rsid="026099a3"/>
    </style:style>
    <style:style style:name="T384" style:family="text">
      <style:text-properties officeooo:rsid="02aa4334"/>
    </style:style>
    <style:style style:name="T385" style:family="text">
      <style:text-properties officeooo:rsid="00f00b7c"/>
    </style:style>
    <style:style style:name="T386" style:family="text">
      <style:text-properties officeooo:rsid="0258de62"/>
    </style:style>
    <style:style style:name="T387" style:family="text">
      <style:text-properties officeooo:rsid="00f23201"/>
    </style:style>
    <style:style style:name="T388" style:family="text">
      <style:text-properties officeooo:rsid="00ea30cf"/>
    </style:style>
    <style:style style:name="T389" style:family="text">
      <style:text-properties officeooo:rsid="00e9692d"/>
    </style:style>
    <style:style style:name="T390" style:family="text">
      <style:text-properties officeooo:rsid="019f505e"/>
    </style:style>
    <style:style style:name="T391" style:family="text">
      <style:text-properties officeooo:rsid="00ea7dfd"/>
    </style:style>
    <style:style style:name="T392" style:family="text">
      <style:text-properties officeooo:rsid="0259f4de"/>
    </style:style>
    <style:style style:name="T393" style:family="text">
      <style:text-properties officeooo:rsid="00eaeeac"/>
    </style:style>
    <style:style style:name="T394" style:family="text">
      <style:text-properties officeooo:rsid="00ec6c4a"/>
    </style:style>
    <style:style style:name="T395" style:family="text">
      <style:text-properties style:font-name="Times New Roman" fo:font-weight="normal" officeooo:rsid="00137820" style:font-weight-asian="normal" style:font-weight-complex="normal"/>
    </style:style>
    <style:style style:name="T396" style:family="text">
      <style:text-properties style:font-name="Times New Roman" fo:font-weight="normal" officeooo:rsid="01a0fea6" style:font-weight-asian="normal" style:font-weight-complex="normal"/>
    </style:style>
    <style:style style:name="T397" style:family="text">
      <style:text-properties style:font-name="Times New Roman" fo:font-style="italic" fo:font-weight="normal" officeooo:rsid="00137820" style:font-style-asian="italic" style:font-weight-asian="normal" style:font-style-complex="italic" style:font-weight-complex="normal"/>
    </style:style>
    <style:style style:name="T398" style:family="text">
      <style:text-properties style:font-name="Times New Roman" fo:font-weight="normal" officeooo:rsid="019f505e" style:font-weight-asian="normal" style:font-weight-complex="normal"/>
    </style:style>
    <style:style style:name="T399" style:family="text">
      <style:text-properties officeooo:rsid="013ae8f1"/>
    </style:style>
    <style:style style:name="T400" style:family="text">
      <style:text-properties fo:font-style="italic" officeooo:rsid="0189f061" style:font-style-asian="italic" style:font-style-complex="italic"/>
    </style:style>
    <style:style style:name="T401" style:family="text">
      <style:text-properties officeooo:rsid="0189f061"/>
    </style:style>
    <style:style style:name="T402" style:family="text">
      <style:text-properties officeooo:rsid="01e16b30"/>
    </style:style>
    <style:style style:name="T403" style:family="text">
      <style:text-properties officeooo:rsid="01784a40"/>
    </style:style>
    <style:style style:name="T404" style:family="text">
      <style:text-properties style:font-name="Times New Roman" fo:font-size="10.1000003814697pt" fo:font-weight="normal" officeooo:rsid="02281e79" style:font-size-asian="10.1000003814697pt" style:font-weight-asian="normal" style:font-size-complex="10.1000003814697pt" style:font-weight-complex="normal"/>
    </style:style>
    <style:style style:name="T405" style:family="text">
      <style:text-properties style:font-name="Times New Roman" fo:font-size="10.1000003814697pt" fo:font-weight="normal" officeooo:rsid="01308439" style:font-size-asian="10.1000003814697pt" style:font-weight-asian="normal" style:font-size-complex="10.1000003814697pt" style:font-weight-complex="normal"/>
    </style:style>
    <style:style style:name="T406" style:family="text">
      <style:text-properties style:font-name="Times New Roman" fo:font-size="10.1000003814697pt" fo:font-weight="normal" officeooo:rsid="0259f4de" style:font-size-asian="10.1000003814697pt" style:font-weight-asian="normal" style:font-size-complex="10.1000003814697pt" style:font-weight-complex="normal"/>
    </style:style>
    <style:style style:name="T407" style:family="text">
      <style:text-properties style:font-name="Times New Roman" fo:font-size="10.1000003814697pt" fo:font-weight="normal" officeooo:rsid="013ae8f1" style:font-size-asian="10.1000003814697pt" style:font-weight-asian="normal" style:font-size-complex="10.1000003814697pt" style:font-weight-complex="normal"/>
    </style:style>
    <style:style style:name="T408" style:family="text">
      <style:text-properties style:font-name="Times New Roman" fo:font-size="10.1000003814697pt" fo:font-weight="normal" officeooo:rsid="02a735b2" style:font-size-asian="10.1000003814697pt" style:font-weight-asian="normal" style:font-size-complex="10.1000003814697pt" style:font-weight-complex="normal"/>
    </style:style>
    <style:style style:name="T409" style:family="text">
      <style:text-properties style:font-name="Times New Roman" fo:font-size="10.1000003814697pt" fo:font-weight="normal" officeooo:rsid="01427565" style:font-size-asian="10.1000003814697pt" style:font-weight-asian="normal" style:font-size-complex="10.1000003814697pt" style:font-weight-complex="normal"/>
    </style:style>
    <style:style style:name="T410" style:family="text">
      <style:text-properties style:font-name="Times New Roman" fo:font-size="10.1000003814697pt" fo:font-weight="normal" officeooo:rsid="01784a40" style:font-size-asian="10.1000003814697pt" style:font-weight-asian="normal" style:font-size-complex="10.1000003814697pt" style:font-weight-complex="normal"/>
    </style:style>
    <style:style style:name="T411" style:family="text">
      <style:text-properties style:font-name="Times New Roman" fo:font-size="10.1000003814697pt" fo:font-weight="normal" officeooo:rsid="01e73892" style:font-size-asian="10.1000003814697pt" style:font-weight-asian="normal" style:font-size-complex="10.1000003814697pt" style:font-weight-complex="normal"/>
    </style:style>
    <style:style style:name="T412" style:family="text">
      <style:text-properties style:font-name="Times New Roman" fo:font-size="10.1000003814697pt" fo:font-weight="normal" officeooo:rsid="01d4a2ed" style:font-size-asian="10.1000003814697pt" style:font-weight-asian="normal" style:font-size-complex="10.1000003814697pt" style:font-weight-complex="normal"/>
    </style:style>
    <style:style style:name="T413" style:family="text">
      <style:text-properties style:font-name="Times New Roman" fo:font-size="10.1000003814697pt" fo:font-weight="normal" officeooo:rsid="02977f06" style:font-size-asian="10.1000003814697pt" style:font-weight-asian="normal" style:font-size-complex="10.1000003814697pt" style:font-weight-complex="normal"/>
    </style:style>
    <style:style style:name="T414" style:family="text">
      <style:text-properties style:font-name="Times New Roman" fo:font-size="10.1000003814697pt" fo:font-weight="normal" officeooo:rsid="028af1bd" style:font-size-asian="10.1000003814697pt" style:font-weight-asian="normal" style:font-size-complex="10.1000003814697pt" style:font-weight-complex="normal"/>
    </style:style>
    <style:style style:name="T415" style:family="text">
      <style:text-properties style:font-name="Times New Roman" fo:font-size="10.1000003814697pt" fo:font-weight="normal" officeooo:rsid="0286c326" style:font-size-asian="10.1000003814697pt" style:font-weight-asian="normal" style:font-size-complex="10.1000003814697pt" style:font-weight-complex="normal"/>
    </style:style>
    <style:style style:name="T416" style:family="text">
      <style:text-properties style:font-name="Times New Roman" fo:font-size="10.1000003814697pt" fo:font-weight="normal" officeooo:rsid="0131c8e7" style:font-size-asian="10.1000003814697pt" style:font-weight-asian="normal" style:font-size-complex="10.1000003814697pt" style:font-weight-complex="normal"/>
    </style:style>
    <style:style style:name="T417" style:family="text">
      <style:text-properties style:font-name="Times New Roman" fo:font-size="10.1000003814697pt" fo:font-weight="normal" officeooo:rsid="01df5463" style:font-size-asian="10.1000003814697pt" style:font-weight-asian="normal" style:font-size-complex="10.1000003814697pt" style:font-weight-complex="normal"/>
    </style:style>
    <style:style style:name="T418" style:family="text">
      <style:text-properties style:font-name="Times New Roman" fo:font-size="10.1000003814697pt" fo:font-weight="normal" officeooo:rsid="01de2023" style:font-size-asian="10.1000003814697pt" style:font-weight-asian="normal" style:font-size-complex="10.1000003814697pt" style:font-weight-complex="normal"/>
    </style:style>
    <style:style style:name="T419" style:family="text">
      <style:text-properties style:font-name="Times New Roman" fo:font-size="10.1000003814697pt" fo:font-weight="normal" officeooo:rsid="01e16b30" style:font-size-asian="10.1000003814697pt" style:font-weight-asian="normal" style:font-size-complex="10.1000003814697pt" style:font-weight-complex="normal"/>
    </style:style>
    <style:style style:name="T420" style:family="text">
      <style:text-properties style:font-name="Times New Roman" fo:font-size="10.1000003814697pt" fo:font-weight="normal" officeooo:rsid="0200efab" style:font-size-asian="10.1000003814697pt" style:font-weight-asian="normal" style:font-size-complex="10.1000003814697pt" style:font-weight-complex="normal"/>
    </style:style>
    <style:style style:name="T421" style:family="text">
      <style:text-properties style:font-name="Times New Roman" fo:font-size="10.1000003814697pt" fo:font-style="italic" fo:font-weight="normal" officeooo:rsid="0131c8e7" style:font-size-asian="10.1000003814697pt" style:font-style-asian="italic" style:font-weight-asian="normal" style:font-size-complex="10.1000003814697pt" style:font-style-complex="italic" style:font-weight-complex="normal"/>
    </style:style>
    <style:style style:name="T422" style:family="text">
      <style:text-properties style:font-name="Times New Roman" fo:font-size="10.1000003814697pt" fo:font-weight="normal" officeooo:rsid="01e0e765" style:font-size-asian="10.1000003814697pt" style:font-weight-asian="normal" style:font-size-complex="10.1000003814697pt" style:font-weight-complex="normal"/>
    </style:style>
    <style:style style:name="T423" style:family="text">
      <style:text-properties style:font-name="Times New Roman" fo:font-size="10.1000003814697pt" fo:font-weight="normal" officeooo:rsid="0176a8fd" style:font-size-asian="10.1000003814697pt" style:font-weight-asian="normal" style:font-size-complex="10.1000003814697pt" style:font-weight-complex="normal"/>
    </style:style>
    <style:style style:name="T424" style:family="text">
      <style:text-properties officeooo:rsid="020e74bc"/>
    </style:style>
    <style:style style:name="T425" style:family="text">
      <style:text-properties officeooo:rsid="0215988e"/>
    </style:style>
    <style:style style:name="T426" style:family="text">
      <style:text-properties officeooo:rsid="025dbe88"/>
    </style:style>
    <style:style style:name="T427" style:family="text">
      <style:text-properties officeooo:rsid="020f6fee"/>
    </style:style>
    <style:style style:name="T428" style:family="text">
      <style:text-properties officeooo:rsid="020f7949"/>
    </style:style>
    <style:style style:name="T429" style:family="text">
      <style:text-properties officeooo:rsid="02100546"/>
    </style:style>
    <style:style style:name="T430" style:family="text">
      <style:text-properties officeooo:rsid="0189b64d"/>
    </style:style>
    <style:style style:name="T431" style:family="text">
      <style:text-properties officeooo:rsid="025dc3ca"/>
    </style:style>
    <style:style style:name="T432" style:family="text">
      <style:text-properties fo:font-style="italic" officeooo:rsid="0200efab" style:font-style-asian="italic" style:font-style-complex="italic"/>
    </style:style>
    <style:style style:name="T433" style:family="text">
      <style:text-properties fo:font-style="italic" officeooo:rsid="020e74bc" style:font-style-asian="italic" style:font-style-complex="italic"/>
    </style:style>
    <style:style style:name="T434" style:family="text">
      <style:text-properties officeooo:rsid="02624146"/>
    </style:style>
    <style:style style:name="T435" style:family="text">
      <style:text-properties officeooo:rsid="02bd876d"/>
    </style:style>
    <style:style style:name="T436" style:family="text">
      <style:text-properties officeooo:rsid="01f367a3"/>
    </style:style>
    <style:style style:name="T437" style:family="text">
      <style:text-properties officeooo:rsid="0211a289"/>
    </style:style>
    <style:style style:name="T438" style:family="text">
      <style:text-properties officeooo:rsid="01d56c0f"/>
    </style:style>
    <style:style style:name="T439" style:family="text">
      <style:text-properties officeooo:rsid="02877830"/>
    </style:style>
    <style:style style:name="T440" style:family="text">
      <style:text-properties officeooo:rsid="0200efab"/>
    </style:style>
    <style:style style:name="T441" style:family="text">
      <style:text-properties officeooo:rsid="017bdba6"/>
    </style:style>
    <style:style style:name="T442" style:family="text">
      <style:text-properties officeooo:rsid="018a16f3"/>
    </style:style>
    <style:style style:name="T443" style:family="text">
      <style:text-properties officeooo:rsid="0131c8e7"/>
    </style:style>
    <style:style style:name="T444" style:family="text">
      <style:text-properties fo:font-style="italic" officeooo:rsid="022945e4" style:font-style-asian="italic" style:font-style-complex="italic"/>
    </style:style>
    <style:style style:name="T445" style:family="text">
      <style:text-properties officeooo:rsid="018a74a9"/>
    </style:style>
    <style:style style:name="T446" style:family="text">
      <style:text-properties officeooo:rsid="0211b885"/>
    </style:style>
    <style:style style:name="T447" style:family="text">
      <style:text-properties style:font-name="Times New Roman" fo:font-size="10.1000003814697pt" fo:font-weight="normal" officeooo:rsid="0211b885" style:font-size-asian="10.1000003814697pt" style:font-weight-asian="normal" style:font-size-complex="10.1000003814697pt" style:font-weight-complex="normal"/>
    </style:style>
    <style:style style:name="T448" style:family="text">
      <style:text-properties style:font-name="Times New Roman" fo:font-size="10.1000003814697pt" fo:font-weight="normal" officeooo:rsid="01d56c0f" style:font-size-asian="10.1000003814697pt" style:font-weight-asian="normal" style:font-size-complex="10.1000003814697pt" style:font-weight-complex="normal"/>
    </style:style>
    <style:style style:name="T449" style:family="text">
      <style:text-properties officeooo:rsid="028153c6"/>
    </style:style>
    <style:style style:name="T450" style:family="text">
      <style:text-properties officeooo:rsid="02815528"/>
    </style:style>
    <style:style style:name="T451" style:family="text">
      <style:text-properties officeooo:rsid="02bdfb98"/>
    </style:style>
    <style:style style:name="T452" style:family="text">
      <style:text-properties officeooo:rsid="0263ed80"/>
    </style:style>
    <style:style style:name="T453" style:family="text">
      <style:text-properties officeooo:rsid="01b22003"/>
    </style:style>
    <style:style style:name="T454" style:family="text">
      <style:text-properties officeooo:rsid="01b2ceef"/>
    </style:style>
    <style:style style:name="T455" style:family="text">
      <style:text-properties officeooo:rsid="018b318b"/>
    </style:style>
    <style:style style:name="T456" style:family="text">
      <style:text-properties officeooo:rsid="02281e79"/>
    </style:style>
    <style:style style:name="T457" style:family="text">
      <style:text-properties fo:font-style="normal" officeooo:rsid="018ce92e" style:font-style-asian="normal" style:font-style-complex="normal"/>
    </style:style>
    <style:style style:name="T458" style:family="text">
      <style:text-properties officeooo:rsid="018ce92e"/>
    </style:style>
    <style:style style:name="T459" style:family="text">
      <style:text-properties officeooo:rsid="01e482d8"/>
    </style:style>
    <style:style style:name="T460" style:family="text">
      <style:text-properties officeooo:rsid="02961d1f"/>
    </style:style>
    <style:style style:name="T461" style:family="text">
      <style:text-properties officeooo:rsid="02977f06"/>
    </style:style>
    <style:style style:name="T462" style:family="text">
      <style:text-properties officeooo:rsid="01343d4a"/>
    </style:style>
    <style:style style:name="T463" style:family="text">
      <style:text-properties officeooo:rsid="02292ef2"/>
    </style:style>
    <style:style style:name="T464" style:family="text">
      <style:text-properties officeooo:rsid="017c9a5c"/>
    </style:style>
    <style:style style:name="T465" style:family="text">
      <style:text-properties officeooo:rsid="0193c3b1"/>
    </style:style>
    <style:style style:name="T466" style:family="text">
      <style:text-properties fo:font-style="normal" officeooo:rsid="01343d4a" style:font-style-asian="normal" style:font-style-complex="normal"/>
    </style:style>
    <style:style style:name="T467" style:family="text">
      <style:text-properties officeooo:rsid="018465ff"/>
    </style:style>
    <style:style style:name="T468" style:family="text">
      <style:text-properties officeooo:rsid="02be2f66"/>
    </style:style>
    <style:style style:name="T469" style:family="text">
      <style:text-properties officeooo:rsid="0265b8f9"/>
    </style:style>
    <style:style style:name="T470" style:family="text">
      <style:text-properties officeooo:rsid="01ab539a"/>
    </style:style>
    <style:style style:name="T471" style:family="text">
      <style:text-properties officeooo:rsid="01952aef"/>
    </style:style>
    <style:style style:name="T472" style:family="text">
      <style:text-properties officeooo:rsid="0288be4f"/>
    </style:style>
    <style:style style:name="T473" style:family="text">
      <style:text-properties fo:font-style="normal" style:font-style-asian="normal" style:font-style-complex="normal"/>
    </style:style>
    <style:style style:name="T474" style:family="text">
      <style:text-properties fo:font-style="normal" officeooo:rsid="01952aef" style:font-style-asian="normal" style:font-style-complex="normal"/>
    </style:style>
    <style:style style:name="T475" style:family="text">
      <style:text-properties fo:font-style="normal" officeooo:rsid="01427565" style:font-style-asian="normal" style:font-style-complex="normal"/>
    </style:style>
    <style:style style:name="T476" style:family="text">
      <style:text-properties fo:font-style="normal" officeooo:rsid="0265b8f9" style:font-style-asian="normal" style:font-style-complex="normal"/>
    </style:style>
    <style:style style:name="T477" style:family="text">
      <style:text-properties fo:font-style="normal" officeooo:rsid="0197a4a1" style:font-style-asian="normal" style:font-style-complex="normal"/>
    </style:style>
    <style:style style:name="T478" style:family="text">
      <style:text-properties fo:font-style="normal" officeooo:rsid="0211b885" style:font-style-asian="normal" style:font-style-complex="normal"/>
    </style:style>
    <style:style style:name="T479" style:family="text">
      <style:text-properties fo:font-style="normal" officeooo:rsid="017dc88f" style:font-style-asian="normal" style:font-style-complex="normal"/>
    </style:style>
    <style:style style:name="T480" style:family="text">
      <style:text-properties fo:font-style="normal" officeooo:rsid="013618a3" style:font-style-asian="normal" style:font-style-complex="normal"/>
    </style:style>
    <style:style style:name="T481" style:family="text">
      <style:text-properties fo:font-style="normal" officeooo:rsid="018289e2" style:font-style-asian="normal" style:font-style-complex="normal"/>
    </style:style>
    <style:style style:name="T482" style:family="text">
      <style:text-properties officeooo:rsid="02ca7047"/>
    </style:style>
    <style:style style:name="T483" style:family="text">
      <style:text-properties officeooo:rsid="0195bad6"/>
    </style:style>
    <style:style style:name="T484" style:family="text">
      <style:text-properties officeooo:rsid="013618a3"/>
    </style:style>
    <style:style style:name="T485" style:family="text">
      <style:text-properties officeooo:rsid="0197a4a1"/>
    </style:style>
    <style:style style:name="T486" style:family="text">
      <style:text-properties officeooo:rsid="022945e4"/>
    </style:style>
    <style:style style:name="T487" style:family="text">
      <style:text-properties officeooo:rsid="01da5a3a"/>
    </style:style>
    <style:style style:name="T488" style:family="text">
      <style:text-properties officeooo:rsid="02cb000a"/>
    </style:style>
    <style:style style:name="T489" style:family="text">
      <style:text-properties fo:font-style="normal" officeooo:rsid="022945e4" style:font-style-asian="normal" style:font-style-complex="normal"/>
    </style:style>
    <style:style style:name="T490" style:family="text">
      <style:text-properties officeooo:rsid="01faecbc"/>
    </style:style>
    <style:style style:name="T491" style:family="text">
      <style:text-properties officeooo:rsid="0286c326"/>
    </style:style>
    <style:style style:name="T492" style:family="text">
      <style:text-properties officeooo:rsid="02bebc4d"/>
    </style:style>
    <style:style style:name="T493" style:family="text">
      <style:text-properties officeooo:rsid="02bfea3c"/>
    </style:style>
    <style:style style:name="T494" style:family="text">
      <style:text-properties officeooo:rsid="017fa41b"/>
    </style:style>
    <style:style style:name="T495" style:family="text">
      <style:text-properties officeooo:rsid="01800178"/>
    </style:style>
    <style:style style:name="T496" style:family="text">
      <style:text-properties officeooo:rsid="01f434b8"/>
    </style:style>
    <style:style style:name="T497" style:family="text">
      <style:text-properties fo:font-size="11pt" fo:font-style="italic" officeooo:rsid="0189f061" style:font-size-asian="11pt" style:font-style-asian="italic" style:font-size-complex="11pt" style:font-style-complex="italic"/>
    </style:style>
    <style:style style:name="T498" style:family="text">
      <style:text-properties fo:font-size="11pt" fo:font-style="normal" officeooo:rsid="022945e4" style:font-size-asian="11pt" style:font-style-asian="normal" style:font-size-complex="11pt" style:font-style-complex="normal"/>
    </style:style>
    <style:style style:name="T499" style:family="text">
      <style:text-properties officeooo:rsid="01386289"/>
    </style:style>
    <style:style style:name="T500" style:family="text">
      <style:text-properties style:font-name="Times New Roman" fo:font-size="10.1000003814697pt" fo:font-weight="normal" officeooo:rsid="028a2dd7" style:font-size-asian="10.1000003814697pt" style:font-weight-asian="normal" style:font-size-complex="10.1000003814697pt" style:font-weight-complex="normal"/>
    </style:style>
    <style:style style:name="T501" style:family="text">
      <style:text-properties officeooo:rsid="0266ca2d"/>
    </style:style>
    <style:style style:name="T502" style:family="text">
      <style:text-properties officeooo:rsid="01412d1c"/>
    </style:style>
    <style:style style:name="T503" style:family="text">
      <style:text-properties officeooo:rsid="013a0d0a"/>
    </style:style>
    <style:style style:name="T504" style:family="text">
      <style:text-properties officeooo:rsid="01427678"/>
    </style:style>
    <style:style style:name="T505" style:family="text">
      <style:text-properties officeooo:rsid="013a3240"/>
    </style:style>
    <style:style style:name="T506" style:family="text">
      <style:text-properties officeooo:rsid="01ab94b8"/>
    </style:style>
    <style:style style:name="T507" style:family="text">
      <style:text-properties officeooo:rsid="01a14820"/>
    </style:style>
    <style:style style:name="T508" style:family="text">
      <style:text-properties officeooo:rsid="01aae9d5"/>
    </style:style>
    <style:style style:name="T509" style:family="text">
      <style:text-properties officeooo:rsid="01d65fc6"/>
    </style:style>
    <style:style style:name="T510" style:family="text">
      <style:text-properties officeooo:rsid="01a1fb79"/>
    </style:style>
    <style:style style:name="T511" style:family="text">
      <style:text-properties officeooo:rsid="022365cb"/>
    </style:style>
    <style:style style:name="T512" style:family="text">
      <style:text-properties officeooo:rsid="02686fee"/>
    </style:style>
    <style:style style:name="T513" style:family="text">
      <style:text-properties officeooo:rsid="013dfd62"/>
    </style:style>
    <style:style style:name="T514" style:family="text">
      <style:text-properties officeooo:rsid="01a247a3"/>
    </style:style>
    <style:style style:name="T515" style:family="text">
      <style:text-properties officeooo:rsid="018289e2"/>
    </style:style>
    <style:style style:name="T516" style:family="text">
      <style:text-properties officeooo:rsid="01a301c8"/>
    </style:style>
    <style:style style:name="T517" style:family="text">
      <style:text-properties officeooo:rsid="01ad0916"/>
    </style:style>
    <style:style style:name="T518" style:family="text">
      <style:text-properties officeooo:rsid="013f64fa"/>
    </style:style>
    <style:style style:name="T519" style:family="text">
      <style:text-properties officeooo:rsid="01ad36ac"/>
    </style:style>
    <style:style style:name="T520" style:family="text">
      <style:text-properties officeooo:rsid="0185eb29"/>
    </style:style>
    <style:style style:name="T521" style:family="text">
      <style:text-properties officeooo:rsid="0180a225"/>
    </style:style>
    <style:style style:name="T522" style:family="text">
      <style:text-properties officeooo:rsid="01992708"/>
    </style:style>
    <style:style style:name="T523" style:family="text">
      <style:text-properties officeooo:rsid="0180f9e0"/>
    </style:style>
    <style:style style:name="T524" style:family="text">
      <style:text-properties officeooo:rsid="0268c641"/>
    </style:style>
    <style:style style:name="T525" style:family="text">
      <style:text-properties officeooo:rsid="01850ad4"/>
    </style:style>
    <style:style style:name="T526" style:family="text">
      <style:text-properties officeooo:rsid="019c7bfd"/>
    </style:style>
    <style:style style:name="T527" style:family="text">
      <style:text-properties officeooo:rsid="019ca704"/>
    </style:style>
    <text:list-style style:name="L1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3in" fo:min-width="0.61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45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49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008in" fo:padding-bottom="0.0008in" fo:padding-left="0.0008in" fo:padding-right="0.0008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72in" fo:min-width="0.545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008in" fo:padding-bottom="0.0008in" fo:padding-left="0.0008in" fo:padding-right="0.0008in" fo:wrap-option="wrap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dash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91in" fo:min-width="0.257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71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4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495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91in" fo:min-width="0.258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031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49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72in" fo:min-width="0.545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91in" fo:min-width="0.259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draw:auto-grow-height="true" draw:auto-grow-width="true" fo:min-height="0.128in" fo:min-width="0.778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18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3in" fo:min-width="0.56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20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3in" fo:min-width="0.563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032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72in" fo:min-width="0.033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draw:auto-grow-height="true" draw:auto-grow-width="true" fo:min-height="0.1283in" fo:min-width="0.705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91in" fo:min-width="0.032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in" fo:min-width="0.521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83in" fo:min-width="0.5646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draw:auto-grow-height="true" draw:auto-grow-width="true" fo:min-height="0.1283in" fo:min-width="0.84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draw:auto-grow-height="true" draw:auto-grow-width="true" fo:min-height="0.1283in" fo:min-width="0.676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36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513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515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091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07in" fo:min-width="0.254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363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319in" fo:min-width="0.090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64in" fo:min-width="0.41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8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483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64in" fo:min-width="0.36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64in" fo:min-width="0.3646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72in" fo:min-width="0.104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330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329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5in" fo:min-width="1.185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54in" fo:min-width="0.758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2" style:family="graphic">
      <style:graphic-properties draw:stroke="dash" svg:stroke-width="0in" svg:stroke-color="#4c4c4c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5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54in" fo:min-width="0.4516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4" style:family="graphic">
      <style:graphic-properties draw:stroke="solid" svg:stroke-width="0.0016in" svg:stroke-color="#4c4c4c" draw:marker-start="" draw:marker-start-width="0.0783in" draw:marker-start-center="false" draw:marker-end="" draw:marker-end-width="0.0783in" draw:marker-end-center="false" draw:fill="solid" draw:fill-color="#ffffff" draw:textarea-horizontal-align="justify" fo:padding-top="0.0008in" fo:padding-bottom="0.0008in" fo:padding-left="0.0008in" fo:padding-right="0.0008in" fo:wrap-option="wrap" draw:shadow="hidden" draw:shadow-offset-x="0.0783in" draw:shadow-offset-y="0.0783in" draw:shadow-color="#808080" loext:decorative="false" style:run-through="foreground"/>
    </style:style>
    <style:style style:name="gr5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340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2866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286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287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9" style:family="graphic">
      <style:graphic-properties draw:stroke="solid" svg:stroke-width="0.0016in" svg:stroke-color="#4c4c4c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fo:wrap-option="wrap" draw:shadow="hidden" draw:shadow-offset-x="0.0783in" draw:shadow-offset-y="0.0783in" draw:shadow-color="#808080" loext:decorative="false" style:run-through="foreground"/>
    </style:style>
    <style:style style:name="gr6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6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3417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467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54in" fo:min-width="0.346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1in" fo:min-width="0.468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5in" fo:min-width="1.733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65in" fo:min-width="1.881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54in" fo:min-width="0.450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54in" fo:min-width="0.34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44in" fo:min-width="0.361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303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44in" fo:min-width="0.36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36in" fo:min-width="0.628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36in" fo:min-width="0.563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800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47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36in" fo:min-width="0.629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36in" fo:min-width="0.5646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80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44in" fo:min-width="0.477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1.274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1.706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256in" fo:min-width="0.416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26in" fo:min-width="0.498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18in" fo:min-width="0.26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26in" fo:min-width="0.081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1in" fo:min-width="0.2634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1in" fo:min-width="0.225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126in" fo:min-width="0.081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0.3783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0.483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0.286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92in" fo:min-width="0.4161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0.4909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0.47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92in" fo:min-width="1.0138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0984in" fo:min-width="1.1035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7" style:family="graphic">
      <style:graphic-properties loext:decorative="false"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0.078in" fo:padding-top="0in" fo:padding-bottom="0in" fo:padding-left="0in" fo:padding-right="0in" loext:decorative="false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071in" fo:min-width="0.0366in" fo:padding-top="0in" fo:padding-bottom="0in" fo:padding-left="0in" fo:padding-right="0in" loext:decorative="false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1228in" fo:padding-top="0in" fo:padding-bottom="0in" fo:padding-left="0in" fo:padding-right="0in" loext:decorative="false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18in" fo:min-width="0.1598in" fo:padding-top="0in" fo:padding-bottom="0in" fo:padding-left="0in" fo:padding-right="0in" loext:decorative="false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0.0862in" fo:padding-top="0in" fo:padding-bottom="0in" fo:padding-left="0in" fo:padding-right="0in" loext:decorative="false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0492in" fo:padding-top="0in" fo:padding-bottom="0in" fo:padding-left="0in" fo:padding-right="0in" loext:decorative="false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0437in" fo:padding-top="0in" fo:padding-bottom="0in" fo:padding-left="0in" fo:padding-right="0in" loext:decorative="false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bottom" draw:auto-grow-height="true" draw:auto-grow-width="true" fo:min-height="0.189in" fo:min-width="0.2047in" fo:padding-top="0in" fo:padding-bottom="0in" fo:padding-left="0in" fo:padding-right="0in" loext:decorative="false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0.061in" fo:padding-top="0in" fo:padding-bottom="0in" fo:padding-left="0in" fo:padding-right="0in" loext:decorative="false" style:run-through="foreground"/>
      <style:paragraph-properties style:writing-mode="lr-tb"/>
    </style:style>
    <style:style style:name="gr107" style:family="graphic">
      <style:graphic-properties draw:stroke="solid" svg:stroke-width="0.0016in" svg:stroke-color="#000000" draw:marker-start="" draw:marker-end="" draw:fill="solid" draw:fill-color="#000000" fo:padding-top="0.0008in" fo:padding-bottom="0.0008in" fo:padding-left="0.0008in" fo:padding-right="0.0008in" loext:decorative="false" style:run-through="foreground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44in" fo:min-width="0.178in" fo:padding-top="0in" fo:padding-bottom="0in" fo:padding-left="0in" fo:padding-right="0in" loext:decorative="false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071in" fo:min-width="0.0425in" fo:padding-top="0in" fo:padding-bottom="0in" fo:padding-left="0in" fo:padding-right="0in" loext:decorative="false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38in" fo:min-width="0.0744in" fo:padding-top="0in" fo:padding-bottom="0in" fo:padding-left="0in" fo:padding-right="0in" loext:decorative="false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071in" fo:min-width="0.0472in" fo:padding-top="0in" fo:padding-bottom="0in" fo:padding-left="0in" fo:padding-right="0in" loext:decorative="false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38in" fo:min-width="0.0701in" fo:padding-top="0in" fo:padding-bottom="0in" fo:padding-left="0in" fo:padding-right="0in" loext:decorative="false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0835in" fo:padding-top="0in" fo:padding-bottom="0in" fo:padding-left="0in" fo:padding-right="0in" loext:decorative="false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0.0693in" fo:padding-top="0in" fo:padding-bottom="0in" fo:padding-left="0in" fo:padding-right="0in" loext:decorative="false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38in" fo:min-width="0.1236in" fo:padding-top="0in" fo:padding-bottom="0in" fo:padding-left="0in" fo:padding-right="0in" loext:decorative="false" style:run-through="foreground"/>
      <style:paragraph-properties style:writing-mode="lr-tb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0465in" fo:padding-top="0in" fo:padding-bottom="0in" fo:padding-left="0in" fo:padding-right="0in" loext:decorative="false" style:run-through="foreground"/>
      <style:paragraph-properties style:writing-mode="lr-tb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0898in" fo:padding-top="0in" fo:padding-bottom="0in" fo:padding-left="0in" fo:padding-right="0in" loext:decorative="false" style:run-through="foreground"/>
      <style:paragraph-properties style:writing-mode="lr-tb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38in" fo:min-width="0.0299in" fo:padding-top="0in" fo:padding-bottom="0in" fo:padding-left="0in" fo:padding-right="0in" loext:decorative="false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0.1925in" fo:padding-top="0in" fo:padding-bottom="0in" fo:padding-left="0in" fo:padding-right="0in" loext:decorative="false" style:run-through="foreground"/>
      <style:paragraph-properties style:writing-mode="lr-tb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08in" fo:min-width="0.0646in" fo:padding-top="0in" fo:padding-bottom="0in" fo:padding-left="0in" fo:padding-right="0in" loext:decorative="false" style:run-through="foreground"/>
      <style:paragraph-properties style:writing-mode="lr-tb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1701in" fo:padding-top="0in" fo:padding-bottom="0in" fo:padding-left="0in" fo:padding-right="0in" loext:decorative="false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1346in" fo:padding-top="0in" fo:padding-bottom="0in" fo:padding-left="0in" fo:padding-right="0in" loext:decorative="false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3.3354in" fo:padding-top="0in" fo:padding-bottom="0in" fo:padding-left="0in" fo:padding-right="0in" loext:decorative="false" style:run-through="foreground"/>
      <style:paragraph-properties style:writing-mode="lr-tb"/>
    </style:style>
    <style:style style:name="gr1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0681in" fo:padding-top="0in" fo:padding-bottom="0in" fo:padding-left="0in" fo:padding-right="0in" loext:decorative="false" style:run-through="foreground"/>
      <style:paragraph-properties style:writing-mode="lr-tb"/>
    </style:style>
    <style:style style:name="gr1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5346in" fo:padding-top="0in" fo:padding-bottom="0in" fo:padding-left="0in" fo:padding-right="0in" loext:decorative="false" style:run-through="foreground"/>
      <style:paragraph-properties style:writing-mode="lr-tb"/>
    </style:style>
    <style:style style:name="gr1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2.1354in" fo:padding-top="0in" fo:padding-bottom="0in" fo:padding-left="0in" fo:padding-right="0in" loext:decorative="false" style:run-through="foreground"/>
      <style:paragraph-properties style:writing-mode="lr-tb"/>
    </style:style>
    <style:style style:name="gr1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4016in" fo:padding-top="0in" fo:padding-bottom="0in" fo:padding-left="0in" fo:padding-right="0in" loext:decorative="false" style:run-through="foreground"/>
      <style:paragraph-properties style:writing-mode="lr-tb"/>
    </style:style>
    <style:style style:name="gr1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8681in" fo:padding-top="0in" fo:padding-bottom="0in" fo:padding-left="0in" fo:padding-right="0in" loext:decorative="false" style:run-through="foreground"/>
      <style:paragraph-properties style:writing-mode="lr-tb"/>
    </style:style>
    <style:style style:name="gr1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8681in" fo:padding-top="0in" fo:padding-bottom="0in" fo:padding-left="0in" fo:padding-right="0in" loext:decorative="false" style:run-through="foreground"/>
      <style:paragraph-properties style:writing-mode="lr-tb"/>
    </style:style>
    <style:style style:name="gr1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3346in" fo:padding-top="0in" fo:padding-bottom="0in" fo:padding-left="0in" fo:padding-right="0in" loext:decorative="false" style:run-through="foreground"/>
      <style:paragraph-properties style:writing-mode="lr-tb"/>
    </style:style>
    <style:style style:name="gr1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2.5354in" fo:padding-top="0in" fo:padding-bottom="0in" fo:padding-left="0in" fo:padding-right="0in" loext:decorative="false" style:run-through="foreground"/>
      <style:paragraph-properties style:writing-mode="lr-tb"/>
    </style:style>
    <style:style style:name="gr1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2.2689in" fo:padding-top="0in" fo:padding-bottom="0in" fo:padding-left="0in" fo:padding-right="0in" loext:decorative="false" style:run-through="foreground"/>
      <style:paragraph-properties style:writing-mode="lr-tb"/>
    </style:style>
    <style:style style:name="gr1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3.2689in" fo:padding-top="0in" fo:padding-bottom="0in" fo:padding-left="0in" fo:padding-right="0in" loext:decorative="false" style:run-through="foreground"/>
      <style:paragraph-properties style:writing-mode="lr-tb"/>
    </style:style>
    <style:style style:name="gr1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0016in" fo:padding-top="0in" fo:padding-bottom="0in" fo:padding-left="0in" fo:padding-right="0in" loext:decorative="false" style:run-through="foreground"/>
      <style:paragraph-properties style:writing-mode="lr-tb"/>
    </style:style>
    <style:style style:name="gr1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1.2016in" fo:padding-top="0in" fo:padding-bottom="0in" fo:padding-left="0in" fo:padding-right="0in" loext:decorative="false" style:run-through="foreground"/>
      <style:paragraph-properties style:writing-mode="lr-tb"/>
    </style:style>
    <style:style style:name="gr1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6016in" fo:padding-top="0in" fo:padding-bottom="0in" fo:padding-left="0in" fo:padding-right="0in" loext:decorative="false" style:run-through="foreground"/>
      <style:paragraph-properties style:writing-mode="lr-tb"/>
    </style:style>
    <style:style style:name="gr1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8016in" fo:padding-top="0in" fo:padding-bottom="0in" fo:padding-left="0in" fo:padding-right="0in" loext:decorative="false" style:run-through="foreground"/>
      <style:paragraph-properties style:writing-mode="lr-tb"/>
    </style:style>
    <style:style style:name="gr1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64in" fo:min-width="0.9346in" fo:padding-top="0in" fo:padding-bottom="0in" fo:padding-left="0in" fo:padding-right="0in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tcoin: Eitt <text:span text:style-name="T1">javningarikið</text:span> talgilt <text:span text:style-name="T2">reiðu</text:span>peningakervi</text:h>
      <text:p text:style-name="P2"/>
      <text:p text:style-name="P3">Satoshi Nakamoto</text:p>
      <text:p text:style-name="P3">satoshin@gmx.com</text:p>
      <text:p text:style-name="P3">www.bitcoin.org</text:p>
      <text:p text:style-name="P2"/>
      <text:p text:style-name="P4"/>
      <text:p text:style-name="P4"><text:span text:style-name="T3">Týtt ú</text:span>r enskum <text:a xlink:type="simple" xlink:href="https://bitcoin.org/bitcoin.pdf" text:style-name="Internet_20_link" text:visited-style-name="Visited_20_Internet_20_Link">https://bitcoin.org/bitcoin.pdf</text:a></text:p>
      <text:p text:style-name="P2"/>
      <text:p text:style-name="P5"><text:span text:style-name="T4">Samandráttur. <text:s/></text:span><text:span text:style-name="T5">Ein </text:span><text:span text:style-name="T6">verulig</text:span><text:span text:style-name="T5"> </text:span><text:span text:style-name="T1">javningarikin</text:span><text:span text:style-name="T5"> útgáva av talgildum </text:span><text:span text:style-name="T7">reiðu</text:span><text:span text:style-name="T5">pen</text:span><text:span text:style-name="T7">ingi</text:span><text:span text:style-name="T5"> ger tað møguligt at gjalda, álinju, beinleiðis frá einum parti til annan </text:span><text:span text:style-name="T8">uttan at vera bundin at</text:span><text:span text:style-name="T5"> peningastovn</text:span><text:span text:style-name="T9">i</text:span><text:span text:style-name="T5">.</text:span><text:span text:style-name="T10"> <text:s/></text:span><text:span text:style-name="T11">Talgildar undirskriftir eru </text:span><text:span text:style-name="T6">ein </text:span><text:span text:style-name="T11">partur av loysnini, men um tørvur </text:span><text:span text:style-name="T12">framvegis</text:span><text:span text:style-name="T11"> er á einum álítandi triðjaparti </text:span><text:span text:style-name="T6">til tess </text:span><text:span text:style-name="T11">at </text:span><text:span text:style-name="T13">byrgja</text:span><text:span text:style-name="T11"> fyri </text:span><text:span text:style-name="T14">tví</text:span><text:span text:style-name="T11">nýtslu av s</text:span><text:span text:style-name="T15">ama</text:span><text:span text:style-name="T11"> mynt</text:span><text:span text:style-name="T15">i</text:span><text:span text:style-name="T6"> sleppur </text:span><text:span text:style-name="T11">á</text:span><text:span text:style-name="T6">góðin ikki til sín rætt</text:span><text:span text:style-name="T11">. <text:s/></text:span><text:span text:style-name="T16">Vit </text:span><text:span text:style-name="T17">leggja</text:span><text:span text:style-name="T16"> fram eina loysn </text:span><text:span text:style-name="T18">fyri</text:span><text:span text:style-name="T16"> </text:span><text:span text:style-name="T19">tvín</text:span><text:span text:style-name="T16">ýtslutrupulleikan, ið </text:span><text:span text:style-name="T20">byggir á</text:span><text:span text:style-name="T16"> eitt </text:span><text:span text:style-name="T1">javninga</text:span><text:span text:style-name="T16">net.</text:span><text:span text:style-name="T10"> <text:s/></text:span><text:span text:style-name="T21">Netið tíðarstemplar </text:span><text:span text:style-name="T22">flytingar</text:span><text:span text:style-name="T21"> við </text:span><text:span text:style-name="T23">at</text:span><text:span text:style-name="T21"> hasha t</text:span><text:span text:style-name="T22">ær</text:span><text:span text:style-name="T21"> </text:span><text:span text:style-name="T8">inn</text:span><text:span text:style-name="T21"> í eina áhaldandi ketu av hash-grundaðum arbeiðsprógvi </text:span><text:span text:style-name="T24">og </text:span><text:span text:style-name="T25">skipar</text:span><text:span text:style-name="T24"> </text:span><text:span text:style-name="T12">soleiðis </text:span><text:span text:style-name="T24">eina skrá, ið ikki kann broytast, uttan at gera arbeiðsprógvi</text:span><text:span text:style-name="T7">ð</text:span><text:span text:style-name="T24"> </text:span><text:span text:style-name="T26">umaftur</text:span><text:span text:style-name="T24">.</text:span><text:span text:style-name="T10"> <text:s/></text:span><text:span text:style-name="T27">Longsta ketan prógvar ikki bert </text:span><text:span text:style-name="T28">raðfylgjuna </text:span><text:span text:style-name="T29">av tilburðum</text:span><text:span text:style-name="T28">, </text:span><text:span text:style-name="T27">men </text:span><text:span text:style-name="T28">eisini at hon er útvunnin av </text:span><text:span text:style-name="T30">máttmiklasta</text:span><text:span text:style-name="T28"> </text:span><text:span text:style-name="T31">bólki</text:span><text:span text:style-name="T28"> av </text:span><text:span text:style-name="T12">rokniorku</text:span><text:span text:style-name="T28">.</text:span><text:span text:style-name="T10"> <text:s/></text:span><text:span text:style-name="T32">So leingi meginparturin av </text:span><text:span text:style-name="T12">rokniorkuni</text:span><text:span text:style-name="T32"> er stjórnaður av knútum, ið ikki samstarva um álop á netið, gera teir longstu ketuna og </text:span><text:span text:style-name="T27">leggjast fram um áleyparar</text:span><text:span text:style-name="T32">.</text:span><text:span text:style-name="T10"> <text:s/></text:span><text:span text:style-name="T1">Netið sjálvt krevur heilt lítlan bygnað.</text:span><text:span text:style-name="T10"> <text:s/></text:span><text:span text:style-name="T33">Dátusamskifti</text:span><text:span text:style-name="T34">ð</text:span><text:span text:style-name="T35"> </text:span><text:span text:style-name="T33">fer fram</text:span><text:span text:style-name="T35"> eftir besta førimuni, og knútar kunnu avbróta og sambinda aftur við netið, sum teimum lystir, og </text:span><text:span text:style-name="T23">hareftir </text:span><text:span text:style-name="T35">góðtaka ketuna, </text:span><text:span text:style-name="T21">ið undir avbrotinum hevði</text:span><text:span text:style-name="T30"> </text:span><text:span text:style-name="T21">máttmiklast</text:span><text:span text:style-name="T36">u</text:span><text:span text:style-name="T21"> arbeiðsprógv.</text:span></text:p>
      <text:p text:style-name="P6"/>
      <text:h text:style-name="P7" text:outline-level="2">1. <text:s text:c="3"/>Inngangur</text:h>
      <text:p text:style-name="P8"><text:span text:style-name="T37">Handil á alnótini er vorðin, </text:span><text:span text:style-name="T38">næstan útilokandi,</text:span><text:span text:style-name="T37"> treytaður av peningastovnum, </text:span><text:span text:style-name="T38">ið</text:span><text:span text:style-name="T37"> sum álítandi triðj</text:span><text:span text:style-name="T38">a</text:span><text:span text:style-name="T37">part</text:span><text:span text:style-name="T38">a</text:span><text:span text:style-name="T37">r avgreið</text:span><text:span text:style-name="T39">a</text:span><text:span text:style-name="T37"> talgild </text:span><text:span text:style-name="T40">gjøld</text:span><text:span text:style-name="T37">.</text:span> <text:s/><text:span text:style-name="T38">Hóast skipanin í flestu førum </text:span><text:span text:style-name="T41">er</text:span><text:span text:style-name="T38"> nøktandi, </text:span><text:span text:style-name="T42">líður hon enn undir innbygdu veikleikunum í álitisgrundaða </text:span><text:span text:style-name="T41">myndlinum</text:span><text:span text:style-name="T42">.</text:span> <text:s/><text:span text:style-name="T43">Fullkomiliga </text:span><text:span text:style-name="T44">endalig</text:span><text:span text:style-name="T43"> </text:span><text:span text:style-name="T45">gjøld</text:span><text:span text:style-name="T43"> </text:span><text:span text:style-name="T46">eru í </text:span><text:span text:style-name="T47">roynd og veru </text:span><text:span text:style-name="T46">ikki møgulig,</text:span><text:span text:style-name="T43"> </text:span><text:span text:style-name="T46">av tí at peningastovnar ikki kunnu sleppa sær undan at </text:span><text:span text:style-name="T48">handfara ósemjur.</text:span> <text:s/><text:span text:style-name="T48">Semingskostnaðurin </text:span><text:span text:style-name="T39">økir</text:span><text:span text:style-name="T48"> um </text:span><text:span text:style-name="T49">flytingar</text:span><text:span text:style-name="T48">kostnaði</text:span><text:span text:style-name="T50">rnar</text:span><text:span text:style-name="T48">, </text:span><text:span text:style-name="T51">setur eitt praktiskt lágmark á </text:span><text:span text:style-name="T49">flytingar</text:span><text:span text:style-name="T51">upphæddina og avmarkar møguleik</text:span><text:span text:style-name="T39">arnar</text:span><text:span text:style-name="T51"> fyri smærri </text:span><text:span text:style-name="T52">fyrifallandi</text:span><text:span text:style-name="T51"> </text:span><text:span text:style-name="T49">flytingum</text:span><text:span text:style-name="T51">. <text:s/></text:span><text:span text:style-name="T23">H</text:span><text:span text:style-name="T39">arumframt </text:span><text:span text:style-name="T52">er ein </text:span><text:span text:style-name="T39">breiðari</text:span><text:span text:style-name="T52"> kostnaður í </text:span><text:span text:style-name="T39">tí,</text:span><text:span text:style-name="T52"> at møguleik</text:span><text:span text:style-name="T39">i</text:span><text:span text:style-name="T52">n at gera endalig</text:span><text:span text:style-name="T44"> </text:span><text:span text:style-name="T53">gjøld</text:span><text:span text:style-name="T52"> fyri endaligar tænastuveitingar </text:span><text:span text:style-name="T39">ikki er til staðar</text:span><text:span text:style-name="T52">.</text:span> <text:s/><text:span text:style-name="T39">Tá </text:span><text:span text:style-name="T54">ið</text:span><text:span text:style-name="T39"> møguleiki er fyri</text:span><text:span text:style-name="T55"> afturflytingum, so veksur tørvurin á áliti.</text:span> <text:s/><text:span text:style-name="T56">Vinnurekandi noyðast at </text:span><text:span text:style-name="T57">vera ans</text:span><text:span text:style-name="T39">in</text:span><text:span text:style-name="T57"> fyri</text:span><text:span text:style-name="T56"> </text:span><text:span text:style-name="T39">sínum</text:span><text:span text:style-name="T56"> kund</text:span><text:span text:style-name="T57">um og</text:span><text:span text:style-name="T56"> plága teir um fleiri upplýsingar, enn te</text:span><text:span text:style-name="T39">y</text:span><text:span text:style-name="T56"> annars hava tørv á.</text:span> <text:s/><text:span text:style-name="T58">Ein ávísur prosentpartur av sviki er góðtikin, tí m</text:span><text:span text:style-name="T59">ett verður, at tað ikki slepst undan øllum sviki.</text:span> <text:s/><text:span text:style-name="T60">Við </text:span><text:span text:style-name="T54">at </text:span><text:span text:style-name="T60">nýt</text:span><text:span text:style-name="T54">a</text:span><text:span text:style-name="T60"> fysisk</text:span><text:span text:style-name="T54">an</text:span><text:span text:style-name="T60"> pening </text:span><text:span text:style-name="T57">slepst undan hesum kostnaðunum og gjaldsóvissu</text:span><text:span text:style-name="T60">num, men ein</text:span><text:span text:style-name="T61">ki kervi finst, ið loyvir </text:span><text:span text:style-name="T20">gjøldum</text:span><text:span text:style-name="T61"> umvegis ein samskiftismiðil uttan ein álítandi </text:span><text:span text:style-name="T62">triðjap</text:span><text:span text:style-name="T61">art.</text:span></text:p>
      <text:p text:style-name="P9"><text:span text:style-name="T63">Tørvur er á einari talgildari gjaldskipan, ið byggir á dulmálsvísindalig prógv heldur enn álit, so at tveir </text:span><text:span text:style-name="T64">partar kunnu handla beinleiðis sínámillum uttan tørv á einum álítandi triðjaparti.</text:span> <text:s/><text:span text:style-name="T22">Flytingar</text:span><text:span text:style-name="T64">, ið eru </text:span><text:span text:style-name="T65">støddfrøðiliga</text:span><text:span text:style-name="T64"> nyttuleysar at broyta ella ó</text:span><text:span text:style-name="T66">gilda</text:span><text:span text:style-name="T64">, verja seljaran ímóti sviki, </text:span><text:span text:style-name="T67">og </text:span><text:span text:style-name="T68">reglubundi</text:span><text:span text:style-name="T69">n</text:span><text:span text:style-name="T68"> </text:span><text:span text:style-name="T69">varðveitsluskipan</text:span><text:span text:style-name="T68"> kann lættliga </text:span><text:span text:style-name="T70">setast í verk</text:span><text:span text:style-name="T68"> til tess at verja keyparar.</text:span> <text:s/>Í <text:span text:style-name="T71">hesi grein </text:span><text:span text:style-name="T17">leggja</text:span><text:span text:style-name="T71"> vit fram eina loysn </text:span><text:span text:style-name="T16">til </text:span><text:span text:style-name="T19">tví</text:span><text:span text:style-name="T16">nýtslutrupulleikan, </text:span><text:span text:style-name="T72">ið nýt</text:span><text:span text:style-name="T73">i</text:span><text:span text:style-name="T72">r ei</text:span><text:span text:style-name="T74">n</text:span><text:span text:style-name="T72"> javningaútbýtt</text:span><text:span text:style-name="T74">an</text:span><text:span text:style-name="T72"> tíðarstempul</text:span><text:span text:style-name="T74">sambætara</text:span><text:span text:style-name="T72"> </text:span><text:span text:style-name="T75">ið framleiðir </text:span><text:span text:style-name="T76">støddfrøðilig</text:span><text:span text:style-name="T75"> prógv fyri </text:span><text:span text:style-name="T22">flytingar</text:span><text:span text:style-name="T75">raðfylgjuni.</text:span> <text:s/><text:span text:style-name="T75">Kervið er tryggjað, so leingi </text:span><text:span text:style-name="T66">rokniorkan</text:span><text:span text:style-name="T75">, ið ærligir knútar stjórna í felag, er </text:span><text:span text:style-name="T77">máttmiklari</text:span><text:span text:style-name="T75"> enn tann hjá </text:span><text:span text:style-name="T78">ein</text:span><text:span text:style-name="T79">hvørjum samstarvandi </text:span><text:span text:style-name="T80">bólki</text:span><text:span text:style-name="T81"> av </text:span><text:span text:style-name="T75">á</text:span><text:span text:style-name="T81">leypandi knútum.</text:span></text:p>
      <text:h text:style-name="P10" text:outline-level="2"><text:soft-page-break/>2. <text:s text:c="3"/><text:span text:style-name="T49">Flytingar </text:span><text:span text:style-name="T82">(Viðskiftir)</text:span></text:h>
      <text:p text:style-name="P11"><text:span text:style-name="T83">Vit skilmarka ein talgilda</text:span><text:span text:style-name="T15">n</text:span><text:span text:style-name="T83"> mynt sum eina ketu av talgildum undirskriftum.</text:span> <text:s/><text:span text:style-name="T84">Eigarin flytur myntin til næsta eigaran við at leggja aftur at </text:span><text:span text:style-name="T15">honum</text:span><text:span text:style-name="T84"> eina talgilda undirskrift av </text:span><text:span text:style-name="T80">einum </text:span><text:span text:style-name="T84">hashi av undanfarn</text:span><text:span text:style-name="T22">u</text:span><text:span text:style-name="T84"> </text:span><text:span text:style-name="T22">flytingini</text:span><text:span text:style-name="T84"> og almenna lykli móttakarans.</text:span> <text:s/><text:span text:style-name="T83">Ein móttakari kann </text:span><text:span text:style-name="T85">staðfesta</text:span><text:span text:style-name="T83"> undirskriftirnar fyri at vátta ketuna av ognarum.</text:span></text:p>
      <text:p text:style-name="P11"/>
      <text:p text:style-name="P12"><draw:g text:anchor-type="as-char" draw:z-index="7" draw:name="Group object 1" draw:style-name="gr1"><draw:polygon draw:style-name="gr2" draw:text-style-name="P13" svg:width="0.961in" svg:height="1.7488in" svg:x="0.2618in" svg:y="0in" svg:viewBox="0 0 2442 4443" draw:points="1223,4443 0,4443 0,0 2442,0 2442,4443"><text:p/></draw:polygon><draw:polygon draw:style-name="gr2" draw:text-style-name="P13" svg:width="0.7858in" svg:height="0.3496in" svg:x="0.3496in" svg:y="0.2598in" svg:viewBox="0 0 1997 889" draw:points="1001,889 0,889 0,0 1997,0 1997,889"><text:p/></draw:polygon><draw:frame draw:style-name="gr3" draw:text-style-name="P15" svg:width="0.5724in" svg:height="0.128in" svg:x="0.3457in" svg:y="0.0626in"><draw:text-box><text:p text:style-name="P14"><text:span text:style-name="T86">Flyting</text:span></text:p></draw:text-box></draw:frame><draw:frame draw:style-name="gr4" draw:text-style-name="P15" svg:width="0.6134in" svg:height="0.1287in" svg:x="0.4965in" svg:y="0.328in"><draw:text-box><text:p text:style-name="P14"><text:span text:style-name="T86">Almenni lykil</text:span></text:p></draw:text-box></draw:frame><draw:polygon draw:style-name="gr2" draw:text-style-name="P13" svg:width="0.6114in" svg:height="0.3492in" svg:x="0.4374in" svg:y="1.3098in" svg:viewBox="0 0 1554 888" draw:points="777,888 0,888 0,0 1554,0 1554,888"><text:p/></draw:polygon><draw:frame draw:style-name="gr5" draw:text-style-name="P15" svg:width="0.5461in" svg:height="0.128in" svg:x="0.4835in" svg:y="0.448in"><draw:text-box><text:p text:style-name="P14"><text:span text:style-name="T86">1. eigarans</text:span></text:p></draw:text-box></draw:frame><draw:frame draw:style-name="gr6" draw:text-style-name="P15" svg:width="0.498in" svg:height="0.128in" svg:x="0.5in" svg:y="1.3744in"><draw:text-box><text:p text:style-name="P14"><text:span text:style-name="T86">Undirskrift</text:span></text:p></draw:text-box></draw:frame><draw:polygon draw:style-name="gr7" draw:text-style-name="P13" svg:width="0.3492in" svg:height="0.1752in" svg:x="0.5236in" svg:y="0.8736in" svg:viewBox="0 0 888 446" draw:points="446,446 0,446 0,0 888,0 888,446"><text:p/></draw:polygon><draw:polygon draw:style-name="gr8" draw:text-style-name="P16" svg:width="0.3492in" svg:height="0.1752in" svg:x="0.5236in" svg:y="0.8736in" svg:viewBox="0 0 888 446" draw:points="446,446 0,446 0,0 888,0 888,446"><text:p/></draw:polygon><draw:frame draw:style-name="gr9" draw:text-style-name="P15" svg:width="0.5453in" svg:height="0.1276in" svg:x="0.5102in" svg:y="1.4953in"><draw:text-box><text:p text:style-name="P14"><text:span text:style-name="T86">0. eigarans</text:span></text:p></draw:text-box></draw:frame><draw:polygon draw:style-name="gr10" draw:text-style-name="P17" svg:width="0.0705in" svg:height="0.1031in" svg:x="0.7508in" svg:y="0.7689in" svg:viewBox="0 0 180 263" draw:points="88,263 0,0 180,0"><text:p/></draw:polygon><draw:line draw:style-name="gr11" draw:text-style-name="P16" svg:x1="0.785in" svg:y1="0.6122in" svg:x2="0.785in" svg:y2="0.7909in"><text:p/></draw:line><draw:polygon draw:style-name="gr10" draw:text-style-name="P17" svg:width="0.0685in" svg:height="0.1051in" svg:x="0.6646in" svg:y="1.2067in" svg:viewBox="0 0 175 268" draw:points="88,268 0,0 175,0"><text:p/></draw:polygon><draw:line draw:style-name="gr11" draw:text-style-name="P16" svg:x1="0.6988in" svg:y1="1.048in" svg:x2="0.6988in" svg:y2="1.2272in"><text:p/></draw:line><draw:line draw:style-name="gr12" draw:text-style-name="P16" svg:x1="1.0492in" svg:y1="0.6122in" svg:x2="1.0492in" svg:y2="1.0496in"><text:p/></draw:line><draw:polygon draw:style-name="gr2" draw:text-style-name="P13" svg:width="0.9614in" svg:height="1.7488in" svg:x="1.6606in" svg:y="0in" svg:viewBox="0 0 2443 4443" draw:points="1220,4443 0,4443 0,0 2443,0 2443,4443"><text:p/></draw:polygon><draw:frame draw:style-name="gr13" draw:text-style-name="P15" svg:width="0.2579in" svg:height="0.1295in" svg:x="0.5736in" svg:y="0.9083in"><draw:text-box><text:p text:style-name="P14"><text:span text:style-name="T86">Hash</text:span></text:p></draw:text-box></draw:frame><draw:polygon draw:style-name="gr2" draw:text-style-name="P13" svg:width="0.787in" svg:height="0.3496in" svg:x="1.7469in" svg:y="0.2598in" svg:viewBox="0 0 2000 889" draw:points="1001,889 0,889 0,0 2000,0 2000,889"><text:p/></draw:polygon><draw:frame draw:style-name="gr14" draw:text-style-name="P15" svg:width="0.5717in" svg:height="0.128in" svg:x="1.7472in" svg:y="0.0626in"><draw:text-box><text:p text:style-name="P14"><text:span text:style-name="T86">Flyting</text:span></text:p></draw:text-box></draw:frame><draw:frame draw:style-name="gr4" draw:text-style-name="P15" svg:width="0.6134in" svg:height="0.1287in" svg:x="1.8992in" svg:y="0.328in"><draw:text-box><text:p text:style-name="P14"><text:span text:style-name="T86">Almenni lykil</text:span></text:p></draw:text-box></draw:frame><draw:polygon draw:style-name="gr2" draw:text-style-name="P13" svg:width="0.6114in" svg:height="0.3492in" svg:x="1.835in" svg:y="1.3098in" svg:viewBox="0 0 1554 888" draw:points="777,888 0,888 0,0 1554,0 1554,888"><text:p/></draw:polygon><draw:frame draw:style-name="gr15" draw:text-style-name="P15" svg:width="0.548in" svg:height="0.128in" svg:x="1.8827in" svg:y="0.448in"><draw:text-box><text:p text:style-name="P14"><text:span text:style-name="T86">2. eigarans</text:span></text:p></draw:text-box></draw:frame><draw:frame draw:style-name="gr16" draw:text-style-name="P15" svg:width="0.4961in" svg:height="0.128in" svg:x="1.8937in" svg:y="1.3744in"><draw:text-box><text:p text:style-name="P14"><text:span text:style-name="T86">Undirskrift</text:span></text:p></draw:text-box></draw:frame><draw:polygon draw:style-name="gr7" draw:text-style-name="P13" svg:width="0.3496in" svg:height="0.1752in" svg:x="1.9224in" svg:y="0.8736in" svg:viewBox="0 0 889 446" draw:points="443,446 0,446 0,0 889,0 889,446"><text:p/></draw:polygon><draw:polygon draw:style-name="gr8" draw:text-style-name="P16" svg:width="0.3496in" svg:height="0.1752in" svg:x="1.9224in" svg:y="0.8736in" svg:viewBox="0 0 889 446" draw:points="443,446 0,446 0,0 889,0 889,446"><text:p/></draw:polygon><draw:frame draw:style-name="gr9" draw:text-style-name="P15" svg:width="0.5453in" svg:height="0.1276in" svg:x="1.9028in" svg:y="1.4953in"><draw:text-box><text:p text:style-name="P14"><text:span text:style-name="T86">1. eigarans</text:span></text:p></draw:text-box></draw:frame><draw:polygon draw:style-name="gr10" draw:text-style-name="P17" svg:width="0.0685in" svg:height="0.1031in" svg:x="2.15in" svg:y="0.7689in" svg:viewBox="0 0 175 263" draw:points="88,263 0,0 175,0"><text:p/></draw:polygon><draw:line draw:style-name="gr11" draw:text-style-name="P16" svg:x1="2.1846in" svg:y1="0.6122in" svg:x2="2.1846in" svg:y2="0.7909in"><text:p/></draw:line><draw:polygon draw:style-name="gr10" draw:text-style-name="P17" svg:width="0.0705in" svg:height="0.1051in" svg:x="2.0622in" svg:y="1.2067in" svg:viewBox="0 0 180 268" draw:points="88,268 0,0 180,0"><text:p/></draw:polygon><draw:line draw:style-name="gr11" draw:text-style-name="P16" svg:x1="2.0969in" svg:y1="1.048in" svg:x2="2.0969in" svg:y2="1.2272in"><text:p/></draw:line><draw:polygon draw:style-name="gr10" draw:text-style-name="P17" svg:width="0.1094in" svg:height="0.0732in" svg:x="1.7252in" svg:y="1.3252in" svg:viewBox="0 0 279 187" draw:points="279,187 0,159 71,0"><text:p/></draw:polygon><draw:line draw:style-name="gr11" draw:text-style-name="P16" svg:x1="1.0492in" svg:y1="1.048in" svg:x2="1.065in" svg:y2="1.0559in"><text:p/></draw:line><draw:line draw:style-name="gr11" draw:text-style-name="P16" svg:x1="1.0803in" svg:y1="1.0634in" svg:x2="1.0961in" svg:y2="1.0713in"><text:p/></draw:line><draw:line draw:style-name="gr11" draw:text-style-name="P16" svg:x1="1.1118in" svg:y1="1.078in" svg:x2="1.1287in" svg:y2="1.0858in"><text:p/></draw:line><draw:line draw:style-name="gr11" draw:text-style-name="P16" svg:x1="1.1449in" svg:y1="1.0913in" svg:x2="1.1606in" svg:y2="1.0988in"><text:p/></draw:line><draw:line draw:style-name="gr11" draw:text-style-name="P16" svg:x1="1.176in" svg:y1="1.1059in" svg:x2="1.1933in" svg:y2="1.1138in"><text:p/></draw:line><draw:line draw:style-name="gr11" draw:text-style-name="P16" svg:x1="1.2091in" svg:y1="1.1189in" svg:x2="1.2252in" svg:y2="1.1268in"><text:p/></draw:line><draw:line draw:style-name="gr11" draw:text-style-name="P16" svg:x1="1.2402in" svg:y1="1.1358in" svg:x2="1.2575in" svg:y2="1.1425in"><text:p/></draw:line><draw:line draw:style-name="gr11" draw:text-style-name="P16" svg:x1="1.2732in" svg:y1="1.1504in" svg:x2="1.289in" svg:y2="1.1567in"><text:p/></draw:line><draw:line draw:style-name="gr11" draw:text-style-name="P16" svg:x1="1.3047in" svg:y1="1.1634in" svg:x2="1.3205in" svg:y2="1.1697in"><text:p/></draw:line><draw:line draw:style-name="gr11" draw:text-style-name="P16" svg:x1="1.3378in" svg:y1="1.1776in" svg:x2="1.3535in" svg:y2="1.1839in"><text:p/></draw:line><draw:line draw:style-name="gr11" draw:text-style-name="P16" svg:x1="1.3689in" svg:y1="1.1921in" svg:x2="1.3846in" svg:y2="1.1988in"><text:p/></draw:line><draw:line draw:style-name="gr11" draw:text-style-name="P16" svg:x1="1.4in" svg:y1="1.2067in" svg:x2="1.4173in" svg:y2="1.213in"><text:p/></draw:line><draw:line draw:style-name="gr11" draw:text-style-name="P16" svg:x1="1.4331in" svg:y1="1.2189in" svg:x2="1.4488in" svg:y2="1.2268in"><text:p/></draw:line><draw:line draw:style-name="gr11" draw:text-style-name="P16" svg:x1="1.4646in" svg:y1="1.2335in" svg:x2="1.4819in" svg:y2="1.2409in"><text:p/></draw:line><draw:line draw:style-name="gr11" draw:text-style-name="P16" svg:x1="1.4972in" svg:y1="1.248in" svg:x2="1.5134in" svg:y2="1.2559in"><text:p/></draw:line><draw:line draw:style-name="gr11" draw:text-style-name="P16" svg:x1="1.5291in" svg:y1="1.2634in" svg:x2="1.5465in" svg:y2="1.2713in"><text:p/></draw:line><draw:line draw:style-name="gr11" draw:text-style-name="P16" svg:x1="1.5618in" svg:y1="1.2772in" svg:x2="1.5776in" svg:y2="1.285in"><text:p/></draw:line><draw:line draw:style-name="gr11" draw:text-style-name="P16" svg:x1="1.5933in" svg:y1="1.2898in" svg:x2="1.6091in" svg:y2="1.2972in"><text:p/></draw:line><draw:line draw:style-name="gr11" draw:text-style-name="P16" svg:x1="1.626in" svg:y1="1.3067in" svg:x2="1.6417in" svg:y2="1.313in"><text:p/></draw:line><draw:line draw:style-name="gr11" draw:text-style-name="P16" svg:x1="1.6575in" svg:y1="1.3189in" svg:x2="1.6736in" svg:y2="1.3252in"><text:p/></draw:line><draw:line draw:style-name="gr11" draw:text-style-name="P16" svg:x1="1.6906in" svg:y1="1.3335in" svg:x2="1.7067in" svg:y2="1.3402in"><text:p/></draw:line><draw:line draw:style-name="gr11" draw:text-style-name="P16" svg:x1="1.722in" svg:y1="1.348in" svg:x2="1.7378in" svg:y2="1.3543in"><text:p/></draw:line><draw:line draw:style-name="gr11" draw:text-style-name="P16" svg:x1="1.7547in" svg:y1="1.3634in" svg:x2="1.7579in" svg:y2="1.3654in"><text:p/></draw:line><draw:frame draw:style-name="gr17" draw:text-style-name="P15" svg:width="0.2587in" svg:height="0.1295in" svg:x="1.9673in" svg:y="0.9083in"><draw:text-box><text:p text:style-name="P14"><text:span text:style-name="T86">Hash</text:span></text:p></draw:text-box></draw:frame><draw:frame draw:style-name="gr18" draw:text-style-name="P15" svg:width="0.0323in" svg:height="0.128in" draw:transform="rotate (-0.376467519655177) translate (1.32430555555556in 1.10353237095363in)"><draw:text-box><text:p text:style-name="P14"><text:span text:style-name="T86"><text:s/></text:span></text:p></draw:text-box></draw:frame><draw:line draw:style-name="gr12" draw:text-style-name="P16" svg:x1="2.4461in" svg:y1="0.6122in" svg:x2="2.4461in" svg:y2="1.0496in"><text:p/></draw:line><draw:polygon draw:style-name="gr2" draw:text-style-name="P13" svg:width="0.961in" svg:height="1.7488in" svg:x="3.0583in" svg:y="0in" svg:viewBox="0 0 2442 4443" draw:points="1223,4443 0,4443 0,0 2442,0 2442,4443"><text:p/></draw:polygon><draw:polygon draw:style-name="gr2" draw:text-style-name="P13" svg:width="0.7858in" svg:height="0.3496in" svg:x="3.1461in" svg:y="0.2598in" svg:viewBox="0 0 1997 889" draw:points="1001,889 0,889 0,0 1997,0 1997,889"><text:p/></draw:polygon><draw:frame draw:style-name="gr3" draw:text-style-name="P15" svg:width="0.5724in" svg:height="0.128in" svg:x="3.1398in" svg:y="0.0626in"><draw:text-box><text:p text:style-name="P14"><text:span text:style-name="T86">Flyting</text:span></text:p></draw:text-box></draw:frame><draw:frame draw:style-name="gr4" draw:text-style-name="P15" svg:width="0.6134in" svg:height="0.1287in" svg:x="3.2917in" svg:y="0.328in"><draw:text-box><text:p text:style-name="P14"><text:span text:style-name="T86">Almenni lykil</text:span></text:p></draw:text-box></draw:frame><draw:polygon draw:style-name="gr2" draw:text-style-name="P13" svg:width="0.6114in" svg:height="0.3492in" svg:x="3.2343in" svg:y="1.3098in" svg:viewBox="0 0 1554 888" draw:points="777,888 0,888 0,0 1554,0 1554,888"><text:p/></draw:polygon><draw:frame draw:style-name="gr5" draw:text-style-name="P15" svg:width="0.5461in" svg:height="0.128in" svg:x="3.2772in" svg:y="0.448in"><draw:text-box><text:p text:style-name="P14"><text:span text:style-name="T86">3. eigarans</text:span></text:p></draw:text-box></draw:frame><draw:frame draw:style-name="gr19" draw:text-style-name="P15" svg:width="0.4976in" svg:height="0.128in" svg:x="3.2953in" svg:y="1.3744in"><draw:text-box><text:p text:style-name="P14"><text:span text:style-name="T86">Undirskrift</text:span></text:p></draw:text-box></draw:frame><draw:polygon draw:style-name="gr7" draw:text-style-name="P13" svg:width="0.3492in" svg:height="0.1752in" svg:x="3.3201in" svg:y="0.8736in" svg:viewBox="0 0 888 446" draw:points="446,446 0,446 0,0 888,0 888,446"><text:p/></draw:polygon><draw:polygon draw:style-name="gr8" draw:text-style-name="P16" svg:width="0.3492in" svg:height="0.1752in" svg:x="3.3201in" svg:y="0.8736in" svg:viewBox="0 0 888 446" draw:points="446,446 0,446 0,0 888,0 888,446"><text:p/></draw:polygon><draw:frame draw:style-name="gr20" draw:text-style-name="P15" svg:width="0.5461in" svg:height="0.1276in" svg:x="3.3047in" svg:y="1.4953in"><draw:text-box><text:p text:style-name="P14"><text:span text:style-name="T86">2. eigarans</text:span></text:p></draw:text-box></draw:frame><draw:polygon draw:style-name="gr10" draw:text-style-name="P17" svg:width="0.0705in" svg:height="0.1031in" svg:x="3.5476in" svg:y="0.7689in" svg:viewBox="0 0 180 263" draw:points="88,263 0,0 180,0"><text:p/></draw:polygon><draw:line draw:style-name="gr11" draw:text-style-name="P16" svg:x1="3.5819in" svg:y1="0.6122in" svg:x2="3.5819in" svg:y2="0.7909in"><text:p/></draw:line><draw:polygon draw:style-name="gr10" draw:text-style-name="P17" svg:width="0.0685in" svg:height="0.1051in" svg:x="3.4614in" svg:y="1.2067in" svg:viewBox="0 0 175 268" draw:points="88,268 0,0 175,0"><text:p/></draw:polygon><draw:line draw:style-name="gr11" draw:text-style-name="P16" svg:x1="3.4957in" svg:y1="1.048in" svg:x2="3.4957in" svg:y2="1.2272in"><text:p/></draw:line><draw:polygon draw:style-name="gr10" draw:text-style-name="P17" svg:width="0.0685in" svg:height="0.1031in" svg:x="3.3736in" svg:y="0.7689in" svg:viewBox="0 0 175 263" draw:points="87,263 0,0 175,0"><text:p/></draw:polygon><draw:line draw:style-name="gr11" draw:text-style-name="P16" svg:x1="3.4079in" svg:y1="0.698in" svg:x2="3.4079in" svg:y2="0.7886in"><text:p/></draw:line><draw:polygon draw:style-name="gr10" draw:text-style-name="P17" svg:width="0.1094in" svg:height="0.0732in" svg:x="3.1236in" svg:y="1.3252in" svg:viewBox="0 0 279 187" draw:points="279,187 0,159 71,0"><text:p/></draw:polygon><draw:line draw:style-name="gr11" draw:text-style-name="P16" svg:x1="2.4461in" svg:y1="1.048in" svg:x2="2.4618in" svg:y2="1.0559in"><text:p/></draw:line><draw:line draw:style-name="gr11" draw:text-style-name="P16" svg:x1="2.478in" svg:y1="1.0634in" svg:x2="2.4953in" svg:y2="1.0713in"><text:p/></draw:line><draw:line draw:style-name="gr11" draw:text-style-name="P16" svg:x1="2.5106in" svg:y1="1.078in" svg:x2="2.5268in" svg:y2="1.0858in"><text:p/></draw:line><draw:line draw:style-name="gr11" draw:text-style-name="P16" svg:x1="2.5437in" svg:y1="1.0913in" svg:x2="2.5598in" svg:y2="1.0988in"><text:p/></draw:line><draw:line draw:style-name="gr11" draw:text-style-name="P16" svg:x1="2.5752in" svg:y1="1.1059in" svg:x2="2.5909in" svg:y2="1.1138in"><text:p/></draw:line><draw:line draw:style-name="gr11" draw:text-style-name="P16" svg:x1="2.6067in" svg:y1="1.1189in" svg:x2="2.6236in" svg:y2="1.1268in"><text:p/></draw:line><draw:line draw:style-name="gr11" draw:text-style-name="P16" svg:x1="2.6398in" svg:y1="1.1358in" svg:x2="2.6555in" svg:y2="1.1425in"><text:p/></draw:line><draw:line draw:style-name="gr11" draw:text-style-name="P16" svg:x1="2.6709in" svg:y1="1.1504in" svg:x2="2.687in" svg:y2="1.1567in"><text:p/></draw:line><draw:line draw:style-name="gr11" draw:text-style-name="P16" svg:x1="2.7035in" svg:y1="1.1634in" svg:x2="2.7197in" svg:y2="1.1697in"><text:p/></draw:line><draw:line draw:style-name="gr11" draw:text-style-name="P16" svg:x1="2.7346in" svg:y1="1.1776in" svg:x2="2.7504in" svg:y2="1.1839in"><text:p/></draw:line><draw:line draw:style-name="gr11" draw:text-style-name="P16" svg:x1="2.7681in" svg:y1="1.1921in" svg:x2="2.7839in" svg:y2="1.1988in"><text:p/></draw:line><draw:line draw:style-name="gr11" draw:text-style-name="P16" svg:x1="2.7996in" svg:y1="1.2067in" svg:x2="2.8154in" svg:y2="1.213in"><text:p/></draw:line><draw:line draw:style-name="gr11" draw:text-style-name="P16" svg:x1="2.8327in" svg:y1="1.2189in" svg:x2="2.8484in" svg:y2="1.2268in"><text:p/></draw:line><draw:line draw:style-name="gr11" draw:text-style-name="P16" svg:x1="2.8638in" svg:y1="1.2335in" svg:x2="2.8795in" svg:y2="1.2409in"><text:p/></draw:line><draw:line draw:style-name="gr11" draw:text-style-name="P16" svg:x1="2.8953in" svg:y1="1.248in" svg:x2="2.9126in" svg:y2="1.2559in"><text:p/></draw:line><draw:line draw:style-name="gr11" draw:text-style-name="P16" svg:x1="2.9276in" svg:y1="1.2634in" svg:x2="2.9433in" svg:y2="1.2713in"><text:p/></draw:line><draw:line draw:style-name="gr11" draw:text-style-name="P16" svg:x1="2.9594in" svg:y1="1.2772in" svg:x2="2.9756in" svg:y2="1.285in"><text:p/></draw:line><draw:line draw:style-name="gr11" draw:text-style-name="P16" svg:x1="2.9921in" svg:y1="1.2898in" svg:x2="3.0083in" svg:y2="1.2972in"><text:p/></draw:line><draw:line draw:style-name="gr11" draw:text-style-name="P16" svg:x1="3.0236in" svg:y1="1.3067in" svg:x2="3.0394in" svg:y2="1.313in"><text:p/></draw:line><draw:line draw:style-name="gr11" draw:text-style-name="P16" svg:x1="3.0567in" svg:y1="1.3189in" svg:x2="3.0724in" svg:y2="1.3252in"><text:p/></draw:line><draw:line draw:style-name="gr11" draw:text-style-name="P16" svg:x1="3.0882in" svg:y1="1.3335in" svg:x2="3.1039in" svg:y2="1.3402in"><text:p/></draw:line><draw:line draw:style-name="gr11" draw:text-style-name="P16" svg:x1="3.1193in" svg:y1="1.348in" svg:x2="3.1366in" svg:y2="1.3543in"><text:p/></draw:line><draw:line draw:style-name="gr11" draw:text-style-name="P16" svg:x1="3.1524in" svg:y1="1.3634in" svg:x2="3.1571in" svg:y2="1.3654in"><text:p/></draw:line><draw:frame draw:style-name="gr21" draw:text-style-name="P15" svg:width="0.2594in" svg:height="0.1295in" svg:x="3.3689in" svg:y="0.9083in"><draw:text-box><text:p text:style-name="P14"><text:span text:style-name="T86">Hash</text:span></text:p></draw:text-box></draw:frame><draw:frame draw:style-name="gr18" draw:text-style-name="P15" svg:width="0.0323in" svg:height="0.128in" draw:transform="rotate (-0.376467519655177) translate (2.72222222222222in 1.10353237095363in)"><draw:text-box><text:p text:style-name="P14"><text:span text:style-name="T86"><text:s/></text:span></text:p></draw:text-box></draw:frame><draw:frame draw:style-name="gr22" draw:text-style-name="P15" svg:width="0.7787in" svg:height="0.128in" draw:transform="rotate (-0.408232512041473) translate (2.50833333333333in 0.928532370953631in)"><draw:text-box><text:p text:style-name="P14"><text:span text:style-name="T87">Vátta</text:span></text:p></draw:text-box></draw:frame><draw:polygon draw:style-name="gr2" draw:text-style-name="P13" svg:width="0.787in" svg:height="0.3496in" svg:x="1.7469in" svg:y="2.0098in" svg:viewBox="0 0 2000 889" draw:points="1001,889 0,889 0,0 2000,0 2000,889"><text:p/></draw:polygon><draw:frame draw:style-name="gr23" draw:text-style-name="P15" svg:width="0.5189in" svg:height="0.128in" svg:x="1.8937in" svg:y="2.0752in"><draw:text-box><text:p text:style-name="P14"><text:span text:style-name="T86">Privati lykil</text:span></text:p></draw:text-box></draw:frame><draw:polygon draw:style-name="gr2" draw:text-style-name="P13" svg:width="0.7858in" svg:height="0.3496in" svg:x="0.3496in" svg:y="2.0098in" svg:viewBox="0 0 1997 889" draw:points="1001,889 0,889 0,0 1997,0 1997,889"><text:p/></draw:polygon><draw:frame draw:style-name="gr24" draw:text-style-name="P15" svg:width="0.5634in" svg:height="0.1287in" svg:x="1.8571in" svg:y="2.1972in"><draw:text-box><text:p text:style-name="P14"><text:span text:style-name="T86">2. eigarans</text:span></text:p></draw:text-box></draw:frame><draw:frame draw:style-name="gr25" draw:text-style-name="P15" svg:width="0.5205in" svg:height="0.128in" svg:x="0.5in" svg:y="2.0752in"><draw:text-box><text:p text:style-name="P14"><text:span text:style-name="T86">Privati lykil</text:span></text:p></draw:text-box></draw:frame><draw:polygon draw:style-name="gr10" draw:text-style-name="P17" svg:width="0.1051in" svg:height="0.0902in" svg:x="3.1287in" svg:y="1.5717in" svg:viewBox="0 0 268 230" draw:points="268,0 104,230 0,91"><text:p/></draw:polygon><draw:line draw:style-name="gr11" draw:text-style-name="P16" svg:x1="2.5343in" svg:y1="2.0972in" svg:x2="2.5484in" svg:y2="2.0862in"><text:p/></draw:line><draw:line draw:style-name="gr11" draw:text-style-name="P16" svg:x1="2.5622in" svg:y1="2.0772in" svg:x2="2.5764in" svg:y2="2.0677in"><text:p/></draw:line><draw:line draw:style-name="gr11" draw:text-style-name="P16" svg:x1="2.5906in" svg:y1="2.0531in" svg:x2="2.6047in" svg:y2="2.0425in"><text:p/></draw:line><draw:line draw:style-name="gr11" draw:text-style-name="P16" svg:x1="2.6189in" svg:y1="2.0339in" svg:x2="2.6331in" svg:y2="2.0244in"><text:p/></draw:line><draw:line draw:style-name="gr11" draw:text-style-name="P16" svg:x1="2.6453in" svg:y1="2.0142in" svg:x2="2.6594in" svg:y2="2.0031in"><text:p/></draw:line><draw:line draw:style-name="gr11" draw:text-style-name="P16" svg:x1="2.674in" svg:y1="1.9937in" svg:x2="2.6882in" svg:y2="1.9827in"><text:p/></draw:line><draw:line draw:style-name="gr11" draw:text-style-name="P16" svg:x1="2.702in" svg:y1="1.9693in" svg:x2="2.7161in" svg:y2="1.9598in"><text:p/></draw:line><draw:line draw:style-name="gr11" draw:text-style-name="P16" svg:x1="2.7303in" svg:y1="1.952in" svg:x2="2.7445in" svg:y2="1.9409in"><text:p/></draw:line><draw:line draw:style-name="gr11" draw:text-style-name="P16" svg:x1="2.7583in" svg:y1="1.9287in" svg:x2="2.7724in" svg:y2="1.9189in"><text:p/></draw:line><draw:line draw:style-name="gr11" draw:text-style-name="P16" svg:x1="2.7866in" svg:y1="1.9091in" svg:x2="2.8008in" svg:y2="1.898in"><text:p/></draw:line><draw:line draw:style-name="gr11" draw:text-style-name="P16" svg:x1="2.815in" svg:y1="1.889in" svg:x2="2.8291in" svg:y2="1.878in"><text:p/></draw:line><draw:line draw:style-name="gr11" draw:text-style-name="P16" svg:x1="2.8433in" svg:y1="1.865in" svg:x2="2.8575in" svg:y2="1.8543in"><text:p/></draw:line><draw:line draw:style-name="gr11" draw:text-style-name="P16" svg:x1="2.8713in" svg:y1="1.8465in" svg:x2="2.8854in" svg:y2="1.8354in"><text:p/></draw:line><draw:line draw:style-name="gr11" draw:text-style-name="P16" svg:x1="2.8996in" svg:y1="1.8244in" svg:x2="2.9138in" svg:y2="1.815in"><text:p/></draw:line><draw:line draw:style-name="gr11" draw:text-style-name="P16" svg:x1="2.9264in" svg:y1="1.802in" svg:x2="2.9406in" svg:y2="1.7913in"><text:p/></draw:line><draw:line draw:style-name="gr11" draw:text-style-name="P16" svg:x1="2.9543in" svg:y1="1.7811in" svg:x2="2.9685in" svg:y2="1.7717in"><text:p/></draw:line><draw:line draw:style-name="gr11" draw:text-style-name="P16" svg:x1="2.9827in" svg:y1="1.7614in" svg:x2="2.9969in" svg:y2="1.7504in"><text:p/></draw:line><draw:line draw:style-name="gr11" draw:text-style-name="P16" svg:x1="3.011in" svg:y1="1.739in" svg:x2="3.0252in" svg:y2="1.728in"><text:p/></draw:line><draw:line draw:style-name="gr11" draw:text-style-name="P16" svg:x1="3.0394in" svg:y1="1.7181in" svg:x2="3.0535in" svg:y2="1.7071in"><text:p/></draw:line><draw:line draw:style-name="gr11" draw:text-style-name="P16" svg:x1="3.0673in" svg:y1="1.6992in" svg:x2="3.0815in" svg:y2="1.6882in"><text:p/></draw:line><draw:line draw:style-name="gr11" draw:text-style-name="P16" svg:x1="3.0957in" svg:y1="1.6772in" svg:x2="3.1098in" svg:y2="1.6661in"><text:p/></draw:line><draw:line draw:style-name="gr11" draw:text-style-name="P16" svg:x1="3.1236in" svg:y1="1.6563in" svg:x2="3.1378in" svg:y2="1.6453in"><text:p/></draw:line><draw:line draw:style-name="gr11" draw:text-style-name="P16" svg:x1="3.1524in" svg:y1="1.6346in" svg:x2="3.1665in" svg:y2="1.6252in"><text:p/></draw:line><draw:frame draw:style-name="gr26" draw:text-style-name="P15" svg:width="0.5642in" svg:height="0.1287in" svg:x="0.4638in" svg:y="2.1972in"><draw:text-box><text:p text:style-name="P14"><text:span text:style-name="T86">1. eigarans</text:span></text:p></draw:text-box></draw:frame><draw:frame draw:style-name="gr27" draw:text-style-name="P15" svg:width="0.0331in" svg:height="0.128in" draw:transform="rotate (0.617672022280793) translate (2.91805555555556in 1.73131014873141in)"><draw:text-box><text:p text:style-name="P14"><text:span text:style-name="T86"><text:s/></text:span></text:p></draw:text-box></draw:frame><draw:polygon draw:style-name="gr10" draw:text-style-name="P17" svg:width="0.1047in" svg:height="0.0902in" svg:x="1.7299in" svg:y="1.5717in" svg:viewBox="0 0 267 230" draw:points="267,0 107,230 0,91"><text:p/></draw:polygon><draw:line draw:style-name="gr11" draw:text-style-name="P16" svg:x1="1.1354in" svg:y1="2.0972in" svg:x2="1.1492in" svg:y2="2.0862in"><text:p/></draw:line><draw:line draw:style-name="gr11" draw:text-style-name="P16" svg:x1="1.1634in" svg:y1="2.0772in" svg:x2="1.1776in" svg:y2="2.0677in"><text:p/></draw:line><draw:line draw:style-name="gr11" draw:text-style-name="P16" svg:x1="1.1921in" svg:y1="2.0531in" svg:x2="1.2059in" svg:y2="2.0425in"><text:p/></draw:line><draw:line draw:style-name="gr11" draw:text-style-name="P16" svg:x1="1.2201in" svg:y1="2.0339in" svg:x2="1.2343in" svg:y2="2.0244in"><text:p/></draw:line><draw:line draw:style-name="gr11" draw:text-style-name="P16" svg:x1="1.2484in" svg:y1="2.0142in" svg:x2="1.2622in" svg:y2="2.0031in"><text:p/></draw:line><draw:line draw:style-name="gr11" draw:text-style-name="P16" svg:x1="1.2764in" svg:y1="1.9937in" svg:x2="1.2906in" svg:y2="1.9827in"><text:p/></draw:line><draw:line draw:style-name="gr11" draw:text-style-name="P16" svg:x1="1.3047in" svg:y1="1.9693in" svg:x2="1.3185in" svg:y2="1.9598in"><text:p/></draw:line><draw:line draw:style-name="gr11" draw:text-style-name="P16" svg:x1="1.3331in" svg:y1="1.952in" svg:x2="1.3472in" svg:y2="1.9409in"><text:p/></draw:line><draw:line draw:style-name="gr11" draw:text-style-name="P16" svg:x1="1.3614in" svg:y1="1.9287in" svg:x2="1.3752in" svg:y2="1.9189in"><text:p/></draw:line><draw:line draw:style-name="gr11" draw:text-style-name="P16" svg:x1="1.3882in" svg:y1="1.9091in" svg:x2="1.402in" svg:y2="1.898in"><text:p/></draw:line><draw:line draw:style-name="gr11" draw:text-style-name="P16" svg:x1="1.4161in" svg:y1="1.889in" svg:x2="1.4303in" svg:y2="1.878in"><text:p/></draw:line><draw:line draw:style-name="gr11" draw:text-style-name="P16" svg:x1="1.4445in" svg:y1="1.865in" svg:x2="1.4583in" svg:y2="1.8543in"><text:p/></draw:line><draw:line draw:style-name="gr11" draw:text-style-name="P16" svg:x1="1.4724in" svg:y1="1.8465in" svg:x2="1.4866in" svg:y2="1.8354in"><text:p/></draw:line><draw:line draw:style-name="gr11" draw:text-style-name="P16" svg:x1="1.5012in" svg:y1="1.8244in" svg:x2="1.515in" svg:y2="1.815in"><text:p/></draw:line><draw:line draw:style-name="gr11" draw:text-style-name="P16" svg:x1="1.5291in" svg:y1="1.802in" svg:x2="1.5433in" svg:y2="1.7913in"><text:p/></draw:line><draw:line draw:style-name="gr11" draw:text-style-name="P16" svg:x1="1.5575in" svg:y1="1.7811in" svg:x2="1.5713in" svg:y2="1.7717in"><text:p/></draw:line><draw:line draw:style-name="gr11" draw:text-style-name="P16" svg:x1="1.5854in" svg:y1="1.7614in" svg:x2="1.5996in" svg:y2="1.7504in"><text:p/></draw:line><draw:line draw:style-name="gr11" draw:text-style-name="P16" svg:x1="1.6138in" svg:y1="1.739in" svg:x2="1.6276in" svg:y2="1.728in"><text:p/></draw:line><draw:line draw:style-name="gr11" draw:text-style-name="P16" svg:x1="1.6421in" svg:y1="1.7181in" svg:x2="1.6563in" svg:y2="1.7071in"><text:p/></draw:line><draw:line draw:style-name="gr11" draw:text-style-name="P16" svg:x1="1.6685in" svg:y1="1.6992in" svg:x2="1.6827in" svg:y2="1.6882in"><text:p/></draw:line><draw:line draw:style-name="gr11" draw:text-style-name="P16" svg:x1="1.6965in" svg:y1="1.6772in" svg:x2="1.7106in" svg:y2="1.6661in"><text:p/></draw:line><draw:line draw:style-name="gr11" draw:text-style-name="P16" svg:x1="1.7252in" svg:y1="1.6563in" svg:x2="1.7394in" svg:y2="1.6453in"><text:p/></draw:line><draw:line draw:style-name="gr11" draw:text-style-name="P16" svg:x1="1.7531in" svg:y1="1.6346in" svg:x2="1.7673in" svg:y2="1.6252in"><text:p/></draw:line><draw:frame draw:style-name="gr28" draw:text-style-name="P15" svg:width="0.0335in" svg:height="0.1276in" draw:transform="rotate (0.651880475619882) translate (2.94097222222222in 1.7139490376203in)"><draw:text-box><text:p text:style-name="P14"><text:span text:style-name="T86"><text:s/></text:span></text:p></draw:text-box></draw:frame><draw:frame draw:style-name="gr29" draw:text-style-name="P15" svg:width="0.7059in" svg:height="0.1287in" draw:transform="rotate (0.635299847725936) translate (1.07708333333333in 1.9514490376203in)"><draw:text-box><text:p text:style-name="P14"><text:span text:style-name="T87">Undirrita</text:span></text:p></draw:text-box></draw:frame><draw:frame draw:style-name="gr30" draw:text-style-name="P15" svg:width="0.0331in" svg:height="0.1295in" draw:transform="rotate (0.605629250442032) translate (1.51527777777778in 1.7326990376203in)"><draw:text-box><text:p text:style-name="P14"><text:span text:style-name="T86"><text:s/></text:span></text:p></draw:text-box></draw:frame><draw:polygon draw:style-name="gr2" draw:text-style-name="P13" svg:width="0.7858in" svg:height="0.3496in" svg:x="3.1461in" svg:y="2.0098in" svg:viewBox="0 0 1997 889" draw:points="1001,889 0,889 0,0 1997,0 1997,889"><text:p/></draw:polygon><draw:frame draw:style-name="gr28" draw:text-style-name="P15" svg:width="0.0335in" svg:height="0.1276in" draw:transform="rotate (0.651880475619882) translate (1.54166666666667in 1.7139490376203in)"><draw:text-box><text:p text:style-name="P14"><text:span text:style-name="T86"><text:s/></text:span></text:p></draw:text-box></draw:frame><draw:frame draw:style-name="gr31" draw:text-style-name="P15" svg:width="0.5217in" svg:height="0.128in" svg:x="3.2953in" svg:y="2.0752in"><draw:text-box><text:p text:style-name="P14"><text:span text:style-name="T86">Privati lykil</text:span></text:p></draw:text-box></draw:frame><draw:line draw:style-name="gr8" draw:text-style-name="P16" svg:x1="2.6217in" svg:y1="0.698in" svg:x2="3.4071in" svg:y2="0.698in"><text:p/></draw:line><draw:polygon draw:style-name="gr10" draw:text-style-name="P17" svg:width="0.0705in" svg:height="0.1031in" svg:x="1.974in" svg:y="0.7689in" svg:viewBox="0 0 180 263" draw:points="91,263 0,0 180,0"><text:p/></draw:polygon><draw:line draw:style-name="gr11" draw:text-style-name="P16" svg:x1="2.0106in" svg:y1="0.698in" svg:x2="2.0106in" svg:y2="0.7886in"><text:p/></draw:line><draw:line draw:style-name="gr8" draw:text-style-name="P16" svg:x1="1.2232in" svg:y1="0.698in" svg:x2="2.0106in" svg:y2="0.698in"><text:p/></draw:line><draw:polygon draw:style-name="gr10" draw:text-style-name="P17" svg:width="0.0685in" svg:height="0.1031in" svg:x="0.5772in" svg:y="0.7689in" svg:viewBox="0 0 175 263" draw:points="87,263 0,0 175,0"><text:p/></draw:polygon><draw:line draw:style-name="gr11" draw:text-style-name="P16" svg:x1="0.6114in" svg:y1="0.698in" svg:x2="0.6114in" svg:y2="0.7886in"><text:p/></draw:line><draw:line draw:style-name="gr8" draw:text-style-name="P16" svg:x1="-0.0004in" svg:y1="0.698in" svg:x2="0.6114in" svg:y2="0.698in"><text:p/></draw:line><draw:frame draw:style-name="gr32" draw:text-style-name="P15" svg:width="0.565in" svg:height="0.1287in" svg:x="3.2591in" svg:y="2.1972in"><draw:text-box><text:p text:style-name="P14"><text:span text:style-name="T86">3. eigarans</text:span></text:p></draw:text-box></draw:frame><draw:frame draw:style-name="gr33" draw:text-style-name="P15" svg:width="0.8476in" svg:height="0.1287in" draw:transform="rotate (-0.410501440069067) translate (1.04722222222222in 0.901449037620298in)"><draw:text-box><text:p text:style-name="P14"><text:span text:style-name="T87"><text:s text:c="3"/>Vátta</text:span></text:p></draw:text-box></draw:frame><draw:frame draw:style-name="gr34" draw:text-style-name="P15" svg:width="0.6768in" svg:height="0.1287in" draw:transform="rotate (0.638092374529127) translate (2.48055555555556in 1.94172681539808in)"><draw:text-box><text:p text:style-name="P14"><text:span text:style-name="T87">Undirrita</text:span></text:p></draw:text-box></draw:frame></draw:g></text:p>
      <text:p text:style-name="P18"/>
      <text:list text:style-name="L1">
        <text:list-item>
          <text:p text:style-name="P19"><text:span text:style-name="T88">Ey</text:span><text:span text:style-name="T89">ð</text:span><text:span text:style-name="T88">sýn</text:span><text:span text:style-name="T90">t</text:span><text:span text:style-name="T88">i trupulleikin er, at móttakarin ikki kann prógva, at nakar av fyrrverandi eigarunum ikki hevur nýtt myntin á</text:span><text:span text:style-name="T19">ður</text:span><text:span text:style-name="T88">.</text:span> <text:s/><text:span text:style-name="T91">Ein einføld loysn vildi verið at innført ein álítandi miðsavnaðan myndugleika, ella myntstovn, ið kannar </text:span><text:span text:style-name="T92">hvør</text:span><text:span text:style-name="T49">ja</text:span><text:span text:style-name="T92"> </text:span><text:span text:style-name="T49">flyting</text:span><text:span text:style-name="T91"> fyri á</text:span><text:span text:style-name="T19">ður nýttar myntir</text:span><text:span text:style-name="T91">.</text:span> <text:s/><text:span text:style-name="T91">Eftir hvør</text:span><text:span text:style-name="T49">ja</text:span><text:span text:style-name="T91"> </text:span><text:span text:style-name="T49">flyting</text:span><text:span text:style-name="T91"> verður mynt</text:span><text:span text:style-name="T15">urin</text:span><text:span text:style-name="T91"> </text:span><text:span text:style-name="T93">latin aftur til</text:span><text:span text:style-name="T91"> myntstovnin, ið ú</text:span><text:span text:style-name="T94">tflýggjar ein nýggja</text:span><text:span text:style-name="T15">n</text:span><text:span text:style-name="T94"> mynt, og álit kann einans vera á at myntir, ið eru útflýggjaðar beinleiðis frá myntstovninum, ikki eru nýtt</text:span><text:span text:style-name="T95">i</text:span><text:span text:style-name="T94">r á</text:span><text:span text:style-name="T19">ður</text:span><text:span text:style-name="T94">.</text:span> <text:s/><text:span text:style-name="T94">Trupulleikin við </text:span><text:span text:style-name="T96">tí</text:span><text:span text:style-name="T94"> loysn</text:span><text:span text:style-name="T96">ini</text:span><text:span text:style-name="T94"> er, at lagnan á øllum peningakervinum er bundin at felagnum, ið rekur myntstovnin, av tí at </text:span><text:span text:style-name="T49">allar flytingar</text:span><text:span text:style-name="T94"> skulu umvegis </text:span><text:span text:style-name="T97">hann</text:span><text:span text:style-name="T94">; </text:span><text:span text:style-name="T98">eins og</text:span><text:span text:style-name="T94"> í einum banka.</text:span></text:p>
        </text:list-item>
      </text:list>
      <text:p text:style-name="P20"><text:span text:style-name="T99">Okkum tørvar ein hátt, har móttakarin </text:span><text:span text:style-name="T100">kann</text:span><text:span text:style-name="T99"> </text:span><text:span text:style-name="T101">vátta,</text:span><text:span text:style-name="T99"> at </text:span><text:span text:style-name="T102">undanfarnir</text:span><text:span text:style-name="T99"> eigarar ikki hava undirrita</text:span><text:span text:style-name="T103">ð</text:span><text:span text:style-name="T99"> eldri </text:span><text:span text:style-name="T98">flytingar</text:span><text:span text:style-name="T99">.</text:span> <text:s/>Í <text:span text:style-name="T89">okkara endamáli er tað </text:span><text:span text:style-name="T92">ta</text:span><text:span text:style-name="T98">nn</text:span><text:span text:style-name="T89"> fyrsta </text:span><text:span text:style-name="T98">flytingin,</text:span><text:span text:style-name="T89"> ið hevur týdning, tí geva vit okkum ikki far um </text:span><text:span text:style-name="T104">eftir</text:span><text:span text:style-name="T89">fylgjandi </text:span><text:span text:style-name="T101">royndir at nýta s</text:span><text:span text:style-name="T15">a</text:span><text:span text:style-name="T101">m</text:span><text:span text:style-name="T15">a</text:span><text:span text:style-name="T101"> mynt</text:span><text:span text:style-name="T89">.</text:span> <text:s/><text:span text:style-name="T99">Einasti háttur at vátta, at e</text:span><text:span text:style-name="T104">i</text:span><text:span text:style-name="T98">n</text:span><text:span text:style-name="T99"> </text:span><text:span text:style-name="T98">flyting</text:span><text:span text:style-name="T99"> ikki finst, er at hava kunnleika til </text:span><text:span text:style-name="T98">allar flytingar</text:span><text:span text:style-name="T99">.</text:span> <text:s/>Í <text:span text:style-name="T105">myntstovns</text:span><text:span text:style-name="T103">myndlinum</text:span><text:span text:style-name="T105"> kennir myntstovnurin til </text:span><text:span text:style-name="T49">allar</text:span><text:span text:style-name="T104"> </text:span><text:span text:style-name="T49">flytingar</text:span><text:span text:style-name="T105"> og avger </text:span><text:span text:style-name="T106">hvør flyting er fyrst</text:span><text:span text:style-name="T105">.</text:span> <text:s/><text:span text:style-name="T105">Til tess at fremja hettar uttan ei</text:span><text:span text:style-name="T106">n</text:span><text:span text:style-name="T105"> álítandi millumlið er neyðugt at </text:span><text:span text:style-name="T98">flytingar</text:span><text:span text:style-name="T105"> ver</text:span><text:span text:style-name="T62">ð</text:span><text:span text:style-name="T105">a alment kunngjørd</text:span><text:span text:style-name="T98">ar</text:span><text:span text:style-name="T105"> </text:span>[1], <text:span text:style-name="T105">og okkum tørvar eina skipan, fyri luttakarar, at semjast um raðfylgjuna, </text:span><text:span text:style-name="T107">ið</text:span><text:span text:style-name="T105"> t</text:span><text:span text:style-name="T108">ær</text:span><text:span text:style-name="T105"> vóru móttiknar í.</text:span> <text:s/><text:span text:style-name="T109">Gjaldsmóttakar</text:span><text:span text:style-name="T108">anum</text:span><text:span text:style-name="T109"> tørvar prógv </text:span><text:span text:style-name="T108">um</text:span><text:span text:style-name="T109"> at, tá </text:span><text:span text:style-name="T110">flytingin</text:span><text:span text:style-name="T109"> var fram</text:span><text:span text:style-name="T110">d</text:span><text:span text:style-name="T109">, </text:span><text:span text:style-name="T102">var </text:span><text:span text:style-name="T111">meirilutin</text:span><text:span text:style-name="T102"> av knútunum</text:span><text:span text:style-name="T109"> </text:span><text:span text:style-name="T111">samdur</text:span><text:span text:style-name="T112"> </text:span><text:span text:style-name="T109">um, at tað var fyrstu ferð, </text:span><text:span text:style-name="T84">at</text:span><text:span text:style-name="T109"> </text:span><text:span text:style-name="T110">flytingin</text:span><text:span text:style-name="T109"> var móttiki</text:span><text:span text:style-name="T110">n</text:span><text:span text:style-name="T109">.</text:span></text:p>
      <text:h text:style-name="P21" text:outline-level="2"><text:span text:style-name="T113">3</text:span><text:span text:style-name="T114">. <text:s text:c="3"/></text:span><text:span text:style-name="T115">Tíðarstempul</text:span><text:span text:style-name="T116">sambætari</text:span></text:h>
      <text:p text:style-name="P22"><text:span text:style-name="T117">Loysnin, </text:span><text:span text:style-name="T108">ið</text:span><text:span text:style-name="T117"> vit leggja fram, byrjar við einum tíðarstempu</text:span><text:span text:style-name="T74">lsambætara</text:span>. <text:s/><text:span text:style-name="T118">Tíðarstempul</text:span><text:span text:style-name="T74">sambætarin</text:span><text:span text:style-name="T118"> útroknar hashið á einum blokki, ið inniheldur </text:span><text:span text:style-name="T76">skrásetingar,</text:span><text:span text:style-name="T118"> ið skulu tíðarstemplast, og </text:span><text:span text:style-name="T119">almannakunnger</text:span><text:span text:style-name="T118"> hashið </text:span><text:span text:style-name="T120">—</text:span><text:span text:style-name="T118"> </text:span><text:span text:style-name="T121">nakað </text:span><text:span text:style-name="T122">sum í einum tíðindablaði ella einum Usenet-innleggi</text:span> [2-5]. <text:s/><text:span text:style-name="T122">Tíðarstemplið prógvar, at dáturnar </text:span><text:span text:style-name="T119">neyðturviliga </text:span><text:span text:style-name="T123">funnust ta </text:span><text:span text:style-name="T25">tíðina</text:span><text:span text:style-name="T123">, ið sjálvandi er neyðugt fyri at verða </text:span><text:span text:style-name="T124">fevnt</text:span><text:span text:style-name="T123"> av hash-útrokningini.</text:span> <text:s/><text:span text:style-name="T125">Hvørt tíðarstempul í</text:span><text:span text:style-name="T121">roknar</text:span><text:span text:style-name="T125"> undanfarna tíðarstempul í </text:span><text:span text:style-name="T126">sínum</text:span><text:span text:style-name="T125"> </text:span><text:span text:style-name="T127">hashi</text:span><text:span text:style-name="T125"> </text:span><text:span text:style-name="T25">og skipar harvið eina ketu, har hvørt tíðarstempul styrkir tey undanfarnu.</text:span></text:p>
      <text:p text:style-name="P23"/>
      <text:p text:style-name="P24"><text:soft-page-break/><draw:g text:anchor-type="as-char" draw:z-index="9" draw:name="Group object 7" draw:style-name="gr1"><draw:polygon draw:style-name="gr10" draw:text-style-name="P17" svg:width="0.0984in" svg:height="0.0717in" svg:x="0.4772in" svg:y="0.0543in" svg:viewBox="0 0 251 183" draw:points="251,92 0,183 0,0"><text:p/></draw:polygon><draw:line draw:style-name="gr11" draw:text-style-name="P16" svg:x1="0in" svg:y1="0.0913in" svg:x2="0.4961in" svg:y2="0.0913in"><text:p/></draw:line><draw:polygon draw:style-name="gr10" draw:text-style-name="P17" svg:width="0.0984in" svg:height="0.0717in" svg:x="2.0386in" svg:y="0.1449in" svg:viewBox="0 0 251 183" draw:points="251,92 0,183 0,0"><text:p/></draw:polygon><draw:line draw:style-name="gr11" draw:text-style-name="P16" svg:x1="1.8906in" svg:y1="0.1807in" svg:x2="2.0591in" svg:y2="0.1807in"><text:p/></draw:line><draw:polygon draw:style-name="gr10" draw:text-style-name="P17" svg:width="0.0984in" svg:height="0.0717in" svg:x="3.272in" svg:y="0.0543in" svg:viewBox="0 0 251 183" draw:points="251,92 0,183 0,0"><text:p/></draw:polygon><draw:line draw:style-name="gr11" draw:text-style-name="P16" svg:x1="2.3835in" svg:y1="0.0913in" svg:x2="3.2909in" svg:y2="0.0913in"><text:p/></draw:line><draw:polygon draw:style-name="gr2" draw:text-style-name="P13" svg:width="1.5409in" svg:height="0.5445in" draw:transform="skewX (-0.00122173047639603) rotate (-0.00139626340159562) translate (0.125127854165263in 0.360216320881654in)" svg:viewBox="0 0 3915 1384" draw:points="1959,1383 0,1384 0,2 3915,0 3915,1382"><text:p/></draw:polygon><draw:polygon draw:style-name="gr7" draw:text-style-name="P13" svg:width="0.5339in" svg:height="0.1823in" svg:x="0.1661in" svg:y="0.6358in" svg:viewBox="0 0 1357 464" draw:points="676,464 0,464 0,0 1357,0 1357,464"><text:p/></draw:polygon><draw:polygon draw:style-name="gr8" draw:text-style-name="P16" svg:width="0.5339in" svg:height="0.1823in" svg:x="0.1661in" svg:y="0.6358in" svg:viewBox="0 0 1357 464" draw:points="676,464 0,464 0,0 1357,0 1357,464"><text:p/></draw:polygon><draw:frame draw:style-name="gr35" draw:text-style-name="P15" svg:width="0.3634in" svg:height="0.1323in" svg:x="0.1626in" svg:y="0.4217in"><draw:text-box><text:p text:style-name="P14"><text:span text:style-name="T128">Blokkur</text:span></text:p></draw:text-box></draw:frame><draw:polygon draw:style-name="gr7" draw:text-style-name="P13" svg:width="0.5339in" svg:height="0.1823in" svg:x="0.7394in" svg:y="0.6335in" svg:viewBox="0 0 1357 464" draw:points="683,464 0,464 0,0 1357,0 1357,464"><text:p/></draw:polygon><draw:polygon draw:style-name="gr8" draw:text-style-name="P16" svg:width="0.5339in" svg:height="0.1823in" svg:x="0.7394in" svg:y="0.6335in" svg:viewBox="0 0 1357 464" draw:points="683,464 0,464 0,0 1357,0 1357,464"><text:p/></draw:polygon><draw:frame draw:style-name="gr36" draw:text-style-name="P15" svg:width="0.5142in" svg:height="0.1323in" svg:x="0.1866in" svg:y="0.6665in"><draw:text-box><text:p text:style-name="P14"><text:span text:style-name="T128">Skráseting</text:span></text:p></draw:text-box></draw:frame><draw:polygon draw:style-name="gr7" draw:text-style-name="P13" svg:width="0.3287in" svg:height="0.1807in" svg:x="1.3169in" svg:y="0.6358in" svg:viewBox="0 0 836 460" draw:points="417,460 0,460 0,0 836,0 836,460"><text:p/></draw:polygon><draw:polygon draw:style-name="gr8" draw:text-style-name="P16" svg:width="0.3287in" svg:height="0.1807in" svg:x="1.3169in" svg:y="0.6358in" svg:viewBox="0 0 836 460" draw:points="417,460 0,460 0,0 836,0 836,460"><text:p/></draw:polygon><draw:frame draw:style-name="gr37" draw:text-style-name="P15" svg:width="0.5157in" svg:height="0.1323in" svg:x="0.7618in" svg:y="0.6665in"><draw:text-box><text:p text:style-name="P14"><text:span text:style-name="T128">Skráseting</text:span></text:p></draw:text-box></draw:frame><draw:polygon draw:style-name="gr2" draw:text-style-name="P13" svg:width="0.3287in" svg:height="0.2713in" svg:x="2.137in" svg:y="0.0004in" svg:viewBox="0 0 836 690" draw:points="420,690 0,690 0,0 836,0 836,690"><text:p/></draw:polygon><draw:frame draw:style-name="gr38" draw:text-style-name="P15" svg:width="0.0921in" svg:height="0.1323in" svg:x="1.4402in" svg:y="0.6665in"><draw:text-box><text:p text:style-name="P14"><text:span text:style-name="T128">...</text:span></text:p></draw:text-box></draw:frame><draw:polygon draw:style-name="gr2" draw:text-style-name="P13" svg:width="1.5409in" svg:height="0.5433in" svg:x="1.7689in" svg:y="0.3598in" svg:viewBox="0 0 3915 1381" draw:points="1957,1381 0,1381 0,0 3915,0 3915,1381"><text:p/></draw:polygon><draw:frame draw:style-name="gr39" draw:text-style-name="P15" svg:width="0.2551in" svg:height="0.1307in" svg:x="2.1835in" svg:y="0.0835in"><draw:text-box><text:p text:style-name="P14"><text:span text:style-name="T128">Hash</text:span></text:p></draw:text-box></draw:frame><draw:polygon draw:style-name="gr7" draw:text-style-name="P13" svg:width="0.5339in" svg:height="0.1823in" svg:x="1.8098in" svg:y="0.6358in" svg:viewBox="0 0 1357 464" draw:points="683,464 0,464 0,0 1357,0 1357,464"><text:p/></draw:polygon><draw:polygon draw:style-name="gr8" draw:text-style-name="P16" svg:width="0.5339in" svg:height="0.1823in" svg:x="1.8098in" svg:y="0.6358in" svg:viewBox="0 0 1357 464" draw:points="683,464 0,464 0,0 1357,0 1357,464"><text:p/></draw:polygon><draw:frame draw:style-name="gr40" draw:text-style-name="P15" svg:width="0.3642in" svg:height="0.1323in" svg:x="1.8098in" svg:y="0.4217in"><draw:text-box><text:p text:style-name="P14"><text:span text:style-name="T128">Blokkur</text:span></text:p></draw:text-box></draw:frame><draw:polygon draw:style-name="gr7" draw:text-style-name="P13" svg:width="0.5339in" svg:height="0.1823in" svg:x="2.3854in" svg:y="0.6358in" svg:viewBox="0 0 1357 464" draw:points="676,464 0,464 0,0 1357,0 1357,464"><text:p/></draw:polygon><draw:polygon draw:style-name="gr8" draw:text-style-name="P16" svg:width="0.5339in" svg:height="0.1823in" svg:x="2.3854in" svg:y="0.6358in" svg:viewBox="0 0 1357 464" draw:points="676,464 0,464 0,0 1357,0 1357,464"><text:p/></draw:polygon><draw:frame draw:style-name="gr36" draw:text-style-name="P15" svg:width="0.5142in" svg:height="0.1323in" svg:x="1.8307in" svg:y="0.6665in"><draw:text-box><text:p text:style-name="P14"><text:span text:style-name="T128">Skráseting</text:span></text:p></draw:text-box></draw:frame><draw:polygon draw:style-name="gr7" draw:text-style-name="P13" svg:width="0.3287in" svg:height="0.1807in" svg:x="2.9606in" svg:y="0.6358in" svg:viewBox="0 0 836 460" draw:points="420,460 0,460 0,0 836,0 836,460"><text:p/></draw:polygon><draw:polygon draw:style-name="gr8" draw:text-style-name="P16" svg:width="0.3287in" svg:height="0.1807in" svg:x="2.9606in" svg:y="0.6358in" svg:viewBox="0 0 836 460" draw:points="420,460 0,460 0,0 836,0 836,460"><text:p/></draw:polygon><draw:frame draw:style-name="gr37" draw:text-style-name="P15" svg:width="0.5157in" svg:height="0.1323in" svg:x="2.4055in" svg:y="0.6665in"><draw:text-box><text:p text:style-name="P14"><text:span text:style-name="T128">Skráseting</text:span></text:p></draw:text-box></draw:frame><draw:line draw:style-name="gr8" draw:text-style-name="P16" svg:x1="1.8906in" svg:y1="0.3618in" svg:x2="1.8906in" svg:y2="0.1807in"><text:p/></draw:line><draw:polygon draw:style-name="gr10" draw:text-style-name="P17" svg:width="0.0984in" svg:height="0.0717in" svg:x="0.4772in" svg:y="0.1449in" svg:viewBox="0 0 251 183" draw:points="251,92 0,183 0,0"><text:p/></draw:polygon><draw:line draw:style-name="gr11" draw:text-style-name="P16" svg:x1="0.3291in" svg:y1="0.1807in" svg:x2="0.4961in" svg:y2="0.1807in"><text:p/></draw:line><draw:polygon draw:style-name="gr10" draw:text-style-name="P17" svg:width="0.0984in" svg:height="0.0717in" svg:x="2.0386in" svg:y="0.0543in" svg:viewBox="0 0 251 183" draw:points="251,92 0,183 0,0"><text:p/></draw:polygon><draw:line draw:style-name="gr11" draw:text-style-name="P16" svg:x1="0.9051in" svg:y1="0.0913in" svg:x2="2.0591in" svg:y2="0.0913in"><text:p/></draw:line><draw:polygon draw:style-name="gr2" draw:text-style-name="P13" svg:width="0.3287in" svg:height="0.2713in" svg:x="0.5756in" svg:y="0.0004in" svg:viewBox="0 0 836 690" draw:points="415,690 0,690 0,0 836,0 836,690"><text:p/></draw:polygon><draw:frame draw:style-name="gr41" draw:text-style-name="P15" svg:width="0.0913in" svg:height="0.1323in" svg:x="3.0807in" svg:y="0.6665in"><draw:text-box><text:p text:style-name="P14"><text:span text:style-name="T128">...</text:span></text:p></draw:text-box></draw:frame><draw:line draw:style-name="gr8" draw:text-style-name="P16" svg:x1="0.3291in" svg:y1="0.3618in" svg:x2="0.3291in" svg:y2="0.1807in"><text:p/></draw:line><draw:frame draw:style-name="gr39" draw:text-style-name="P15" svg:width="0.2551in" svg:height="0.1307in" svg:x="0.6173in" svg:y="0.0835in"><draw:text-box><text:p text:style-name="P14"><text:span text:style-name="T128">Hash</text:span></text:p></draw:text-box></draw:frame></draw:g></text:p>
      <text:h text:style-name="P21" text:outline-level="2"><text:span text:style-name="T113">4</text:span><text:span text:style-name="T114">. <text:s text:c="3"/></text:span><text:span text:style-name="T129">Arbeiðsprógv</text:span><text:span text:style-name="T130"> </text:span><text:span text:style-name="T131">(</text:span><text:span text:style-name="T132">Proof-of-Work</text:span><text:span text:style-name="T131">)</text:span></text:h>
      <text:p text:style-name="P25"><text:span text:style-name="T133">Til tess at </text:span><text:span text:style-name="T134">verkseta</text:span><text:span text:style-name="T133"> ei</text:span><text:span text:style-name="T74">n</text:span><text:span text:style-name="T133"> útbýtt</text:span><text:span text:style-name="T74">an</text:span><text:span text:style-name="T133"> tíðarstempul</text:span><text:span text:style-name="T74">sambætara</text:span><text:span text:style-name="T133"> á einum javninga til javninga grundarlagi nýta </text:span><text:span text:style-name="T135">vit </text:span><text:span text:style-name="T133">eitt arbeiðspróv</text:span><text:span text:style-name="T136">s</text:span><text:span text:style-name="T133">-kervi líkt Hashcash</text:span> <text:span text:style-name="T133">Adam Backs </text:span>[6], <text:span text:style-name="T135">heldur enn</text:span><text:span text:style-name="T133"> tíðindabløð ella Usenet-innlegg.</text:span> <text:s/><text:span text:style-name="T137">Arbeiðspró</text:span><text:span text:style-name="T138">gvið</text:span><text:span text:style-name="T139"> snýr seg um at finna eitt virði ið </text:span><text:span text:style-name="T120">—</text:span><text:span text:style-name="T139"> tá tað verður hasha, t.d. við SHA-256 </text:span><text:span text:style-name="T120">—</text:span><text:span text:style-name="T139"> gevur eitt úrslit, ið byrjar við eini ávísari nøgd av null-bitum.</text:span> <text:s/><text:span text:style-name="T140">Miðala</text:span><text:span text:style-name="T141">rbeiðið</text:span><text:span text:style-name="T142">, </text:span><text:span text:style-name="T141">ið tørvur er á, økist </text:span><text:span text:style-name="T142">eksponentielt </text:span><text:span text:style-name="T143">saman </text:span><text:span text:style-name="T142">við nøgdini av kravdum null-</text:span><text:span text:style-name="T135">bitum</text:span><text:span text:style-name="T142">, og </text:span><text:span text:style-name="T135">arbeiðsprógvið</text:span><text:span text:style-name="T142"> kann váttast við eini einkultari hashútrokning.</text:span></text:p>
      <text:p text:style-name="P26"><text:span text:style-name="T144">Í okkara tíðarstempulsneti </text:span><text:span text:style-name="T137">verður</text:span><text:span text:style-name="T145"> arbeiðsprógvið </text:span><text:span text:style-name="T137">fram</text:span><text:span text:style-name="T146">leitt</text:span><text:span text:style-name="T137"> við,</text:span><text:span text:style-name="T145"> at áhaldandi </text:span><text:span text:style-name="T147">hækka </text:span><text:span text:style-name="T145">eitt einnýtis</text:span><text:span text:style-name="T147">tal</text:span><text:span text:style-name="T145"> í </text:span><text:span text:style-name="T137">blokkinum</text:span><text:span text:style-name="T145"> </text:span><text:span text:style-name="T137">og </text:span><text:span text:style-name="T145">útrokna hashið fyri blokkin, til eitt </text:span><text:span text:style-name="T148">hash</text:span><text:span text:style-name="T145"> </text:span><text:span text:style-name="T149">er funnið, ið</text:span><text:span text:style-name="T145"> byrjar við nøktandi nøgd av null-bitum.</text:span> <text:s/><text:span text:style-name="T150">Tá </text:span><text:span text:style-name="T151">ið</text:span><text:span text:style-name="T150"> </text:span><text:span text:style-name="T149">rokniorkan</text:span><text:span text:style-name="T150"> </text:span><text:span text:style-name="T152">er komin fram á</text:span><text:span text:style-name="T150"> eitt nøktandi arbeiðsprógv, kann blokkurin ikki broytast uttan </text:span><text:span text:style-name="T153">so, </text:span><text:span text:style-name="T150">at arbeiði</text:span><text:span text:style-name="T154">ð</text:span><text:span text:style-name="T150"> verður gjørt umaftur.</text:span> <text:s/><text:span text:style-name="T155">Av tí at fylgjandi blokkar ver</text:span><text:span text:style-name="T151">ð</text:span><text:span text:style-name="T155">a leinkjaðir aftur at ketuni, er neyðugt við øktum arbeiði tilsvarandi arbeiðsprógv</text:span><text:span text:style-name="T149">ini</text:span><text:span text:style-name="T155"> á fylgjandi blokkum fyri at broyta blokkin.</text:span></text:p>
      <text:p text:style-name="P26"/>
      <text:p text:style-name="P24"><draw:g text:anchor-type="as-char" draw:z-index="10" draw:name="Group object 8" draw:style-name="gr1"><draw:polygon draw:style-name="gr2" draw:text-style-name="P13" svg:width="1.6646in" svg:height="0.7787in" svg:x="0.3909in" svg:y="0in" svg:viewBox="0 0 4229 1979" draw:points="2117,1979 0,1979 0,0 4229,0 4229,1979"><text:p/></draw:polygon><draw:polygon draw:style-name="gr7" draw:text-style-name="P13" svg:width="0.7996in" svg:height="0.174in" svg:x="0.5866in" svg:y="0.2598in" svg:viewBox="0 0 2032 443" draw:points="1019,443 0,443 0,0 2032,0 2032,443"><text:p/></draw:polygon><draw:polygon draw:style-name="gr8" draw:text-style-name="P16" svg:width="0.7996in" svg:height="0.174in" svg:x="0.5866in" svg:y="0.2598in" svg:viewBox="0 0 2032 443" draw:points="1019,443 0,443 0,0 2032,0 2032,443"><text:p/></draw:polygon><draw:frame draw:style-name="gr42" draw:text-style-name="P15" svg:width="0.4114in" svg:height="0.1268in" svg:x="0.4898in" svg:y="0.0634in"><draw:text-box><text:p text:style-name="P14"><text:span text:style-name="T128">Blokkur</text:span></text:p></draw:text-box></draw:frame><draw:polygon draw:style-name="gr7" draw:text-style-name="P13" svg:width="0.4996in" svg:height="0.174in" svg:x="1.4693in" svg:y="0.2598in" svg:viewBox="0 0 1270 443" draw:points="635,443 0,443 0,0 1270,0 1270,443"><text:p/></draw:polygon><draw:polygon draw:style-name="gr8" draw:text-style-name="P16" svg:width="0.4996in" svg:height="0.174in" svg:x="1.4693in" svg:y="0.2598in" svg:viewBox="0 0 1270 443" draw:points="635,443 0,443 0,0 1270,0 1270,443"><text:p/></draw:polygon><draw:frame draw:style-name="gr43" draw:text-style-name="P15" svg:width="0.8504in" svg:height="0.126in" svg:x="0.6in" svg:y="0.3in"><draw:text-box><text:p text:style-name="P14"><text:span text:style-name="T128">Undanfarna hash</text:span></text:p></draw:text-box></draw:frame><draw:polygon draw:style-name="gr7" draw:text-style-name="P13" svg:width="0.3925in" svg:height="0.1724in" svg:x="0.5866in" svg:y="0.5189in" svg:viewBox="0 0 998 439" draw:points="501,439 0,439 0,0 998,0 998,439"><text:p/></draw:polygon><draw:polygon draw:style-name="gr8" draw:text-style-name="P16" svg:width="0.3925in" svg:height="0.1724in" svg:x="0.5866in" svg:y="0.5189in" svg:viewBox="0 0 998 439" draw:points="501,439 0,439 0,0 998,0 998,439"><text:p/></draw:polygon><draw:frame draw:style-name="gr44" draw:text-style-name="P15" svg:width="0.4843in" svg:height="0.126in" svg:x="1.4917in" svg:y="0.2917in"><draw:text-box><text:p text:style-name="P14"><text:span text:style-name="T128">Einnýtistal</text:span></text:p></draw:text-box></draw:frame><draw:polygon draw:style-name="gr7" draw:text-style-name="P13" svg:width="0.3925in" svg:height="0.1724in" svg:x="1.0768in" svg:y="0.5189in" svg:viewBox="0 0 998 439" draw:points="501,439 0,439 0,0 998,0 998,439"><text:p/></draw:polygon><draw:polygon draw:style-name="gr8" draw:text-style-name="P16" svg:width="0.3925in" svg:height="0.1724in" svg:x="1.0768in" svg:y="0.5189in" svg:viewBox="0 0 998 439" draw:points="501,439 0,439 0,0 998,0 998,439"><text:p/></draw:polygon><draw:frame draw:style-name="gr45" draw:text-style-name="P15" svg:width="0.3634in" svg:height="0.1268in" svg:x="0.6161in" svg:y="0.5598in"><draw:text-box><text:p text:style-name="P14"><text:span text:style-name="T128">Flyting</text:span></text:p></draw:text-box></draw:frame><draw:polygon draw:style-name="gr7" draw:text-style-name="P13" svg:width="0.3925in" svg:height="0.1724in" svg:x="1.5661in" svg:y="0.5189in" svg:viewBox="0 0 998 439" draw:points="497,439 0,439 0,0 998,0 998,439"><text:p/></draw:polygon><draw:polygon draw:style-name="gr8" draw:text-style-name="P16" svg:width="0.3925in" svg:height="0.1724in" svg:x="1.5661in" svg:y="0.5189in" svg:viewBox="0 0 998 439" draw:points="497,439 0,439 0,0 998,0 998,439"><text:p/></draw:polygon><draw:frame draw:style-name="gr46" draw:text-style-name="P15" svg:width="0.365in" svg:height="0.1268in" svg:x="1.1035in" svg:y="0.5598in"><draw:text-box><text:p text:style-name="P14"><text:span text:style-name="T128">Flyting</text:span></text:p></draw:text-box></draw:frame><draw:polygon draw:style-name="gr10" draw:text-style-name="P17" svg:width="0.1154in" svg:height="0.0685in" svg:x="0.4709in" svg:y="0.3134in" svg:viewBox="0 0 294 175" draw:points="294,88 0,175 0,0"><text:p/></draw:polygon><draw:line draw:style-name="gr11" draw:text-style-name="P16" svg:x1="0in" svg:y1="0.348in" svg:x2="0.4933in" svg:y2="0.348in"><text:p/></draw:line><draw:polygon draw:style-name="gr2" draw:text-style-name="P13" svg:width="1.7075in" svg:height="0.7787in" svg:x="2.35in" svg:y="0in" svg:viewBox="0 0 4338 1979" draw:points="2166,1979 0,1979 0,0 4338,0 4338,1979"><text:p/></draw:polygon><draw:frame draw:style-name="gr47" draw:text-style-name="P15" svg:width="0.1051in" svg:height="0.1276in" svg:x="1.7138in" svg:y="0.5583in"><draw:text-box><text:p text:style-name="P14"><text:span text:style-name="T128">...</text:span></text:p></draw:text-box></draw:frame><draw:polygon draw:style-name="gr7" draw:text-style-name="P13" svg:width="0.7996in" svg:height="0.174in" svg:x="2.5457in" svg:y="0.2598in" svg:viewBox="0 0 2032 443" draw:points="1013,443 0,443 0,0 2032,0 2032,443"><text:p/></draw:polygon><draw:polygon draw:style-name="gr8" draw:text-style-name="P16" svg:width="0.7996in" svg:height="0.174in" svg:x="2.5457in" svg:y="0.2598in" svg:viewBox="0 0 2032 443" draw:points="1013,443 0,443 0,0 2032,0 2032,443"><text:p/></draw:polygon><draw:frame draw:style-name="gr42" draw:text-style-name="P15" svg:width="0.4114in" svg:height="0.1268in" svg:x="2.4484in" svg:y="0.0634in"><draw:text-box><text:p text:style-name="P14"><text:span text:style-name="T128">Blokkur</text:span></text:p></draw:text-box></draw:frame><draw:polygon draw:style-name="gr7" draw:text-style-name="P13" svg:width="0.4996in" svg:height="0.174in" svg:x="3.4268in" svg:y="0.2598in" svg:viewBox="0 0 1270 443" draw:points="635,443 0,443 0,0 1270,0 1270,443"><text:p/></draw:polygon><draw:polygon draw:style-name="gr8" draw:text-style-name="P16" svg:width="0.4996in" svg:height="0.174in" svg:x="3.4268in" svg:y="0.2598in" svg:viewBox="0 0 1270 443" draw:points="635,443 0,443 0,0 1270,0 1270,443"><text:p/></draw:polygon><draw:polygon draw:style-name="gr7" draw:text-style-name="P13" svg:width="0.3906in" svg:height="0.1724in" svg:x="2.5457in" svg:y="0.5189in" svg:viewBox="0 0 993 439" draw:points="497,439 0,439 0,0 993,0 993,439"><text:p/></draw:polygon><draw:polygon draw:style-name="gr8" draw:text-style-name="P16" svg:width="0.3906in" svg:height="0.1724in" svg:x="2.5457in" svg:y="0.5189in" svg:viewBox="0 0 993 439" draw:points="497,439 0,439 0,0 993,0 993,439"><text:p/></draw:polygon><draw:polygon draw:style-name="gr7" draw:text-style-name="P13" svg:width="0.3906in" svg:height="0.1724in" svg:x="3.0354in" svg:y="0.5189in" svg:viewBox="0 0 993 439" draw:points="497,439 0,439 0,0 993,0 993,439"><text:p/></draw:polygon><draw:polygon draw:style-name="gr8" draw:text-style-name="P16" svg:width="0.3906in" svg:height="0.1724in" svg:x="3.0354in" svg:y="0.5189in" svg:viewBox="0 0 993 439" draw:points="497,439 0,439 0,0 993,0 993,439"><text:p/></draw:polygon><draw:frame draw:style-name="gr45" draw:text-style-name="P15" svg:width="0.3634in" svg:height="0.1268in" svg:x="2.572in" svg:y="0.5598in"><draw:text-box><text:p text:style-name="P14"><text:span text:style-name="T128">Flyting</text:span></text:p></draw:text-box></draw:frame><draw:polygon draw:style-name="gr7" draw:text-style-name="P13" svg:width="0.3906in" svg:height="0.1724in" svg:x="3.5256in" svg:y="0.5189in" svg:viewBox="0 0 993 439" draw:points="497,439 0,439 0,0 993,0 993,439"><text:p/></draw:polygon><draw:polygon draw:style-name="gr8" draw:text-style-name="P16" svg:width="0.3906in" svg:height="0.1724in" svg:x="3.5256in" svg:y="0.5189in" svg:viewBox="0 0 993 439" draw:points="497,439 0,439 0,0 993,0 993,439"><text:p/></draw:polygon><draw:frame draw:style-name="gr45" draw:text-style-name="P15" svg:width="0.3634in" svg:height="0.1268in" svg:x="3.0602in" svg:y="0.5598in"><draw:text-box><text:p text:style-name="P14"><text:span text:style-name="T128">Flyting</text:span></text:p></draw:text-box></draw:frame><draw:polygon draw:style-name="gr10" draw:text-style-name="P17" svg:width="0.1173in" svg:height="0.0685in" svg:x="2.428in" svg:y="0.3134in" svg:viewBox="0 0 299 175" draw:points="299,88 0,175 0,0"><text:p/></draw:polygon><draw:line draw:style-name="gr11" draw:text-style-name="P16" svg:x1="2.0559in" svg:y1="0.348in" svg:x2="2.452in" svg:y2="0.348in"><text:p/></draw:line><draw:frame draw:style-name="gr47" draw:text-style-name="P15" svg:width="0.1051in" svg:height="0.1276in" svg:x="3.6717in" svg:y="0.5583in"><draw:text-box><text:p text:style-name="P14"><text:span text:style-name="T128">...</text:span></text:p></draw:text-box></draw:frame><draw:frame draw:style-name="gr44" draw:text-style-name="P15" svg:width="0.4843in" svg:height="0.126in" svg:x="3.4402in" svg:y="0.2917in"><draw:text-box><text:p text:style-name="P14"><text:span text:style-name="T128">Einnýtistal</text:span></text:p></draw:text-box></draw:frame><draw:frame draw:style-name="gr43" draw:text-style-name="P15" svg:width="0.8504in" svg:height="0.126in" svg:x="2.5602in" svg:y="0.3in"><draw:text-box><text:p text:style-name="P14"><text:span text:style-name="T128">Undanfarna hash</text:span></text:p></draw:text-box></draw:frame></draw:g></text:p>
      <text:p text:style-name="P24"/>
      <text:p text:style-name="P27"><text:span text:style-name="T156">Arbeiðsprógvið loysir eisini trupulleikan </text:span><text:span text:style-name="T157">við</text:span><text:span text:style-name="T156"> at staðfesta umboðan í meirilutaavgerðum.</text:span> <text:s/><text:span text:style-name="T158">Var</text:span><text:span text:style-name="T159"> meginparturin grundaður á, </text:span><text:span text:style-name="T153">at </text:span><text:span text:style-name="T159">ei</text:span><text:span text:style-name="T158">tt </text:span><text:span text:style-name="T159">IP-atsetur </text:span><text:span text:style-name="T160">svarar til</text:span><text:span text:style-name="T153"> </text:span><text:span text:style-name="T158">ein</text:span><text:span text:style-name="T153">a </text:span><text:span text:style-name="T158">atkvøð</text:span><text:span text:style-name="T153">u</text:span><text:span text:style-name="T159">, </text:span><text:span text:style-name="T158">so kann støðið verða máa</text:span><text:span text:style-name="T157">ð</text:span><text:span text:style-name="T158"> undan av einhvørjum, ið kann tilluta nógv IP-atsetur.</text:span> <text:s/>Í <text:span text:style-name="T156">grundini er arbeiðsprógv ein-geril-ein-atkvøða.</text:span> <text:s/><text:span text:style-name="T156">Meirilutaavgerðin er umboðað av longstu ketuni, </text:span><text:span text:style-name="T161">ið byggir á</text:span><text:span text:style-name="T156"> </text:span><text:span text:style-name="T161">máttmiklast</text:span><text:span text:style-name="T36">u</text:span><text:span text:style-name="T162"> arbeiðsprógv</text:span><text:span text:style-name="T161">.</text:span> <text:s/><text:span text:style-name="T163">Verður meginparturin av </text:span><text:span text:style-name="T164">rokniorkuni</text:span><text:span text:style-name="T163"> stjórnað</text:span><text:span text:style-name="T165">ur</text:span><text:span text:style-name="T163"> av ærligum knútum, </text:span><text:span text:style-name="T166">so </text:span><text:span text:style-name="T163">veksur ærliga ketan skjótast og </text:span><text:span text:style-name="T162">yvirhálar</text:span><text:span text:style-name="T163"> </text:span><text:span text:style-name="T159">sein</text:span><text:span text:style-name="T167">n</text:span><text:span text:style-name="T159">i ket</text:span><text:span text:style-name="T162">ur</text:span><text:span text:style-name="T159">.</text:span> <text:s/><text:span text:style-name="T161">Til tess at broyta ein undanfarnan blokk noyðist ein áleypari at gera </text:span><text:span text:style-name="T168">arbeiðsprógvini fyri allar fylgjandi blokkar umaftur fyri at </text:span><text:span text:style-name="T26">koma ájavnt aftur við</text:span><text:span text:style-name="T168"> og </text:span><text:span text:style-name="T26">hava yvirluta yvir</text:span><text:span text:style-name="T168"> verkinum hjá ærligu knútunum.</text:span> <text:s/><text:span text:style-name="T169">Seinni vísa vit á sannlíkindini fyri, at ein sein</text:span><text:span text:style-name="T167">n</text:span><text:span text:style-name="T169">i áleypari vinnur </text:span><text:span text:style-name="T135">seg innaftur</text:span><text:span text:style-name="T169"> lækka</text:span><text:span text:style-name="T167">ð</text:span><text:span text:style-name="T169"> eksponentielt, </text:span><text:span text:style-name="T163">so hvørt sum blokkar verða lagdir afturat.</text:span></text:p>
      <text:p text:style-name="P28"><text:span text:style-name="T26">Til tess at </text:span><text:span text:style-name="T167">leggja upp</text:span><text:span text:style-name="T170"> fyri</text:span><text:span text:style-name="T26"> </text:span><text:span text:style-name="T170">vaksandi tólbúnaðar</text:span><text:span text:style-name="T171">megi</text:span><text:span text:style-name="T170"> og skiftandi áhuga í k</text:span><text:span text:style-name="T172">núta</text:span><text:span text:style-name="T170">rakstri, sum tíðin líður, verur torleikast</text:span><text:span text:style-name="T173">igið</text:span><text:span text:style-name="T170"> </text:span><text:span text:style-name="T172">fyri </text:span><text:span text:style-name="T170">arbeiðsprógv</text:span><text:span text:style-name="T172">i</text:span><text:span text:style-name="T167">ð</text:span><text:span text:style-name="T170"> </text:span><text:span text:style-name="T135">javnað</text:span><text:span text:style-name="T170"> út frá einum skiftandi miðaltali, </text:span><text:span text:style-name="T172">ið miðar eftir einari ávísari nøgd av blokkum um tíman.</text:span> <text:s/><text:span text:style-name="T174">Gerst</text:span><text:span text:style-name="T137"> blokk</text:span><text:span text:style-name="T172">framlei</text:span><text:span text:style-name="T137">ðslan</text:span><text:span text:style-name="T172"> ov títt, veksur torleikast</text:span><text:span text:style-name="T173">igið</text:span><text:span text:style-name="T172">.</text:span></text:p>
      <text:h text:style-name="P29" text:outline-level="2"><text:span text:style-name="T175">5</text:span><text:span text:style-name="T114">. <text:s text:c="3"/></text:span><text:span text:style-name="T175">Net</text:span></text:h>
      <text:p text:style-name="P30" loext:marker-style-name="T176"><text:span text:style-name="T177">Tilgongdin</text:span><text:span text:style-name="T178"> í netinum kann lýsast soleiðis</text:span><text:span text:style-name="T179">:</text:span><text:span text:style-name="T180"> </text:span></text:p>
      <text:p text:style-name="P23"/>
      <text:list text:style-name="Numbering_20_1">
        <text:list-item>
          <text:p text:style-name="P31">Ný<text:span text:style-name="T181">ggj</text:span><text:span text:style-name="T98">ar</text:span><text:span text:style-name="T181"> </text:span><text:span text:style-name="T98">flytingar</text:span><text:span text:style-name="T181"> verða útvarpað</text:span><text:span text:style-name="T98">ar</text:span><text:span text:style-name="T181"> til allar knútar</text:span>.</text:p>
        </text:list-item>
        <text:list-item>
          <text:p text:style-name="P32"><text:span text:style-name="T181">Hvør knútur</text:span><text:span text:style-name="T182"> </text:span><text:span text:style-name="T181">savnar nýggj</text:span><text:span text:style-name="T98">ar</text:span><text:span text:style-name="T181"> </text:span><text:span text:style-name="T98">flytingar</text:span><text:span text:style-name="T181"> í ein blokk</text:span>.</text:p>
        </text:list-item>
        <text:list-item>
          <text:p text:style-name="P33">Hvør knútur arbeiðir <text:span text:style-name="T183">við at finna eitt</text:span> torfø<text:span text:style-name="T183">rt</text:span> arbeiðsprógv fyri sín blokk.</text:p>
        </text:list-item>
        <text:list-item>
          <text:p text:style-name="P32"><text:span text:style-name="T150">Tá </text:span><text:span text:style-name="T167">ið </text:span><text:span text:style-name="T184">ein knútur </text:span><text:span text:style-name="T150">kemur fram á </text:span><text:span text:style-name="T184">eitt arbeiðsprógv, kunnger hann blokkin </text:span><text:span text:style-name="T183">fyri øllum</text:span><text:span text:style-name="T184"> knút</text:span><text:span text:style-name="T183">um</text:span>.</text:p>
        </text:list-item>
        <text:list-item>
          <text:p text:style-name="P32"><text:span text:style-name="T181">Knútar viðtaka blokkin treytað av, at </text:span><text:span text:style-name="T49">allar flytingar</text:span><text:span text:style-name="T181"> í honum eru gild</text:span><text:span text:style-name="T185">i</text:span><text:span text:style-name="T181">g</text:span><text:span text:style-name="T49">ar</text:span><text:span text:style-name="T181"> og ikki framd</text:span><text:span text:style-name="T49">ar</text:span><text:span text:style-name="T181"> </text:span><text:soft-page-break/><text:span text:style-name="T181">áður</text:span>.</text:p>
        </text:list-item>
        <text:list-item>
          <text:p text:style-name="P32"><text:span text:style-name="T186">Knútar samtykkja blokkin við at arbeiða upp á næsta blokkin í ketuni, ið vís</text:span><text:span text:style-name="T183">i</text:span><text:span text:style-name="T186">r til hashið á samtykta blokkinum sum undanfarna hash.</text:span></text:p>
        </text:list-item>
      </text:list>
      <text:p text:style-name="P23"/>
      <text:p text:style-name="P34"><text:span text:style-name="T187">Knútar meta altíð tað l</text:span><text:span text:style-name="T188">ongst</text:span><text:span text:style-name="T187">u</text:span><text:span text:style-name="T188"> ket</text:span><text:span text:style-name="T187">una</text:span><text:span text:style-name="T188"> at vera tann rætta, og </text:span><text:span text:style-name="T189">halda </text:span><text:span text:style-name="T188">teir </text:span><text:span text:style-name="T189">á fram at leingja hana.</text:span> <text:s/><text:span text:style-name="T190">Verða tvær ymiskar útgávur av næsta blokki almannakunngjørd</text:span><text:span text:style-name="T183">a</text:span><text:span text:style-name="T190">r samstundis </text:span><text:span text:style-name="T120">—</text:span><text:span text:style-name="T190"> av tveimum ymiskum knútum </text:span><text:span text:style-name="T120">—</text:span><text:span text:style-name="T190"> </text:span><text:span text:style-name="T191">móttaka</text:span><text:span text:style-name="T190"> summir knútar </text:span><text:span text:style-name="T192">annan</text:span><text:span text:style-name="T190"> fyrst, ímeðan aðrir knútar móttaka hin fyrst.</text:span> <text:s/>Í <text:span text:style-name="T190">tí førinum halda teir fram at arbeiða við blokkinum </text:span><text:span text:style-name="T192">ið</text:span><text:span text:style-name="T190"> teir móttóku fyrst, men varðveita hina greinina, í fall hon gerst longri.</text:span> <text:s/><text:span text:style-name="T193">Javngildið verður ógilda</text:span><text:span text:style-name="T194">ð,</text:span><text:span text:style-name="T193"> tá næsta arbeiðsprógv er funnið, og onnur greinin gerst longri; knútarnir, ið arbeiddu við hini greinini, </text:span><text:span text:style-name="T195">skifta tá til tað longru greinina.</text:span></text:p>
      <text:p text:style-name="P35"><text:span text:style-name="T181">Nýggj</text:span><text:span text:style-name="T98">ar flytingar</text:span><text:span text:style-name="T181"> noyðast ikki neyðturviliga at verða kunnugar </text:span><text:span text:style-name="T196">øllum</text:span><text:span text:style-name="T181"> </text:span><text:span text:style-name="T197">knútunum</text:span>. <text:s/><text:span text:style-name="T195">Treytað av, at </text:span><text:span text:style-name="T198">fleiri</text:span><text:span text:style-name="T195"> knútar kenna </text:span><text:span text:style-name="T197">til</text:span><text:span text:style-name="T195"> t</text:span><text:span text:style-name="T194">ær,</text:span><text:span text:style-name="T195"> gerast t</text:span><text:span text:style-name="T194">ær</text:span><text:span text:style-name="T195"> part</text:span><text:span text:style-name="T194">u</text:span><text:span text:style-name="T195">r av einum blokki, á</text:span><text:span text:style-name="T197">ðrenn langt um líður.</text:span> <text:s/><text:span text:style-name="T197">Blokkútvarp</text:span><text:span text:style-name="T199">ing</text:span><text:span text:style-name="T197"> </text:span><text:span text:style-name="T194">leggur eisini upp</text:span><text:span text:style-name="T197"> fyri óá</text:span><text:span text:style-name="T200">lítandi dátusamskifti.</text:span> <text:s/><text:span text:style-name="T201">Hevur</text:span><text:span text:style-name="T200"> ein knútur ikki </text:span><text:span text:style-name="T201">fingið </text:span><text:span text:style-name="T200">ein blokk, so biður hann um hann, tá hann </text:span><text:span text:style-name="T191">móttekur</text:span><text:span text:style-name="T200"> næsta blokkin og </text:span><text:span text:style-name="T191">varnast,</text:span><text:span text:style-name="T200"> at hann manglar ein blokk.</text:span></text:p>
      <text:h text:style-name="P36" text:outline-level="2"><text:span text:style-name="T202">6</text:span><text:span text:style-name="T114">. <text:s text:c="3"/></text:span><text:span text:style-name="T203">Tileggjan</text:span></text:h>
      <text:p text:style-name="P37"><text:span text:style-name="T204">S</text:span><text:span text:style-name="T205">ambært </text:span><text:span text:style-name="T204">semju er f</text:span><text:span text:style-name="T205">yrsta </text:span><text:span text:style-name="T98">flytingin</text:span><text:span text:style-name="T205"> í hvørjum blokki ei</text:span><text:span text:style-name="T98">n</text:span><text:span text:style-name="T205"> serst</text:span><text:span text:style-name="T98">øk</text:span><text:span text:style-name="T205"> </text:span><text:span text:style-name="T98">flyting</text:span><text:span text:style-name="T205">, ið ger ein nýggja</text:span><text:span text:style-name="T15">n</text:span><text:span text:style-name="T205"> mynt, sum hann, ið framleiddi blokkin, eigur.</text:span> <text:s/><text:span text:style-name="T206">Tað gevur knútum eitt áhugamál at stuðla netinum, og, av tí at eingin miðsavnaður myndugleiki er at útflýggja </text:span><text:span text:style-name="T207">myntir, so</text:span><text:span text:style-name="T206"> </text:span><text:span text:style-name="T207">er tað ein </text:span><text:span text:style-name="T206">hátt</text:span><text:span text:style-name="T207">ur</text:span><text:span text:style-name="T206"> at </text:span><text:span text:style-name="T120">—</text:span><text:span text:style-name="T206"> </text:span><text:span text:style-name="T207">innleiðandi </text:span><text:span text:style-name="T120">—</text:span><text:span text:style-name="T207"> </text:span><text:span text:style-name="T206">útflýggja myntir í umf</text:span><text:span text:style-name="T208">erð</text:span><text:span text:style-name="T206">.</text:span> <text:s/><text:span text:style-name="T206">Støðuga </text:span><text:span text:style-name="T208">tilskotið</text:span><text:span text:style-name="T206"> av </text:span><text:span text:style-name="T208">eini fastari upphædd av nýggjum myntum </text:span><text:span text:style-name="T209">er líkt</text:span><text:span text:style-name="T208"> gullnámsarbeiðsm</text:span><text:span text:style-name="T209">onnum,</text:span><text:span text:style-name="T208"> ið brúka teirra tilfeingi til tess at leggja afturat nýtt gull í umferð.</text:span> <text:s/>Í <text:span text:style-name="T210">okkara føri er tað ger</text:span><text:span text:style-name="T211">ils</text:span><text:span text:style-name="T210">tíð og ravmagn, ið ver</text:span><text:span text:style-name="T212">ð</text:span><text:span text:style-name="T210">ur brúkt.</text:span> <text:s/></text:p>
      <text:p text:style-name="P38"><text:span text:style-name="T213">Tileggjanin</text:span><text:span text:style-name="T211"> kann eisini ver</text:span><text:span text:style-name="T214">ð</text:span><text:span text:style-name="T211">a fíggja</text:span><text:span text:style-name="T214">ð</text:span><text:span text:style-name="T211"> við </text:span><text:span text:style-name="T215">flytingaravgjøldum</text:span><text:span text:style-name="T211">.</text:span> <text:s/><text:span text:style-name="T211">Er úttaksvirðið í ein</text:span><text:span text:style-name="T216">i</text:span><text:span text:style-name="T211"> </text:span><text:span text:style-name="T216">flyting</text:span><text:span text:style-name="T211"> minni enn inntaksvirðið, </text:span><text:span text:style-name="T217">so </text:span><text:span text:style-name="T218">gerst</text:span><text:span text:style-name="T217"> munurin eitt </text:span><text:span text:style-name="T215">flytingaravgjald,</text:span><text:span text:style-name="T217"> ið verður lagt aftur at tilskotinum fyri blokkin, ið inniheldur </text:span><text:span text:style-name="T216">flytingina</text:span><text:span text:style-name="T217">.</text:span> <text:s/><text:span text:style-name="T219">Tá eitt frammanundan avgjørt tal av myntum er komi</text:span><text:span text:style-name="T212">ð</text:span><text:span text:style-name="T219"> í umferð, kann </text:span><text:span text:style-name="T220">tileggjanin</text:span><text:span text:style-name="T219"> halda fram einans við </text:span><text:span text:style-name="T215">flytingaravgjøldum</text:span><text:span text:style-name="T219"> og vera fullkomiliga inflas</text:span><text:span text:style-name="T212">ti</text:span><text:span text:style-name="T219">ónsfrí.</text:span></text:p>
      <text:p text:style-name="P39"><text:span text:style-name="T213">Tileggjanin</text:span><text:span text:style-name="T221"> kann vera við til at eggja knútum at vera ærligir.</text:span> <text:s/><text:span text:style-name="T222">Er ein grammur áleypari førur </text:span><text:span text:style-name="T223">fyri </text:span><text:span text:style-name="T222">at </text:span><text:span text:style-name="T224">savna </text:span><text:span text:style-name="T223">meira</text:span><text:span text:style-name="T224"> </text:span><text:span text:style-name="T164">rokniorku</text:span><text:span text:style-name="T224"> enn allir ærligu knútarnir </text:span><text:span text:style-name="T225">tilsamans</text:span><text:span text:style-name="T224">, kann hann velja antin </text:span><text:span text:style-name="T212">at</text:span><text:span text:style-name="T224"> brúka </text:span><text:span text:style-name="T226">hana</text:span><text:span text:style-name="T224"> til at svika fólk, við at stjala </text:span><text:span text:style-name="T227">egin</text:span><text:span text:style-name="T223"> útgjøld aftur, ella at útvinna nýggjar myntir.</text:span><text:span text:style-name="T224"> <text:s/></text:span><text:span text:style-name="T225">Tað eigur at </text:span><text:span text:style-name="T228">løna</text:span><text:span text:style-name="T225"> seg betur hjá honum </text:span><text:span text:style-name="T227">at fylgja reglunum, </text:span><text:span text:style-name="T229">ið løn</text:span><text:span text:style-name="T226">a</text:span><text:span text:style-name="T229"> honum við fleiri </text:span><text:span text:style-name="T230">nýggjum</text:span><text:span text:style-name="T229"> myntum enn øllum hinum tilsamans í staðin fyri at niðurbróta kervið og gildi </text:span><text:span text:style-name="T230">av egnum fæi.</text:span></text:p>
      <text:h text:style-name="P36" text:outline-level="2"><text:span text:style-name="T202">7</text:span><text:span text:style-name="T114">. <text:s text:c="3"/></text:span><text:span text:style-name="T231">E</text:span><text:span text:style-name="T232">ndur</text:span><text:span text:style-name="T233">nýt</text:span><text:span text:style-name="T231"> diskpláss</text:span></text:h>
      <text:p text:style-name="P40"><text:span text:style-name="T234">Tá </text:span><text:span text:style-name="T235">ið </text:span><text:span text:style-name="T234">síðsta </text:span><text:span text:style-name="T216">flytingin</text:span><text:span text:style-name="T234">, ið viðvíkur ein</text:span><text:span text:style-name="T15">um</text:span><text:span text:style-name="T234"> mynt</text:span><text:span text:style-name="T15">i</text:span><text:span text:style-name="T234">, er nóg langt afturi í ketuni, kunnu eldr</text:span><text:span text:style-name="T236">i</text:span><text:span text:style-name="T234"> </text:span><text:span text:style-name="T216">flytingar</text:span><text:span text:style-name="T234"> strikast </text:span><text:span text:style-name="T147">fyri</text:span><text:span text:style-name="T234"> at spara diskpláss.</text:span> <text:s/><text:span text:style-name="T237">Til tess at skipa hetta uttan </text:span><text:span text:style-name="T238">at</text:span><text:span text:style-name="T237"> ávirka hashi</text:span><text:span text:style-name="T239">ð</text:span><text:span text:style-name="T237"> á blokkunum ver</text:span><text:span text:style-name="T240">ð</text:span><text:span text:style-name="T237">a </text:span><text:span text:style-name="T216">flytingar</text:span><text:span text:style-name="T237"> hashað</text:span><text:span text:style-name="T216">ar</text:span><text:span text:style-name="T237"> í eit</text:span><text:span text:style-name="T238">t</text:span><text:span text:style-name="T237"> Merkle-</text:span><text:span text:style-name="T238">t</text:span><text:span text:style-name="T237">ræ</text:span> [7][2][5], <text:span text:style-name="T237">har einans rót-</text:span><text:span text:style-name="T238">hashið</text:span><text:span text:style-name="T237"> </text:span><text:span text:style-name="T239">er </text:span><text:span text:style-name="T237">í</text:span><text:span text:style-name="T238">roknað í</text:span><text:span text:style-name="T237"> blokkhashinum.</text:span> <text:s/><text:span text:style-name="T241">Eldri blokkar kunnu harvið stappast við at kvetta greinar av trænum.</text:span> <text:s/><text:span text:style-name="T242">Tørvur er ikki á at varðveita innaru hashini.</text:span></text:p>
      <text:p text:style-name="P41"/>
      <text:p text:style-name="P42"><text:soft-page-break/><draw:g text:anchor-type="as-char" draw:z-index="12" draw:name="Group object 3" draw:style-name="gr1"><draw:polygon draw:style-name="gr2" draw:text-style-name="P13" svg:width="1.9547in" svg:height="2.1524in" svg:x="2.2846in" svg:y="-0.0004in" svg:viewBox="0 0 4966 5468" draw:points="2483,5468 0,5468 0,0 4966,0 4966,5468"><text:p/></draw:polygon><draw:polygon draw:style-name="gr2" draw:text-style-name="P13" svg:width="1.9689in" svg:height="2.1524in" svg:x="-0.0004in" svg:y="-0.0004in" svg:viewBox="0 0 5002 5468" draw:points="2500,5468 0,5468 0,0 5002,0 5002,5468"><text:p/></draw:polygon><draw:frame draw:style-name="gr48" draw:text-style-name="P15" svg:width="0.3307in" svg:height="0.1161in" svg:x="2.3256in" svg:y="0.0465in"><draw:text-box><text:p text:style-name="P14"><text:span text:style-name="T243">Blokkur</text:span></text:p></draw:text-box></draw:frame><draw:polygon draw:style-name="gr2" draw:text-style-name="P13" svg:width="1.4173in" svg:height="0.7177in" svg:x="0.3937in" svg:y="0.0795in" svg:viewBox="0 0 3601 1824" draw:points="1801,1824 0,1824 0,0 3601,0 3601,1824"><text:p/></draw:polygon><draw:frame draw:style-name="gr49" draw:text-style-name="P15" svg:width="0.3303in" svg:height="0.1161in" svg:x="0.0409in" svg:y="0.0465in"><draw:text-box><text:p text:style-name="P14"><text:span text:style-name="T243">Blokkur</text:span></text:p></draw:text-box></draw:frame><draw:polygon draw:style-name="gr7" draw:text-style-name="P13" svg:width="0.7776in" svg:height="0.1598in" svg:x="0.4539in" svg:y="0.3181in" svg:viewBox="0 0 1976 407" draw:points="986,407 0,407 0,0 1976,0 1976,407"><text:p/></draw:polygon><draw:polygon draw:style-name="gr8" draw:text-style-name="P16" svg:width="0.7776in" svg:height="0.1598in" svg:x="0.4539in" svg:y="0.3181in" svg:viewBox="0 0 1976 407" draw:points="986,407 0,407 0,0 1976,0 1976,407"><text:p/></draw:polygon><draw:frame draw:style-name="gr50" draw:text-style-name="P15" svg:width="1.1858in" svg:height="0.1169in" svg:x="0.4665in" svg:y="0.1307in"><draw:text-box><text:p text:style-name="P14"><text:span text:style-name="T243">Blokkhøvd (Blokk-hash)</text:span></text:p></draw:text-box></draw:frame><draw:polygon draw:style-name="gr7" draw:text-style-name="P13" svg:width="0.4728in" svg:height="0.1591in" svg:x="1.2886in" svg:y="0.3181in" svg:viewBox="0 0 1202 405" draw:points="599,405 0,405 0,0 1202,0 1202,405"><text:p/></draw:polygon><draw:polygon draw:style-name="gr8" draw:text-style-name="P16" svg:width="0.4728in" svg:height="0.1591in" svg:x="1.2886in" svg:y="0.3181in" svg:viewBox="0 0 1202 405" draw:points="599,405 0,405 0,0 1202,0 1202,405"><text:p/></draw:polygon><draw:frame draw:style-name="gr51" draw:text-style-name="P15" svg:width="0.7587in" svg:height="0.1157in" svg:x="0.4701in" svg:y="0.3465in"><draw:text-box><text:p text:style-name="P14"><text:span text:style-name="T243">Undanfarna hash</text:span></text:p></draw:text-box></draw:frame><draw:polygon draw:style-name="gr7" draw:text-style-name="P13" svg:width="0.4717in" svg:height="0.1591in" svg:x="0.315in" svg:y="1.037in" svg:viewBox="0 0 1199 405" draw:points="600,405 0,405 0,0 1199,0 1199,405"><text:p/></draw:polygon><draw:polygon draw:style-name="gr52" draw:text-style-name="P16" svg:width="0.4717in" svg:height="0.1591in" svg:x="0.315in" svg:y="1.037in" svg:viewBox="0 0 1199 405" draw:points="600,405 0,405 0,0 1199,0 1199,405"><text:p/></draw:polygon><draw:frame draw:style-name="gr53" draw:text-style-name="P15" svg:width="0.4516in" svg:height="0.1157in" svg:x="1.3047in" svg:y="0.3465in"><draw:text-box><text:p text:style-name="P14"><text:span text:style-name="T243">Einnýtistal</text:span></text:p></draw:text-box></draw:frame><draw:polygon draw:style-name="gr54" draw:text-style-name="P13" svg:width="0.3157in" svg:height="0.1591in" svg:x="0.1567in" svg:y="1.5142in" svg:viewBox="0 0 803 405" draw:points="402,405 0,405 0,0 803,0 803,405"><text:p/></draw:polygon><draw:polygon draw:style-name="gr52" draw:text-style-name="P16" svg:width="0.3157in" svg:height="0.1591in" svg:x="0.1567in" svg:y="1.5142in" svg:viewBox="0 0 803 405" draw:points="402,405 0,405 0,0 803,0 803,405"><text:p/></draw:polygon><draw:frame draw:style-name="gr55" draw:text-style-name="P15" svg:width="0.3413in" svg:height="0.1161in" svg:x="0.3772in" svg:y="1.0701in"><draw:text-box><text:p text:style-name="P14"><text:span text:style-name="T243">Hash01</text:span></text:p></draw:text-box></draw:frame><draw:polygon draw:style-name="gr54" draw:text-style-name="P13" svg:width="0.3154in" svg:height="0.1591in" svg:x="0.6299in" svg:y="1.5142in" svg:viewBox="0 0 802 405" draw:points="399,405 0,405 0,0 802,0 802,405"><text:p/></draw:polygon><draw:polygon draw:style-name="gr52" draw:text-style-name="P16" svg:width="0.3154in" svg:height="0.1591in" svg:x="0.6299in" svg:y="1.5142in" svg:viewBox="0 0 802 405" draw:points="399,405 0,405 0,0 802,0 802,405"><text:p/></draw:polygon><draw:frame draw:style-name="gr56" draw:text-style-name="P15" svg:width="0.287in" svg:height="0.1161in" svg:x="0.1728in" svg:y="1.5429in"><draw:text-box><text:p text:style-name="P14"><text:span text:style-name="T243">Hash0</text:span></text:p></draw:text-box></draw:frame><draw:polygon draw:style-name="gr54" draw:text-style-name="P13" svg:width="0.3138in" svg:height="0.1591in" svg:x="1.1028in" svg:y="1.5142in" svg:viewBox="0 0 798 405" draw:points="399,405 0,405 0,0 798,0 798,405"><text:p/></draw:polygon><draw:polygon draw:style-name="gr52" draw:text-style-name="P16" svg:width="0.3138in" svg:height="0.1591in" svg:x="1.1028in" svg:y="1.5142in" svg:viewBox="0 0 798 405" draw:points="399,405 0,405 0,0 798,0 798,405"><text:p/></draw:polygon><draw:frame draw:style-name="gr57" draw:text-style-name="P15" svg:width="0.2862in" svg:height="0.1161in" svg:x="0.6484in" svg:y="1.5429in"><draw:text-box><text:p text:style-name="P14"><text:span text:style-name="T243">Hash1</text:span></text:p></draw:text-box></draw:frame><draw:polygon draw:style-name="gr54" draw:text-style-name="P13" svg:width="0.3138in" svg:height="0.1591in" svg:x="1.5756in" svg:y="1.5142in" svg:viewBox="0 0 798 405" draw:points="399,405 0,405 0,0 798,0 798,405"><text:p/></draw:polygon><draw:polygon draw:style-name="gr52" draw:text-style-name="P16" svg:width="0.3138in" svg:height="0.1591in" svg:x="1.5756in" svg:y="1.5142in" svg:viewBox="0 0 798 405" draw:points="399,405 0,405 0,0 798,0 798,405"><text:p/></draw:polygon><draw:frame draw:style-name="gr58" draw:text-style-name="P15" svg:width="0.2878in" svg:height="0.1161in" svg:x="1.1146in" svg:y="1.5429in"><draw:text-box><text:p text:style-name="P14"><text:span text:style-name="T243">Hash2</text:span></text:p></draw:text-box></draw:frame><draw:polygon draw:style-name="gr54" draw:text-style-name="P13" svg:width="0.4728in" svg:height="0.1591in" svg:x="1.2598in" svg:y="1.037in" svg:viewBox="0 0 1202 405" draw:points="599,405 0,405 0,0 1202,0 1202,405"><text:p/></draw:polygon><draw:polygon draw:style-name="gr52" draw:text-style-name="P16" svg:width="0.4728in" svg:height="0.1591in" svg:x="1.2598in" svg:y="1.037in" svg:viewBox="0 0 1202 405" draw:points="599,405 0,405 0,0 1202,0 1202,405"><text:p/></draw:polygon><draw:frame draw:style-name="gr57" draw:text-style-name="P15" svg:width="0.2862in" svg:height="0.1161in" svg:x="1.5925in" svg:y="1.5429in"><draw:text-box><text:p text:style-name="P14"><text:span text:style-name="T243">Hash3</text:span></text:p></draw:text-box></draw:frame><draw:polygon draw:style-name="gr59" draw:text-style-name="P17" svg:width="0.0697in" svg:height="0.0984in" svg:x="0.4028in" svg:y="1.1969in" svg:viewBox="0 0 178 251" draw:points="178,0 141,251 0,181"><text:p/></draw:polygon><draw:line draw:style-name="gr11" draw:text-style-name="P16" svg:x1="0.315in" svg:y1="1.5138in" svg:x2="0.4382in" svg:y2="1.2642in"><text:p/></draw:line><draw:polygon draw:style-name="gr10" draw:text-style-name="P17" svg:width="0.0693in" svg:height="0.0984in" svg:x="0.6299in" svg:y="1.1969in" svg:viewBox="0 0 177 251" draw:points="0,0 177,181 36,251"><text:p/></draw:polygon><draw:line draw:style-name="gr11" draw:text-style-name="P16" svg:x1="0.787in" svg:y1="1.5138in" svg:x2="0.6638in" svg:y2="1.2642in"><text:p/></draw:line><draw:polygon draw:style-name="gr10" draw:text-style-name="P17" svg:width="0.0693in" svg:height="0.0984in" svg:x="1.3472in" svg:y="1.1969in" svg:viewBox="0 0 177 251" draw:points="177,0 145,251 0,181"><text:p/></draw:polygon><draw:line draw:style-name="gr11" draw:text-style-name="P16" svg:x1="1.2598in" svg:y1="1.5138in" svg:x2="1.3843in" svg:y2="1.2642in"><text:p/></draw:line><draw:polygon draw:style-name="gr60" draw:text-style-name="P17" svg:width="0.0697in" svg:height="0.0984in" svg:x="1.5756in" svg:y="1.1969in" svg:viewBox="0 0 178 251" draw:points="0,0 178,181 33,251"><text:p/></draw:polygon><draw:polygon draw:style-name="gr11" draw:text-style-name="P16" svg:width="0.0697in" svg:height="0.0984in" svg:x="1.5756in" svg:y="1.1969in" svg:viewBox="0 0 178 251" draw:points="0,0 178,181 33,251"><text:p/></draw:polygon><draw:line draw:style-name="gr11" draw:text-style-name="P16" svg:x1="1.7331in" svg:y1="1.5138in" svg:x2="1.6087in" svg:y2="1.2642in"><text:p/></draw:line><draw:polygon draw:style-name="gr7" draw:text-style-name="P13" svg:width="0.6295in" svg:height="0.1591in" svg:x="0.7087in" svg:y="0.5575in" svg:viewBox="0 0 1600 405" draw:points="802,405 0,405 0,0 1600,0 1600,405"><text:p/></draw:polygon><draw:polygon draw:style-name="gr8" draw:text-style-name="P16" svg:width="0.6295in" svg:height="0.1591in" svg:x="0.7087in" svg:y="0.5575in" svg:viewBox="0 0 1600 405" draw:points="802,405 0,405 0,0 1600,0 1600,405"><text:p/></draw:polygon><draw:frame draw:style-name="gr61" draw:text-style-name="P15" svg:width="0.3421in" svg:height="0.1161in" svg:x="1.3291in" svg:y="1.0701in"><draw:text-box><text:p text:style-name="P14"><text:span text:style-name="T243">Hash23</text:span></text:p></draw:text-box></draw:frame><draw:polygon draw:style-name="gr10" draw:text-style-name="P17" svg:width="0.0811in" svg:height="0.0953in" svg:x="0.7843in" svg:y="0.7173in" svg:viewBox="0 0 207 243" draw:points="207,0 131,243 0,144"><text:p/></draw:polygon><draw:line draw:style-name="gr11" draw:text-style-name="P16" svg:x1="0.6299in" svg:y1="1.037in" svg:x2="0.8213in" svg:y2="0.7787in"><text:p/></draw:line><draw:polygon draw:style-name="gr10" draw:text-style-name="P17" svg:width="0.0811in" svg:height="0.0953in" svg:x="1.1811in" svg:y="0.7173in" svg:viewBox="0 0 207 243" draw:points="0,0 207,144 80,243"><text:p/></draw:polygon><draw:line draw:style-name="gr11" draw:text-style-name="P16" svg:x1="1.4173in" svg:y1="1.037in" svg:x2="1.2272in" svg:y2="0.7787in"><text:p/></draw:line><draw:polygon draw:style-name="gr7" draw:text-style-name="P13" svg:width="0.4724in" svg:height="0.1591in" svg:x="2.585in" svg:y="1.037in" svg:viewBox="0 0 1201 405" draw:points="602,405 0,405 0,0 1201,0 1201,405"><text:p/></draw:polygon><draw:polygon draw:style-name="gr8" draw:text-style-name="P16" svg:width="0.4724in" svg:height="0.1591in" svg:x="2.585in" svg:y="1.037in" svg:viewBox="0 0 1201 405" draw:points="602,405 0,405 0,0 1201,0 1201,405"><text:p/></draw:polygon><draw:frame draw:style-name="gr62" draw:text-style-name="P15" svg:width="0.4677in" svg:height="0.1161in" svg:x="0.7874in" svg:y="0.5882in"><draw:text-box><text:p text:style-name="P14"><text:span text:style-name="T243">Rót-hash</text:span></text:p></draw:text-box></draw:frame><draw:polygon draw:style-name="gr7" draw:text-style-name="P13" svg:width="0.3138in" svg:height="0.1591in" svg:x="3.3878in" svg:y="1.5142in" svg:viewBox="0 0 798 405" draw:points="399,405 0,405 0,0 798,0 798,405"><text:p/></draw:polygon><draw:polygon draw:style-name="gr8" draw:text-style-name="P16" svg:width="0.3138in" svg:height="0.1591in" svg:x="3.3878in" svg:y="1.5142in" svg:viewBox="0 0 798 405" draw:points="399,405 0,405 0,0 798,0 798,405"><text:p/></draw:polygon><draw:frame draw:style-name="gr55" draw:text-style-name="P15" svg:width="0.3413in" svg:height="0.1161in" svg:x="2.6516in" svg:y="1.0701in"><draw:text-box><text:p text:style-name="P14"><text:span text:style-name="T243">Hash01</text:span></text:p></draw:text-box></draw:frame><draw:polygon draw:style-name="gr7" draw:text-style-name="P13" svg:width="0.3681in" svg:height="0.1598in" svg:x="3.8327in" svg:y="1.9138in" svg:viewBox="0 0 936 407" draw:points="470,407 0,407 0,0 936,0 936,407"><text:p/></draw:polygon><draw:polygon draw:style-name="gr8" draw:text-style-name="P16" svg:width="0.3681in" svg:height="0.1598in" svg:x="3.8327in" svg:y="1.9138in" svg:viewBox="0 0 936 407" draw:points="470,407 0,407 0,0 936,0 936,407"><text:p/></draw:polygon><draw:frame draw:style-name="gr56" draw:text-style-name="P15" svg:width="0.287in" svg:height="0.1161in" svg:x="3.4055in" svg:y="1.5429in"><draw:text-box><text:p text:style-name="P14"><text:span text:style-name="T243">Hash2</text:span></text:p></draw:text-box></draw:frame><draw:polygon draw:style-name="gr7" draw:text-style-name="P13" svg:width="0.4728in" svg:height="0.1591in" svg:x="3.5303in" svg:y="1.037in" svg:viewBox="0 0 1202 405" draw:points="599,405 0,405 0,0 1202,0 1202,405"><text:p/></draw:polygon><draw:polygon draw:style-name="gr52" draw:text-style-name="P16" svg:width="0.4728in" svg:height="0.1591in" svg:x="3.5303in" svg:y="1.037in" svg:viewBox="0 0 1202 405" draw:points="599,405 0,405 0,0 1202,0 1202,405"><text:p/></draw:polygon><draw:frame draw:style-name="gr63" draw:text-style-name="P15" svg:width="0.3469in" svg:height="0.1157in" svg:x="3.8492in" svg:y="1.9425in"><draw:text-box><text:p text:style-name="P14"><text:span text:style-name="T243">Flyting3</text:span></text:p></draw:text-box></draw:frame><draw:polygon draw:style-name="gr59" draw:text-style-name="P17" svg:width="0.0697in" svg:height="0.0984in" svg:x="3.6181in" svg:y="1.1969in" svg:viewBox="0 0 178 251" draw:points="178,0 142,251 0,181"><text:p/></draw:polygon><draw:line draw:style-name="gr11" draw:text-style-name="P16" svg:x1="3.5303in" svg:y1="1.5138in" svg:x2="3.6531in" svg:y2="1.2642in"><text:p/></draw:line><draw:polygon draw:style-name="gr10" draw:text-style-name="P17" svg:width="0.0709in" svg:height="0.0984in" svg:x="3.8449in" svg:y="1.1969in" svg:viewBox="0 0 181 251" draw:points="0,0 181,181 36,251"><text:p/></draw:polygon><draw:line draw:style-name="gr11" draw:text-style-name="P16" svg:x1="4.0039in" svg:y1="1.5138in" svg:x2="3.8795in" svg:y2="1.2642in"><text:p/></draw:line><draw:polygon draw:style-name="gr2" draw:text-style-name="P13" svg:width="1.4189in" svg:height="0.7177in" svg:x="2.6776in" svg:y="0.0795in" svg:viewBox="0 0 3605 1824" draw:points="1804,1824 0,1824 0,0 3605,0 3605,1824"><text:p/></draw:polygon><draw:frame draw:style-name="gr55" draw:text-style-name="P15" svg:width="0.3413in" svg:height="0.1161in" svg:x="3.5937in" svg:y="1.0701in"><draw:text-box><text:p text:style-name="P14"><text:span text:style-name="T243">Hash23</text:span></text:p></draw:text-box></draw:frame><draw:polygon draw:style-name="gr7" draw:text-style-name="P13" svg:width="0.6295in" svg:height="0.1591in" svg:x="2.9937in" svg:y="0.5575in" svg:viewBox="0 0 1600 405" draw:points="798,405 0,405 0,0 1600,0 1600,405"><text:p/></draw:polygon><draw:polygon draw:style-name="gr8" draw:text-style-name="P16" svg:width="0.6295in" svg:height="0.1591in" svg:x="2.9937in" svg:y="0.5575in" svg:viewBox="0 0 1600 405" draw:points="798,405 0,405 0,0 1600,0 1600,405"><text:p/></draw:polygon><draw:frame draw:style-name="gr50" draw:text-style-name="P15" svg:width="1.1858in" svg:height="0.1169in" svg:x="2.7575in" svg:y="0.1307in"><draw:text-box><text:p text:style-name="P14"><text:span text:style-name="T243">Blokkhøvd (Blokk-hash)</text:span></text:p></draw:text-box></draw:frame><draw:polygon draw:style-name="gr10" draw:text-style-name="P17" svg:width="0.0811in" svg:height="0.0953in" svg:x="3.0547in" svg:y="0.7173in" svg:viewBox="0 0 207 243" draw:points="207,0 128,243 0,144"><text:p/></draw:polygon><draw:line draw:style-name="gr11" draw:text-style-name="P16" svg:x1="2.9004in" svg:y1="1.037in" svg:x2="3.0921in" svg:y2="0.7787in"><text:p/></draw:line><draw:polygon draw:style-name="gr10" draw:text-style-name="P17" svg:width="0.0811in" svg:height="0.0953in" svg:x="3.452in" svg:y="0.7173in" svg:viewBox="0 0 207 243" draw:points="0,0 207,144 80,243"><text:p/></draw:polygon><draw:line draw:style-name="gr11" draw:text-style-name="P16" svg:x1="3.6882in" svg:y1="1.037in" svg:x2="3.4965in" svg:y2="0.7787in"><text:p/></draw:line><draw:frame draw:style-name="gr64" draw:text-style-name="P15" svg:width="0.4685in" svg:height="0.1161in" svg:x="3.078in" svg:y="0.5882in"><draw:text-box><text:p text:style-name="P14"><text:span text:style-name="T243">Rót-hash</text:span></text:p></draw:text-box></draw:frame><draw:frame draw:style-name="gr65" draw:text-style-name="P15" svg:width="1.7343in" svg:height="0.1169in" svg:x="0.1547in" svg:y="2.2409in"><draw:text-box><text:p text:style-name="P14"><text:span text:style-name="T243">Hashaðar flytingar í einum Merkle-træið</text:span></text:p></draw:text-box></draw:frame><draw:polygon draw:style-name="gr7" draw:text-style-name="P13" svg:width="0.7776in" svg:height="0.1598in" svg:x="2.739in" svg:y="0.3181in" svg:viewBox="0 0 1976 407" draw:points="987,407 0,407 0,0 1976,0 1976,407"><text:p/></draw:polygon><draw:polygon draw:style-name="gr8" draw:text-style-name="P16" svg:width="0.7776in" svg:height="0.1598in" svg:x="2.739in" svg:y="0.3181in" svg:viewBox="0 0 1976 407" draw:points="987,407 0,407 0,0 1976,0 1976,407"><text:p/></draw:polygon><draw:frame draw:style-name="gr66" draw:text-style-name="P15" svg:width="1.8823in" svg:height="0.1169in" svg:x="2.3425in" svg:y="2.2417in"><draw:text-box><text:p text:style-name="P14"><text:span text:style-name="T243">Flytingar 0-2 eru niðurskornar úr blokkinum</text:span></text:p></draw:text-box></draw:frame><draw:polygon draw:style-name="gr7" draw:text-style-name="P13" svg:width="0.4728in" svg:height="0.1591in" svg:x="3.5937in" svg:y="0.3181in" svg:viewBox="0 0 1202 405" draw:points="599,405 0,405 0,0 1202,0 1202,405"><text:p/></draw:polygon><draw:polygon draw:style-name="gr8" draw:text-style-name="P16" svg:width="0.4728in" svg:height="0.1591in" svg:x="3.5937in" svg:y="0.3181in" svg:viewBox="0 0 1202 405" draw:points="599,405 0,405 0,0 1202,0 1202,405"><text:p/></draw:polygon><draw:frame draw:style-name="gr51" draw:text-style-name="P15" svg:width="0.7587in" svg:height="0.1157in" svg:x="2.7555in" svg:y="0.3465in"><draw:text-box><text:p text:style-name="P14"><text:span text:style-name="T243">Undanfarna hash</text:span></text:p></draw:text-box></draw:frame><draw:polygon draw:style-name="gr7" draw:text-style-name="P13" svg:width="0.3016in" svg:height="0.1591in" svg:x="3.8594in" svg:y="1.5142in" svg:viewBox="0 0 767 405" draw:points="385,405 0,405 0,0 767,0 767,405"><text:p/></draw:polygon><draw:polygon draw:style-name="gr52" draw:text-style-name="P16" svg:width="0.3016in" svg:height="0.1591in" svg:x="3.8594in" svg:y="1.5142in" svg:viewBox="0 0 767 405" draw:points="385,405 0,405 0,0 767,0 767,405"><text:p/></draw:polygon><draw:frame draw:style-name="gr67" draw:text-style-name="P15" svg:width="0.4512in" svg:height="0.1157in" svg:x="3.6098in" svg:y="0.3465in"><draw:text-box><text:p text:style-name="P14"><text:span text:style-name="T243">Einnýtistal</text:span></text:p></draw:text-box></draw:frame><draw:polygon draw:style-name="gr54" draw:text-style-name="P13" svg:width="0.3681in" svg:height="0.1598in" svg:x="0.1299in" svg:y="1.9138in" svg:viewBox="0 0 936 407" draw:points="469,407 0,407 0,0 936,0 936,407"><text:p/></draw:polygon><draw:polygon draw:style-name="gr8" draw:text-style-name="P16" svg:width="0.3681in" svg:height="0.1598in" svg:x="0.1299in" svg:y="1.9138in" svg:viewBox="0 0 936 407" draw:points="469,407 0,407 0,0 936,0 936,407"><text:p/></draw:polygon><draw:frame draw:style-name="gr58" draw:text-style-name="P15" svg:width="0.2878in" svg:height="0.1161in" svg:x="3.8646in" svg:y="1.5429in"><draw:text-box><text:p text:style-name="P14"><text:span text:style-name="T243">Hash3</text:span></text:p></draw:text-box></draw:frame><draw:polygon draw:style-name="gr7" draw:text-style-name="P13" svg:width="0.3681in" svg:height="0.1598in" svg:x="0.6in" svg:y="1.9138in" svg:viewBox="0 0 936 407" draw:points="466,407 0,407 0,0 936,0 936,407"><text:p/></draw:polygon><draw:polygon draw:style-name="gr8" draw:text-style-name="P16" svg:width="0.3681in" svg:height="0.1598in" svg:x="0.6in" svg:y="1.9138in" svg:viewBox="0 0 936 407" draw:points="466,407 0,407 0,0 936,0 936,407"><text:p/></draw:polygon><draw:frame draw:style-name="gr63" draw:text-style-name="P15" svg:width="0.3469in" svg:height="0.1157in" svg:x="0.1465in" svg:y="1.9425in"><draw:text-box><text:p text:style-name="P14"><text:span text:style-name="T243">Flyting0</text:span></text:p></draw:text-box></draw:frame><draw:polygon draw:style-name="gr7" draw:text-style-name="P13" svg:width="0.3681in" svg:height="0.1598in" svg:x="1.074in" svg:y="1.9138in" svg:viewBox="0 0 936 407" draw:points="468,407 0,407 0,0 936,0 936,407"><text:p/></draw:polygon><draw:polygon draw:style-name="gr8" draw:text-style-name="P16" svg:width="0.3681in" svg:height="0.1598in" svg:x="1.074in" svg:y="1.9138in" svg:viewBox="0 0 936 407" draw:points="468,407 0,407 0,0 936,0 936,407"><text:p/></draw:polygon><draw:frame draw:style-name="gr68" draw:text-style-name="P15" svg:width="0.3476in" svg:height="0.1157in" svg:x="0.6201in" svg:y="1.9425in"><draw:text-box><text:p text:style-name="P14"><text:span text:style-name="T243">Flyting1</text:span></text:p></draw:text-box></draw:frame><draw:polygon draw:style-name="gr7" draw:text-style-name="P13" svg:width="0.3681in" svg:height="0.1598in" svg:x="1.548in" svg:y="1.9138in" svg:viewBox="0 0 936 407" draw:points="468,407 0,407 0,0 936,0 936,407"><text:p/></draw:polygon><draw:polygon draw:style-name="gr8" draw:text-style-name="P16" svg:width="0.3681in" svg:height="0.1598in" svg:x="1.548in" svg:y="1.9138in" svg:viewBox="0 0 936 407" draw:points="468,407 0,407 0,0 936,0 936,407"><text:p/></draw:polygon><draw:frame draw:style-name="gr68" draw:text-style-name="P15" svg:width="0.3476in" svg:height="0.1157in" svg:x="1.0902in" svg:y="1.9425in"><draw:text-box><text:p text:style-name="P14"><text:span text:style-name="T243">Flyting2</text:span></text:p></draw:text-box></draw:frame><draw:polygon draw:style-name="gr10" draw:text-style-name="P17" svg:width="0.0622in" svg:height="0.0953in" svg:x="0.2839in" svg:y="1.6736in" svg:viewBox="0 0 159 243" draw:points="79,0 159,243 0,243"><text:p/></draw:polygon><draw:line draw:style-name="gr11" draw:text-style-name="P16" svg:x1="0.315in" svg:y1="1.9134in" svg:x2="0.315in" svg:y2="1.7508in"><text:p/></draw:line><draw:polygon draw:style-name="gr10" draw:text-style-name="P17" svg:width="0.0622in" svg:height="0.0953in" svg:x="0.7551in" svg:y="1.6736in" svg:viewBox="0 0 159 243" draw:points="80,0 159,243 0,243"><text:p/></draw:polygon><draw:line draw:style-name="gr11" draw:text-style-name="P16" svg:x1="0.787in" svg:y1="1.9134in" svg:x2="0.787in" svg:y2="1.7508in"><text:p/></draw:line><draw:polygon draw:style-name="gr10" draw:text-style-name="P17" svg:width="0.0622in" svg:height="0.0953in" svg:x="1.2287in" svg:y="1.6736in" svg:viewBox="0 0 159 243" draw:points="79,0 159,243 0,243"><text:p/></draw:polygon><draw:line draw:style-name="gr11" draw:text-style-name="P16" svg:x1="1.2598in" svg:y1="1.9134in" svg:x2="1.2598in" svg:y2="1.7508in"><text:p/></draw:line><draw:polygon draw:style-name="gr10" draw:text-style-name="P17" svg:width="0.063in" svg:height="0.0953in" svg:x="1.7016in" svg:y="1.6736in" svg:viewBox="0 0 161 243" draw:points="80,0 161,243 0,243"><text:p/></draw:polygon><draw:line draw:style-name="gr11" draw:text-style-name="P16" svg:x1="1.7327in" svg:y1="1.9134in" svg:x2="1.7327in" svg:y2="1.7508in"><text:p/></draw:line><draw:polygon draw:style-name="gr10" draw:text-style-name="P17" svg:width="0.063in" svg:height="0.0953in" svg:x="3.9866in" svg:y="1.6736in" svg:viewBox="0 0 161 243" draw:points="80,0 161,243 0,243"><text:p/></draw:polygon><draw:line draw:style-name="gr11" draw:text-style-name="P16" svg:x1="4.0177in" svg:y1="1.9134in" svg:x2="4.0177in" svg:y2="1.7508in"><text:p/></draw:line><draw:frame draw:style-name="gr63" draw:text-style-name="P15" svg:width="0.3469in" svg:height="0.1157in" svg:x="1.5646in" svg:y="1.9425in"><draw:text-box><text:p text:style-name="P14"><text:span text:style-name="T243">Flyting3</text:span></text:p></draw:text-box></draw:frame></draw:g></text:p>
      <text:p text:style-name="P43"/>
      <text:p text:style-name="P44"><text:span text:style-name="T210">Eitt bl</text:span><text:span text:style-name="T238">o</text:span><text:span text:style-name="T210">kkhøvd uttan </text:span><text:span text:style-name="T216">flytingar</text:span><text:span text:style-name="T210"> fyll</text:span><text:span text:style-name="T240">i</text:span><text:span text:style-name="T210">r áleið 80 být.</text:span> <text:s/><text:span text:style-name="T244">Verða blokkar framleiddir 10. hvønn minutt</text:span>, <text:span text:style-name="T244">svarar tað til</text:span> 80 <text:span text:style-name="T70">být</text:span> * 6 * 24 * 365 = 4,2 MB <text:span text:style-name="T244">um ári</text:span><text:span text:style-name="T240">ð</text:span>. <text:s/><text:span text:style-name="T245">Av tí at t</text:span><text:span text:style-name="T246">eldur í 2008 vanliga ver</text:span><text:span text:style-name="T240">ð</text:span><text:span text:style-name="T246">a seldar við 2 GB av </text:span><text:span text:style-name="T247">ritminni (</text:span><text:span text:style-name="T248">RAM</text:span><text:span text:style-name="T247">)</text:span><text:span text:style-name="T246">, og </text:span><text:span text:style-name="T249">av tí </text:span><text:span text:style-name="T245">at </text:span><text:span text:style-name="T250">lóg </text:span><text:span text:style-name="T246">Moores væntar </text:span><text:span text:style-name="T245">ein</text:span><text:span text:style-name="T239">a</text:span><text:span text:style-name="T245"> árliga </text:span><text:span text:style-name="T239">framgongd</text:span><text:span text:style-name="T245"> á 1,2 GB, so skuldi goymsla ikki verið ein trupulleiki, hóast blokkhøvdini mugu </text:span><text:span text:style-name="T249">vera</text:span><text:span text:style-name="T245"> í ritminninum.</text:span></text:p>
      <text:h text:style-name="P45" text:outline-level="2"><text:span text:style-name="T251">8</text:span><text:span text:style-name="T114">. <text:s text:c="3"/></text:span><text:span text:style-name="T252">Einføld </text:span><text:span text:style-name="T253">greiðslustaðfesting</text:span></text:h>
      <text:p text:style-name="P46"><text:span text:style-name="T254">Møguligt er at </text:span><text:span text:style-name="T236">staðfesta</text:span><text:span text:style-name="T254"> </text:span><text:span text:style-name="T216">flytingar</text:span><text:span text:style-name="T254"> uttan at reka ein fullfíggjaðan netí</text:span><text:span text:style-name="T255">bundnan </text:span><text:span text:style-name="T254">knút.</text:span> <text:s/><text:span text:style-name="T256">Ein </text:span><text:span text:style-name="T257">brúk</text:span><text:span text:style-name="T256">ari noyðist bert at hava avrit av øllum blokkhøvdunum í ketuni við </text:span><text:span text:style-name="T249">be</text:span><text:span text:style-name="T256">st</text:span><text:span text:style-name="T249">u</text:span><text:span text:style-name="T256"> arbeiðsprógv</text:span><text:span text:style-name="T249">um</text:span><text:span text:style-name="T256"> </text:span><text:span text:style-name="T258">fyri síðan at ú</text:span><text:span text:style-name="T259">tvega sær</text:span><text:span text:style-name="T258"> Merkle-greinina, </text:span><text:span text:style-name="T259">ið knýtir</text:span><text:span text:style-name="T258"> </text:span><text:span text:style-name="T216">flytingina</text:span><text:span text:style-name="T259"> at </text:span><text:span text:style-name="T258">blokkin</text:span><text:span text:style-name="T259">um,</text:span><text:span text:style-name="T258"> </text:span><text:span text:style-name="T216">hon</text:span><text:span text:style-name="T260"> er</text:span><text:span text:style-name="T258"> tíðarstempla</text:span><text:span text:style-name="T259">ð</text:span><text:span text:style-name="T258"> í. </text:span><text:span text:style-name="T256"><text:s/></text:span><text:span text:style-name="T258">B</text:span><text:span text:style-name="T261">lokkhøvdini</text:span><text:span text:style-name="T256"> </text:span><text:span text:style-name="T262">fær hann </text:span><text:span text:style-name="T263">við </text:span><text:span text:style-name="T262">áhaldandi at spyrja netíbundnar knútar eftir teimum, til hann er sannførdur </text:span><text:span text:style-name="T263">um, </text:span><text:span text:style-name="T262">at hann hevur longstu ketuna.</text:span> <text:s/><text:span text:style-name="T264">Sjálvur kann hann ikki kanna </text:span><text:span text:style-name="T216">flytingina</text:span><text:span text:style-name="T264">, men við at staðfesta, hvar í ketuni </text:span><text:span text:style-name="T216">hon</text:span><text:span text:style-name="T264"> er, kann hann ásanna, at ein netíbundin knútur hevur góðtikið </text:span><text:span text:style-name="T216">hana</text:span><text:span text:style-name="T264">, umframt at fylgjandi blokkar </text:span><text:span text:style-name="T259">staðfesta enn </text:span><text:span text:style-name="T260">fastari</text:span><text:span text:style-name="T264"> at netið hevur góðtikið </text:span><text:span text:style-name="T216">hana</text:span><text:span text:style-name="T264">.</text:span></text:p>
      <text:p text:style-name="P41"/>
      <text:p text:style-name="P42"/>
      <text:p text:style-name="P42"><draw:g text:anchor-type="as-char" draw:z-index="11" draw:name="Group object 2" draw:style-name="gr1"><draw:polygon draw:style-name="gr7" draw:text-style-name="P13" svg:width="0.5004in" svg:height="0.1709in" svg:x="1.8421in" svg:y="1.2382in" svg:viewBox="0 0 1272 435" draw:points="638,435 0,435 0,0 1272,0 1272,435"><text:p/></draw:polygon><draw:polygon draw:style-name="gr8" draw:text-style-name="P16" svg:width="0.5004in" svg:height="0.1709in" svg:x="1.8421in" svg:y="1.2382in" svg:viewBox="0 0 1272 435" draw:points="638,435 0,435 0,0 1272,0 1272,435"><text:p/></draw:polygon><draw:polygon draw:style-name="gr7" draw:text-style-name="P13" svg:width="0.4169in" svg:height="0.1709in" svg:x="2.5941in" svg:y="1.7512in" svg:viewBox="0 0 1060 435" draw:points="530,435 0,435 0,0 1060,0 1060,435"><text:p/></draw:polygon><draw:polygon draw:style-name="gr8" draw:text-style-name="P16" svg:width="0.4169in" svg:height="0.1709in" svg:x="2.5941in" svg:y="1.7512in" svg:viewBox="0 0 1060 435" draw:points="530,435 0,435 0,0 1060,0 1060,435"><text:p/></draw:polygon><draw:frame draw:style-name="gr69" draw:text-style-name="P15" svg:width="0.3622in" svg:height="0.1248in" svg:x="1.9138in" svg:y="1.272in"><draw:text-box><text:p text:style-name="P14"><text:span text:style-name="T265">Hash01</text:span></text:p></draw:text-box></draw:frame><draw:polygon draw:style-name="gr7" draw:text-style-name="P13" svg:width="0.4185in" svg:height="0.1709in" svg:x="3.1768in" svg:y="1.7512in" svg:viewBox="0 0 1064 435" draw:points="534,435 0,435 0,0 1064,0 1064,435"><text:p/></draw:polygon><draw:polygon draw:style-name="gr52" draw:text-style-name="P16" svg:width="0.4185in" svg:height="0.1709in" svg:x="3.1768in" svg:y="1.7512in" svg:viewBox="0 0 1064 435" draw:points="534,435 0,435 0,0 1064,0 1064,435"><text:p/></draw:polygon><draw:frame draw:style-name="gr70" draw:text-style-name="P15" svg:width="0.3039in" svg:height="0.126in" svg:x="2.6528in" svg:y="1.7898in"><draw:text-box><text:p text:style-name="P14"><text:span text:style-name="T265">Hash2</text:span></text:p></draw:text-box></draw:frame><draw:polygon draw:style-name="gr54" draw:text-style-name="P13" svg:width="0.5004in" svg:height="0.1709in" svg:x="2.8437in" svg:y="1.2382in" svg:viewBox="0 0 1272 435" draw:points="638,435 0,435 0,0 1272,0 1272,435"><text:p/></draw:polygon><draw:polygon draw:style-name="gr52" draw:text-style-name="P16" svg:width="0.5004in" svg:height="0.1709in" svg:x="2.8437in" svg:y="1.2382in" svg:viewBox="0 0 1272 435" draw:points="638,435 0,435 0,0 1272,0 1272,435"><text:p/></draw:polygon><draw:frame draw:style-name="gr70" draw:text-style-name="P15" svg:width="0.3039in" svg:height="0.126in" svg:x="3.2362in" svg:y="1.7898in"><draw:text-box><text:p text:style-name="P14"><text:span text:style-name="T265">Hash3</text:span></text:p></draw:text-box></draw:frame><draw:polygon draw:style-name="gr59" draw:text-style-name="P17" svg:width="0.0744in" svg:height="0.1067in" svg:x="2.9362in" svg:y="1.4098in" svg:viewBox="0 0 190 272" draw:points="190,0 153,272 0,195"><text:p/></draw:polygon><draw:line draw:style-name="gr11" draw:text-style-name="P16" svg:x1="2.8437in" svg:y1="1.7512in" svg:x2="2.9744in" svg:y2="1.4835in"><text:p/></draw:line><draw:polygon draw:style-name="gr10" draw:text-style-name="P17" svg:width="0.0744in" svg:height="0.1067in" svg:x="3.1768in" svg:y="1.4098in" svg:viewBox="0 0 190 272" draw:points="0,0 190,195 41,272"><text:p/></draw:polygon><draw:line draw:style-name="gr11" draw:text-style-name="P16" svg:x1="3.3449in" svg:y1="1.7512in" svg:x2="3.2142in" svg:y2="1.4835in"><text:p/></draw:line><draw:polygon draw:style-name="gr2" draw:text-style-name="P13" svg:width="1.5024in" svg:height="0.7697in" svg:x="1.9256in" svg:y="0.2126in" svg:viewBox="0 0 3817 1956" draw:points="1907,1956 0,1956 0,0 3817,0 3817,1956"><text:p/></draw:polygon><draw:frame draw:style-name="gr71" draw:text-style-name="P15" svg:width="0.3614in" svg:height="0.1248in" svg:x="2.9154in" svg:y="1.272in"><draw:text-box><text:p text:style-name="P14"><text:span text:style-name="T265">Hash23</text:span></text:p></draw:text-box></draw:frame><draw:polygon draw:style-name="gr7" draw:text-style-name="P13" svg:width="0.6677in" svg:height="0.1709in" svg:x="2.2441in" svg:y="0.7252in" svg:viewBox="0 0 1697 435" draw:points="847,435 0,435 0,0 1697,0 1697,435"><text:p/></draw:polygon><draw:polygon draw:style-name="gr8" draw:text-style-name="P16" svg:width="0.6677in" svg:height="0.1709in" svg:x="2.2441in" svg:y="0.7252in" svg:viewBox="0 0 1697 435" draw:points="847,435 0,435 0,0 1697,0 1697,435"><text:p/></draw:polygon><draw:frame draw:style-name="gr72" draw:text-style-name="P15" svg:width="0.6287in" svg:height="0.124in" svg:x="2.0098in" svg:y="0.2772in"><draw:text-box><text:p text:style-name="P14"><text:span text:style-name="T265">Blokkhøvd</text:span></text:p></draw:text-box></draw:frame><draw:polygon draw:style-name="gr10" draw:text-style-name="P17" svg:width="0.0862in" svg:height="0.102in" svg:x="2.3402in" svg:y="0.8972in" svg:viewBox="0 0 220 260" draw:points="220,0 134,260 0,157"><text:p/></draw:polygon><draw:line draw:style-name="gr11" draw:text-style-name="P16" svg:x1="2.1756in" svg:y1="1.2386in" svg:x2="2.378in" svg:y2="0.963in"><text:p/></draw:line><draw:polygon draw:style-name="gr10" draw:text-style-name="P17" svg:width="0.0862in" svg:height="0.102in" svg:x="2.7602in" svg:y="0.8972in" svg:viewBox="0 0 220 260" draw:points="0,0 220,157 86,260"><text:p/></draw:polygon><draw:line draw:style-name="gr11" draw:text-style-name="P16" svg:x1="3.0114in" svg:y1="1.2386in" svg:x2="2.8087in" svg:y2="0.963in"><text:p/></draw:line><draw:polygon draw:style-name="gr7" draw:text-style-name="P13" svg:width="0.8031in" svg:height="0.1728in" svg:x="2.0933in" svg:y="0.4701in" svg:viewBox="0 0 2041 440" draw:points="1021,440 0,440 0,0 2041,0 2041,440"><text:p/></draw:polygon><draw:polygon draw:style-name="gr8" draw:text-style-name="P16" svg:width="0.8031in" svg:height="0.1728in" svg:x="2.0933in" svg:y="0.4701in" svg:viewBox="0 0 2041 440" draw:points="1021,440 0,440 0,0 2041,0 2041,440"><text:p/></draw:polygon><draw:frame draw:style-name="gr73" draw:text-style-name="P15" svg:width="0.5642in" svg:height="0.124in" svg:x="2.2965in" svg:y="0.7571in"><draw:text-box><text:p text:style-name="P14"><text:span text:style-name="T265"><text:s/>Merkle-rót</text:span></text:p></draw:text-box></draw:frame><draw:polygon draw:style-name="gr7" draw:text-style-name="P13" svg:width="0.5004in" svg:height="0.1697in" svg:x="2.9154in" svg:y="0.4661in" svg:viewBox="0 0 1272 432" draw:points="638,432 0,432 0,0 1272,0 1272,432"><text:p/></draw:polygon><draw:polygon draw:style-name="gr8" draw:text-style-name="P16" svg:width="0.5004in" svg:height="0.1697in" svg:x="2.9154in" svg:y="0.4661in" svg:viewBox="0 0 1272 432" draw:points="638,432 0,432 0,0 1272,0 1272,432"><text:p/></draw:polygon><draw:frame draw:style-name="gr74" draw:text-style-name="P15" svg:width="0.8012in" svg:height="0.126in" svg:x="2.1016in" svg:y="0.498in"><draw:text-box><text:p text:style-name="P14"><text:span text:style-name="T265">Undanfarna hash</text:span></text:p></draw:text-box></draw:frame><draw:polygon draw:style-name="gr2" draw:text-style-name="P13" svg:width="1.5024in" svg:height="0.7697in" svg:x="0.172in" svg:y="0.2126in" svg:viewBox="0 0 3817 1956" draw:points="1910,1956 0,1956 0,0 3817,0 3817,1956"><text:p/></draw:polygon><draw:frame draw:style-name="gr75" draw:text-style-name="P15" svg:width="0.4776in" svg:height="0.126in" svg:x="2.939in" svg:y="0.4996in"><draw:text-box><text:p text:style-name="P14"><text:span text:style-name="T265">Einnýtistal</text:span></text:p></draw:text-box></draw:frame><draw:polygon draw:style-name="gr7" draw:text-style-name="P13" svg:width="0.6677in" svg:height="0.1709in" svg:x="0.476in" svg:y="0.7252in" svg:viewBox="0 0 1697 435" draw:points="850,435 0,435 0,0 1697,0 1697,435"><text:p/></draw:polygon><draw:polygon draw:style-name="gr8" draw:text-style-name="P16" svg:width="0.6677in" svg:height="0.1709in" svg:x="0.476in" svg:y="0.7252in" svg:viewBox="0 0 1697 435" draw:points="850,435 0,435 0,0 1697,0 1697,435"><text:p/></draw:polygon><draw:frame draw:style-name="gr76" draw:text-style-name="P15" svg:width="0.6303in" svg:height="0.124in" svg:x="0.252in" svg:y="0.2772in"><draw:text-box><text:p text:style-name="P14"><text:span text:style-name="T265">Blokkhøvd</text:span></text:p></draw:text-box></draw:frame><draw:polygon draw:style-name="gr7" draw:text-style-name="P13" svg:width="0.8142in" svg:height="0.1728in" svg:x="0.3248in" svg:y="0.4701in" svg:viewBox="0 0 2069 440" draw:points="1031,440 0,440 0,0 2069,0 2069,440"><text:p/></draw:polygon><draw:polygon draw:style-name="gr8" draw:text-style-name="P16" svg:width="0.8142in" svg:height="0.1728in" svg:x="0.3248in" svg:y="0.4701in" svg:viewBox="0 0 2069 440" draw:points="1031,440 0,440 0,0 2069,0 2069,440"><text:p/></draw:polygon><draw:frame draw:style-name="gr77" draw:text-style-name="P15" svg:width="0.565in" svg:height="0.124in" svg:x="0.5299in" svg:y="0.7571in"><draw:text-box><text:p text:style-name="P14"><text:span text:style-name="T265"><text:s/>Merkle-rót</text:span></text:p></draw:text-box></draw:frame><draw:polygon draw:style-name="gr7" draw:text-style-name="P13" svg:width="0.5004in" svg:height="0.1697in" svg:x="1.1598in" svg:y="0.4661in" svg:viewBox="0 0 1272 432" draw:points="638,432 0,432 0,0 1272,0 1272,432"><text:p/></draw:polygon><draw:polygon draw:style-name="gr8" draw:text-style-name="P16" svg:width="0.5004in" svg:height="0.1697in" svg:x="1.1598in" svg:y="0.4661in" svg:viewBox="0 0 1272 432" draw:points="638,432 0,432 0,0 1272,0 1272,432"><text:p/></draw:polygon><draw:frame draw:style-name="gr78" draw:text-style-name="P15" svg:width="0.8024in" svg:height="0.126in" svg:x="0.3346in" svg:y="0.498in"><draw:text-box><text:p text:style-name="P14"><text:span text:style-name="T265">Undanfarna hash</text:span></text:p></draw:text-box></draw:frame><draw:polygon draw:style-name="gr2" draw:text-style-name="P13" svg:width="1.5024in" svg:height="0.7697in" svg:x="3.678in" svg:y="0.2126in" svg:viewBox="0 0 3817 1956" draw:points="1911,1956 0,1956 0,0 3817,0 3817,1956"><text:p/></draw:polygon><draw:frame draw:style-name="gr79" draw:text-style-name="P15" svg:width="0.4776in" svg:height="0.1248in" svg:x="1.1744in" svg:y="0.4996in"><draw:text-box><text:p text:style-name="P14"><text:span text:style-name="T265">Einnýtistal</text:span></text:p></draw:text-box></draw:frame><draw:polygon draw:style-name="gr7" draw:text-style-name="P13" svg:width="0.6661in" svg:height="0.1709in" svg:x="3.9984in" svg:y="0.7252in" svg:viewBox="0 0 1693 435" draw:points="846,435 0,435 0,0 1693,0 1693,435"><text:p/></draw:polygon><draw:polygon draw:style-name="gr8" draw:text-style-name="P16" svg:width="0.6661in" svg:height="0.1709in" svg:x="3.9984in" svg:y="0.7252in" svg:viewBox="0 0 1693 435" draw:points="846,435 0,435 0,0 1693,0 1693,435"><text:p/></draw:polygon><draw:frame draw:style-name="gr72" draw:text-style-name="P15" svg:width="0.6287in" svg:height="0.124in" svg:x="3.7575in" svg:y="0.2772in"><draw:text-box><text:p text:style-name="P14"><text:span text:style-name="T265">Blokkhøvd</text:span></text:p></draw:text-box></draw:frame><draw:polygon draw:style-name="gr7" draw:text-style-name="P13" svg:width="0.8031in" svg:height="0.1728in" svg:x="3.8457in" svg:y="0.4701in" svg:viewBox="0 0 2041 440" draw:points="1017,440 0,440 0,0 2041,0 2041,440"><text:p/></draw:polygon><draw:polygon draw:style-name="gr8" draw:text-style-name="P16" svg:width="0.8031in" svg:height="0.1728in" svg:x="3.8457in" svg:y="0.4701in" svg:viewBox="0 0 2041 440" draw:points="1017,440 0,440 0,0 2041,0 2041,440"><text:p/></draw:polygon><draw:frame draw:style-name="gr73" draw:text-style-name="P15" svg:width="0.5642in" svg:height="0.124in" svg:x="4.0528in" svg:y="0.7571in"><draw:text-box><text:p text:style-name="P14"><text:span text:style-name="T265"><text:s/>Merkle-rót</text:span></text:p></draw:text-box></draw:frame><draw:polygon draw:style-name="gr7" draw:text-style-name="P13" svg:width="0.5004in" svg:height="0.1697in" svg:x="4.6713in" svg:y="0.4661in" svg:viewBox="0 0 1272 432" draw:points="635,432 0,432 0,0 1272,0 1272,432"><text:p/></draw:polygon><draw:polygon draw:style-name="gr8" draw:text-style-name="P16" svg:width="0.5004in" svg:height="0.1697in" svg:x="4.6713in" svg:y="0.4661in" svg:viewBox="0 0 1272 432" draw:points="635,432 0,432 0,0 1272,0 1272,432"><text:p/></draw:polygon><draw:frame draw:style-name="gr74" draw:text-style-name="P15" svg:width="0.8012in" svg:height="0.126in" svg:x="3.8563in" svg:y="0.498in"><draw:text-box><text:p text:style-name="P14"><text:span text:style-name="T265">Undanfarna hash</text:span></text:p></draw:text-box></draw:frame><draw:polygon draw:style-name="gr10" draw:text-style-name="P17" svg:width="0.0996in" svg:height="0.0673in" svg:x="3.7457in" svg:y="0.5213in" svg:viewBox="0 0 254 172" draw:points="254,88 0,172 0,0"><text:p/></draw:polygon><draw:line draw:style-name="gr11" draw:text-style-name="P16" svg:x1="3.4283in" svg:y1="0.5543in" svg:x2="3.7661in" svg:y2="0.5543in"><text:p/></draw:line><draw:polygon draw:style-name="gr10" draw:text-style-name="P17" svg:width="0.0996in" svg:height="0.0673in" svg:x="1.9933in" svg:y="0.5213in" svg:viewBox="0 0 254 172" draw:points="254,88 0,172 0,0"><text:p/></draw:polygon><draw:line draw:style-name="gr11" draw:text-style-name="P16" svg:x1="1.6748in" svg:y1="0.5543in" svg:x2="2.0126in" svg:y2="0.5543in"><text:p/></draw:line><draw:polygon draw:style-name="gr10" draw:text-style-name="P17" svg:width="0.0996in" svg:height="0.0673in" svg:x="5.3323in" svg:y="0.5213in" svg:viewBox="0 0 254 172" draw:points="254,88 0,172 0,0"><text:p/></draw:polygon><draw:line draw:style-name="gr11" draw:text-style-name="P16" svg:x1="5.1807in" svg:y1="0.5543in" svg:x2="5.3516in" svg:y2="0.5543in"><text:p/></draw:line><draw:polygon draw:style-name="gr10" draw:text-style-name="P17" svg:width="0.0996in" svg:height="0.0673in" svg:x="0.2394in" svg:y="0.5213in" svg:viewBox="0 0 254 172" draw:points="254,88 0,172 0,0"><text:p/></draw:polygon><draw:line draw:style-name="gr11" draw:text-style-name="P16" svg:x1="0.0059in" svg:y1="0.5543in" svg:x2="0.2598in" svg:y2="0.5543in"><text:p/></draw:line><draw:frame draw:style-name="gr75" draw:text-style-name="P15" svg:width="0.4776in" svg:height="0.126in" svg:x="4.6957in" svg:y="0.4996in"><draw:text-box><text:p text:style-name="P14"><text:span text:style-name="T265">Einnýtistal</text:span></text:p></draw:text-box></draw:frame><draw:frame draw:style-name="gr80" draw:text-style-name="P15" svg:width="1.2748in" svg:height="0.126in" svg:x="3.5047in" svg:y="1.5043in"><draw:text-box><text:p text:style-name="P14"><text:span text:style-name="T265">Merkle-greinin fyri Flyting3</text:span></text:p></draw:text-box></draw:frame><draw:polygon draw:style-name="gr7" draw:text-style-name="P13" svg:width="0.4453in" svg:height="0.1701in" svg:x="3.2055in" svg:y="2.178in" svg:viewBox="0 0 1132 433" draw:points="566,433 0,433 0,0 1132,0 1132,433"><text:p/></draw:polygon><draw:polygon draw:style-name="gr8" draw:text-style-name="P16" svg:width="0.4453in" svg:height="0.1701in" svg:x="3.2055in" svg:y="2.178in" svg:viewBox="0 0 1132 433" draw:points="566,433 0,433 0,0 1132,0 1132,433"><text:p/></draw:polygon><draw:frame draw:style-name="gr81" draw:text-style-name="P15" svg:width="1.7067in" svg:height="0.126in" svg:x="0in" svg:y="0in"><draw:text-box><text:p text:style-name="P14"><text:span text:style-name="T265">Ketan við flestu arbeiðsprógvum</text:span></text:p></draw:text-box></draw:frame><draw:polygon draw:style-name="gr10" draw:text-style-name="P17" svg:width="0.0669in" svg:height="0.102in" svg:x="3.3949in" svg:y="1.9228in" svg:viewBox="0 0 171 260" draw:points="86,0 171,260 0,260"><text:p/></draw:polygon><draw:line draw:style-name="gr11" draw:text-style-name="P16" svg:x1="3.4283in" svg:y1="2.1783in" svg:x2="3.4283in" svg:y2="2.0039in"><text:p/></draw:line><draw:frame draw:style-name="gr82" draw:text-style-name="P15" svg:width="0.4161in" svg:height="0.126in" svg:x="3.2217in" svg:y="2.2161in"><draw:text-box><text:p text:style-name="P14"><text:span text:style-name="T265"><text:s/>Flyting3</text:span></text:p></draw:text-box></draw:frame></draw:g></text:p>
      <text:p text:style-name="P41"/>
      <text:p text:style-name="P47"><text:span text:style-name="T266">Avleiðingin av hesum er, at </text:span><text:span text:style-name="T260">staðfestingin</text:span><text:span text:style-name="T258"> er á</text:span><text:span text:style-name="T267">lítandi,</text:span><text:span text:style-name="T266"> so leingi</text:span><text:span text:style-name="T258"> ærligir knútar stjórna netinum, </text:span><text:span text:style-name="T266">men hon er ikki so hald</text:span><text:span text:style-name="T267">góð,</text:span><text:span text:style-name="T266"> </text:span><text:span text:style-name="T259">um ein áleypari hevur meirilutan av rokniorkuni í netinum</text:span><text:span text:style-name="T266">.</text:span> <text:s/>Ó<text:span text:style-name="T268">líkt n</text:span><text:span text:style-name="T267">etíbundn</text:span><text:span text:style-name="T268">um</text:span><text:span text:style-name="T267"> knút</text:span><text:span text:style-name="T268">um, ið</text:span><text:span text:style-name="T267"> óheft </text:span><text:span text:style-name="T268">kunnu</text:span><text:span text:style-name="T267"> </text:span><text:span text:style-name="T269">staðfesta </text:span><text:span text:style-name="T216">flytingar</text:span><text:span text:style-name="T267">, </text:span><text:span text:style-name="T268">so er</text:span><text:span text:style-name="T270"> einfaldi hátturin viðbrekin </text:span><text:span text:style-name="T269">mótvegis</text:span><text:span text:style-name="T270"> </text:span><text:span text:style-name="T271">falsaðum </text:span><text:span text:style-name="T216">flytingum</text:span><text:span text:style-name="T271"> frá einum áleypara, so leingi áleyparin hevur meira rokniorku enn ærligi parturin av netinum.</text:span> <text:s/><text:span text:style-name="T272">Ein háttur at fyribyrgja hesum </text:span><text:span text:style-name="T273">er,</text:span><text:span text:style-name="T272"> at netíbund</text:span><text:span text:style-name="T273">nir</text:span><text:span text:style-name="T272"> knút</text:span><text:span text:style-name="T273">ar</text:span><text:span text:style-name="T272"> </text:span><text:span text:style-name="T273">boða frá</text:span><text:span text:style-name="T272">, tá </text:span><text:span text:style-name="T269">ið </text:span><text:soft-page-break/><text:span text:style-name="T272">teir varnast ein ógildigan blokk, </text:span><text:span text:style-name="T273">soleiðis at nýtsluforritið tekur niður allan blokkin og viðkomandi </text:span><text:span text:style-name="T216">flytingum</text:span><text:span text:style-name="T273"> fyri at staðfesta ósamsvarið</text:span><text:span text:style-name="T274">.</text:span> <text:s/><text:span text:style-name="T275">Sannlíkt vilja f</text:span><text:span text:style-name="T254">yritøkur, ið regluliga taka móti </text:span><text:span text:style-name="T20">gjøldum</text:span><text:span text:style-name="T254">, reka egnar knútar fyri ó</text:span><text:span text:style-name="T275">hefta trygd og skjótari váttanir.</text:span></text:p>
      <text:h text:style-name="P45" text:outline-level="2"><text:span text:style-name="T251">9</text:span><text:span text:style-name="T114">. <text:s text:c="3"/></text:span><text:span text:style-name="T276">Sameining</text:span><text:span text:style-name="T277"> og sundurbýt</text:span><text:span text:style-name="T276">ing av</text:span><text:span text:style-name="T277"> virð</text:span><text:span text:style-name="T276">um</text:span></text:h>
      <text:p text:style-name="P48"><text:span text:style-name="T278">Hóast tað er møguligt at handfara myntir hvør sær, </text:span><text:span text:style-name="T279">so </text:span><text:span text:style-name="T278">vildi tað veri</text:span><text:span text:style-name="T280">ð</text:span><text:span text:style-name="T278"> ó</text:span><text:span text:style-name="T281">lagaligt</text:span><text:span text:style-name="T278"> at gjørt ei</text:span><text:span text:style-name="T282">na</text:span><text:span text:style-name="T278"> </text:span><text:span text:style-name="T282">flyting</text:span><text:span text:style-name="T278"> fyri hvørt </text:span><text:span text:style-name="T283">oyra</text:span><text:span text:style-name="T278">, </text:span><text:span text:style-name="T281">ið</text:span><text:span text:style-name="T278"> skal flytast.</text:span> <text:s/><text:span text:style-name="T284">T</text:span><text:span text:style-name="T278">il tess at </text:span><text:span text:style-name="T281">gera tað møguligt</text:span><text:span text:style-name="T284"> at sundurbýt</text:span><text:span text:style-name="T281">a</text:span><text:span text:style-name="T284"> og </text:span><text:span text:style-name="T285">sameina</text:span><text:span text:style-name="T281"> virðir</text:span><text:span text:style-name="T284">, so kann ei</text:span><text:span text:style-name="T282">n flyting</text:span><text:span text:style-name="T284"> innihalda fleiri inntøk og úttøk.</text:span> <text:s/><text:span text:style-name="T279">Undir vanligum umstøðum inniber ei</text:span><text:span text:style-name="T282">n</text:span><text:span text:style-name="T279"> </text:span><text:span text:style-name="T282">flyting </text:span><text:span text:style-name="T284">eitt einkult inntak frá ein</text:span><text:span text:style-name="T282">i</text:span><text:span text:style-name="T284"> størri </text:span><text:span text:style-name="T282">undanfarnari</text:span><text:span text:style-name="T284"> </text:span><text:span text:style-name="T282">flyting</text:span><text:span text:style-name="T284"> ella fleiri inntøk, ið </text:span><text:span text:style-name="T285">sameina</text:span><text:span text:style-name="T284"> smærri upphæddir, </text:span><text:span text:style-name="T286">og í mesta lagi tvey úttøk: eitt fyri gjaldið og eitt fyri afturgjald av </text:span><text:span text:style-name="T287">møguligum </text:span><text:span text:style-name="T286">vekslipeningi til sendaran.</text:span></text:p>
      <text:p text:style-name="P41"/>
      <text:p text:style-name="P42"><draw:g text:anchor-type="as-char" draw:z-index="13" draw:name="Group object 5" draw:style-name="gr1"><draw:polygon draw:style-name="gr2" draw:text-style-name="P13" svg:width="0.8831in" svg:height="0.9205in" svg:x="0.3083in" svg:y="0in" svg:viewBox="0 0 2244 2339" draw:points="1122,2339 0,2339 0,0 2244,0 2244,2339"><text:p/></draw:polygon><draw:polygon draw:style-name="gr7" draw:text-style-name="P13" svg:width="0.2909in" svg:height="0.1492in" svg:x="0.4626in" svg:y="0.4606in" svg:viewBox="0 0 740 380" draw:points="371,380 0,380 0,0 740,0 740,380"><text:p/></draw:polygon><draw:polygon draw:style-name="gr8" draw:text-style-name="P16" svg:width="0.2909in" svg:height="0.1492in" svg:x="0.4626in" svg:y="0.4606in" svg:viewBox="0 0 740 380" draw:points="371,380 0,380 0,0 740,0 740,380"><text:p/></draw:polygon><draw:frame draw:style-name="gr83" draw:text-style-name="P15" svg:width="0.4988in" svg:height="0.113in" svg:x="0.3846in" svg:y="0.039in"><draw:text-box><text:p text:style-name="P14"><text:span text:style-name="T243">Flyting</text:span></text:p></draw:text-box></draw:frame><draw:polygon draw:style-name="gr7" draw:text-style-name="P13" svg:width="0.2299in" svg:height="0.1539in" svg:x="0.4626in" svg:y="0.6906in" svg:viewBox="0 0 585 392" draw:points="293,392 0,392 0,0 585,0 585,392"><text:p/></draw:polygon><draw:polygon draw:style-name="gr8" draw:text-style-name="P16" svg:width="0.2299in" svg:height="0.1539in" svg:x="0.4626in" svg:y="0.6906in" svg:viewBox="0 0 585 392" draw:points="293,392 0,392 0,0 585,0 585,392"><text:p/></draw:polygon><draw:frame draw:style-name="gr84" draw:text-style-name="P15" svg:width="0.2634in" svg:height="0.1122in" svg:x="0.4791in" svg:y="0.4866in"><draw:text-box><text:p text:style-name="P14"><text:span text:style-name="T243">Inntak</text:span></text:p></draw:text-box></draw:frame><draw:polygon draw:style-name="gr7" draw:text-style-name="P13" svg:width="0.2909in" svg:height="0.1492in" svg:x="0.4626in" svg:y="0.2315in" svg:viewBox="0 0 740 380" draw:points="371,380 0,380 0,0 740,0 740,380"><text:p/></draw:polygon><draw:polygon draw:style-name="gr8" draw:text-style-name="P16" svg:width="0.2909in" svg:height="0.1492in" svg:x="0.4626in" svg:y="0.2315in" svg:viewBox="0 0 740 380" draw:points="371,380 0,380 0,0 740,0 740,380"><text:p/></draw:polygon><draw:frame draw:style-name="gr85" draw:text-style-name="P15" svg:width="0.0815in" svg:height="0.113in" svg:x="0.5374in" svg:y="0.7181in"><draw:text-box><text:p text:style-name="P14"><text:span text:style-name="T243">...</text:span></text:p></draw:text-box></draw:frame><draw:polygon draw:style-name="gr7" draw:text-style-name="P13" svg:width="0.2594in" svg:height="0.1492in" svg:x="0.8413in" svg:y="0.2311in" svg:viewBox="0 0 660 380" draw:points="332,380 0,380 0,0 660,0 660,380"><text:p/></draw:polygon><draw:polygon draw:style-name="gr8" draw:text-style-name="P16" svg:width="0.2594in" svg:height="0.1492in" svg:x="0.8413in" svg:y="0.2311in" svg:viewBox="0 0 660 380" draw:points="332,380 0,380 0,0 660,0 660,380"><text:p/></draw:polygon><draw:frame draw:style-name="gr86" draw:text-style-name="P15" svg:width="0.2634in" svg:height="0.1114in" svg:x="0.4791in" svg:y="0.2547in"><draw:text-box><text:p text:style-name="P14"><text:span text:style-name="T243">Inntak</text:span></text:p></draw:text-box></draw:frame><draw:polygon draw:style-name="gr7" draw:text-style-name="P13" svg:width="0.2594in" svg:height="0.1492in" svg:x="0.8413in" svg:y="0.4602in" svg:viewBox="0 0 660 380" draw:points="332,380 0,380 0,0 660,0 660,380"><text:p/></draw:polygon><draw:polygon draw:style-name="gr8" draw:text-style-name="P16" svg:width="0.2594in" svg:height="0.1492in" svg:x="0.8413in" svg:y="0.4602in" svg:viewBox="0 0 660 380" draw:points="332,380 0,380 0,0 660,0 660,380"><text:p/></draw:polygon><draw:frame draw:style-name="gr87" draw:text-style-name="P15" svg:width="0.2252in" svg:height="0.1114in" svg:x="0.861in" svg:y="0.2547in"><draw:text-box><text:p text:style-name="P14"><text:span text:style-name="T243">Úttak</text:span></text:p></draw:text-box></draw:frame><draw:polygon draw:style-name="gr10" draw:text-style-name="P17" svg:width="0.0925in" svg:height="0.0606in" svg:x="0.3697in" svg:y="0.2764in" svg:viewBox="0 0 236 155" draw:points="236,78 0,155 0,0"><text:p/></draw:polygon><draw:line draw:style-name="gr11" draw:text-style-name="P16" svg:x1="0in" svg:y1="0.3079in" svg:x2="0.389in" svg:y2="0.3079in"><text:p/></draw:line><draw:polygon draw:style-name="gr10" draw:text-style-name="P17" svg:width="0.0925in" svg:height="0.0606in" svg:x="0.3697in" svg:y="0.5079in" svg:viewBox="0 0 236 155" draw:points="236,77 0,155 0,0"><text:p/></draw:polygon><draw:line draw:style-name="gr11" draw:text-style-name="P16" svg:x1="0in" svg:y1="0.5374in" svg:x2="0.389in" svg:y2="0.5374in"><text:p/></draw:line><draw:polygon draw:style-name="gr10" draw:text-style-name="P17" svg:width="0.0925in" svg:height="0.0606in" svg:x="0.3697in" svg:y="0.737in" svg:viewBox="0 0 236 155" draw:points="236,77 0,155 0,0"><text:p/></draw:polygon><draw:line draw:style-name="gr11" draw:text-style-name="P16" svg:x1="0in" svg:y1="0.7669in" svg:x2="0.389in" svg:y2="0.7669in"><text:p/></draw:line><draw:polygon draw:style-name="gr10" draw:text-style-name="P17" svg:width="0.0925in" svg:height="0.0606in" svg:x="1.4488in" svg:y="0.2764in" svg:viewBox="0 0 236 155" draw:points="236,78 0,155 0,0"><text:p/></draw:polygon><draw:line draw:style-name="gr11" draw:text-style-name="P16" svg:x1="1.0969in" svg:y1="0.3079in" svg:x2="1.4669in" svg:y2="0.3079in"><text:p/></draw:line><draw:polygon draw:style-name="gr10" draw:text-style-name="P17" svg:width="0.0925in" svg:height="0.0606in" svg:x="1.4488in" svg:y="0.5079in" svg:viewBox="0 0 236 155" draw:points="236,77 0,155 0,0"><text:p/></draw:polygon><draw:line draw:style-name="gr11" draw:text-style-name="P16" svg:x1="1.0969in" svg:y1="0.537in" svg:x2="1.4669in" svg:y2="0.537in"><text:p/></draw:line><draw:frame draw:style-name="gr88" draw:text-style-name="P15" svg:width="0.0823in" svg:height="0.113in" svg:x="0.9366in" svg:y="0.4862in"><draw:text-box><text:p text:style-name="P14"><text:span text:style-name="T243">...</text:span></text:p></draw:text-box></draw:frame></draw:g></text:p>
      <text:p text:style-name="P42"/>
      <text:p text:style-name="P47"><text:span text:style-name="T288">Nevnast skal, at tað ikki er ein trupulleiki, </text:span><text:span text:style-name="T289">um</text:span><text:span text:style-name="T288"> ei</text:span><text:span text:style-name="T282">n flyting</text:span><text:span text:style-name="T288"> er treytað av </text:span><text:span text:style-name="T289">fleiri øðrum</text:span><text:span text:style-name="T288"> </text:span><text:span text:style-name="T282">flytingum</text:span><text:span text:style-name="T288">, </text:span><text:span text:style-name="T289">sum aftur eru treytaðar av enn fleir</text:span><text:span text:style-name="T290">i</text:span><text:span text:style-name="T289"> </text:span><text:span text:style-name="T282">flytingum</text:span><text:span text:style-name="T288">.</text:span> <text:s/><text:span text:style-name="T280">Tørvur er ongantíð á </text:span><text:span text:style-name="T289">at taka út</text:span><text:span text:style-name="T280"> </text:span><text:span text:style-name="T289">eitt fullfíggjað </text:span><text:span text:style-name="T282">søguligt </text:span><text:span text:style-name="T289">avrit </text:span><text:span text:style-name="T291">av</text:span><text:span text:style-name="T289"> ein</text:span><text:span text:style-name="T292">i </text:span><text:span text:style-name="T282">flyting</text:span><text:span text:style-name="T280">.</text:span></text:p>
      <text:h text:style-name="P45" text:outline-level="2"><text:span text:style-name="T251">10</text:span><text:span text:style-name="T114">. <text:s text:c="3"/></text:span><text:span text:style-name="T293">Dátuvernd</text:span></text:h>
      <text:p text:style-name="P49"><text:span text:style-name="T294">Siðbundn</text:span><text:span text:style-name="T295">i</text:span><text:span text:style-name="T294"> bankam</text:span><text:span text:style-name="T295">yndilin</text:span><text:span text:style-name="T294"> </text:span><text:span text:style-name="T136">røkkur</text:span><text:span text:style-name="T294"> ei</text:span><text:span text:style-name="T296">num</text:span><text:span text:style-name="T294"> dátuverndarstøði við at avmarka atgongd til upplýsingar, til </text:span><text:span text:style-name="T136">av</text:span><text:span text:style-name="T297">v</text:span><text:span text:style-name="T136">arðandi</text:span><text:span text:style-name="T294"> partar</text:span><text:span text:style-name="T136">nar</text:span><text:span text:style-name="T294"> og álítandi triðjapart</text:span><text:span text:style-name="T136">in</text:span><text:span text:style-name="T294">.</text:span> <text:s/><text:span text:style-name="T298">Tørvurin at almannakunngera </text:span><text:span text:style-name="T282">allar flytingar</text:span><text:span text:style-name="T292"> </text:span><text:span text:style-name="T298">úti</text:span><text:span text:style-name="T299">lokar</text:span><text:span text:style-name="T298"> </text:span><text:span text:style-name="T300">hesa</text:span><text:span text:style-name="T298"> mannagongdina, </text:span><text:span text:style-name="T301">tó so kann</text:span><text:span text:style-name="T298"> dátuvernd varðveitast við at </text:span><text:span text:style-name="T302">bróta</text:span><text:span text:style-name="T301"> upplýsingar</text:span><text:span text:style-name="T303">floymin</text:span><text:span text:style-name="T301"> </text:span><text:span text:style-name="T302">aðrastaðni</text:span><text:span text:style-name="T301">: at lata almennar lyklar vera dulnevndar.</text:span> <text:s/>Almenningurin sær, at onkur send<text:span text:style-name="T297">i</text:span>r eina upphædd til onkran annan, men <text:span text:style-name="T304">uttan</text:span> upplýsingar ið knýta <text:span text:style-name="T282">flytingina</text:span> til nakran. <text:s/><text:span text:style-name="T299">Hetta </text:span><text:span text:style-name="T305">er</text:span><text:span text:style-name="T299"> líkt upplýsing</text:span><text:span text:style-name="T306">arstøðinum</text:span><text:span text:style-name="T299"> </text:span><text:span text:style-name="T305">hjá</text:span><text:span text:style-name="T299"> virðisbrævakeypsskál</text:span><text:span text:style-name="T305">um</text:span><text:span text:style-name="T299">; </text:span><text:span text:style-name="T306">tíð og mongd av virðisbrøvum fyri hvønn handil verður almannakunngjørd, men uttan at avdúka, hvørjir partarnir eru.</text:span></text:p>
      <text:p text:style-name="P50"/>
      <text:p text:style-name="P51"><draw:g text:anchor-type="as-char" draw:z-index="8" draw:name="Group object 6" draw:style-name="gr1"><draw:polygon draw:style-name="gr2" draw:text-style-name="P13" svg:width="0.6134in" svg:height="0.2024in" svg:x="0.072in" svg:y="0.224in" svg:viewBox="0 0 1559 515" draw:points="780,515 0,515 0,0 1559,0 1559,515"><text:p/></draw:polygon><draw:polygon draw:style-name="gr2" draw:text-style-name="P13" svg:width="0.6138in" svg:height="0.2024in" svg:x="0.8913in" svg:y="0.224in" svg:viewBox="0 0 1560 515" draw:points="780,515 0,515 0,0 1560,0 1560,515"><text:p/></draw:polygon><draw:frame draw:style-name="gr89" draw:text-style-name="P15" svg:width="0.3787in" svg:height="0.0988in" svg:x="0.2055in" svg:y="0.2835in"><draw:text-box><text:p text:style-name="P14"><text:span text:style-name="T307">Samleikar</text:span></text:p></draw:text-box></draw:frame><draw:polygon draw:style-name="gr2" draw:text-style-name="P13" svg:width="0.6134in" svg:height="0.3382in" svg:x="1.7776in" svg:y="0.1559in" svg:viewBox="0 0 1559 860" draw:points="780,860 0,860 0,0 1559,0 1559,860"><text:p/></draw:polygon><draw:frame draw:style-name="gr90" draw:text-style-name="P15" svg:width="0.4835in" svg:height="0.0988in" svg:x="0.9528in" svg:y="0.2835in"><draw:text-box><text:p text:style-name="P14"><text:span text:style-name="T307">Flyting</text:span></text:p></draw:text-box></draw:frame><draw:frame draw:style-name="gr91" draw:text-style-name="P15" svg:width="0.2862in" svg:height="0.0988in" svg:x="1.9417in" svg:y="0.2417in"><draw:text-box><text:p text:style-name="P14"><text:span text:style-name="T307">Álítandi</text:span></text:p></draw:text-box></draw:frame><draw:polygon draw:style-name="gr2" draw:text-style-name="P13" svg:width="0.6138in" svg:height="0.3382in" svg:x="2.665in" svg:y="0.1559in" svg:viewBox="0 0 1560 860" draw:points="780,860 0,860 0,0 1560,0 1560,860"><text:p/></draw:polygon><draw:frame draw:style-name="gr92" draw:text-style-name="P15" svg:width="0.4161in" svg:height="0.0996in" svg:x="1.8764in" svg:y="0.3346in"><draw:text-box><text:p text:style-name="P14"><text:span text:style-name="T307">triði partur</text:span></text:p></draw:text-box></draw:frame><draw:polygon draw:style-name="gr2" draw:text-style-name="P13" svg:width="0.615in" svg:height="0.3382in" svg:x="3.5512in" svg:y="0.1559in" svg:viewBox="0 0 1563 860" draw:points="783,860 0,860 0,0 1563,0 1563,860"><text:p/></draw:polygon><draw:frame draw:style-name="gr93" draw:text-style-name="P15" svg:width="0.4913in" svg:height="0.0988in" svg:x="2.722in" svg:y="0.2835in"><draw:text-box><text:p text:style-name="P14"><text:span text:style-name="T307">Mótpartur</text:span></text:p></draw:text-box></draw:frame><draw:line draw:style-name="gr8" draw:text-style-name="P16" svg:x1="3.415in" svg:y1="0.0862in" svg:x2="3.415in" svg:y2="0.561in"><text:p/></draw:line><draw:polygon draw:style-name="gr2" draw:text-style-name="P13" svg:width="0.6134in" svg:height="0.2039in" svg:x="0.072in" svg:y="0.9709in" svg:viewBox="0 0 1559 519" draw:points="780,519 0,519 0,0 1559,0 1559,519"><text:p/></draw:polygon><draw:frame draw:style-name="gr94" draw:text-style-name="P15" svg:width="0.478in" svg:height="0.0988in" svg:x="3.6492in" svg:y="0.2854in"><draw:text-box><text:p text:style-name="P14"><text:span text:style-name="T307">Almenningur</text:span></text:p></draw:text-box></draw:frame><draw:polygon draw:style-name="gr2" draw:text-style-name="P13" svg:width="0.6134in" svg:height="0.2039in" svg:x="0.9594in" svg:y="0.9709in" svg:viewBox="0 0 1559 519" draw:points="780,519 0,519 0,0 1559,0 1559,519"><text:p/></draw:polygon><draw:frame draw:style-name="gr89" draw:text-style-name="P15" svg:width="0.3787in" svg:height="0.0988in" svg:x="0.2055in" svg:y="1.0335in"><draw:text-box><text:p text:style-name="P14"><text:span text:style-name="T307">Samleikar</text:span></text:p></draw:text-box></draw:frame><draw:polygon draw:style-name="gr2" draw:text-style-name="P13" svg:width="0.615in" svg:height="0.3398in" svg:x="1.8457in" svg:y="0.9031in" svg:viewBox="0 0 1563 864" draw:points="780,864 0,864 0,0 1563,0 1563,864"><text:p/></draw:polygon><draw:frame draw:style-name="gr90" draw:text-style-name="P15" svg:width="0.4835in" svg:height="0.0988in" svg:x="1.0228in" svg:y="1.0335in"><draw:text-box><text:p text:style-name="P14"><text:span text:style-name="T307">Flyting</text:span></text:p></draw:text-box></draw:frame><draw:line draw:style-name="gr8" draw:text-style-name="P16" svg:x1="0.8232in" svg:y1="0.9031in" svg:x2="0.8232in" svg:y2="1.2433in"><text:p/></draw:line><draw:polygon draw:style-name="gr10" draw:text-style-name="P17" svg:width="0.1012in" svg:height="0.0677in" svg:x="1.7441in" svg:y="1.039in" svg:viewBox="0 0 258 173" draw:points="258,85 0,173 0,0"><text:p/></draw:polygon><draw:line draw:style-name="gr11" draw:text-style-name="P16" svg:x1="1.5732in" svg:y1="1.0717in" svg:x2="1.7638in" svg:y2="1.0717in"><text:p/></draw:line><draw:frame draw:style-name="gr94" draw:text-style-name="P15" svg:width="0.478in" svg:height="0.0988in" svg:x="1.9492in" svg:y="1.0354in"><draw:text-box><text:p text:style-name="P14"><text:span text:style-name="T307">Almenningur</text:span></text:p></draw:text-box></draw:frame><draw:frame draw:style-name="gr95" draw:text-style-name="P15" svg:width="1.0142in" svg:height="0.0996in" svg:x="0in" svg:y="0.7429in"><draw:text-box><text:p text:style-name="P14"><text:span text:style-name="T307">Nýggjur dátuverndarmyndil</text:span></text:p></draw:text-box></draw:frame><draw:polygon draw:style-name="gr10" draw:text-style-name="P17" svg:width="0.1008in" svg:height="0.0677in" svg:x="1.6764in" svg:y="0.2917in" svg:viewBox="0 0 257 173" draw:points="257,85 0,173 0,0"><text:p/></draw:polygon><draw:line draw:style-name="gr11" draw:text-style-name="P16" svg:x1="1.5055in" svg:y1="0.3252in" svg:x2="1.6957in" svg:y2="0.3252in"><text:p/></draw:line><draw:polygon draw:style-name="gr10" draw:text-style-name="P17" svg:width="0.1024in" svg:height="0.0677in" svg:x="2.5622in" svg:y="0.2917in" svg:viewBox="0 0 261 173" draw:points="261,85 0,173 0,0"><text:p/></draw:polygon><draw:line draw:style-name="gr11" draw:text-style-name="P16" svg:x1="2.3913in" svg:y1="0.3252in" svg:x2="2.5831in" svg:y2="0.3252in"><text:p/></draw:line><draw:line draw:style-name="gr8" draw:text-style-name="P16" svg:x1="0.6858in" svg:y1="0.3252in" svg:x2="0.8913in" svg:y2="0.3252in"><text:p/></draw:line><draw:frame draw:style-name="gr96" draw:text-style-name="P15" svg:width="1.1039in" svg:height="0.0988in" svg:x="0.0071in" svg:y="0in"><draw:text-box><text:p text:style-name="P14"><text:span text:style-name="T307">Siðbundin dátuverndarmyndil</text:span></text:p></draw:text-box></draw:frame></draw:g></text:p>
      <text:p text:style-name="P50"/>
      <text:p text:style-name="P47"><text:span text:style-name="T308">Eitt nýtt lyklapar eigur at verða brúkt fyri hvør</text:span><text:span text:style-name="T282">ja flyting</text:span><text:span text:style-name="T308"> sum ein eyka vernd, ímóti at te</text:span><text:span text:style-name="T292">ir</text:span><text:span text:style-name="T308"> verða settir í samband við ein felags eigara.</text:span> <text:s/><text:span text:style-name="T308">Tað slepst tó ikki heilt undan onkrari sambinding í </text:span><text:span text:style-name="T309">flytingum</text:span><text:span text:style-name="T308"> við fleiri inntøkum, ið neyðturviliga avdúka, </text:span><text:span text:style-name="T310">at </text:span><text:span text:style-name="T311">eigar</text:span><text:span text:style-name="T310">in</text:span><text:span text:style-name="T311"> av øllum</text:span><text:span text:style-name="T308"> inntøk</text:span><text:span text:style-name="T311">unum er tann sami</text:span>. <text:s/><text:span text:style-name="T311">Váðin er, at um eigarin av einum lykli er avdúkaður, </text:span><text:span text:style-name="T300">kann sambinding avdúka </text:span><text:span text:style-name="T309">aðrar flytingar</text:span><text:span text:style-name="T300"> </text:span><text:span text:style-name="T304">ið hoyra til</text:span><text:span text:style-name="T300"> eigaran.</text:span></text:p>
      <text:h text:style-name="P52" text:outline-level="2"><text:span text:style-name="T251">11</text:span><text:span text:style-name="T114">. <text:s text:c="3"/></text:span><text:span text:style-name="T251">Ú</text:span><text:span text:style-name="T312">trokningar</text:span></text:h>
      <text:p text:style-name="P50"><text:span text:style-name="T313">Vit meta um tilburðin, har ein áleypari roynir at framleiða eina aðra ketu skjótari enn ærligu ketuna.</text:span> <text:s/><text:span text:style-name="T313">Sjálvt um hann megnar tað, ger</text:span><text:span text:style-name="T314">st kervið ikki </text:span><text:span text:style-name="T315">opið</text:span><text:span text:style-name="T314"> fyri tilvildarligum broytingum, so sum </text:span><text:soft-page-break/><text:span text:style-name="T314">at skapa virðir </text:span><text:span text:style-name="T310">burtur </text:span><text:span text:style-name="T314">úr </text:span><text:span text:style-name="T310">ongum</text:span><text:span text:style-name="T314"> ella </text:span><text:span text:style-name="T316">at</text:span><text:span text:style-name="T314"> </text:span><text:span text:style-name="T317">taka</text:span><text:span text:style-name="T314"> pening, ið áleyparin ikki eigur.</text:span> <text:s/><text:span text:style-name="T318">Knútar fara ikki at góðtaka ógildig</text:span><text:span text:style-name="T309">ar</text:span><text:span text:style-name="T318"> </text:span><text:span text:style-name="T309">flytingar</text:span><text:span text:style-name="T318"> sum </text:span><text:span text:style-name="T20">gjøld</text:span><text:span text:style-name="T318">, og ærligir knútar fara ongantíð at góðtaka ein blokk, ið inniheldur tær.</text:span> <text:s/><text:span text:style-name="T319">Ein áleypari kann einans royna at broyta eg</text:span><text:span text:style-name="T309">nar</text:span><text:span text:style-name="T319"> </text:span><text:span text:style-name="T309">flytingar</text:span><text:span text:style-name="T319">, so sum at taka pening, ið hann longu hevur brúkt, aftur.</text:span></text:p>
      <text:p text:style-name="P53"><text:span text:style-name="T255">Kappingin millum ærligu ketuna og ketuna hjá einum áleypara kann lýsast sum </text:span><text:span text:style-name="T320">ein </text:span>Binomial Random Walk. <text:s/>Í<text:span text:style-name="T319"> </text:span><text:span text:style-name="T321">tí </text:span><text:span text:style-name="T319">góða førinum verður ærliga ketan long</text:span><text:span text:style-name="T322">d við einum blokki, ið </text:span><text:span text:style-name="T316">hækkar</text:span><text:span text:style-name="T322"> hennara undandrag við +1, og í </text:span><text:span text:style-name="T321">tí</text:span><text:span text:style-name="T322"> ringa førinum verður keta áleyparans longd við einum blokki, ið minkar um munin við -1.</text:span></text:p>
      <text:p text:style-name="P54"><text:span text:style-name="T323">Sannlíkindini fyri, at ein áleypari kemur ájavnt aftur frá einum á</text:span><text:span text:style-name="T324">vísum</text:span><text:span text:style-name="T323"> halli </text:span><text:span text:style-name="T325">minnir um ein</text:span><text:span text:style-name="T323"> Gambler’s Ruin-trupulleika.</text:span> <text:s/><text:span text:style-name="T326">Vit </text:span><text:span text:style-name="T327">hugsa</text:span><text:span text:style-name="T326"> okkum, at pengaspælarin, ið hevur óavmarkaðan kreditt, <text:s/>byrjar við halli og kann s</text:span><text:span text:style-name="T328">pæla óavmarkað tal av </text:span><text:span text:style-name="T329">umførum</text:span><text:span text:style-name="T328"> í </text:span><text:span text:style-name="T329">eini </text:span><text:span text:style-name="T328">roynd at fáa javnvág í.</text:span> <text:s/><text:span text:style-name="T330">Soleiðis kunnu vit útrokna sannlíkindini fyri, at hann nakrantíð fær javnvág; ella at ein áleypari nakrantíð kemur ájavnt við ærligu ketuna</text:span> [8]<text:span text:style-name="T330">:</text:span> </text:p>
      <text:p text:style-name="P50"/>
      <text:p text:style-name="P55"><text:span text:style-name="T331">p</text:span> = <text:span text:style-name="T332">sannlíkindini fyri, at ein ærligur knútur finnur næsta blokkin</text:span></text:p>
      <text:p text:style-name="P55"><text:span text:style-name="T333">q</text:span> = <text:span text:style-name="T332">sannlíkindini fyri, at áleyparin finnur næsta blokkin</text:span></text:p>
      <text:p text:style-name="P55"><text:span text:style-name="T333">q</text:span><text:span text:style-name="T334">z</text:span> = <text:span text:style-name="T332">sannlíkindini fyri. at áleyparin nakrantíð kemur ájavnt aftur um hann er </text:span><text:span text:style-name="T335">z</text:span><text:span text:style-name="T332"> blokkar afturúr</text:span></text:p>
      <text:p text:style-name="P50"/>
      <text:p text:style-name="P55"><draw:g text:anchor-type="as-char" draw:z-index="0" draw:name="Shape8" draw:style-name="gr97"><draw:frame draw:style-name="gr98" draw:text-style-name="P57" svg:width="0.078in" svg:height="0.1768in" svg:x="0in" svg:y="0.1693in"><draw:text-box><text:p text:style-name="P56"><text:span text:style-name="T336">q</text:span></text:p></draw:text-box></draw:frame><draw:frame draw:style-name="gr99" draw:text-style-name="P57" svg:width="0.037in" svg:height="0.1071in" svg:x="0.0945in" svg:y="0.2563in"><draw:text-box><text:p text:style-name="P56"><text:span text:style-name="T337">z</text:span></text:p></draw:text-box></draw:frame><draw:frame draw:style-name="gr100" draw:text-style-name="P57" svg:width="0.1232in" svg:height="0.1894in" svg:x="0.1362in" svg:y="0.1839in"><draw:text-box><text:p text:style-name="P56"><text:span text:style-name="T338">=</text:span></text:p></draw:text-box></draw:frame><draw:frame draw:style-name="gr101" draw:text-style-name="P57" svg:width="0.1598in" svg:height="0.5122in" svg:x="0.25in" svg:y="0in"><draw:text-box><text:p text:style-name="P56"><text:span text:style-name="T339">{</text:span></text:p></draw:text-box></draw:frame><draw:frame draw:style-name="gr98" draw:text-style-name="P57" svg:width="0.078in" svg:height="0.1768in" svg:x="0.5134in" svg:y="0.1209in"><draw:text-box><text:p text:style-name="P56"><text:span text:style-name="T340">1</text:span></text:p></draw:text-box></draw:frame><draw:frame draw:style-name="gr102" draw:text-style-name="P57" svg:width="0.0862in" svg:height="0.1768in" svg:x="0.8898in" svg:y="0.1063in"><draw:text-box><text:p text:style-name="P56"><text:span text:style-name="T336">if</text:span></text:p></draw:text-box></draw:frame><draw:frame draw:style-name="gr98" draw:text-style-name="P57" svg:width="0.078in" svg:height="0.1768in" svg:x="1.0453in" svg:y="0.1063in"><draw:text-box><text:p text:style-name="P56"><text:span text:style-name="T336">p</text:span></text:p></draw:text-box></draw:frame><draw:frame draw:style-name="gr100" draw:text-style-name="P57" svg:width="0.1232in" svg:height="0.1894in" svg:x="1.1283in" svg:y="0.089in"><draw:text-box><text:p text:style-name="P56"><text:span text:style-name="T338">≤</text:span></text:p></draw:text-box></draw:frame><draw:frame draw:style-name="gr98" draw:text-style-name="P57" svg:width="0.078in" svg:height="0.1768in" svg:x="1.2634in" svg:y="0.1063in"><draw:text-box><text:p text:style-name="P56"><text:span text:style-name="T336">q</text:span></text:p></draw:text-box></draw:frame><draw:frame draw:style-name="gr103" draw:text-style-name="P57" svg:width="0.0496in" svg:height="0.1894in" svg:x="0.3465in" svg:y="0.2972in"><draw:text-box><text:p text:style-name="P56"><text:span text:style-name="T338"></text:span></text:p></draw:text-box></draw:frame><draw:frame draw:style-name="gr98" draw:text-style-name="P57" svg:width="0.078in" svg:height="0.1768in" svg:x="0.3992in" svg:y="0.3098in"><draw:text-box><text:p text:style-name="P56"><text:span text:style-name="T336">q</text:span></text:p></draw:text-box></draw:frame><draw:frame draw:style-name="gr104" draw:text-style-name="P57" svg:width="0.0441in" svg:height="0.1894in" svg:x="0.4925in" svg:y="0.2972in"><draw:text-box><text:p text:style-name="P56"><text:span text:style-name="T338">/</text:span></text:p></draw:text-box></draw:frame><draw:frame draw:style-name="gr98" draw:text-style-name="P57" svg:width="0.078in" svg:height="0.1768in" svg:x="0.5756in" svg:y="0.3098in"><draw:text-box><text:p text:style-name="P56"><text:span text:style-name="T336">p</text:span></text:p></draw:text-box></draw:frame><draw:frame draw:style-name="gr103" draw:text-style-name="P57" svg:width="0.0496in" svg:height="0.1894in" svg:x="0.6602in" svg:y="0.2972in"><draw:text-box><text:p text:style-name="P56"><text:span text:style-name="T338"></text:span></text:p></draw:text-box></draw:frame><draw:frame draw:style-name="gr99" draw:text-style-name="P57" svg:width="0.037in" svg:height="0.1071in" svg:x="0.7118in" svg:y="0.2728in"><draw:text-box><text:p text:style-name="P56"><text:span text:style-name="T337">z</text:span></text:p></draw:text-box></draw:frame><draw:frame draw:style-name="gr102" draw:text-style-name="P57" svg:width="0.0862in" svg:height="0.1768in" svg:x="0.8898in" svg:y="0.3146in"><draw:text-box><text:p text:style-name="P56"><text:span text:style-name="T336">if</text:span></text:p></draw:text-box></draw:frame><draw:frame draw:style-name="gr98" draw:text-style-name="P57" svg:width="0.078in" svg:height="0.1768in" svg:x="1.0453in" svg:y="0.3146in"><draw:text-box><text:p text:style-name="P56"><text:span text:style-name="T336">p</text:span></text:p></draw:text-box></draw:frame><draw:frame draw:style-name="gr100" draw:text-style-name="P57" svg:width="0.1232in" svg:height="0.1894in" svg:x="1.1283in" svg:y="0.2972in"><draw:text-box><text:p text:style-name="P56"><text:span text:style-name="T338"></text:span></text:p></draw:text-box></draw:frame><draw:frame draw:style-name="gr98" draw:text-style-name="P57" svg:width="0.078in" svg:height="0.1768in" svg:x="1.2634in" svg:y="0.3146in"><draw:text-box><text:p text:style-name="P56"><text:span text:style-name="T336">q</text:span></text:p></draw:text-box></draw:frame><draw:frame draw:style-name="gr101" draw:text-style-name="P57" svg:width="0.1598in" svg:height="0.5122in" svg:x="1.322in" svg:y="0in"><draw:text-box><text:p text:style-name="P56"><text:span text:style-name="T339">}</text:span></text:p></draw:text-box></draw:frame></draw:g></text:p>
      <text:p text:style-name="P50"/>
      <text:p text:style-name="P50"/>
      <text:p text:style-name="P50"/>
      <text:p text:style-name="P58"><text:span text:style-name="T341">Grundað á okkara viðtøku at </text:span><text:span text:style-name="T342">p &gt; q</text:span> <text:span text:style-name="T341">minka sannlíkindini eksponentielt, so hvørt sum </text:span><text:span text:style-name="T343">mongdin</text:span><text:span text:style-name="T341"> av blokkum, ið áleyparin skal </text:span><text:span text:style-name="T343">arbeiða aftur um seg</text:span><text:span text:style-name="T341">, veksur.</text:span> <text:s/><text:span text:style-name="T344">Við útlitunum ímóti sær og uttan eina hepna byrjan fána hansara møguleikar, so hvørt hann </text:span><text:span text:style-name="T345">dragnar</text:span><text:span text:style-name="T344"> afturúr.</text:span> </text:p>
      <text:p text:style-name="P59"><text:span text:style-name="T341">Nú meta vit um, hvussu leingi móttakarin </text:span><text:span text:style-name="T309">av</text:span><text:span text:style-name="T341"> </text:span><text:span text:style-name="T309">eini</text:span><text:span text:style-name="T346"> </text:span><text:span text:style-name="T309">flyting</text:span><text:span text:style-name="T341"> noyðist at bíða fyri nøktandi vissu, at sendarin ikki </text:span><text:span text:style-name="T346">kann</text:span><text:span text:style-name="T341"> broyt</text:span><text:span text:style-name="T346">a</text:span><text:span text:style-name="T341"> </text:span><text:span text:style-name="T309">flytingina</text:span><text:span text:style-name="T341">.</text:span> <text:s/><text:span text:style-name="T347">Vit </text:span><text:span text:style-name="T327">hugsa</text:span><text:span text:style-name="T347"> okkum, at sendarin er ein áleypari, ið ynskir at billa móttakaranum inn, at hann hevur goldið, fyri at <text:s/></text:span><text:span text:style-name="T348">løtu seinni</text:span><text:span text:style-name="T347"> broyta tað og rinda sær sjálvum í staðin.</text:span> <text:s/><text:span text:style-name="T348">Eydnast tað, verður móttakarin fráboðaður, men sendarin </text:span><text:span text:style-name="T349">dúvar</text:span><text:span text:style-name="T348">, at tá er ov seint.</text:span> </text:p>
      <text:p text:style-name="P60"><text:span text:style-name="T347">Móttakarin framleiðir eitt nýtt lyklapar og handar sendaranum almenna lykilin stutt fyri undirritan.</text:span> <text:s/><text:span text:style-name="T350">Tað forðar sendaranum í at hava fyrireika</text:span><text:span text:style-name="T329">ð</text:span><text:span text:style-name="T350"> eina ketu av blokkum frammanundan við áhaldandi </text:span><text:span text:style-name="T329">at</text:span><text:span text:style-name="T350"> arbeiða við henni, til hann er nóg heppin og hevur fingið nóg nógvar blokkar niðurfyri, fyri síðani tá at fremja </text:span><text:span text:style-name="T309">flytingina</text:span><text:span text:style-name="T350">.</text:span> <text:s/><text:span text:style-name="T351">Eftir at</text:span><text:span text:style-name="T352"> </text:span><text:span text:style-name="T309">flytingin</text:span><text:span text:style-name="T352"> er sen</text:span><text:span text:style-name="T309">d</text:span><text:span text:style-name="T352">, </text:span><text:span text:style-name="T353">arbeið</text:span><text:span text:style-name="T354">i</text:span><text:span text:style-name="T353">r</text:span><text:span text:style-name="T352"> óærligi sendarin í loyndum </text:span><text:span text:style-name="T354">við</text:span><text:span text:style-name="T352"> ein</text:span><text:span text:style-name="T354">i</text:span><text:span text:style-name="T352"> parallella</text:span><text:span text:style-name="T354">ri</text:span><text:span text:style-name="T352"> ketu, ið inniheldur eina aðra útgávu av hansara </text:span><text:span text:style-name="T309">flyting</text:span><text:span text:style-name="T352">.</text:span> </text:p>
      <text:p text:style-name="P61"><text:span text:style-name="T321">Móttakarin bíðar, til </text:span><text:span text:style-name="T309">flytingin</text:span><text:span text:style-name="T321"> er í </text:span><text:span text:style-name="T355">einum</text:span><text:span text:style-name="T321"> blokk</text:span><text:span text:style-name="T355">i</text:span><text:span text:style-name="T321"> og hevur </text:span><text:span text:style-name="T342">z</text:span><text:span text:style-name="T321"> fylgjandi blokkar.</text:span> <text:s/><text:span text:style-name="T356">Hann veit ikki nágreiniliga, hvat áleyparin hevur avrikað, men um gingið verður út frá, at ærligu blokkarnir vór</text:span><text:span text:style-name="T357">ð</text:span><text:span text:style-name="T356">u framleiddir við eini </text:span><text:span text:style-name="T358">væntaðari </text:span><text:span text:style-name="T356">miðaltíð fyri hvønn blokk, </text:span><text:span text:style-name="T358">so </text:span><text:span text:style-name="T359">fylgir </text:span><text:span text:style-name="T358">møguliga framgongd áleyparans ei</text:span><text:span text:style-name="T359">num</text:span><text:span text:style-name="T358"> Poisson-býti við </text:span><text:span text:style-name="T360">væntaða virðinum</text:span><text:span text:style-name="T358">:</text:span></text:p>
      <text:p text:style-name="P50"/>
      <text:p text:style-name="P55"><draw:g text:anchor-type="as-char" draw:z-index="1" draw:name="Shape9" draw:style-name="gr97"><draw:frame draw:style-name="gr105" draw:text-style-name="P63" svg:width="0.2051in" svg:height="0.1894in" svg:x="0in" svg:y="0.0972in"><draw:text-box><text:p text:style-name="P62"><text:span text:style-name="T361">=</text:span></text:p></draw:text-box></draw:frame><draw:frame draw:style-name="gr106" draw:text-style-name="P64" svg:width="0.0614in" svg:height="0.1768in" svg:x="0.2181in" svg:y="0.1102in"><draw:text-box><text:p text:style-name="P62"><text:span text:style-name="T362">z</text:span></text:p></draw:text-box></draw:frame><draw:polygon draw:style-name="gr107" draw:text-style-name="P65" svg:width="0.1189in" svg:height="0.0067in" svg:x="0.3126in" svg:y="0.1965in" svg:viewBox="0 0 303 18" draw:points="0,18 303,18 303,0 0,0"><text:p/></draw:polygon><draw:frame draw:style-name="gr98" draw:text-style-name="P57" svg:width="0.078in" svg:height="0.1768in" svg:x="0.3335in" svg:y="0in"><draw:text-box><text:p text:style-name="P56"><text:span text:style-name="T336">q</text:span></text:p></draw:text-box></draw:frame><draw:frame draw:style-name="gr98" draw:text-style-name="P57" svg:width="0.078in" svg:height="0.1768in" svg:x="0.3445in" svg:y="0.1874in"><draw:text-box><text:p text:style-name="P56"><text:span text:style-name="T336">p</text:span></text:p></draw:text-box></draw:frame></draw:g></text:p>
      <text:p text:style-name="P50"/>
      <text:p text:style-name="P66"><text:span text:style-name="T363">Til tess at finna sannlíkindini </text:span><text:span text:style-name="T351">fyri</text:span><text:span text:style-name="T363">, at áleyparin </text:span><text:span text:style-name="T364">framhaldandi kann koma ájavnt, falda vit Poisson-býtis</text:span><text:span text:style-name="T365">tættleikan fyri </text:span><text:span text:style-name="T351">hvørt stig</text:span><text:span text:style-name="T365"> av framgongd, hann kann hava avrika</text:span><text:span text:style-name="T357">ð</text:span><text:span text:style-name="T365">, við sannlíkindunum fyri, at hann kann koma ájavnt aftur frá tí stiginum</text:span>:</text:p>
      <text:p text:style-name="P67"/>
      <text:p text:style-name="P68"><draw:g text:anchor-type="as-char" draw:z-index="2" draw:name="Shape10" draw:style-name="gr97"><draw:frame draw:style-name="gr108" draw:text-style-name="P57" svg:width="0.178in" svg:height="0.2748in" svg:x="0in" svg:y="0.1409in"><draw:text-box><text:p text:style-name="P56"><text:span text:style-name="T366">∑</text:span></text:p></draw:text-box></draw:frame><draw:frame draw:style-name="gr109" draw:text-style-name="P57" svg:width="0.0425in" svg:height="0.1071in" svg:x="0in" svg:y="0.3874in"><draw:text-box><text:p text:style-name="P56"><text:span text:style-name="T337">k</text:span></text:p></draw:text-box></draw:frame><draw:frame draw:style-name="gr110" draw:text-style-name="P57" svg:width="0.0748in" svg:height="0.1142in" svg:x="0.0516in" svg:y="0.3807in"><draw:text-box><text:p text:style-name="P56"><text:span text:style-name="T367">=</text:span></text:p></draw:text-box></draw:frame><draw:frame draw:style-name="gr111" draw:text-style-name="P57" svg:width="0.0476in" svg:height="0.1071in" svg:x="0.1252in" svg:y="0.3874in"><draw:text-box><text:p text:style-name="P56"><text:span text:style-name="T368">0</text:span></text:p></draw:text-box></draw:frame><draw:frame draw:style-name="gr112" draw:text-style-name="P57" svg:width="0.0705in" svg:height="0.1142in" svg:x="0.0516in" svg:y="0.0972in"><draw:text-box><text:p text:style-name="P56"><text:span text:style-name="T367">∞</text:span></text:p></draw:text-box></draw:frame><draw:frame draw:style-name="gr113" draw:text-style-name="P57" svg:width="0.0835in" svg:height="0.1894in" svg:x="0.2181in" svg:y="0.1071in"><draw:text-box><text:p text:style-name="P56"><text:span text:style-name="T338"></text:span></text:p></draw:text-box></draw:frame><draw:frame draw:style-name="gr109" draw:text-style-name="P57" svg:width="0.0425in" svg:height="0.1071in" svg:x="0.3126in" svg:y="0.0925in"><draw:text-box><text:p text:style-name="P56"><text:span text:style-name="T337">k</text:span></text:p></draw:text-box></draw:frame><draw:frame draw:style-name="gr114" draw:text-style-name="P57" svg:width="0.0697in" svg:height="0.1768in" svg:x="0.3752in" svg:y="0.1209in"><draw:text-box><text:p text:style-name="P56"><text:span text:style-name="T336">e</text:span></text:p></draw:text-box></draw:frame><draw:polygon draw:style-name="gr107" draw:text-style-name="P65" svg:width="0.3634in" svg:height="0.0067in" svg:x="0.2185in" svg:y="0.2953in" svg:viewBox="0 0 924 18" draw:points="0,18 924,18 924,0 0,0"><text:p/></draw:polygon><draw:frame draw:style-name="gr115" draw:text-style-name="P57" svg:width="0.124in" svg:height="0.1142in" svg:x="0.4484in" svg:y="0.0866in"><draw:text-box><text:p text:style-name="P56"><text:span text:style-name="T367">−</text:span></text:p></draw:text-box></draw:frame><draw:frame draw:style-name="gr114" draw:text-style-name="P57" svg:width="0.0697in" svg:height="0.1768in" svg:x="0.3335in" svg:y="0.3071in"><draw:text-box><text:p text:style-name="P56"><text:span text:style-name="T336">k</text:span></text:p></draw:text-box></draw:frame><draw:frame draw:style-name="gr116" draw:text-style-name="P57" svg:width="0.0469in" svg:height="0.1894in" svg:x="0.4165in" svg:y="0.2929in"><draw:text-box><text:p text:style-name="P56"><text:span text:style-name="T338">!</text:span></text:p></draw:text-box></draw:frame><draw:frame draw:style-name="gr117" draw:text-style-name="P57" svg:width="0.0898in" svg:height="0.1894in" svg:x="0.572in" svg:y="0.189in"><draw:text-box><text:p text:style-name="P56"><text:span text:style-name="T338">⋅</text:span></text:p></draw:text-box></draw:frame><draw:frame draw:style-name="gr101" draw:text-style-name="P57" svg:width="0.1598in" svg:height="0.5122in" svg:x="0.6362in" svg:y="0in"><draw:text-box><text:p text:style-name="P56"><text:span text:style-name="T339">{</text:span></text:p></draw:text-box></draw:frame><draw:frame draw:style-name="gr103" draw:text-style-name="P57" svg:width="0.0496in" svg:height="0.1894in" svg:x="0.722in" svg:y="0.1236in"><draw:text-box><text:p text:style-name="P56"><text:span text:style-name="T338"></text:span></text:p></draw:text-box></draw:frame><draw:frame draw:style-name="gr98" draw:text-style-name="P57" svg:width="0.078in" svg:height="0.1768in" svg:x="0.7717in" svg:y="0.1362in"><draw:text-box><text:p text:style-name="P56"><text:span text:style-name="T336">q</text:span></text:p></draw:text-box></draw:frame><draw:frame draw:style-name="gr104" draw:text-style-name="P57" svg:width="0.0441in" svg:height="0.1894in" svg:x="0.8681in" svg:y="0.1236in"><draw:text-box><text:p text:style-name="P56"><text:span text:style-name="T338">/</text:span></text:p></draw:text-box></draw:frame><draw:frame draw:style-name="gr98" draw:text-style-name="P57" svg:width="0.078in" svg:height="0.1768in" svg:x="0.9492in" svg:y="0.1362in"><draw:text-box><text:p text:style-name="P56"><text:span text:style-name="T336">p</text:span></text:p></draw:text-box></draw:frame><draw:frame draw:style-name="gr103" draw:text-style-name="P57" svg:width="0.0496in" svg:height="0.1894in" svg:x="1.0335in" svg:y="0.1236in"><draw:text-box><text:p text:style-name="P56"><text:span text:style-name="T338"></text:span></text:p></draw:text-box></draw:frame><draw:frame draw:style-name="gr118" draw:text-style-name="P57" svg:width="0.0303in" svg:height="0.1142in" svg:x="1.0752in" svg:y="0.0984in"><draw:text-box><text:p text:style-name="P56"><text:span text:style-name="T367"></text:span></text:p></draw:text-box></draw:frame><draw:frame draw:style-name="gr99" draw:text-style-name="P57" svg:width="0.037in" svg:height="0.1071in" svg:x="1.1181in" svg:y="0.1043in"><draw:text-box><text:p text:style-name="P56"><text:span text:style-name="T337">z</text:span></text:p></draw:text-box></draw:frame><draw:frame draw:style-name="gr110" draw:text-style-name="P57" svg:width="0.0748in" svg:height="0.1142in" svg:x="1.1598in" svg:y="0.0984in"><draw:text-box><text:p text:style-name="P56"><text:span text:style-name="T367">−</text:span></text:p></draw:text-box></draw:frame><draw:frame draw:style-name="gr109" draw:text-style-name="P57" svg:width="0.0425in" svg:height="0.1071in" svg:x="1.2417in" svg:y="0.1043in"><draw:text-box><text:p text:style-name="P56"><text:span text:style-name="T337">k</text:span></text:p></draw:text-box></draw:frame><draw:frame draw:style-name="gr118" draw:text-style-name="P57" svg:width="0.0303in" svg:height="0.1142in" svg:x="1.2945in" svg:y="0.0984in"><draw:text-box><text:p text:style-name="P56"><text:span text:style-name="T367"></text:span></text:p></draw:text-box></draw:frame><draw:frame draw:style-name="gr119" draw:text-style-name="P57" svg:width="0.1925in" svg:height="0.1768in" svg:x="1.461in" svg:y="0.1091in"><draw:text-box><text:p text:style-name="P56"><text:span text:style-name="T336">if k</text:span></text:p></draw:text-box></draw:frame><draw:frame draw:style-name="gr100" draw:text-style-name="P57" svg:width="0.1232in" svg:height="0.1894in" svg:x="1.6807in" svg:y="0.0953in"><draw:text-box><text:p text:style-name="P56"><text:span text:style-name="T338">≤</text:span></text:p></draw:text-box></draw:frame><draw:frame draw:style-name="gr106" draw:text-style-name="P57" svg:width="0.0614in" svg:height="0.1768in" svg:x="1.8252in" svg:y="0.1091in"><draw:text-box><text:p text:style-name="P56"><text:span text:style-name="T336">z</text:span></text:p></draw:text-box></draw:frame><draw:frame draw:style-name="gr98" draw:text-style-name="P57" svg:width="0.078in" svg:height="0.1768in" svg:x="0.9819in" svg:y="0.3126in"><draw:text-box><text:p text:style-name="P56"><text:span text:style-name="T340">1</text:span></text:p></draw:text-box></draw:frame><draw:frame draw:style-name="gr119" draw:text-style-name="P57" svg:width="0.1925in" svg:height="0.1768in" svg:x="1.461in" svg:y="0.2953in"><draw:text-box><text:p text:style-name="P56"><text:span text:style-name="T336">if k</text:span></text:p></draw:text-box></draw:frame><draw:frame draw:style-name="gr100" draw:text-style-name="P57" svg:width="0.1232in" svg:height="0.1894in" svg:x="1.6807in" svg:y="0.2811in"><draw:text-box><text:p text:style-name="P56"><text:span text:style-name="T338"></text:span></text:p></draw:text-box></draw:frame><draw:frame draw:style-name="gr106" draw:text-style-name="P57" svg:width="0.0614in" svg:height="0.1768in" svg:x="1.8252in" svg:y="0.2953in"><draw:text-box><text:p text:style-name="P56"><text:span text:style-name="T336">z</text:span></text:p></draw:text-box></draw:frame><draw:frame draw:style-name="gr101" draw:text-style-name="P57" svg:width="0.1598in" svg:height="0.5122in" svg:x="1.8752in" svg:y="0in"><draw:text-box><text:p text:style-name="P56"><text:span text:style-name="T339">}</text:span></text:p></draw:text-box></draw:frame></draw:g></text:p>
      <text:p text:style-name="P67"><text:soft-page-break/></text:p>
      <text:p text:style-name="P50"><text:span text:style-name="T369">Umskriva, fyri at sleppa undan </text:span><text:span text:style-name="T370">sama</text:span><text:span text:style-name="T371">nteljing</text:span><text:span text:style-name="T372"> av</text:span><text:span text:style-name="T369"> </text:span><text:span text:style-name="T371">endaleysa</text:span><text:span text:style-name="T373"> halan</text:span><text:span text:style-name="T353">um</text:span><text:span text:style-name="T373"> á býtinum</text:span>...</text:p>
      <text:p text:style-name="P50"/>
      <text:p text:style-name="P55"><draw:g text:anchor-type="as-char" draw:z-index="3" draw:name="Shape11" draw:style-name="gr97"><draw:frame draw:style-name="gr98" draw:text-style-name="P57" svg:width="0.078in" svg:height="0.1768in" svg:x="0in" svg:y="0.1055in"><draw:text-box><text:p text:style-name="P56"><text:span text:style-name="T340">1</text:span></text:p></draw:text-box></draw:frame><draw:frame draw:style-name="gr100" draw:text-style-name="P57" svg:width="0.1232in" svg:height="0.1894in" svg:x="0.072in" svg:y="0.0929in"><draw:text-box><text:p text:style-name="P56"><text:span text:style-name="T338">−</text:span></text:p></draw:text-box></draw:frame><draw:frame draw:style-name="gr108" draw:text-style-name="P57" svg:width="0.178in" svg:height="0.2748in" svg:x="0.1972in" svg:y="0.0583in"><draw:text-box><text:p text:style-name="P56"><text:span text:style-name="T366">∑</text:span></text:p></draw:text-box></draw:frame><draw:frame draw:style-name="gr109" draw:text-style-name="P57" svg:width="0.0425in" svg:height="0.1071in" svg:x="0.2083in" svg:y="0.311in"><draw:text-box><text:p text:style-name="P56"><text:span text:style-name="T337">k</text:span></text:p></draw:text-box></draw:frame><draw:frame draw:style-name="gr110" draw:text-style-name="P57" svg:width="0.0748in" svg:height="0.1142in" svg:x="0.2598in" svg:y="0.3043in"><draw:text-box><text:p text:style-name="P56"><text:span text:style-name="T367">=</text:span></text:p></draw:text-box></draw:frame><draw:frame draw:style-name="gr111" draw:text-style-name="P57" svg:width="0.0476in" svg:height="0.1071in" svg:x="0.3335in" svg:y="0.311in"><draw:text-box><text:p text:style-name="P56"><text:span text:style-name="T368">0</text:span></text:p></draw:text-box></draw:frame><draw:frame draw:style-name="gr99" draw:text-style-name="P57" svg:width="0.037in" svg:height="0.1071in" svg:x="0.2728in" svg:y="0in"><draw:text-box><text:p text:style-name="P56"><text:span text:style-name="T337">z</text:span></text:p></draw:text-box></draw:frame><draw:frame draw:style-name="gr113" draw:text-style-name="P57" svg:width="0.0835in" svg:height="0.1894in" svg:x="0.4236in" svg:y="0.0173in"><draw:text-box><text:p text:style-name="P56"><text:span text:style-name="T338"></text:span></text:p></draw:text-box></draw:frame><draw:frame draw:style-name="gr109" draw:text-style-name="P57" svg:width="0.0425in" svg:height="0.1071in" svg:x="0.5071in" svg:y="0.0173in"><draw:text-box><text:p text:style-name="P56"><text:span text:style-name="T337">k</text:span></text:p></draw:text-box></draw:frame><draw:frame draw:style-name="gr114" draw:text-style-name="P57" svg:width="0.0697in" svg:height="0.1768in" svg:x="0.5807in" svg:y="0.0366in"><draw:text-box><text:p text:style-name="P56"><text:span text:style-name="T336">e</text:span></text:p></draw:text-box></draw:frame><draw:polygon draw:style-name="gr107" draw:text-style-name="P65" svg:width="0.3634in" svg:height="0.0067in" svg:x="0.4142in" svg:y="0.215in" svg:viewBox="0 0 924 18" draw:points="0,18 924,18 924,0 0,0"><text:p/></draw:polygon><draw:frame draw:style-name="gr115" draw:text-style-name="P57" svg:width="0.124in" svg:height="0.1142in" svg:x="0.65in" svg:y="0.0098in"><draw:text-box><text:p text:style-name="P56"><text:span text:style-name="T367">−</text:span></text:p></draw:text-box></draw:frame><draw:frame draw:style-name="gr114" draw:text-style-name="P57" svg:width="0.0697in" svg:height="0.1768in" svg:x="0.539in" svg:y="0.2339in"><draw:text-box><text:p text:style-name="P56"><text:span text:style-name="T336">k</text:span></text:p></draw:text-box></draw:frame><draw:frame draw:style-name="gr116" draw:text-style-name="P57" svg:width="0.0469in" svg:height="0.1894in" svg:x="0.6209in" svg:y="0.2154in"><draw:text-box><text:p text:style-name="P56"><text:span text:style-name="T338">!</text:span></text:p></draw:text-box></draw:frame><draw:frame draw:style-name="gr120" draw:text-style-name="P57" svg:width="0.065in" svg:height="0.2512in" svg:x="0.7984in" svg:y="0.0528in"><draw:text-box><text:p text:style-name="P56"><text:span text:style-name="T374"></text:span></text:p></draw:text-box></draw:frame><draw:frame draw:style-name="gr98" draw:text-style-name="P57" svg:width="0.078in" svg:height="0.1768in" svg:x="0.8484in" svg:y="0.1055in"><draw:text-box><text:p text:style-name="P56"><text:span text:style-name="T340">1</text:span></text:p></draw:text-box></draw:frame><draw:frame draw:style-name="gr121" draw:text-style-name="P57" svg:width="0.1705in" svg:height="0.1894in" svg:x="0.9264in" svg:y="0.0929in"><draw:text-box><text:p text:style-name="P56"><text:span text:style-name="T338">−</text:span></text:p></draw:text-box></draw:frame><draw:frame draw:style-name="gr98" draw:text-style-name="P57" svg:width="0.078in" svg:height="0.1768in" svg:x="1.1083in" svg:y="0.1055in"><draw:text-box><text:p text:style-name="P56"><text:span text:style-name="T336">q</text:span></text:p></draw:text-box></draw:frame><draw:frame draw:style-name="gr104" draw:text-style-name="P57" svg:width="0.0441in" svg:height="0.1894in" svg:x="1.1957in" svg:y="0.0929in"><draw:text-box><text:p text:style-name="P56"><text:span text:style-name="T338">/</text:span></text:p></draw:text-box></draw:frame><draw:frame draw:style-name="gr98" draw:text-style-name="P57" svg:width="0.078in" svg:height="0.1768in" svg:x="1.2846in" svg:y="0.1055in"><draw:text-box><text:p text:style-name="P56"><text:span text:style-name="T336">p</text:span></text:p></draw:text-box></draw:frame><draw:frame draw:style-name="gr103" draw:text-style-name="P57" svg:width="0.0496in" svg:height="0.1894in" svg:x="1.3626in" svg:y="0.0929in"><draw:text-box><text:p text:style-name="P56"><text:span text:style-name="T338"></text:span></text:p></draw:text-box></draw:frame><draw:frame draw:style-name="gr118" draw:text-style-name="P57" svg:width="0.0303in" svg:height="0.1142in" svg:x="1.4043in" svg:y="0.0744in"><draw:text-box><text:p text:style-name="P56"><text:span text:style-name="T367"></text:span></text:p></draw:text-box></draw:frame><draw:frame draw:style-name="gr99" draw:text-style-name="P57" svg:width="0.037in" svg:height="0.1071in" svg:x="1.4457in" svg:y="0.0783in"><draw:text-box><text:p text:style-name="P56"><text:span text:style-name="T337">z</text:span></text:p></draw:text-box></draw:frame><draw:frame draw:style-name="gr110" draw:text-style-name="P57" svg:width="0.0748in" svg:height="0.1142in" svg:x="1.4874in" svg:y="0.0744in"><draw:text-box><text:p text:style-name="P56"><text:span text:style-name="T367">−</text:span></text:p></draw:text-box></draw:frame><draw:frame draw:style-name="gr109" draw:text-style-name="P57" svg:width="0.0425in" svg:height="0.1071in" svg:x="1.5709in" svg:y="0.0783in"><draw:text-box><text:p text:style-name="P56"><text:span text:style-name="T337">k</text:span></text:p></draw:text-box></draw:frame><draw:frame draw:style-name="gr118" draw:text-style-name="P57" svg:width="0.0303in" svg:height="0.1142in" svg:x="1.622in" svg:y="0.0744in"><draw:text-box><text:p text:style-name="P56"><text:span text:style-name="T367"></text:span></text:p></draw:text-box></draw:frame><draw:frame draw:style-name="gr120" draw:text-style-name="P57" svg:width="0.065in" svg:height="0.2512in" svg:x="1.6543in" svg:y="0.0528in"><draw:text-box><text:p text:style-name="P56"><text:span text:style-name="T374"></text:span></text:p></draw:text-box></draw:frame></draw:g></text:p>
      <text:p text:style-name="P67"/>
      <text:p text:style-name="P50"><text:span text:style-name="T375">Týtt</text:span><text:span text:style-name="T296"> til C-kotu</text:span>...</text:p>
      <text:p text:style-name="P50"/>
      <text:p text:style-name="P68"><draw:g text:anchor-type="as-char" draw:z-index="4" draw:name="Shape12" draw:style-name="gr1"><draw:frame draw:style-name="gr122" draw:text-style-name="P57" svg:width="1.135in" svg:height="0.1268in" svg:x="0in" svg:y="0in"><draw:text-box><text:p text:style-name="P56"><text:span text:style-name="T376">#include &lt;math.h&gt;</text:span></text:p></draw:text-box></draw:frame><draw:frame draw:style-name="gr123" draw:text-style-name="P57" svg:width="3.3358in" svg:height="0.1268in" svg:x="0in" svg:y="0.1264in"><draw:text-box><text:p text:style-name="P56"><text:span text:style-name="T376">double AttackerSuccessProbability(double q, int z)</text:span></text:p></draw:text-box></draw:frame><draw:frame draw:style-name="gr124" draw:text-style-name="P57" svg:width="0.0685in" svg:height="0.1268in" svg:x="0in" svg:y="0.2516in"><draw:text-box><text:p text:style-name="P56"><text:span text:style-name="T376">{</text:span></text:p></draw:text-box></draw:frame><draw:frame draw:style-name="gr125" draw:text-style-name="P57" svg:width="1.535in" svg:height="0.1268in" svg:x="0in" svg:y="0.378in"><draw:text-box><text:p text:style-name="P56"><text:span text:style-name="T376"><text:s text:c="4"/>double p = 1.0 - q;</text:span></text:p></draw:text-box></draw:frame><draw:frame draw:style-name="gr126" draw:text-style-name="P57" svg:width="2.1358in" svg:height="0.1268in" svg:x="0in" svg:y="0.5028in"><draw:text-box><text:p text:style-name="P56"><text:span text:style-name="T376"><text:s text:c="4"/>double lambda = z * (q / p);</text:span></text:p></draw:text-box></draw:frame><draw:frame draw:style-name="gr127" draw:text-style-name="P57" svg:width="1.4016in" svg:height="0.1268in" svg:x="0in" svg:y="0.6291in"><draw:text-box><text:p text:style-name="P56"><text:span text:style-name="T376"><text:s text:c="4"/>double sum = 1.0;</text:span></text:p></draw:text-box></draw:frame><draw:frame draw:style-name="gr128" draw:text-style-name="P57" svg:width="0.8685in" svg:height="0.1268in" svg:x="0in" svg:y="0.7543in"><draw:text-box><text:p text:style-name="P56"><text:span text:style-name="T376"><text:s text:c="4"/>int i, k;</text:span></text:p></draw:text-box></draw:frame><draw:frame draw:style-name="gr129" draw:text-style-name="P57" svg:width="1.8685in" svg:height="0.1268in" svg:x="0in" svg:y="0.8807in"><draw:text-box><text:p text:style-name="P56"><text:span text:style-name="T376"><text:s text:c="4"/>for (k = 0; k &lt;= z; k++)</text:span></text:p></draw:text-box></draw:frame><draw:frame draw:style-name="gr130" draw:text-style-name="P57" svg:width="0.335in" svg:height="0.1268in" svg:x="0in" svg:y="1.0055in"><draw:text-box><text:p text:style-name="P56"><text:span text:style-name="T376"><text:s text:c="4"/>{</text:span></text:p></draw:text-box></draw:frame><draw:frame draw:style-name="gr131" draw:text-style-name="P57" svg:width="2.5358in" svg:height="0.1268in" svg:x="0in" svg:y="1.1319in"><draw:text-box><text:p text:style-name="P56"><text:span text:style-name="T376"><text:s text:c="8"/>double poisson = exp(-lambda);</text:span></text:p></draw:text-box></draw:frame><draw:frame draw:style-name="gr126" draw:text-style-name="P57" svg:width="2.1358in" svg:height="0.1268in" svg:x="0in" svg:y="1.2571in"><draw:text-box><text:p text:style-name="P56"><text:span text:style-name="T376"><text:s text:c="8"/>for (i = 1; i &lt;= k; i++)</text:span></text:p></draw:text-box></draw:frame><draw:frame draw:style-name="gr132" draw:text-style-name="P57" svg:width="2.2689in" svg:height="0.1268in" svg:x="0in" svg:y="1.3835in"><draw:text-box><text:p text:style-name="P56"><text:span text:style-name="T376"><text:s text:c="12"/>poisson *= lambda / i;</text:span></text:p></draw:text-box></draw:frame><draw:frame draw:style-name="gr133" draw:text-style-name="P57" svg:width="3.2689in" svg:height="0.1268in" svg:x="0in" svg:y="1.5083in"><draw:text-box><text:p text:style-name="P56"><text:span text:style-name="T376"><text:s text:c="8"/>sum -= poisson * (1 - pow(q / p, z - k));</text:span></text:p></draw:text-box></draw:frame><draw:frame draw:style-name="gr130" draw:text-style-name="P57" svg:width="0.335in" svg:height="0.1268in" svg:x="0in" svg:y="1.6346in"><draw:text-box><text:p text:style-name="P56"><text:span text:style-name="T376"><text:s text:c="4"/>}</text:span></text:p></draw:text-box></draw:frame><draw:frame draw:style-name="gr134" draw:text-style-name="P57" svg:width="1.0016in" svg:height="0.1268in" svg:x="0in" svg:y="1.7598in"><draw:text-box><text:p text:style-name="P56"><text:span text:style-name="T376"><text:s text:c="4"/>return sum;</text:span></text:p></draw:text-box></draw:frame><draw:frame draw:style-name="gr124" draw:text-style-name="P57" svg:width="0.0685in" svg:height="0.1268in" svg:x="0in" svg:y="1.8862in"><draw:text-box><text:p text:style-name="P56"><text:span text:style-name="T376">}</text:span></text:p></draw:text-box></draw:frame></draw:g></text:p>
      <text:p text:style-name="P50"/>
      <text:p text:style-name="P50"/>
      <text:p text:style-name="P50"/>
      <text:p text:style-name="P50"><text:span text:style-name="T377">Við nøkrum útrokningum</text:span> <text:span text:style-name="T377">síggja vit, at sannlíkindini lækka eksponentielt, so hvørt sum </text:span><text:span text:style-name="T378">z</text:span><text:span text:style-name="T377"> veksur</text:span>.</text:p>
      <text:p text:style-name="P50"/>
      <text:p text:style-name="P55"><draw:g text:anchor-type="as-char" draw:z-index="5" draw:name="Shape13" draw:style-name="gr1"><draw:frame draw:style-name="gr130" draw:text-style-name="P57" svg:width="0.335in" svg:height="0.1268in" svg:x="0in" svg:y="0in"><draw:text-box><text:p text:style-name="P56"><text:span text:style-name="T376">q=0.1</text:span></text:p></draw:text-box></draw:frame><draw:frame draw:style-name="gr135" draw:text-style-name="P57" svg:width="1.2016in" svg:height="0.1268in" svg:x="0in" svg:y="0.1252in"><draw:text-box><text:p text:style-name="P56"><text:span text:style-name="T376">z=0 <text:s text:c="3"/>P=1.0000000</text:span></text:p></draw:text-box></draw:frame><draw:frame draw:style-name="gr135" draw:text-style-name="P57" svg:width="1.2016in" svg:height="0.1268in" svg:x="0in" svg:y="0.2516in"><draw:text-box><text:p text:style-name="P56"><text:span text:style-name="T376">z=1 <text:s text:c="3"/>P=0.2045873</text:span></text:p></draw:text-box></draw:frame><draw:frame draw:style-name="gr135" draw:text-style-name="P57" svg:width="1.2016in" svg:height="0.1268in" svg:x="0in" svg:y="0.3764in"><draw:text-box><text:p text:style-name="P56"><text:span text:style-name="T376">z=2 <text:s text:c="3"/>P=0.0509779</text:span></text:p></draw:text-box></draw:frame><draw:frame draw:style-name="gr135" draw:text-style-name="P57" svg:width="1.2016in" svg:height="0.1268in" svg:x="0in" svg:y="0.5028in"><draw:text-box><text:p text:style-name="P56"><text:span text:style-name="T376">z=3 <text:s text:c="3"/>P=0.0131722</text:span></text:p></draw:text-box></draw:frame><draw:frame draw:style-name="gr135" draw:text-style-name="P57" svg:width="1.2016in" svg:height="0.1268in" svg:x="0in" svg:y="0.628in"><draw:text-box><text:p text:style-name="P56"><text:span text:style-name="T376">z=4 <text:s text:c="3"/>P=0.0034552</text:span></text:p></draw:text-box></draw:frame><draw:frame draw:style-name="gr135" draw:text-style-name="P57" svg:width="1.2016in" svg:height="0.1268in" svg:x="0in" svg:y="0.7543in"><draw:text-box><text:p text:style-name="P56"><text:span text:style-name="T376">z=5 <text:s text:c="3"/>P=0.0009137</text:span></text:p></draw:text-box></draw:frame><draw:frame draw:style-name="gr135" draw:text-style-name="P57" svg:width="1.2016in" svg:height="0.1268in" svg:x="0in" svg:y="0.8791in"><draw:text-box><text:p text:style-name="P56"><text:span text:style-name="T376">z=6 <text:s text:c="3"/>P=0.0002428</text:span></text:p></draw:text-box></draw:frame><draw:frame draw:style-name="gr135" draw:text-style-name="P57" svg:width="1.2016in" svg:height="0.1268in" svg:x="0in" svg:y="1.0055in"><draw:text-box><text:p text:style-name="P56"><text:span text:style-name="T376">z=7 <text:s text:c="3"/>P=0.0000647</text:span></text:p></draw:text-box></draw:frame><draw:frame draw:style-name="gr135" draw:text-style-name="P57" svg:width="1.2016in" svg:height="0.1268in" svg:x="0in" svg:y="1.1307in"><draw:text-box><text:p text:style-name="P56"><text:span text:style-name="T376">z=8 <text:s text:c="3"/>P=0.0000173</text:span></text:p></draw:text-box></draw:frame><draw:frame draw:style-name="gr135" draw:text-style-name="P57" svg:width="1.2016in" svg:height="0.1268in" svg:x="0in" svg:y="1.2571in"><draw:text-box><text:p text:style-name="P56"><text:span text:style-name="T376">z=9 <text:s text:c="3"/>P=0.0000046</text:span></text:p></draw:text-box></draw:frame><draw:frame draw:style-name="gr135" draw:text-style-name="P57" svg:width="1.2016in" svg:height="0.1268in" svg:x="0in" svg:y="1.3819in"><draw:text-box><text:p text:style-name="P56"><text:span text:style-name="T376">z=10 <text:s text:c="2"/>P=0.0000012</text:span></text:p></draw:text-box></draw:frame><draw:frame draw:style-name="gr130" draw:text-style-name="P57" svg:width="0.335in" svg:height="0.1268in" svg:x="0in" svg:y="1.6484in"><draw:text-box><text:p text:style-name="P56"><text:span text:style-name="T376">q=0.3</text:span></text:p></draw:text-box></draw:frame><draw:frame draw:style-name="gr135" draw:text-style-name="P57" svg:width="1.2016in" svg:height="0.1268in" svg:x="0in" svg:y="1.7736in"><draw:text-box><text:p text:style-name="P56"><text:span text:style-name="T376">z=0 <text:s text:c="3"/>P=1.0000000</text:span></text:p></draw:text-box></draw:frame><draw:frame draw:style-name="gr135" draw:text-style-name="P57" svg:width="1.2016in" svg:height="0.1268in" svg:x="0in" svg:y="1.9in"><draw:text-box><text:p text:style-name="P56"><text:span text:style-name="T376">z=5 <text:s text:c="3"/>P=0.1773523</text:span></text:p></draw:text-box></draw:frame><draw:frame draw:style-name="gr135" draw:text-style-name="P57" svg:width="1.2016in" svg:height="0.1268in" svg:x="0in" svg:y="2.0252in"><draw:text-box><text:p text:style-name="P56"><text:span text:style-name="T376">z=10 <text:s text:c="2"/>P=0.0416605</text:span></text:p></draw:text-box></draw:frame><draw:frame draw:style-name="gr135" draw:text-style-name="P57" svg:width="1.2016in" svg:height="0.1268in" svg:x="0in" svg:y="2.1516in"><draw:text-box><text:p text:style-name="P56"><text:span text:style-name="T376">z=15 <text:s text:c="2"/>P=0.0101008</text:span></text:p></draw:text-box></draw:frame><draw:frame draw:style-name="gr135" draw:text-style-name="P57" svg:width="1.2016in" svg:height="0.1268in" svg:x="0in" svg:y="2.2764in"><draw:text-box><text:p text:style-name="P56"><text:span text:style-name="T376">z=20 <text:s text:c="2"/>P=0.0024804</text:span></text:p></draw:text-box></draw:frame><draw:frame draw:style-name="gr135" draw:text-style-name="P57" svg:width="1.2016in" svg:height="0.1268in" svg:x="0in" svg:y="2.4028in"><draw:text-box><text:p text:style-name="P56"><text:span text:style-name="T376">z=25 <text:s text:c="2"/>P=0.0006132</text:span></text:p></draw:text-box></draw:frame><draw:frame draw:style-name="gr135" draw:text-style-name="P57" svg:width="1.2016in" svg:height="0.1268in" svg:x="0in" svg:y="2.528in"><draw:text-box><text:p text:style-name="P56"><text:span text:style-name="T376">z=30 <text:s text:c="2"/>P=0.0001522</text:span></text:p></draw:text-box></draw:frame><draw:frame draw:style-name="gr135" draw:text-style-name="P57" svg:width="1.2016in" svg:height="0.1268in" svg:x="0in" svg:y="2.6543in"><draw:text-box><text:p text:style-name="P56"><text:span text:style-name="T376">z=35 <text:s text:c="2"/>P=0.0000379</text:span></text:p></draw:text-box></draw:frame><draw:frame draw:style-name="gr135" draw:text-style-name="P57" svg:width="1.2016in" svg:height="0.1268in" svg:x="0in" svg:y="2.7791in"><draw:text-box><text:p text:style-name="P56"><text:span text:style-name="T376">z=40 <text:s text:c="2"/>P=0.0000095</text:span></text:p></draw:text-box></draw:frame><draw:frame draw:style-name="gr135" draw:text-style-name="P57" svg:width="1.2016in" svg:height="0.1268in" svg:x="0in" svg:y="2.9055in"><draw:text-box><text:p text:style-name="P56"><text:span text:style-name="T376">z=45 <text:s text:c="2"/>P=0.0000024</text:span></text:p></draw:text-box></draw:frame><draw:frame draw:style-name="gr135" draw:text-style-name="P57" svg:width="1.2016in" svg:height="0.1268in" svg:x="0in" svg:y="3.0307in"><draw:text-box><text:p text:style-name="P56"><text:span text:style-name="T376">z=50 <text:s text:c="2"/>P=0.0000006</text:span></text:p></draw:text-box></draw:frame></draw:g></text:p>
      <text:p text:style-name="P50"/>
      <text:p text:style-name="P50">Ú<text:span text:style-name="T328">rslit, har</text:span> <text:span text:style-name="T342">P</text:span> <text:span text:style-name="T328">er minni enn</text:span> 0.1%...</text:p>
      <text:p text:style-name="P50"/>
      <text:p text:style-name="P55"><text:soft-page-break/><draw:g text:anchor-type="as-char" draw:z-index="6" draw:name="Shape14" draw:style-name="gr1"><draw:frame draw:style-name="gr136" draw:text-style-name="P57" svg:width="0.6016in" svg:height="0.1268in" svg:x="0in" svg:y="0in"><draw:text-box><text:p text:style-name="P56"><text:span text:style-name="T376">P &lt; 0.001</text:span></text:p></draw:text-box></draw:frame><draw:frame draw:style-name="gr137" draw:text-style-name="P57" svg:width="0.8016in" svg:height="0.1268in" svg:x="0in" svg:y="0.1264in"><draw:text-box><text:p text:style-name="P56"><text:span text:style-name="T376">q=0.10 <text:s text:c="2"/>z=5</text:span></text:p></draw:text-box></draw:frame><draw:frame draw:style-name="gr137" draw:text-style-name="P57" svg:width="0.8016in" svg:height="0.1268in" svg:x="0in" svg:y="0.2516in"><draw:text-box><text:p text:style-name="P56"><text:span text:style-name="T376">q=0.15 <text:s text:c="2"/>z=8</text:span></text:p></draw:text-box></draw:frame><draw:frame draw:style-name="gr128" draw:text-style-name="P57" svg:width="0.8685in" svg:height="0.1268in" svg:x="0in" svg:y="0.378in"><draw:text-box><text:p text:style-name="P56"><text:span text:style-name="T376">q=0.20 <text:s text:c="2"/>z=11</text:span></text:p></draw:text-box></draw:frame><draw:frame draw:style-name="gr128" draw:text-style-name="P57" svg:width="0.8685in" svg:height="0.1268in" svg:x="0in" svg:y="0.5028in"><draw:text-box><text:p text:style-name="P56"><text:span text:style-name="T376">q=0.25 <text:s text:c="2"/>z=15</text:span></text:p></draw:text-box></draw:frame><draw:frame draw:style-name="gr128" draw:text-style-name="P57" svg:width="0.8685in" svg:height="0.1268in" svg:x="0in" svg:y="0.6291in"><draw:text-box><text:p text:style-name="P56"><text:span text:style-name="T376">q=0.30 <text:s text:c="2"/>z=24</text:span></text:p></draw:text-box></draw:frame><draw:frame draw:style-name="gr128" draw:text-style-name="P57" svg:width="0.8685in" svg:height="0.1268in" svg:x="0in" svg:y="0.7543in"><draw:text-box><text:p text:style-name="P56"><text:span text:style-name="T376">q=0.35 <text:s text:c="2"/>z=41</text:span></text:p></draw:text-box></draw:frame><draw:frame draw:style-name="gr128" draw:text-style-name="P57" svg:width="0.8685in" svg:height="0.1268in" svg:x="0in" svg:y="0.8807in"><draw:text-box><text:p text:style-name="P56"><text:span text:style-name="T376">q=0.40 <text:s text:c="2"/>z=89</text:span></text:p></draw:text-box></draw:frame><draw:frame draw:style-name="gr138" draw:text-style-name="P57" svg:width="0.935in" svg:height="0.1268in" svg:x="0in" svg:y="1.0055in"><draw:text-box><text:p text:style-name="P56"><text:span text:style-name="T376">q=0.45 <text:s text:c="2"/>z=340</text:span></text:p></draw:text-box></draw:frame></draw:g></text:p>
      <text:h text:style-name="P69" text:outline-level="2"><text:span text:style-name="T379">12</text:span><text:span text:style-name="T114">. <text:s text:c="3"/></text:span><text:span text:style-name="T379">Niðurstøða</text:span></text:h>
      <text:p text:style-name="P70"><text:span text:style-name="T380">Vit hava lagt fram eitt kervi </text:span><text:span text:style-name="T353">fyri</text:span><text:span text:style-name="T380"> talgild</text:span><text:span text:style-name="T309">ar</text:span><text:span text:style-name="T380"> </text:span><text:span text:style-name="T309">flytingar</text:span><text:span text:style-name="T380">, ið ikki er bundi</text:span><text:span text:style-name="T371">ð</text:span><text:span text:style-name="T380"> av áliti.</text:span> <text:s/><text:span text:style-name="T381">Vit byrjaðu við vanliga </text:span><text:span text:style-name="T382">rammuverkinum</text:span><text:span text:style-name="T381"> um myntir myndað</text:span><text:span text:style-name="T383">i</text:span><text:span text:style-name="T381">r úr talgildum undirskriftum. <text:s/></text:span><text:span text:style-name="T371">Hetta</text:span><text:span text:style-name="T381"> er eitt sterkt grundarlag fyri ognarviðurskiftum, men ikki ein nøktandi háttur at </text:span><text:span text:style-name="T384">byrgja</text:span><text:span text:style-name="T381"> fyri </text:span><text:span text:style-name="T19">tví</text:span><text:span text:style-name="T381">nýtslu av s</text:span><text:span text:style-name="T383">a</text:span><text:span text:style-name="T381">m</text:span><text:span text:style-name="T383">a</text:span><text:span text:style-name="T381"> mynt</text:span><text:span text:style-name="T383">i</text:span><text:span text:style-name="T381">.</text:span> <text:s/><text:span text:style-name="T382">Til tess at loysa tað, løgdu vit fram eitt javninganet, ið nýt</text:span><text:span text:style-name="T73">i</text:span><text:span text:style-name="T382">r arbeiðsprógv at skjalfesta eitt alment </text:span><text:span text:style-name="T309">flytingar</text:span><text:span text:style-name="T382">yvirlit, </text:span><text:span text:style-name="T385">i</text:span><text:span text:style-name="T386">ð </text:span><text:span text:style-name="T120">—</text:span><text:span text:style-name="T385"> hjá einum áleypara </text:span><text:span text:style-name="T120">—</text:span><text:span text:style-name="T385"> skjótt gerst </text:span><text:span text:style-name="T387">støddfrøðiliga </text:span><text:span text:style-name="T385">nyttuleyst at broyta treytað av, at ærligu knútarnir stjórnað meginpartin</text:span><text:span text:style-name="T370">um</text:span><text:span text:style-name="T385"> av rokniorkuni.</text:span> <text:s/><text:span text:style-name="T388">Netið er treystgott í sínum óskipaða einfeldi.</text:span> <text:s/><text:span text:style-name="T387">H</text:span><text:span text:style-name="T380">vør í sínum lagi </text:span><text:span text:style-name="T387">arbeiða k</text:span><text:span text:style-name="T380">nútar </text:span><text:span text:style-name="T387">uttan stórvegis</text:span><text:span text:style-name="T380"> samskipan.</text:span> <text:s/><text:span text:style-name="T389">Tørvur er ikki á at eyðmerkja teir, av tí at dátuboð ikki </text:span><text:span text:style-name="T390">ver</text:span><text:span text:style-name="T386">ð</text:span><text:span text:style-name="T390">a</text:span><text:span text:style-name="T389"> beind til nak</text:span><text:span text:style-name="T321">ran ávísan ella ávíst stað </text:span><text:span text:style-name="T389">og noyðast bert at vera </text:span><text:span text:style-name="T388">handað</text:span><text:span text:style-name="T389"> eftir besta førimuni.</text:span> <text:s/><text:span text:style-name="T389">K</text:span><text:span text:style-name="T35">nútar kunnu avbróta og sambinda aftur við netið, sum teimum lystir, og góðtaka ketuna, </text:span><text:span text:style-name="T21">ið undir avbrotinum hevði</text:span><text:span text:style-name="T30"> </text:span><text:span text:style-name="T21">máttmiklast</text:span><text:span text:style-name="T36">u</text:span><text:span text:style-name="T21"> arbeiðsprógv.</text:span> <text:s/><text:span text:style-name="T391">Teir atkvøða við síni rokniorku, samtykkja </text:span><text:span text:style-name="T386">gildugar</text:span><text:span text:style-name="T391"> blokkar við </text:span><text:span text:style-name="T392">at leggja afturat teimum</text:span><text:span text:style-name="T391">, og </text:span><text:span text:style-name="T387">vraka </text:span><text:span text:style-name="T391">ógildigar blokkar við </text:span><text:span text:style-name="T387">at</text:span><text:span text:style-name="T391"> lata vera við at </text:span><text:span text:style-name="T392">leggja afturat teimum</text:span><text:span text:style-name="T391">.</text:span> <text:s/><text:span text:style-name="T393">Við hesi semjuskipan kunnu all</text:span><text:span text:style-name="T392">a</text:span><text:span text:style-name="T393">r regl</text:span><text:span text:style-name="T392">u</text:span><text:span text:style-name="T393">r og </text:span><text:span text:style-name="T220">tileggjanir</text:span><text:span text:style-name="T393">, ið tørvur er á, ú</text:span><text:span text:style-name="T394">tinnast</text:span><text:span text:style-name="T393">.</text:span></text:p>
      <text:p text:style-name="P50"/>
      <text:p text:style-name="P50"/>
      <text:p text:style-name="P50"/>
      <text:p text:style-name="P50"/>
      <text:p text:style-name="P50"/>
      <text:h text:style-name="P71" text:outline-level="2" text:is-list-header="true">Heimildir</text:h>
      <text:list text:style-name="Numbering_20_2">
        <text:list-item>
          <text:p text:style-name="P72">W. Dai, "b-money," http://www.weidai.com/bmoney.txt, 1998. </text:p>
        </text:list-item>
        <text:list-item>
          <text:p text:style-name="P73"><text:span text:style-name="T395">H. Massias, X.S. Avila, </text:span><text:span text:style-name="T396">og</text:span><text:span text:style-name="T395"> J.-J. Quisquater, "Design of a secure timestamping service with minimal trust requirements," Í </text:span><text:span text:style-name="T397">20th Symposium on Information Theory in the Benelux</text:span><text:span text:style-name="T395">, Ma</text:span><text:span text:style-name="T398">i</text:span><text:span text:style-name="T395"> 1999. </text:span></text:p>
        </text:list-item>
        <text:list-item>
          <text:p text:style-name="P73"><text:span text:style-name="T395">S. Haber, W.S. Stornetta, "How to time-stamp a digital document," Í </text:span><text:span text:style-name="T397">Journal of Cryptology</text:span><text:span text:style-name="T395">, </text:span><text:span text:style-name="T398">bind</text:span><text:span text:style-name="T395"> 3, </text:span><text:span text:style-name="T398">nr.</text:span><text:span text:style-name="T395"> 2, </text:span><text:span text:style-name="T398">síðu</text:span><text:span text:style-name="T395"> 99-111, 1991. </text:span></text:p>
        </text:list-item>
        <text:list-item>
          <text:p text:style-name="P73"><text:span text:style-name="T395">D. Bayer, S. Haber, W.S. Stornetta, "Improving the efficiency and reliability of digital time-stamping," </text:span><text:span text:style-name="T397">In Sequences II: Methods in Communication, Security and Computer Science</text:span><text:span text:style-name="T395">, </text:span><text:span text:style-name="T398">síðu</text:span><text:span text:style-name="T395"> 329-334, 1993. </text:span></text:p>
        </text:list-item>
        <text:list-item>
          <text:p text:style-name="P73"><text:span text:style-name="T395">S. Haber, W.S. Stornetta, "Secure names for bit-strings," Í </text:span><text:span text:style-name="T397">Proceedings of the 4th ACM Conference on Computer and Communications Security</text:span><text:span text:style-name="T395">, </text:span><text:span text:style-name="T398">síðu</text:span><text:span text:style-name="T395"> 28-35, Apríl 1997. </text:span></text:p>
        </text:list-item>
        <text:list-item>
          <text:p text:style-name="P74">A. Back, "Hashcash - a denial of service counter-measure," <text:line-break/>http://www.hashcash.org/papers/hashcash.pdf, 2002. </text:p>
        </text:list-item>
        <text:list-item>
          <text:p text:style-name="P73"><text:span text:style-name="T395"><text:s/>R.C. Merkle, "Protocols for public key cryptosystems," Í </text:span><text:span text:style-name="T396">fráboðan</text:span><text:span text:style-name="T395"> </text:span><text:span text:style-name="T397">1980 Symposium on Security and Privacy</text:span><text:span text:style-name="T395">, IEEE Computer Society, </text:span><text:span text:style-name="T398">síðu</text:span><text:span text:style-name="T395"> 122-133, Apríl 1980. </text:span></text:p>
        </text:list-item>
        <text:list-item>
          <text:p text:style-name="P74">W. Feller, "An introduction to probability theory and its applications," 1957.</text:p>
        </text:list-item>
      </text:list>
      <text:h text:style-name="P75" text:outline-level="2" text:is-list-header="true">Orðalisti</text:h>
      <text:h text:style-name="Heading_20_3" text:outline-level="3">Javninganet <text:span text:style-name="T399">(</text:span><text:span text:style-name="T400">en.</text:span><text:span text:style-name="T401"> </text:span><text:span text:style-name="T399">Peer-to-</text:span><text:span text:style-name="T402">p</text:span><text:span text:style-name="T399">eer </text:span><text:span text:style-name="T403">network</text:span><text:span text:style-name="T399">)</text:span></text:h>
      <text:p text:style-name="P76"><text:span text:style-name="T404">Eitt javninganet er s</text:span><text:span text:style-name="T405">kap</text:span><text:span text:style-name="T406">ið</text:span><text:span text:style-name="T405"> á einum </text:span><text:span text:style-name="T407">samskiftisneti</text:span><text:span text:style-name="T405">, har </text:span><text:span text:style-name="T408">brúk</text:span><text:span text:style-name="T409">ar</text:span><text:span text:style-name="T410">a</text:span><text:span text:style-name="T409">r — </text:span><text:span text:style-name="T406">t.e.</text:span><text:span text:style-name="T409"> javningar — </text:span><text:span text:style-name="T405">samskifta beinleiðis </text:span><text:span text:style-name="T411">hvør við</text:span><text:span text:style-name="T405"> annan; </text:span><text:span text:style-name="T412">eitt </text:span><text:span text:style-name="T405">javninga-til-javninga-</text:span><text:span text:style-name="T407">net</text:span><text:span text:style-name="T405">. <text:s/>Í </text:span><text:span text:style-name="T413">Bitcoin høpi</text:span><text:span text:style-name="T414"> vil tað siga at </text:span><text:span text:style-name="T408">brúk</text:span><text:span text:style-name="T414">arar</text:span><text:span text:style-name="T412"> </text:span><text:span text:style-name="T409">— </text:span><text:span text:style-name="T414">t.e.</text:span><text:span text:style-name="T415"> </text:span><text:span text:style-name="T412">Bitcoin-knútar </text:span><text:span text:style-name="T409">—</text:span><text:span text:style-name="T416"> eru javn</text:span><text:span text:style-name="T412">líkir. <text:s/></text:span><text:span text:style-name="T417">Teir eru í mestan mun sjálvstøðugir</text:span><text:span text:style-name="T418"> </text:span><text:span text:style-name="T417">og hava ikki ræði á hvørjum øðrum</text:span><text:span text:style-name="T416">. <text:s/>Á </text:span><text:span text:style-name="T419">enskum </text:span><text:span text:style-name="T406">verður</text:span><text:span text:style-name="T419"> tað </text:span><text:span text:style-name="T420">javnan</text:span><text:span text:style-name="T419"> stytt til ”P2P”. <text:s/></text:span><text:span text:style-name="T418">Tað er ó</text:span><text:span text:style-name="T416">líkt viðskiftara-ambætara (</text:span><text:span text:style-name="T421">en.</text:span><text:span text:style-name="T416"> client-server) skapinum, har </text:span><text:span text:style-name="T418">viðskiftari og ambætari hava hvør sín leiklut;</text:span><text:span text:style-name="T416"> </text:span><text:span text:style-name="T422">a</text:span><text:span text:style-name="T416">mbætarin </text:span><text:span text:style-name="T418">vanliga </text:span><text:span text:style-name="T410">hevur síðsta orðið</text:span><text:span text:style-name="T416">, </text:span><text:span text:style-name="T423">t.d. tá tað valdast, hvat er satt og lo</text:span><text:span text:style-name="T406">y</text:span><text:span text:style-name="T423">v</text:span><text:span text:style-name="T406">t</text:span><text:span text:style-name="T416">.</text:span></text:p>
      <text:h text:style-name="P77" text:outline-level="3">Inntak (<text:span text:style-name="T400">en. </text:span>Input)</text:h>
      <text:p text:style-name="P78">Í <text:span text:style-name="T424">eini Bitcoin flyting er e</text:span>itt inntak <text:span text:style-name="T424">ein tilvísing til eitt givið úttak,</text:span> í <text:span text:style-name="T424">eini frammanundan móttiknari flyting</text:span>. <text:s/><text:span text:style-name="T424">Inntakið inniheldur eisini ritbúnað ið </text:span><text:span text:style-name="T425">verður kannað</text:span><text:span text:style-name="T426">ur,</text:span><text:span text:style-name="T425"> um </text:span><text:span text:style-name="T426">hann</text:span><text:span text:style-name="T425"> </text:span><text:span text:style-name="T424">lýkur treytirnar ið eru ásettar fyri at brúka úttakið, </text:span><text:span text:style-name="T426">ið</text:span><text:span text:style-name="T424"> </text:span><text:span text:style-name="T426">inntakið</text:span><text:span text:style-name="T425"> vísur til</text:span><text:span text:style-name="T424">. <text:s/></text:span><text:span text:style-name="T427">Gerst flytingin partur av einum </text:span><text:span text:style-name="T428">gildigum </text:span><text:span text:style-name="T427">blokki, verður áðurnevnda úttak brúkt </text:span><text:span text:style-name="T409">— </text:span><text:span text:style-name="T429">øll upphæddin á tí</text:span><text:span text:style-name="T427">. <text:s/></text:span><text:span text:style-name="T430">Um </text:span><text:span text:style-name="T426">borið verður saman við</text:span><text:span text:style-name="T430"> </text:span><text:span text:style-name="T401">reiðan pening, so er eitt inntak eins </text:span><text:span text:style-name="T426">og</text:span><text:span text:style-name="T401"> ein mynt</text:span><text:span text:style-name="T431">ur</text:span><text:span text:style-name="T401">, </text:span><text:span text:style-name="T432">tá </text:span><text:span text:style-name="T433">ið</text:span><text:span text:style-name="T424"> h</text:span><text:span text:style-name="T431">ann</text:span><text:span text:style-name="T401"> verður handla</text:span><text:span text:style-name="T431">ður</text:span><text:span text:style-name="T401"> fyri av einum keypara.</text:span></text:p>
      <text:h text:style-name="P79" text:outline-level="3">Ú<text:span text:style-name="T401">ttak (</text:span><text:span text:style-name="T400">en. </text:span><text:span text:style-name="T401">Output)</text:span></text:h>
      <text:p text:style-name="P80">Í <text:span text:style-name="T375">eini Bitcoin flyting er e</text:span>itt úttak <text:span text:style-name="T428">ein</text:span> upphædd, <text:span text:style-name="T428">ið</text:span> verður latin víðari til ein <text:span text:style-name="T434">annan eigara (almennan lykil)</text:span>, og sum síðani kann brúkast <text:span text:style-name="T435">av einum</text:span> inntak<text:span text:style-name="T435">i</text:span> í ein<text:span text:style-name="T309">i</text:span> <text:span text:style-name="T436">framtíðar</text:span> <text:span text:style-name="T309">flyting</text:span>. <text:s/>Ú<text:span text:style-name="T437">ttakið nágreinar upphædd og treytir fyri nýtslu í eini møguligari komandi flyting. <text:s/></text:span><text:span text:style-name="T428">Ein Bitcoin flyting kann hava fleiri úttøk, men samlaða upphæddin kann ikki verða hægri enn samlaða upphæddin á ú</text:span><text:span text:style-name="T437">ttøkunum, ið inntøkini vísa til</text:span><text:span text:style-name="T428">. <text:s/></text:span><text:span text:style-name="T430">Um </text:span><text:span text:style-name="T434">borið verður saman</text:span><text:span text:style-name="T430"> við </text:span><text:span text:style-name="T401">reiðan pening, so er eitt úttak eins </text:span><text:span text:style-name="T437">og</text:span><text:span text:style-name="T401"> ein mynt</text:span><text:span text:style-name="T434">ur</text:span><text:span text:style-name="T401">, ið er móttikin og klár</text:span><text:span text:style-name="T434">ur</text:span><text:span text:style-name="T401"> at nýta, </text:span><text:span text:style-name="T438">sum inntak í ein</text:span><text:span text:style-name="T428">i</text:span><text:span text:style-name="T438"> </text:span><text:span text:style-name="T434">komandi</text:span><text:span text:style-name="T436"> </text:span><text:span text:style-name="T309">flyting</text:span><text:span text:style-name="T401">. <text:s/></text:span><text:span text:style-name="T439">V</text:span><text:span text:style-name="T401">er</text:span><text:span text:style-name="T440">ð</text:span><text:span text:style-name="T401">ur eisini </text:span><text:span text:style-name="T434">rópt</text:span><text:span text:style-name="T401"> ”UTXO”, ið er stytting fyri </text:span><text:span text:style-name="T441">”Unspent Transaction Output”. <text:s/></text:span><text:span text:style-name="T440">Til tess</text:span><text:span text:style-name="T442"> at staðfesta salduna á eini </text:span><text:span text:style-name="T438">B</text:span><text:span text:style-name="T442">itcoin-mappu, finnur og telur ritbúnaðurin </text:span><text:span text:style-name="T375">upphæddina</text:span><text:span text:style-name="T442"> á øllum ónýttu </text:span><text:span text:style-name="T309">flytingar</text:span><text:span text:style-name="T442">úttøkunum, ið hoyra til mappuna.</text:span></text:p>
      <text:h text:style-name="P81" text:outline-level="3"><text:span text:style-name="T14">Tvín</text:span>ýtsla <text:span text:style-name="T443">(</text:span><text:span text:style-name="T400">en. </text:span><text:span text:style-name="T444">D</text:span><text:span text:style-name="T443">ouble spend</text:span><text:span text:style-name="T445">ing</text:span><text:span text:style-name="T443">)</text:span></text:h>
      <text:p text:style-name="P82"><text:span text:style-name="T445">Tvínýtsla er at brúka </text:span><text:span text:style-name="T446">sama ú</text:span><text:span text:style-name="T435">ttak </text:span><text:span text:style-name="T409">—</text:span><text:span text:style-name="T446"> </text:span><text:span text:style-name="T435">ella </text:span><text:span text:style-name="T447">mynt</text:span><text:span text:style-name="T448"> </text:span><text:span text:style-name="T409">— </text:span><text:span text:style-name="T445">meira enn einaferð. <text:s/></text:span><text:span text:style-name="T449">Tvínýtsla </text:span><text:span text:style-name="T450">hevur við sær at </text:span><text:span text:style-name="T435">upphæddin á úttøkum </text:span><text:span text:style-name="T450">verð</text:span><text:span text:style-name="T435">ur</text:span><text:span text:style-name="T450"> </text:span><text:span text:style-name="T435">brúkt meira enn eina fer</text:span><text:span text:style-name="T450">, og elvur </text:span><text:span text:style-name="T439">tað</text:span><text:span text:style-name="T450"> </text:span><text:span text:style-name="T451">tí </text:span><text:span text:style-name="T450">til inflatión. <text:s/></text:span><text:span text:style-name="T451">Tvínýtsla kann tí samanberast við at avrita ella gera nýggjar myntir burturúr ongum. <text:s/></text:span><text:span text:style-name="T452">Undanfarnar r</text:span><text:span text:style-name="T453">oyndir at gera eitt veruligt talgilt gjaldoyra, </text:span><text:span text:style-name="T452">fyri</text:span><text:span text:style-name="T453"> Bitcoin, </text:span><text:span text:style-name="T454">loystu hendan trupulleikan á einfaldan hátt við einum miðsavnaðum ambætara, ið sum myndugleiki avgjørdi hvørj</text:span><text:span text:style-name="T14">i</text:span><text:span text:style-name="T454">r myntir vór</text:span><text:span text:style-name="T452">ð</text:span><text:span text:style-name="T454">u brúktar </text:span><text:span text:style-name="T14">og harvið ikki kundu brúkast aftur</text:span><text:span text:style-name="T454">. <text:s/>Gjaldoyruni vóru tí ikki mótstøðufør, og eisini var tørvur á áliti á einum miðsavnaðum parti. <text:s/></text:span><text:span text:style-name="T445">Bitcoin </text:span><text:span text:style-name="T384">byrgir</text:span><text:span text:style-name="T445"> fyri </text:span><text:span text:style-name="T19">tví</text:span><text:span text:style-name="T445">nýtslu við at vátta, at </text:span><text:span text:style-name="T309">flytingin</text:span><text:span text:style-name="T445"> er skrásett í </text:span><text:span text:style-name="T454">miðfirraðu</text:span><text:span text:style-name="T445"> ketuni og </text:span><text:span text:style-name="T455">er gild</text:span><text:span text:style-name="T436">ig</text:span><text:span text:style-name="T455"> sambært </text:span><text:span text:style-name="T402">semjuni (</text:span><text:span text:style-name="T455">konsensus</text:span><text:span text:style-name="T402">)</text:span><text:span text:style-name="T455">; </text:span><text:span text:style-name="T452">har í</text:span><text:span text:style-name="T439">millum</text:span><text:span text:style-name="T455"> </text:span><text:span text:style-name="T452">at</text:span><text:span text:style-name="T455"> kanna og tryggja, at ú</text:span><text:span text:style-name="T446">ttøkini, ið</text:span><text:span text:style-name="T455"> inntøkini í </text:span><text:span text:style-name="T309">flytingini</text:span><text:span text:style-name="T455"> </text:span><text:span text:style-name="T456">vísa</text:span><text:span text:style-name="T446"> til, </text:span><text:span text:style-name="T455">ikki eru </text:span><text:span text:style-name="T446">brúkt</text:span><text:span text:style-name="T455"> áður.</text:span></text:p>
      <text:h text:style-name="P83" text:outline-level="3">Arbeiðsprógv (<text:span text:style-name="T400">en. </text:span><text:span text:style-name="T457">P</text:span>roof-of-<text:span text:style-name="T458">W</text:span>ork, PoW)</text:h>
      <text:p text:style-name="P84"><text:span text:style-name="T452">Arbeiðsprógv er e</text:span>in háttur at prógva, at ein telda hevur brúkt rokniorku at loys<text:span text:style-name="T459">t</text:span> eina uppgávu. <text:s/>Í <text:span text:style-name="T460">Bitcoin</text:span> <text:span text:style-name="T461">høpi</text:span>, <text:span text:style-name="T460">er tað</text:span> at finna eina samanseting <text:span text:style-name="T438">av einum dátuhópi</text:span>, ið, eftir h<text:span text:style-name="T438">ann</text:span> <text:span text:style-name="T459">hevur verið</text:span> ígjøgnum eina hash-funku, lýkur ávísa<text:span text:style-name="T462">r</text:span> treytir. <text:s/>Hinvegin er tað ikki orkukrevjandi, at váttað at samansetingin <text:span text:style-name="T459">gevur sama úrslit, </text:span><text:span text:style-name="T463">t.e.</text:span><text:span text:style-name="T459"> um hon</text:span> lýkur treytina. <text:s/>Hettar er neyðugt <text:span text:style-name="T464">til tess at forða</text:span><text:span text:style-name="T462"> </text:span><text:span text:style-name="T465">váttaðum </text:span><text:span text:style-name="T309">flytingum</text:span><text:span text:style-name="T465"> at verða </text:span><text:span text:style-name="T462">broyt</text:span><text:span text:style-name="T465">t</text:span><text:span text:style-name="T309">ar</text:span><text:span text:style-name="T462">,</text:span> <text:span text:style-name="T466">uttan at hava </text:span>álit á einum miðsavnaðum parti.</text:p>
      <text:p text:style-name="P85">Við arbeiðsprógvi er sostatt møguligt at røkka semjum á <text:span text:style-name="T120">ein óheftan hátt</text:span>, eitt nú viðv. raðfylgju<text:span text:style-name="T436">ni av </text:span><text:span text:style-name="T309">flytingum</text:span>. <text:s/><text:span text:style-name="T464">Somuleiðis er tað ein loysn til byzantinska herovastatrupulleikan; </text:span><text:span text:style-name="T467">ein </text:span><text:span text:style-name="T464">ástøðilig</text:span><text:span text:style-name="T468">ur</text:span><text:span text:style-name="T464"> </text:span><text:span text:style-name="T467">trupulleiki </text:span><text:span text:style-name="T438">har </text:span><text:span text:style-name="T467">óheftir partar </text:span><text:span text:style-name="T438">skulu</text:span><text:span text:style-name="T467"> semjast uttan at </text:span><text:span text:style-name="T438">hava á</text:span><text:span text:style-name="T467">l</text:span><text:span text:style-name="T438">i</text:span><text:span text:style-name="T467">t á </text:span><text:span text:style-name="T438">hvørjum øðrum</text:span><text:span text:style-name="T467">.</text:span></text:p>
      <text:h text:style-name="P86" text:outline-level="3"><text:soft-page-break/>Hash-funka</text:h>
      <text:p text:style-name="P87"><text:span text:style-name="T469">Ein hash-funka er e</text:span>in funka ið tekur dátur inn, <text:span text:style-name="T470">og útroknar eitt úrslit út frá dátunum</text:span>. <text:s/>Fyri ei<text:span text:style-name="T471">n </text:span><text:span text:style-name="T472">givnan</text:span><text:span text:style-name="T471"> dátuhóp</text:span> er ú<text:span text:style-name="T471">rslit</text:span><text:span text:style-name="T120">ið</text:span> altíð tað sama. <text:s/><text:span text:style-name="T473">Ú</text:span><text:span text:style-name="T474">rslit</text:span><text:span text:style-name="T475">ið</text:span><text:span text:style-name="T473"> verður nevnt eitt ”hash”. <text:s/>Hóast </text:span><text:span text:style-name="T476">tú</text:span><text:span text:style-name="T473"> hevur eitt hash, so ber ikki til at koyra funkuna øvutan veg og </text:span><text:span text:style-name="T474">harvið</text:span><text:span text:style-name="T473"> fáa </text:span><text:span text:style-name="T477">upprunalig</text:span><text:span text:style-name="T478">u</text:span><text:span text:style-name="T477"> dáturnar</text:span><text:span text:style-name="T473">. <text:s/></text:span><text:span text:style-name="T479">Viðtikið</text:span><text:span text:style-name="T480"> er, at </text:span><text:span text:style-name="T481">dulmálsvísindaligar </text:span><text:span text:style-name="T480">hash-funkur einans rigga frá </text:span><text:span text:style-name="T477">dátum</text:span><text:span text:style-name="T480"> til hash og ikki øvutan veg. <text:s/>Ein hash-funka, ið kann koyrast øvugtan veg verður í dulmásvísindum sæð sum ótrygg og ónøktandi.</text:span></text:p>
      <text:p text:style-name="P88"><text:span text:style-name="T3">S</text:span><text:span text:style-name="T482">ostatt </text:span><text:span text:style-name="T3">er h</text:span><text:span text:style-name="T483">ash</text:span><text:span text:style-name="T482">ið</text:span> eitt slag av fingramerki <text:span text:style-name="T484">fyri </text:span><text:span text:style-name="T485">dáturnar</text:span><text:span text:style-name="T484"> og fyll</text:span><text:span text:style-name="T469">i</text:span><text:span text:style-name="T484">r vanliga minni </text:span><text:span text:style-name="T486">enn</text:span><text:span text:style-name="T484"> </text:span><text:span text:style-name="T487">upprunaligu dáturnar</text:span><text:span text:style-name="T484">. <text:s/>Hevur </text:span><text:span text:style-name="T469">tú</text:span><text:span text:style-name="T484"> </text:span><text:span text:style-name="T485">dáturnar,</text:span><text:span text:style-name="T484"> ber til at vátta, </text:span><text:span text:style-name="T120">at</text:span><text:span text:style-name="T484"> tær geva eitt ávíst </text:span><text:span text:style-name="T487">givið </text:span><text:span text:style-name="T484">hash.</text:span></text:p>
      <text:p text:style-name="P89"><text:span text:style-name="T488">H</text:span>ash verða eisini brúkt í <text:span text:style-name="T488">øðrum samanhangum innan kunningartøkni.</text:span></text:p>
      <text:h text:style-name="P90" text:outline-level="3">Knútur (<text:span text:style-name="T400">en. </text:span><text:span text:style-name="T489">No</text:span>de)</text:h>
      <text:p text:style-name="P91">Í <text:span text:style-name="T490">Bitcoin-kervinum er e</text:span>in knútur <text:span text:style-name="T491">ei</text:span><text:span text:style-name="T472">nhvør tilburður av</text:span><text:span text:style-name="T491"> telduforrit</text:span><text:span text:style-name="T472">i</text:span>, ið knýtir seg til Bitcoin-netið, til tess at samskifta um blokkar og <text:span text:style-name="T309">flytingar</text:span>. <text:s/>Vanliga hevur ein knútur eisini eitt heilt ella niðursk<text:span text:style-name="T120">orið</text:span> avrit av <text:span text:style-name="T492">blokkketuni; </text:span><text:span text:style-name="T493">t.e. </text:span>ketun<text:span text:style-name="T493">a</text:span> <text:span text:style-name="T492">av blokkum</text:span>. <text:s/><text:span text:style-name="T491">Knútar </text:span>vátta nýggjar blokkar og <text:span text:style-name="T309">flytingar</text:span> <text:span text:style-name="T494">og </text:span><text:span text:style-name="T495">harvið </text:span><text:span text:style-name="T494">útinn</text:span><text:span text:style-name="T491">a</text:span><text:span text:style-name="T494"> </text:span><text:span text:style-name="T491">teir </text:span><text:span text:style-name="T494">eisini semju</text:span><text:span text:style-name="T495">rnar </text:span><text:span text:style-name="T402">(konsensus)</text:span>.</text:p>
      <text:h text:style-name="P92" text:outline-level="3"><text:span text:style-name="T436">Va</text:span><text:span text:style-name="T496">rðveitsluskipan</text:span> (<text:span text:style-name="T497">en. </text:span><text:span text:style-name="T498">E</text:span>scrow mechanism)</text:h>
      <text:p text:style-name="P93">Í Bitcoin er møguleiki fyri at gera <text:span text:style-name="T309">flytingar, </text:span><text:span text:style-name="T472">ið eru tengdar at ritbúnaðarliga ásettum treytum</text:span>, <text:span text:style-name="T492">t.d.</text:span><text:span text:style-name="T472"> </text:span>har triði partur <text:span text:style-name="T499">fyribils varðveitir peningin, til ávísar treytir eru loknar.</text:span><text:span text:style-name="T409"> <text:s/></text:span><text:span text:style-name="T500">Møgulleiki er tí fyri sáttmálabundnum viðskiftum</text:span><text:span text:style-name="T499">. <text:s/>Hetta ger, at keypari og seljari kunnu handla sínámillum uttan at hava fult álit á hvørjum øðrum, tí peningurin verður ikki endaliga </text:span><text:span text:style-name="T496">rindaður</text:span><text:span text:style-name="T499">, fyrr enn báðir eru nøgdir. <text:s/>Stendst ósemja kann ein óheftur partur hjálpa at avgera hvør skal fáa upphæddina.</text:span></text:p>
      <text:h text:style-name="P94" text:outline-level="3">Almennur lykil <text:span text:style-name="T486">(</text:span><text:span text:style-name="T444">en.</text:span><text:span text:style-name="T486"> Public key)</text:span></text:h>
      <text:p text:style-name="P95"><text:span text:style-name="T501">Ein almennur lykil er a</text:span><text:span text:style-name="T502">nnar</text:span> lykil<text:span text:style-name="T502">in</text:span> í einum lyklapari ú<text:span text:style-name="T502">r</text:span> <text:span text:style-name="T503">asymmetris</text:span><text:span text:style-name="T501">kum</text:span><text:span text:style-name="T503"> dulmálsvísind</text:span><text:span text:style-name="T501">um</text:span><text:span text:style-name="T503">. <text:s/>Í Bitcoin verður almenni lykilin brúktur í ein</text:span><text:span text:style-name="T309">i flyting</text:span><text:span text:style-name="T503"> at eyðmerkja </text:span><text:span text:style-name="T501">ognarskap ella rættindini til at brúka úttakið ið stendst burturúr flytingini. <text:s/>Um borið verður saman við reiðan pening, so er almenni lykilin eitt eyðmerki fyri </text:span><text:span text:style-name="T503">ein ávísan lumma í mappuni hjá móttakaran av </text:span><text:span text:style-name="T501">myntinum</text:span><text:span text:style-name="T503">. <text:s/></text:span><text:span text:style-name="T504">A</text:span><text:span text:style-name="T503">lmenni lykilin </text:span><text:span text:style-name="T504">ver</text:span><text:span text:style-name="T501">ð</text:span><text:span text:style-name="T504">ur </text:span><text:span text:style-name="T502">vanliga </text:span><text:span text:style-name="T503">umgjørdur til ein strong við vanligum tekstkendum stavum, fyri </text:span><text:span text:style-name="T501">greiðleika</text:span><text:span text:style-name="T503"> og </text:span><text:span text:style-name="T505">feilforðan. <text:s/>Tekststrongurin, </text:span><text:span text:style-name="T495">avlei</text:span><text:span text:style-name="T506">ddur </text:span><text:span text:style-name="T495">av almenna lyklinum, </text:span><text:span text:style-name="T505">kann </text:span><text:span text:style-name="T495">eisini </text:span><text:span text:style-name="T505">umg</text:span><text:span text:style-name="T507">erast</text:span><text:span text:style-name="T505"> til eina QR-kotu.</text:span></text:p>
      <text:h text:style-name="P96" text:outline-level="3">Hashcash</text:h>
      <text:p text:style-name="P97"><text:span text:style-name="T501">Hashcash er e</text:span>in skipan, <text:span text:style-name="T495">hvørs endamál er</text:span> vernd móti óynsktum teldu<text:span text:style-name="T501">brøvum</text:span> og <text:span text:style-name="T508">ovbyrjanar</text:span>álopum. <text:s/>Adam Back <text:span text:style-name="T509">legði</text:span><text:span text:style-name="T510"> fram</text:span> skipanina í 1997. <text:s/>Skipanin stempla<text:span text:style-name="T504">r</text:span> hvø<text:span text:style-name="T510">rja ”umbøn”, t.d.</text:span> teldu<text:span text:style-name="T511">bræv</text:span>, við rokniorku, áðrenn <text:span text:style-name="T511">tað</text:span> <text:span text:style-name="T504">verður</text:span> sen<text:span text:style-name="T511">t</text:span>. <text:s/>Av tí at óynskt teldu<text:span text:style-name="T511">brøv</text:span> <text:span text:style-name="T399">vanliga vera send í </text:span><text:span text:style-name="T507">hópatali,</text:span><text:span text:style-name="T399"> vildi </text:span><text:span text:style-name="T512">h</text:span><text:span text:style-name="T399">ashcash gjørt tað fíggjarliga nyttuleyst at sent óynskt teldu</text:span><text:span text:style-name="T511">brøv</text:span><text:span text:style-name="T399"> í </text:span><text:span text:style-name="T509">hópatali</text:span><text:span text:style-name="T399">.</text:span></text:p>
      <text:h text:style-name="P98" text:outline-level="3">SHA-256</text:h>
      <text:p text:style-name="P99">SHA er stytting fyri Secure Hash Algorithm<text:span text:style-name="T510">s</text:span>, ið er ein <text:span text:style-name="T510">bólkur av</text:span> hash-funk<text:span text:style-name="T510">um</text:span>. <text:s/><text:span text:style-name="T513">Talið 256 nágreinar støddina á </text:span><text:span text:style-name="T485">hashinum</text:span><text:span text:style-name="T513"> í bitum. <text:s/>Í </text:span><text:span text:style-name="T514">roynd og veru ber ikki til</text:span> at skapa upprunalig<text:span text:style-name="T485">u dáturnar</text:span> um <text:span text:style-name="T512">tú</text:span> bert hevur hashið, <text:span text:style-name="T514">og </text:span><text:span text:style-name="T515">tað </text:span><text:span text:style-name="T514">ber heldur ikki til</text:span><text:span text:style-name="T515"> at finna </text:span><text:span text:style-name="T513">ymsar </text:span><text:span text:style-name="T485">dátur,</text:span><text:span text:style-name="T513"> </text:span><text:span text:style-name="T515">ið</text:span><text:span text:style-name="T504"> kunnu</text:span><text:span text:style-name="T513"> </text:span><text:span text:style-name="T504">elva til</text:span><text:span text:style-name="T513"> sama hash. <text:s/></text:span><text:span text:style-name="T514">Vís</text:span><text:span text:style-name="T512">i</text:span><text:span text:style-name="T514">r tað seg, at annað av teimum ber til, verður hash-funkan </text:span><text:span text:style-name="T516">lýst ónøktandi; </text:span><text:span text:style-name="T509">serliga </text:span><text:span text:style-name="T516">til dulmálsvísindalig endamál.</text:span></text:p>
      <text:h text:style-name="P100" text:outline-level="3">Einnýtistal (<text:span text:style-name="T497">en. </text:span><text:span text:style-name="T498">N</text:span>once)</text:h>
      <text:p text:style-name="P101">Endamálið við einnýtistali<text:span text:style-name="T515">num í Bitcoin</text:span> er at geva <text:span text:style-name="T517">fleiri</text:span> møguleikar fyri tilvild í<text:span text:style-name="T518"> </text:span><text:span text:style-name="T515">einum </text:span><text:span text:style-name="T518">blokk</text:span><text:span text:style-name="T515">i</text:span>, áðrenn hann verður hashaður. <text:s/><text:span text:style-name="T518">Einnýtistalið í </text:span><text:span text:style-name="T517">einum Bitcoin-</text:span><text:span text:style-name="T519">blokki</text:span><text:span text:style-name="T518"> hevur ongan annan týdning. <text:s/>Einnýtistali</text:span><text:span text:style-name="T504">ð</text:span><text:span text:style-name="T518"> í Bitcoin er 32-bit til støddar og kann harvið tulkast sum eitthvørt tal frá 0 til og við 4.294.967.295. <text:s/></text:span><text:span text:style-name="T494">Blokk-útvinnarar hækka áhaldandi talið, til teir finna eitt hash, ið lýkur </text:span><text:soft-page-break/><text:span text:style-name="T494">torleikastigið, sum so loyvir teimum at framleiða ein </text:span><text:span text:style-name="T509">gildigan</text:span><text:span text:style-name="T494"> blokk.</text:span></text:p>
      <text:h text:style-name="P102" text:outline-level="3">Merkle-træ</text:h>
      <text:p text:style-name="P103">Eitt <text:span text:style-name="T512">Merkle-træ er ein</text:span> dátu<text:span text:style-name="T520">bygnað</text:span><text:span text:style-name="T512">ur</text:span> javnan brúktur í dulmálsvísindum. <text:s/>Eisini kallað Binary Hash-træ. <text:s/>Í <text:span text:style-name="T521">Bitcoin verða Merkle-trø brúkt til at niðurskera stórar nøgdir av upplýsingum, </text:span><text:span text:style-name="T509">t.e. </text:span><text:span text:style-name="T49">flytingum</text:span><text:span text:style-name="T509">,</text:span><text:span text:style-name="T521"> á virknan og tryggan hátt. <text:s/>Harvið er møguligt at </text:span><text:span text:style-name="T496">staðfesta</text:span><text:span text:style-name="T521"> um ei</text:span><text:span text:style-name="T49">n</text:span><text:span text:style-name="T521"> ávís </text:span><text:span text:style-name="T49">flyting</text:span><text:span text:style-name="T521"> er </text:span><text:span text:style-name="T496">váttað</text:span><text:span text:style-name="T521"> uttan at kanna </text:span><text:span text:style-name="T49">allar aðrar flytingar</text:span><text:span text:style-name="T521">.</text:span></text:p>
      <text:h text:style-name="P102" text:outline-level="3">Blokkhøvd</text:h>
      <text:p text:style-name="P103"><text:span text:style-name="T512">Eitt Bitcoin-blokkhøvd er e</text:span><text:span text:style-name="T467">in </text:span><text:span text:style-name="T520">dátubygnaður</text:span> ið inniheldur lyklavirðir <text:span text:style-name="T522">av</text:span> einum Bitcoin-blokki harímillum hashið á undanfarna blokki, Merkle-rót<text:span text:style-name="T523">ina</text:span>, dagfesting og tíð, torleikast<text:span text:style-name="T523">igið</text:span> og einnýtistal<text:span text:style-name="T523">ið</text:span>.</text:p>
      <text:h text:style-name="P104" text:outline-level="3">Random Walk</text:h>
      <text:p text:style-name="P105"><text:span text:style-name="T524">Random Walk er e</text:span><text:span text:style-name="T525">itt h</text:span>agfrøðiligt hugtak, <text:span text:style-name="T525">ið lýs</text:span><text:span text:style-name="T524">i</text:span><text:span text:style-name="T525">r eina gongd, har hvørt nýtt fet – </text:span><text:span text:style-name="T526">ella stig – verður </text:span><text:span text:style-name="T525">avgjørt av tilvild. <text:s/>Í eini slíkari tilgongd kann ein støða versna ella batna alt eftir sannlíkindum, </text:span><text:span text:style-name="T522">ið</text:span><text:span text:style-name="T525"> undanfarin </text:span><text:span text:style-name="T526">stig</text:span><text:span text:style-name="T525"> </text:span><text:span text:style-name="T522">onga ávirkan hava á</text:span><text:span text:style-name="T525">. <text:s/>Random Walk verður brúkt at lýsa óvissar tilgongdir, eitt nú prísvøkstur, n</text:span><text:span text:style-name="T524">a</text:span><text:span text:style-name="T525">túrligar tilgongdir ella kappingina millum tvær ketur í Bitcoin.</text:span></text:p>
      <text:h text:style-name="P96" text:outline-level="3">Gambler’s Ruin-<text:span text:style-name="T502">trupulleiki</text:span></text:h>
      <text:p text:style-name="P105"><text:span text:style-name="T524">Gambler’s Ruin-trupulleiki er e</text:span><text:span text:style-name="T520">itt h</text:span>agfrøðiligt hugtak, <text:span text:style-name="T527">ið lýs</text:span><text:span text:style-name="T524">i</text:span><text:span text:style-name="T527">r trupulleikan, har ein pengaspælari, við avmarkaðari peningamongd </text:span><text:span text:style-name="T325">mest </text:span><text:span text:style-name="T527">sannlíkt endar við ongum pengum, um hann spælir ov leingi móti einum fíggjarliga sterkari mótstøðumanni, t.d. einum kasino. </text:span><text:span text:style-name="T325">Mótstøðumaðurin – ella kasinoið – er fíggjarliga sterkari og megnar tí at tapa oftari enn pengaspælar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entury Schoolbook L" svg:font-family="'Century Schoolbook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o" fo:country="FO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fo" fo:country="FO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.1965in" style:auto-text-indent="false"/>
      <style:text-properties fo:font-size="10.1000003814697pt" officeooo:rsid="000bda2f" style:font-size-asian="10.5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43in" style:type="center"/>
          <style:tab-stop style:position="5.508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791in" fo:margin-bottom="0.0791in" style:contextual-spacing="false"/>
      <style:text-properties fo:font-size="11pt" fo:font-weight="bold" officeooo:rsid="01308439" style:font-size-asian="11pt" style:font-weight-asian="bold" style:font-size-complex="11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[%2%]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[%3%]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[%4%]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[%5%]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[%6%]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[%7%]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[%8%]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[%9%]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[%10%]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1.1811in" fo:margin-bottom="1.0236in" fo:margin-left="1.5in" fo:margin-right="1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x </meta:initial-creator>
    <meta:creation-date>2014-01-29T00:30:31</meta:creation-date>
    <dc:date>2026-04-22T15:35:11.728688122</dc:date>
    <meta:editing-duration>P1DT14H42M41S</meta:editing-duration>
    <meta:editing-cycles>168</meta:editing-cycles>
    <meta:generator>LibreOffice/25.2.3.2$Linux_X86_64 LibreOffice_project/520$Build-2</meta:generator>
    <meta:print-date>2026-04-22T19:09:14.111919989</meta:print-date>
    <meta:printed-by>PDF files</meta:printed-by>
    <meta:document-statistic meta:table-count="0" meta:image-count="0" meta:object-count="0" meta:page-count="12" meta:paragraph-count="124" meta:word-count="4378" meta:character-count="28938" meta:non-whitespace-character-count="24464"/>
  </office:meta>
</office:document-meta>
</file>